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06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mm"/>
    </style:style>
    <style:style style:name="ce27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 style:data-style-name="N106"/>
    <style:style style:name="ce29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 style:data-style-name="N107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Ubuntu" fo:language="none" fo:country="none" fo:font-weight="bold" style:font-name-asian="Ubuntu" style:language-asian="none" style:country-asian="none" style:font-weight-asian="bold" style:font-name-complex="Ubuntu" style:language-complex="none" style:country-complex="none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5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7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8"/>
        <table:table-column table:style-name="co11" table:default-cell-style-name="ce28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w Level Threading Mechanisms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1"/>
          <table:table-cell table:style-name="ce31"/>
          <table:table-cell table:style-name="ce5" office:value-type="string" calcext:value-type="string" table:number-columns-spanned="12" table:number-rows-spanned="1">
            <text:p>FastFlow framework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1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2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2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897" calcext:value-type="float">
            <text:p>1476897</text:p>
          </table:table-cell>
          <table:table-cell table:style-name="ce3" office:value-type="float" office:value="12857" calcext:value-type="float">
            <text:p>128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007094" calcext:value-type="float">
            <text:p>62007094</text:p>
          </table:table-cell>
          <table:table-cell table:style-name="ce13" table:formula="of:=([.F4]+[.B4])/1000" office:value-type="float" office:value="63483.991" calcext:value-type="float">
            <text:p>63484</text:p>
          </table:table-cell>
          <table:table-cell table:style-name="ce13" table:number-columns-repeated="2"/>
          <table:table-cell table:style-name="ce22" table:number-columns-repeated="2"/>
          <table:table-cell table:style-name="ce33"/>
          <table:table-cell table:style-name="ce3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947" calcext:value-type="float">
            <text:p>1113947</text:p>
          </table:table-cell>
          <table:table-cell table:style-name="ce3" office:value-type="float" office:value="15902" calcext:value-type="float">
            <text:p>159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601927" calcext:value-type="float">
            <text:p>61601927</text:p>
          </table:table-cell>
          <table:table-cell table:style-name="ce13" table:formula="of:=([.S4]+[.O4])/1000" office:value-type="float" office:value="62715.874" calcext:value-type="float">
            <text:p>62716</text:p>
          </table:table-cell>
          <table:table-cell table:style-name="ce13" table:number-columns-repeated="2"/>
          <table:table-cell table:style-name="ce22" table:number-columns-repeated="2"/>
          <table:table-cell table:style-name="ce3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57648" calcext:value-type="float">
            <text:p>1057648</text:p>
          </table:table-cell>
          <table:table-cell table:style-name="ce3" office:value-type="float" office:value="16733" calcext:value-type="float">
            <text:p>167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409389" calcext:value-type="float">
            <text:p>61409389</text:p>
          </table:table-cell>
          <table:table-cell table:style-name="ce13" table:formula="of:=([.F5]+[.B5])/1000" office:value-type="float" office:value="62467.037" calcext:value-type="float">
            <text:p>62467</text:p>
          </table:table-cell>
          <table:table-cell table:style-name="ce13" table:formula="of:=([.D5]+[.E5])/1000" office:value-type="float" office:value="0.072" calcext:value-type="float">
            <text:p>0</text:p>
          </table:table-cell>
          <table:table-cell table:style-name="ce13" table:formula="of:=[.$G$4]/[.$A5]" office:value-type="float" office:value="63483.991" calcext:value-type="float">
            <text:p>63484</text:p>
          </table:table-cell>
          <table:table-cell table:style-name="ce23" table:formula="of:=[.$G$4]/[.G5]" office:value-type="float" office:value="1.01627985012319" calcext:value-type="float">
            <text:p>1,02</text:p>
          </table:table-cell>
          <table:table-cell table:style-name="ce23" table:formula="of:=[.$G$5]/[.G5]" office:value-type="float" office:value="1" calcext:value-type="float">
            <text:p>1,00</text:p>
          </table:table-cell>
          <table:table-cell table:style-name="ce34" table:formula="of:=[.I5]/[.G5]" office:value-type="float" office:value="1.01627985012319" calcext:value-type="float">
            <text:p>1,02</text:p>
          </table:table-cell>
          <table:table-cell table:style-name="ce39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6623" calcext:value-type="float">
            <text:p>1106623</text:p>
          </table:table-cell>
          <table:table-cell table:style-name="ce3" office:value-type="float" office:value="17320" calcext:value-type="float">
            <text:p>17320</text:p>
          </table:table-cell>
          <table:table-cell table:style-name="ce3" office:value-type="float" office:value="5151" calcext:value-type="float">
            <text:p>51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90612" calcext:value-type="float">
            <text:p>61590612</text:p>
          </table:table-cell>
          <table:table-cell table:style-name="ce13" table:formula="of:=([.S5]+[.O5])/1000" office:value-type="float" office:value="62697.235" calcext:value-type="float">
            <text:p>62697</text:p>
          </table:table-cell>
          <table:table-cell table:style-name="ce13" table:formula="of:=([.Q5]+[.R5])/1000" office:value-type="float" office:value="5.16" calcext:value-type="float">
            <text:p>5</text:p>
          </table:table-cell>
          <table:table-cell table:style-name="ce13" table:formula="of:=[.$T$4]/[.$N5]" office:value-type="float" office:value="62715.874" calcext:value-type="float">
            <text:p>62716</text:p>
          </table:table-cell>
          <table:table-cell table:style-name="ce23" table:formula="of:=[.$T$4]/[.T5]" office:value-type="float" office:value="1.00029728583725" calcext:value-type="float">
            <text:p>1,00</text:p>
          </table:table-cell>
          <table:table-cell table:style-name="ce23" table:formula="of:=[.$T$5]/[.T5]" office:value-type="float" office:value="1" calcext:value-type="float">
            <text:p>1,00</text:p>
          </table:table-cell>
          <table:table-cell table:style-name="ce34" table:formula="of:=[.V5]/[.T5]" office:value-type="float" office:value="1.00029728583725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203531" calcext:value-type="float">
            <text:p>1203531</text:p>
          </table:table-cell>
          <table:table-cell table:style-name="ce3" office:value-type="float" office:value="14848" calcext:value-type="float">
            <text:p>1484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8211" calcext:value-type="float">
            <text:p>228211</text:p>
          </table:table-cell>
          <table:table-cell table:style-name="ce3" office:value-type="float" office:value="31096984" calcext:value-type="float">
            <text:p>31096984</text:p>
          </table:table-cell>
          <table:table-cell table:style-name="ce13" table:formula="of:=([.F6]+[.B6])/1000" office:value-type="float" office:value="32300.515" calcext:value-type="float">
            <text:p>32301</text:p>
          </table:table-cell>
          <table:table-cell table:style-name="ce13" table:formula="of:=([.D6]+[.E6])/1000" office:value-type="float" office:value="228.295" calcext:value-type="float">
            <text:p>228</text:p>
          </table:table-cell>
          <table:table-cell table:style-name="ce13" table:formula="of:=[.$G$4]/[.$A6]" office:value-type="float" office:value="31741.9955" calcext:value-type="float">
            <text:p>31742</text:p>
          </table:table-cell>
          <table:table-cell table:style-name="ce23" table:formula="of:=[.$G$4]/[.G6]" office:value-type="float" office:value="1.96541730062199" calcext:value-type="float">
            <text:p>1,97</text:p>
          </table:table-cell>
          <table:table-cell table:style-name="ce23" table:formula="of:=[.$G$5]/[.G6]" office:value-type="float" office:value="1.93393315865088" calcext:value-type="float">
            <text:p>1,93</text:p>
          </table:table-cell>
          <table:table-cell table:style-name="ce34" table:formula="of:=[.I6]/[.G6]" office:value-type="float" office:value="0.982708650310994" calcext:value-type="float">
            <text:p>0,98</text:p>
          </table:table-cell>
          <table:table-cell table:style-name="ce39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97555" calcext:value-type="float">
            <text:p>1297555</text:p>
          </table:table-cell>
          <table:table-cell table:style-name="ce3" office:value-type="float" office:value="17067" calcext:value-type="float">
            <text:p>17067</text:p>
          </table:table-cell>
          <table:table-cell table:style-name="ce3" office:value-type="float" office:value="5416" calcext:value-type="float">
            <text:p>5416</text:p>
          </table:table-cell>
          <table:table-cell table:style-name="ce3" office:value-type="float" office:value="309505" calcext:value-type="float">
            <text:p>309505</text:p>
          </table:table-cell>
          <table:table-cell table:style-name="ce3" office:value-type="float" office:value="31176667" calcext:value-type="float">
            <text:p>31176667</text:p>
          </table:table-cell>
          <table:table-cell table:style-name="ce13" table:formula="of:=([.S6]+[.O6])/1000" office:value-type="float" office:value="32474.222" calcext:value-type="float">
            <text:p>32474</text:p>
          </table:table-cell>
          <table:table-cell table:style-name="ce13" table:formula="of:=([.Q6]+[.R6])/1000" office:value-type="float" office:value="314.921" calcext:value-type="float">
            <text:p>315</text:p>
          </table:table-cell>
          <table:table-cell table:style-name="ce13" table:formula="of:=[.$T$4]/[.$N6]" office:value-type="float" office:value="31357.937" calcext:value-type="float">
            <text:p>31358</text:p>
          </table:table-cell>
          <table:table-cell table:style-name="ce23" table:formula="of:=[.$T$4]/[.T6]" office:value-type="float" office:value="1.93125100887713" calcext:value-type="float">
            <text:p>1,93</text:p>
          </table:table-cell>
          <table:table-cell table:style-name="ce23" table:formula="of:=[.$T$5]/[.T6]" office:value-type="float" office:value="1.93067704593508" calcext:value-type="float">
            <text:p>1,93</text:p>
          </table:table-cell>
          <table:table-cell table:style-name="ce34" table:formula="of:=[.V6]/[.T6]" office:value-type="float" office:value="0.965625504438567" calcext:value-type="float">
            <text:p>0,9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16838" calcext:value-type="float">
            <text:p>1216838</text:p>
          </table:table-cell>
          <table:table-cell table:style-name="ce3" office:value-type="float" office:value="16535" calcext:value-type="float">
            <text:p>1653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21821" calcext:value-type="float">
            <text:p>421821</text:p>
          </table:table-cell>
          <table:table-cell table:style-name="ce3" office:value-type="float" office:value="20975486" calcext:value-type="float">
            <text:p>20975486</text:p>
          </table:table-cell>
          <table:table-cell table:style-name="ce13" table:formula="of:=([.F7]+[.B7])/1000" office:value-type="float" office:value="22192.324" calcext:value-type="float">
            <text:p>22192</text:p>
          </table:table-cell>
          <table:table-cell table:style-name="ce13" table:formula="of:=([.D7]+[.E7])/1000" office:value-type="float" office:value="421.919" calcext:value-type="float">
            <text:p>422</text:p>
          </table:table-cell>
          <table:table-cell table:style-name="ce13" table:formula="of:=[.$G$4]/[.$A7]" office:value-type="float" office:value="21161.3303333333" calcext:value-type="float">
            <text:p>21161</text:p>
          </table:table-cell>
          <table:table-cell table:style-name="ce23" table:formula="of:=[.$G$4]/[.G7]" office:value-type="float" office:value="2.86062834158333" calcext:value-type="float">
            <text:p>2,86</text:p>
          </table:table-cell>
          <table:table-cell table:style-name="ce23" table:formula="of:=[.$G$5]/[.G7]" office:value-type="float" office:value="2.81480375827245" calcext:value-type="float">
            <text:p>2,81</text:p>
          </table:table-cell>
          <table:table-cell table:style-name="ce34" table:formula="of:=[.I7]/[.G7]" office:value-type="float" office:value="0.953542780527778" calcext:value-type="float">
            <text:p>0,95</text:p>
          </table:table-cell>
          <table:table-cell table:style-name="ce39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17444" calcext:value-type="float">
            <text:p>1117444</text:p>
          </table:table-cell>
          <table:table-cell table:style-name="ce3" office:value-type="float" office:value="15856" calcext:value-type="float">
            <text:p>15856</text:p>
          </table:table-cell>
          <table:table-cell table:style-name="ce3" office:value-type="float" office:value="5456" calcext:value-type="float">
            <text:p>5456</text:p>
          </table:table-cell>
          <table:table-cell table:style-name="ce3" office:value-type="float" office:value="463842" calcext:value-type="float">
            <text:p>463842</text:p>
          </table:table-cell>
          <table:table-cell table:style-name="ce3" office:value-type="float" office:value="20940458" calcext:value-type="float">
            <text:p>20940458</text:p>
          </table:table-cell>
          <table:table-cell table:style-name="ce13" table:formula="of:=([.S7]+[.O7])/1000" office:value-type="float" office:value="22057.902" calcext:value-type="float">
            <text:p>22058</text:p>
          </table:table-cell>
          <table:table-cell table:style-name="ce13" table:formula="of:=([.Q7]+[.R7])/1000" office:value-type="float" office:value="469.298" calcext:value-type="float">
            <text:p>469</text:p>
          </table:table-cell>
          <table:table-cell table:style-name="ce13" table:formula="of:=[.$T$4]/[.$N7]" office:value-type="float" office:value="20905.2913333333" calcext:value-type="float">
            <text:p>20905</text:p>
          </table:table-cell>
          <table:table-cell table:style-name="ce23" table:formula="of:=[.$T$4]/[.T7]" office:value-type="float" office:value="2.84323840046075" calcext:value-type="float">
            <text:p>2,84</text:p>
          </table:table-cell>
          <table:table-cell table:style-name="ce23" table:formula="of:=[.$T$5]/[.T7]" office:value-type="float" office:value="2.84239339715989" calcext:value-type="float">
            <text:p>2,84</text:p>
          </table:table-cell>
          <table:table-cell table:style-name="ce34" table:formula="of:=[.V7]/[.T7]" office:value-type="float" office:value="0.947746133486917" calcext:value-type="float">
            <text:p>0,9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93082" calcext:value-type="float">
            <text:p>1093082</text:p>
          </table:table-cell>
          <table:table-cell table:style-name="ce3" office:value-type="float" office:value="15477" calcext:value-type="float">
            <text:p>1547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46600" calcext:value-type="float">
            <text:p>546600</text:p>
          </table:table-cell>
          <table:table-cell table:style-name="ce3" office:value-type="float" office:value="15917831" calcext:value-type="float">
            <text:p>15917831</text:p>
          </table:table-cell>
          <table:table-cell table:style-name="ce13" table:formula="of:=([.F8]+[.B8])/1000" office:value-type="float" office:value="17010.913" calcext:value-type="float">
            <text:p>17011</text:p>
          </table:table-cell>
          <table:table-cell table:style-name="ce13" table:formula="of:=([.D8]+[.E8])/1000" office:value-type="float" office:value="546.721" calcext:value-type="float">
            <text:p>547</text:p>
          </table:table-cell>
          <table:table-cell table:style-name="ce13" table:formula="of:=[.$G$4]/[.$A8]" office:value-type="float" office:value="15870.99775" calcext:value-type="float">
            <text:p>15871</text:p>
          </table:table-cell>
          <table:table-cell table:style-name="ce23" table:formula="of:=[.$G$4]/[.G8]" office:value-type="float" office:value="3.73195671508049" calcext:value-type="float">
            <text:p>3,73</text:p>
          </table:table-cell>
          <table:table-cell table:style-name="ce23" table:formula="of:=[.$G$5]/[.G8]" office:value-type="float" office:value="3.67217426836525" calcext:value-type="float">
            <text:p>3,67</text:p>
          </table:table-cell>
          <table:table-cell table:style-name="ce34" table:formula="of:=[.I8]/[.G8]" office:value-type="float" office:value="0.932989178770122" calcext:value-type="float">
            <text:p>0,93</text:p>
          </table:table-cell>
          <table:table-cell table:style-name="ce39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58810" calcext:value-type="float">
            <text:p>1058810</text:p>
          </table:table-cell>
          <table:table-cell table:style-name="ce3" office:value-type="float" office:value="14723" calcext:value-type="float">
            <text:p>14723</text:p>
          </table:table-cell>
          <table:table-cell table:style-name="ce3" office:value-type="float" office:value="5662" calcext:value-type="float">
            <text:p>5662</text:p>
          </table:table-cell>
          <table:table-cell table:style-name="ce3" office:value-type="float" office:value="938971" calcext:value-type="float">
            <text:p>938971</text:p>
          </table:table-cell>
          <table:table-cell table:style-name="ce3" office:value-type="float" office:value="16400594" calcext:value-type="float">
            <text:p>16400594</text:p>
          </table:table-cell>
          <table:table-cell table:style-name="ce13" table:formula="of:=([.S8]+[.O8])/1000" office:value-type="float" office:value="17459.404" calcext:value-type="float">
            <text:p>17459</text:p>
          </table:table-cell>
          <table:table-cell table:style-name="ce13" table:formula="of:=([.Q8]+[.R8])/1000" office:value-type="float" office:value="944.633" calcext:value-type="float">
            <text:p>945</text:p>
          </table:table-cell>
          <table:table-cell table:style-name="ce13" table:formula="of:=[.$T$4]/[.$N8]" office:value-type="float" office:value="15678.9685" calcext:value-type="float">
            <text:p>15679</text:p>
          </table:table-cell>
          <table:table-cell table:style-name="ce23" table:formula="of:=[.$T$4]/[.T8]" office:value-type="float" office:value="3.5920970727294" calcext:value-type="float">
            <text:p>3,59</text:p>
          </table:table-cell>
          <table:table-cell table:style-name="ce23" table:formula="of:=[.$T$5]/[.T8]" office:value-type="float" office:value="3.59102951051479" calcext:value-type="float">
            <text:p>3,59</text:p>
          </table:table-cell>
          <table:table-cell table:style-name="ce34" table:formula="of:=[.V8]/[.T8]" office:value-type="float" office:value="0.898024268182351" calcext:value-type="float">
            <text:p>0,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111714" calcext:value-type="float">
            <text:p>1111714</text:p>
          </table:table-cell>
          <table:table-cell table:style-name="ce3" office:value-type="float" office:value="16331" calcext:value-type="float">
            <text:p>163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62570" calcext:value-type="float">
            <text:p>962570</text:p>
          </table:table-cell>
          <table:table-cell table:style-name="ce3" office:value-type="float" office:value="13459715" calcext:value-type="float">
            <text:p>13459715</text:p>
          </table:table-cell>
          <table:table-cell table:style-name="ce13" table:formula="of:=([.F9]+[.B9])/1000" office:value-type="float" office:value="14571.429" calcext:value-type="float">
            <text:p>14571</text:p>
          </table:table-cell>
          <table:table-cell table:style-name="ce13" table:formula="of:=([.D9]+[.E9])/1000" office:value-type="float" office:value="962.974" calcext:value-type="float">
            <text:p>963</text:p>
          </table:table-cell>
          <table:table-cell table:style-name="ce13" table:formula="of:=[.$G$4]/[.$A9]" office:value-type="float" office:value="12696.7982" calcext:value-type="float">
            <text:p>12697</text:p>
          </table:table-cell>
          <table:table-cell table:style-name="ce23" table:formula="of:=[.$G$4]/[.G9]" office:value-type="float" office:value="4.35674435225262" calcext:value-type="float">
            <text:p>4,36</text:p>
          </table:table-cell>
          <table:table-cell table:style-name="ce23" table:formula="of:=[.$G$5]/[.G9]" office:value-type="float" office:value="4.28695339352098" calcext:value-type="float">
            <text:p>4,29</text:p>
          </table:table-cell>
          <table:table-cell table:style-name="ce34" table:formula="of:=[.I9]/[.G9]" office:value-type="float" office:value="0.871348870450523" calcext:value-type="float">
            <text:p>0,87</text:p>
          </table:table-cell>
          <table:table-cell table:style-name="ce39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58100" calcext:value-type="float">
            <text:p>1058100</text:p>
          </table:table-cell>
          <table:table-cell table:style-name="ce3" office:value-type="float" office:value="16020" calcext:value-type="float">
            <text:p>16020</text:p>
          </table:table-cell>
          <table:table-cell table:style-name="ce3" office:value-type="float" office:value="5830" calcext:value-type="float">
            <text:p>5830</text:p>
          </table:table-cell>
          <table:table-cell table:style-name="ce3" office:value-type="float" office:value="483909" calcext:value-type="float">
            <text:p>483909</text:p>
          </table:table-cell>
          <table:table-cell table:style-name="ce3" office:value-type="float" office:value="13222339" calcext:value-type="float">
            <text:p>13222339</text:p>
          </table:table-cell>
          <table:table-cell table:style-name="ce13" table:formula="of:=([.S9]+[.O9])/1000" office:value-type="float" office:value="14280.439" calcext:value-type="float">
            <text:p>14280</text:p>
          </table:table-cell>
          <table:table-cell table:style-name="ce13" table:formula="of:=([.Q9]+[.R9])/1000" office:value-type="float" office:value="489.739" calcext:value-type="float">
            <text:p>490</text:p>
          </table:table-cell>
          <table:table-cell table:style-name="ce13" table:formula="of:=[.$T$4]/[.$N9]" office:value-type="float" office:value="12543.1748" calcext:value-type="float">
            <text:p>12543</text:p>
          </table:table-cell>
          <table:table-cell table:style-name="ce23" table:formula="of:=[.$T$4]/[.T9]" office:value-type="float" office:value="4.3917329152136" calcext:value-type="float">
            <text:p>4,39</text:p>
          </table:table-cell>
          <table:table-cell table:style-name="ce23" table:formula="of:=[.$T$5]/[.T9]" office:value-type="float" office:value="4.39042770323797" calcext:value-type="float">
            <text:p>4,39</text:p>
          </table:table-cell>
          <table:table-cell table:style-name="ce34" table:formula="of:=[.V9]/[.T9]" office:value-type="float" office:value="0.87834658304272" calcext:value-type="float">
            <text:p>0,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102174" calcext:value-type="float">
            <text:p>1102174</text:p>
          </table:table-cell>
          <table:table-cell table:style-name="ce3" office:value-type="float" office:value="17200" calcext:value-type="float">
            <text:p>17200</text:p>
          </table:table-cell>
          <table:table-cell table:style-name="ce3" office:value-type="float" office:value="1405" calcext:value-type="float">
            <text:p>1405</text:p>
          </table:table-cell>
          <table:table-cell table:style-name="ce3" office:value-type="float" office:value="1524629" calcext:value-type="float">
            <text:p>1524629</text:p>
          </table:table-cell>
          <table:table-cell table:style-name="ce3" office:value-type="float" office:value="12007074" calcext:value-type="float">
            <text:p>12007074</text:p>
          </table:table-cell>
          <table:table-cell table:style-name="ce13" table:formula="of:=([.F10]+[.B10])/1000" office:value-type="float" office:value="13109.248" calcext:value-type="float">
            <text:p>13109</text:p>
          </table:table-cell>
          <table:table-cell table:style-name="ce13" table:formula="of:=([.D10]+[.E10])/1000" office:value-type="float" office:value="1526.034" calcext:value-type="float">
            <text:p>1526</text:p>
          </table:table-cell>
          <table:table-cell table:style-name="ce13" table:formula="of:=[.$G$4]/[.$A10]" office:value-type="float" office:value="10580.6651666667" calcext:value-type="float">
            <text:p>10581</text:p>
          </table:table-cell>
          <table:table-cell table:style-name="ce23" table:formula="of:=[.$G$4]/[.G10]" office:value-type="float" office:value="4.84268746765642" calcext:value-type="float">
            <text:p>4,84</text:p>
          </table:table-cell>
          <table:table-cell table:style-name="ce23" table:formula="of:=[.$G$5]/[.G10]" office:value-type="float" office:value="4.76511215593755" calcext:value-type="float">
            <text:p>4,77</text:p>
          </table:table-cell>
          <table:table-cell table:style-name="ce34" table:formula="of:=[.I10]/[.G10]" office:value-type="float" office:value="0.807114577942737" calcext:value-type="float">
            <text:p>0,81</text:p>
          </table:table-cell>
          <table:table-cell table:style-name="ce39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57092" calcext:value-type="float">
            <text:p>1057092</text:p>
          </table:table-cell>
          <table:table-cell table:style-name="ce3" office:value-type="float" office:value="14919" calcext:value-type="float">
            <text:p>14919</text:p>
          </table:table-cell>
          <table:table-cell table:style-name="ce3" office:value-type="float" office:value="5616" calcext:value-type="float">
            <text:p>5616</text:p>
          </table:table-cell>
          <table:table-cell table:style-name="ce3" office:value-type="float" office:value="1192611" calcext:value-type="float">
            <text:p>1192611</text:p>
          </table:table-cell>
          <table:table-cell table:style-name="ce3" office:value-type="float" office:value="11889502" calcext:value-type="float">
            <text:p>11889502</text:p>
          </table:table-cell>
          <table:table-cell table:style-name="ce13" table:formula="of:=([.S10]+[.O10])/1000" office:value-type="float" office:value="12946.594" calcext:value-type="float">
            <text:p>12947</text:p>
          </table:table-cell>
          <table:table-cell table:style-name="ce13" table:formula="of:=([.Q10]+[.R10])/1000" office:value-type="float" office:value="1198.227" calcext:value-type="float">
            <text:p>1198</text:p>
          </table:table-cell>
          <table:table-cell table:style-name="ce13" table:formula="of:=[.$T$4]/[.$N10]" office:value-type="float" office:value="10452.6456666667" calcext:value-type="float">
            <text:p>10453</text:p>
          </table:table-cell>
          <table:table-cell table:style-name="ce23" table:formula="of:=[.$T$4]/[.T10]" office:value-type="float" office:value="4.84419871357671" calcext:value-type="float">
            <text:p>4,84</text:p>
          </table:table-cell>
          <table:table-cell table:style-name="ce23" table:formula="of:=[.$T$5]/[.T10]" office:value-type="float" office:value="4.84275902990393" calcext:value-type="float">
            <text:p>4,84</text:p>
          </table:table-cell>
          <table:table-cell table:style-name="ce34" table:formula="of:=[.V10]/[.T10]" office:value-type="float" office:value="0.807366452262786" calcext:value-type="float">
            <text:p>0,8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170934" calcext:value-type="float">
            <text:p>1170934</text:p>
          </table:table-cell>
          <table:table-cell table:style-name="ce3" office:value-type="float" office:value="17167" calcext:value-type="float">
            <text:p>17167</text:p>
          </table:table-cell>
          <table:table-cell table:style-name="ce3" office:value-type="float" office:value="1463" calcext:value-type="float">
            <text:p>1463</text:p>
          </table:table-cell>
          <table:table-cell table:style-name="ce3" office:value-type="float" office:value="1447823" calcext:value-type="float">
            <text:p>1447823</text:p>
          </table:table-cell>
          <table:table-cell table:style-name="ce3" office:value-type="float" office:value="10257511" calcext:value-type="float">
            <text:p>10257511</text:p>
          </table:table-cell>
          <table:table-cell table:style-name="ce13" table:formula="of:=([.F11]+[.B11])/1000" office:value-type="float" office:value="11428.445" calcext:value-type="float">
            <text:p>11428</text:p>
          </table:table-cell>
          <table:table-cell table:style-name="ce13" table:formula="of:=([.D11]+[.E11])/1000" office:value-type="float" office:value="1449.286" calcext:value-type="float">
            <text:p>1449</text:p>
          </table:table-cell>
          <table:table-cell table:style-name="ce13" table:formula="of:=[.$G$4]/[.$A11]" office:value-type="float" office:value="9069.14157142857" calcext:value-type="float">
            <text:p>9069</text:p>
          </table:table-cell>
          <table:table-cell table:style-name="ce23" table:formula="of:=[.$G$4]/[.G11]" office:value-type="float" office:value="5.55491066369922" calcext:value-type="float">
            <text:p>5,55</text:p>
          </table:table-cell>
          <table:table-cell table:style-name="ce23" table:formula="of:=[.$G$5]/[.G11]" office:value-type="float" office:value="5.46592620430864" calcext:value-type="float">
            <text:p>5,47</text:p>
          </table:table-cell>
          <table:table-cell table:style-name="ce34" table:formula="of:=[.I11]/[.G11]" office:value-type="float" office:value="0.793558666242745" calcext:value-type="float">
            <text:p>0,79</text:p>
          </table:table-cell>
          <table:table-cell table:style-name="ce39"/>
          <table:table-cell table:style-name="ce3" office:value-type="float" office:value="7" calcext:value-type="float">
            <text:p>7</text:p>
          </table:table-cell>
          <table:table-cell table:style-name="ce3" office:value-type="float" office:value="1057510" calcext:value-type="float">
            <text:p>1057510</text:p>
          </table:table-cell>
          <table:table-cell table:style-name="ce3" office:value-type="float" office:value="16367" calcext:value-type="float">
            <text:p>16367</text:p>
          </table:table-cell>
          <table:table-cell table:style-name="ce3" office:value-type="float" office:value="6126" calcext:value-type="float">
            <text:p>6126</text:p>
          </table:table-cell>
          <table:table-cell table:style-name="ce3" office:value-type="float" office:value="446347" calcext:value-type="float">
            <text:p>446347</text:p>
          </table:table-cell>
          <table:table-cell table:style-name="ce3" office:value-type="float" office:value="10250570" calcext:value-type="float">
            <text:p>10250570</text:p>
          </table:table-cell>
          <table:table-cell table:style-name="ce13" table:formula="of:=([.S11]+[.O11])/1000" office:value-type="float" office:value="11308.08" calcext:value-type="float">
            <text:p>11308</text:p>
          </table:table-cell>
          <table:table-cell table:style-name="ce13" table:formula="of:=([.Q11]+[.R11])/1000" office:value-type="float" office:value="452.473" calcext:value-type="float">
            <text:p>452</text:p>
          </table:table-cell>
          <table:table-cell table:style-name="ce13" table:formula="of:=[.$T$4]/[.$N11]" office:value-type="float" office:value="8959.41057142857" calcext:value-type="float">
            <text:p>8959</text:p>
          </table:table-cell>
          <table:table-cell table:style-name="ce23" table:formula="of:=[.$T$4]/[.T11]" office:value-type="float" office:value="5.54611162991419" calcext:value-type="float">
            <text:p>5,55</text:p>
          </table:table-cell>
          <table:table-cell table:style-name="ce23" table:formula="of:=[.$T$5]/[.T11]" office:value-type="float" office:value="5.54446333948822" calcext:value-type="float">
            <text:p>5,54</text:p>
          </table:table-cell>
          <table:table-cell table:style-name="ce34" table:formula="of:=[.V11]/[.T11]" office:value-type="float" office:value="0.792301661416312" calcext:value-type="float">
            <text:p>0,7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245406" calcext:value-type="float">
            <text:p>1245406</text:p>
          </table:table-cell>
          <table:table-cell table:style-name="ce3" office:value-type="float" office:value="17085" calcext:value-type="float">
            <text:p>17085</text:p>
          </table:table-cell>
          <table:table-cell table:style-name="ce3" office:value-type="float" office:value="2741" calcext:value-type="float">
            <text:p>2741</text:p>
          </table:table-cell>
          <table:table-cell table:style-name="ce3" office:value-type="float" office:value="894332" calcext:value-type="float">
            <text:p>894332</text:p>
          </table:table-cell>
          <table:table-cell table:style-name="ce3" office:value-type="float" office:value="9024011" calcext:value-type="float">
            <text:p>9024011</text:p>
          </table:table-cell>
          <table:table-cell table:style-name="ce13" table:formula="of:=([.F12]+[.B12])/1000" office:value-type="float" office:value="10269.417" calcext:value-type="float">
            <text:p>10269</text:p>
          </table:table-cell>
          <table:table-cell table:style-name="ce13" table:formula="of:=([.D12]+[.E12])/1000" office:value-type="float" office:value="897.073" calcext:value-type="float">
            <text:p>897</text:p>
          </table:table-cell>
          <table:table-cell table:style-name="ce13" table:formula="of:=[.$G$4]/[.$A12]" office:value-type="float" office:value="7935.498875" calcext:value-type="float">
            <text:p>7935</text:p>
          </table:table-cell>
          <table:table-cell table:style-name="ce23" table:formula="of:=[.$G$4]/[.G12]" office:value-type="float" office:value="6.18184956361203" calcext:value-type="float">
            <text:p>6,18</text:p>
          </table:table-cell>
          <table:table-cell table:style-name="ce23" table:formula="of:=[.$G$5]/[.G12]" office:value-type="float" office:value="6.08282213099341" calcext:value-type="float">
            <text:p>6,08</text:p>
          </table:table-cell>
          <table:table-cell table:style-name="ce34" table:formula="of:=[.I12]/[.G12]" office:value-type="float" office:value="0.772731195451504" calcext:value-type="float">
            <text:p>0,77</text:p>
          </table:table-cell>
          <table:table-cell table:style-name="ce39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57510" calcext:value-type="float">
            <text:p>1057510</text:p>
          </table:table-cell>
          <table:table-cell table:style-name="ce3" office:value-type="float" office:value="14466" calcext:value-type="float">
            <text:p>14466</text:p>
          </table:table-cell>
          <table:table-cell table:style-name="ce3" office:value-type="float" office:value="6228" calcext:value-type="float">
            <text:p>6228</text:p>
          </table:table-cell>
          <table:table-cell table:style-name="ce3" office:value-type="float" office:value="397192" calcext:value-type="float">
            <text:p>397192</text:p>
          </table:table-cell>
          <table:table-cell table:style-name="ce3" office:value-type="float" office:value="8987614" calcext:value-type="float">
            <text:p>8987614</text:p>
          </table:table-cell>
          <table:table-cell table:style-name="ce13" table:formula="of:=([.S12]+[.O12])/1000" office:value-type="float" office:value="10045.124" calcext:value-type="float">
            <text:p>10045</text:p>
          </table:table-cell>
          <table:table-cell table:style-name="ce13" table:formula="of:=([.Q12]+[.R12])/1000" office:value-type="float" office:value="403.42" calcext:value-type="float">
            <text:p>403</text:p>
          </table:table-cell>
          <table:table-cell table:style-name="ce13" table:formula="of:=[.$T$4]/[.$N12]" office:value-type="float" office:value="7839.48425" calcext:value-type="float">
            <text:p>7839</text:p>
          </table:table-cell>
          <table:table-cell table:style-name="ce23" table:formula="of:=[.$T$4]/[.T12]" office:value-type="float" office:value="6.24341461588727" calcext:value-type="float">
            <text:p>6,24</text:p>
          </table:table-cell>
          <table:table-cell table:style-name="ce23" table:formula="of:=[.$T$5]/[.T12]" office:value-type="float" office:value="6.24155908876784" calcext:value-type="float">
            <text:p>6,24</text:p>
          </table:table-cell>
          <table:table-cell table:style-name="ce34" table:formula="of:=[.V12]/[.T12]" office:value-type="float" office:value="0.780426826985909" calcext:value-type="float">
            <text:p>0,7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317462" calcext:value-type="float">
            <text:p>1317462</text:p>
          </table:table-cell>
          <table:table-cell table:style-name="ce3" office:value-type="float" office:value="17310" calcext:value-type="float">
            <text:p>17310</text:p>
          </table:table-cell>
          <table:table-cell table:style-name="ce3" office:value-type="float" office:value="2564" calcext:value-type="float">
            <text:p>2564</text:p>
          </table:table-cell>
          <table:table-cell table:style-name="ce3" office:value-type="float" office:value="903014" calcext:value-type="float">
            <text:p>903014</text:p>
          </table:table-cell>
          <table:table-cell table:style-name="ce3" office:value-type="float" office:value="8086860" calcext:value-type="float">
            <text:p>8086860</text:p>
          </table:table-cell>
          <table:table-cell table:style-name="ce13" table:formula="of:=([.F13]+[.B13])/1000" office:value-type="float" office:value="9404.322" calcext:value-type="float">
            <text:p>9404</text:p>
          </table:table-cell>
          <table:table-cell table:style-name="ce13" table:formula="of:=([.D13]+[.E13])/1000" office:value-type="float" office:value="905.578" calcext:value-type="float">
            <text:p>906</text:p>
          </table:table-cell>
          <table:table-cell table:style-name="ce13" table:formula="of:=[.$G$4]/[.$A13]" office:value-type="float" office:value="7053.77677777778" calcext:value-type="float">
            <text:p>7054</text:p>
          </table:table-cell>
          <table:table-cell table:style-name="ce23" table:formula="of:=[.$G$4]/[.G13]" office:value-type="float" office:value="6.75051226446734" calcext:value-type="float">
            <text:p>6,75</text:p>
          </table:table-cell>
          <table:table-cell table:style-name="ce23" table:formula="of:=[.$G$5]/[.G13]" office:value-type="float" office:value="6.64237538867767" calcext:value-type="float">
            <text:p>6,64</text:p>
          </table:table-cell>
          <table:table-cell table:style-name="ce34" table:formula="of:=[.I13]/[.G13]" office:value-type="float" office:value="0.750056918274149" calcext:value-type="float">
            <text:p>0,75</text:p>
          </table:table-cell>
          <table:table-cell table:style-name="ce39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58004" calcext:value-type="float">
            <text:p>1058004</text:p>
          </table:table-cell>
          <table:table-cell table:style-name="ce3" office:value-type="float" office:value="16381" calcext:value-type="float">
            <text:p>16381</text:p>
          </table:table-cell>
          <table:table-cell table:style-name="ce3" office:value-type="float" office:value="6409" calcext:value-type="float">
            <text:p>6409</text:p>
          </table:table-cell>
          <table:table-cell table:style-name="ce3" office:value-type="float" office:value="312190" calcext:value-type="float">
            <text:p>312190</text:p>
          </table:table-cell>
          <table:table-cell table:style-name="ce3" office:value-type="float" office:value="7944047" calcext:value-type="float">
            <text:p>7944047</text:p>
          </table:table-cell>
          <table:table-cell table:style-name="ce13" table:formula="of:=([.S13]+[.O13])/1000" office:value-type="float" office:value="9002.051" calcext:value-type="float">
            <text:p>9002</text:p>
          </table:table-cell>
          <table:table-cell table:style-name="ce13" table:formula="of:=([.Q13]+[.R13])/1000" office:value-type="float" office:value="318.599" calcext:value-type="float">
            <text:p>319</text:p>
          </table:table-cell>
          <table:table-cell table:style-name="ce13" table:formula="of:=[.$T$4]/[.$N13]" office:value-type="float" office:value="6968.43044444445" calcext:value-type="float">
            <text:p>6968</text:p>
          </table:table-cell>
          <table:table-cell table:style-name="ce23" table:formula="of:=[.$T$4]/[.T13]" office:value-type="float" office:value="6.96684277838462" calcext:value-type="float">
            <text:p>6,97</text:p>
          </table:table-cell>
          <table:table-cell table:style-name="ce23" table:formula="of:=[.$T$5]/[.T13]" office:value-type="float" office:value="6.96477225023498" calcext:value-type="float">
            <text:p>6,96</text:p>
          </table:table-cell>
          <table:table-cell table:style-name="ce34" table:formula="of:=[.V13]/[.T13]" office:value-type="float" office:value="0.774093642042735" calcext:value-type="float">
            <text:p>0,7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0807" calcext:value-type="float">
            <text:p>1290807</text:p>
          </table:table-cell>
          <table:table-cell table:style-name="ce3" office:value-type="float" office:value="17310" calcext:value-type="float">
            <text:p>17310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1041940" calcext:value-type="float">
            <text:p>1041940</text:p>
          </table:table-cell>
          <table:table-cell table:style-name="ce3" office:value-type="float" office:value="7570477" calcext:value-type="float">
            <text:p>7570477</text:p>
          </table:table-cell>
          <table:table-cell table:style-name="ce13" table:formula="of:=([.F14]+[.B14])/1000" office:value-type="float" office:value="8861.284" calcext:value-type="float">
            <text:p>8861</text:p>
          </table:table-cell>
          <table:table-cell table:style-name="ce13" table:formula="of:=([.D14]+[.E14])/1000" office:value-type="float" office:value="1045.53" calcext:value-type="float">
            <text:p>1046</text:p>
          </table:table-cell>
          <table:table-cell table:style-name="ce13" table:formula="of:=[.$G$4]/[.$A14]" office:value-type="float" office:value="6348.3991" calcext:value-type="float">
            <text:p>6348</text:p>
          </table:table-cell>
          <table:table-cell table:style-name="ce23" table:formula="of:=[.$G$4]/[.G14]" office:value-type="float" office:value="7.16419776185934" calcext:value-type="float">
            <text:p>7,16</text:p>
          </table:table-cell>
          <table:table-cell table:style-name="ce23" table:formula="of:=[.$G$5]/[.G14]" office:value-type="float" office:value="7.04943403235919" calcext:value-type="float">
            <text:p>7,05</text:p>
          </table:table-cell>
          <table:table-cell table:style-name="ce34" table:formula="of:=[.I14]/[.G14]" office:value-type="float" office:value="0.716419776185934" calcext:value-type="float">
            <text:p>0,72</text:p>
          </table:table-cell>
          <table:table-cell table:style-name="ce39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8289" calcext:value-type="float">
            <text:p>1058289</text:p>
          </table:table-cell>
          <table:table-cell table:style-name="ce3" office:value-type="float" office:value="15878" calcext:value-type="float">
            <text:p>15878</text:p>
          </table:table-cell>
          <table:table-cell table:style-name="ce3" office:value-type="float" office:value="6584" calcext:value-type="float">
            <text:p>6584</text:p>
          </table:table-cell>
          <table:table-cell table:style-name="ce3" office:value-type="float" office:value="432572" calcext:value-type="float">
            <text:p>432572</text:p>
          </table:table-cell>
          <table:table-cell table:style-name="ce3" office:value-type="float" office:value="7341718" calcext:value-type="float">
            <text:p>7341718</text:p>
          </table:table-cell>
          <table:table-cell table:style-name="ce13" table:formula="of:=([.S14]+[.O14])/1000" office:value-type="float" office:value="8400.007" calcext:value-type="float">
            <text:p>8400</text:p>
          </table:table-cell>
          <table:table-cell table:style-name="ce13" table:formula="of:=([.Q14]+[.R14])/1000" office:value-type="float" office:value="439.156" calcext:value-type="float">
            <text:p>439</text:p>
          </table:table-cell>
          <table:table-cell table:style-name="ce13" table:formula="of:=[.$T$4]/[.$N14]" office:value-type="float" office:value="6271.5874" calcext:value-type="float">
            <text:p>6272</text:p>
          </table:table-cell>
          <table:table-cell table:style-name="ce23" table:formula="of:=[.$T$4]/[.T14]" office:value-type="float" office:value="7.46616925438277" calcext:value-type="float">
            <text:p>7,47</text:p>
          </table:table-cell>
          <table:table-cell table:style-name="ce23" table:formula="of:=[.$T$5]/[.T14]" office:value-type="float" office:value="7.46395032766044" calcext:value-type="float">
            <text:p>7,46</text:p>
          </table:table-cell>
          <table:table-cell table:style-name="ce34" table:formula="of:=[.V14]/[.T14]" office:value-type="float" office:value="0.746616925438276" calcext:value-type="float">
            <text:p>0,7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9535" calcext:value-type="float">
            <text:p>1209535</text:p>
          </table:table-cell>
          <table:table-cell table:style-name="ce3" office:value-type="float" office:value="17357" calcext:value-type="float">
            <text:p>17357</text:p>
          </table:table-cell>
          <table:table-cell table:style-name="ce3" office:value-type="float" office:value="3777" calcext:value-type="float">
            <text:p>3777</text:p>
          </table:table-cell>
          <table:table-cell table:style-name="ce3" office:value-type="float" office:value="677853" calcext:value-type="float">
            <text:p>677853</text:p>
          </table:table-cell>
          <table:table-cell table:style-name="ce3" office:value-type="float" office:value="6933274" calcext:value-type="float">
            <text:p>6933274</text:p>
          </table:table-cell>
          <table:table-cell table:style-name="ce13" table:formula="of:=([.F15]+[.B15])/1000" office:value-type="float" office:value="8142.809" calcext:value-type="float">
            <text:p>8143</text:p>
          </table:table-cell>
          <table:table-cell table:style-name="ce13" table:formula="of:=([.D15]+[.E15])/1000" office:value-type="float" office:value="681.63" calcext:value-type="float">
            <text:p>682</text:p>
          </table:table-cell>
          <table:table-cell table:style-name="ce13" table:formula="of:=[.$G$4]/[.$A15]" office:value-type="float" office:value="5771.27190909091" calcext:value-type="float">
            <text:p>5771</text:p>
          </table:table-cell>
          <table:table-cell table:style-name="ce23" table:formula="of:=[.$G$4]/[.G15]" office:value-type="float" office:value="7.79632569055715" calcext:value-type="float">
            <text:p>7,80</text:p>
          </table:table-cell>
          <table:table-cell table:style-name="ce23" table:formula="of:=[.$G$5]/[.G15]" office:value-type="float" office:value="7.67143586445415" calcext:value-type="float">
            <text:p>7,67</text:p>
          </table:table-cell>
          <table:table-cell table:style-name="ce34" table:formula="of:=[.I15]/[.G15]" office:value-type="float" office:value="0.708756880959741" calcext:value-type="float">
            <text:p>0,71</text:p>
          </table:table-cell>
          <table:table-cell table:style-name="ce39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8243" calcext:value-type="float">
            <text:p>1058243</text:p>
          </table:table-cell>
          <table:table-cell table:style-name="ce3" office:value-type="float" office:value="16558" calcext:value-type="float">
            <text:p>16558</text:p>
          </table:table-cell>
          <table:table-cell table:style-name="ce3" office:value-type="float" office:value="6860" calcext:value-type="float">
            <text:p>6860</text:p>
          </table:table-cell>
          <table:table-cell table:style-name="ce3" office:value-type="float" office:value="390217" calcext:value-type="float">
            <text:p>390217</text:p>
          </table:table-cell>
          <table:table-cell table:style-name="ce3" office:value-type="float" office:value="6665695" calcext:value-type="float">
            <text:p>6665695</text:p>
          </table:table-cell>
          <table:table-cell table:style-name="ce13" table:formula="of:=([.S15]+[.O15])/1000" office:value-type="float" office:value="7723.938" calcext:value-type="float">
            <text:p>7724</text:p>
          </table:table-cell>
          <table:table-cell table:style-name="ce13" table:formula="of:=([.Q15]+[.R15])/1000" office:value-type="float" office:value="397.077" calcext:value-type="float">
            <text:p>397</text:p>
          </table:table-cell>
          <table:table-cell table:style-name="ce13" table:formula="of:=[.$T$4]/[.$N15]" office:value-type="float" office:value="5701.44309090909" calcext:value-type="float">
            <text:p>5701</text:p>
          </table:table-cell>
          <table:table-cell table:style-name="ce23" table:formula="of:=[.$T$4]/[.T15]" office:value-type="float" office:value="8.11967599947074" calcext:value-type="float">
            <text:p>8,12</text:p>
          </table:table-cell>
          <table:table-cell table:style-name="ce23" table:formula="of:=[.$T$5]/[.T15]" office:value-type="float" office:value="8.11726285218758" calcext:value-type="float">
            <text:p>8,12</text:p>
          </table:table-cell>
          <table:table-cell table:style-name="ce34" table:formula="of:=[.V15]/[.T15]" office:value-type="float" office:value="0.738152363588249" calcext:value-type="float">
            <text:p>0,74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02379" calcext:value-type="float">
            <text:p>1102379</text:p>
          </table:table-cell>
          <table:table-cell table:style-name="ce4" office:value-type="float" office:value="17591" calcext:value-type="float">
            <text:p>17591</text:p>
          </table:table-cell>
          <table:table-cell table:style-name="ce4" office:value-type="float" office:value="4497" calcext:value-type="float">
            <text:p>4497</text:p>
          </table:table-cell>
          <table:table-cell table:style-name="ce4" office:value-type="float" office:value="700998" calcext:value-type="float">
            <text:p>700998</text:p>
          </table:table-cell>
          <table:table-cell table:style-name="ce4" office:value-type="float" office:value="6436327" calcext:value-type="float">
            <text:p>6436327</text:p>
          </table:table-cell>
          <table:table-cell table:style-name="ce14" table:formula="of:=([.F16]+[.B16])/1000" office:value-type="float" office:value="7538.706" calcext:value-type="float">
            <text:p>7539</text:p>
          </table:table-cell>
          <table:table-cell table:style-name="ce14" table:formula="of:=([.D16]+[.E16])/1000" office:value-type="float" office:value="705.495" calcext:value-type="float">
            <text:p>705</text:p>
          </table:table-cell>
          <table:table-cell table:style-name="ce14" table:formula="of:=[.$G$4]/[.$A16]" office:value-type="float" office:value="5290.33258333333" calcext:value-type="float">
            <text:p>5290</text:p>
          </table:table-cell>
          <table:table-cell table:style-name="ce24" table:formula="of:=[.$G$4]/[.G16]" office:value-type="float" office:value="8.42107266154165" calcext:value-type="float">
            <text:p>8,42</text:p>
          </table:table-cell>
          <table:table-cell table:style-name="ce24" table:formula="of:=[.$G$5]/[.G16]" office:value-type="float" office:value="8.28617497485643" calcext:value-type="float">
            <text:p>8,29</text:p>
          </table:table-cell>
          <table:table-cell table:style-name="ce35" table:formula="of:=[.I16]/[.G16]" office:value-type="float" office:value="0.701756055128471" calcext:value-type="float">
            <text:p>0,70</text:p>
          </table:table-cell>
          <table:table-cell table:style-name="ce39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8100" calcext:value-type="float">
            <text:p>1058100</text:p>
          </table:table-cell>
          <table:table-cell table:style-name="ce3" office:value-type="float" office:value="16873" calcext:value-type="float">
            <text:p>16873</text:p>
          </table:table-cell>
          <table:table-cell table:style-name="ce3" office:value-type="float" office:value="6810" calcext:value-type="float">
            <text:p>6810</text:p>
          </table:table-cell>
          <table:table-cell table:style-name="ce3" office:value-type="float" office:value="665203" calcext:value-type="float">
            <text:p>665203</text:p>
          </table:table-cell>
          <table:table-cell table:style-name="ce3" office:value-type="float" office:value="6430865" calcext:value-type="float">
            <text:p>6430865</text:p>
          </table:table-cell>
          <table:table-cell table:style-name="ce13" table:formula="of:=([.S16]+[.O16])/1000" office:value-type="float" office:value="7488.965" calcext:value-type="float">
            <text:p>7489</text:p>
          </table:table-cell>
          <table:table-cell table:style-name="ce13" table:formula="of:=([.Q16]+[.R16])/1000" office:value-type="float" office:value="672.013" calcext:value-type="float">
            <text:p>672</text:p>
          </table:table-cell>
          <table:table-cell table:style-name="ce13" table:formula="of:=[.$T$4]/[.$N16]" office:value-type="float" office:value="5226.32283333333" calcext:value-type="float">
            <text:p>5226</text:p>
          </table:table-cell>
          <table:table-cell table:style-name="ce23" table:formula="of:=[.$T$4]/[.T16]" office:value-type="float" office:value="8.37443812329207" calcext:value-type="float">
            <text:p>8,37</text:p>
          </table:table-cell>
          <table:table-cell table:style-name="ce23" table:formula="of:=[.$T$5]/[.T16]" office:value-type="float" office:value="8.37194926134653" calcext:value-type="float">
            <text:p>8,37</text:p>
          </table:table-cell>
          <table:table-cell table:style-name="ce34" table:formula="of:=[.V16]/[.T16]" office:value-type="float" office:value="0.697869843607673" calcext:value-type="float">
            <text:p>0,7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46264" calcext:value-type="float">
            <text:p>1246264</text:p>
          </table:table-cell>
          <table:table-cell table:style-name="ce3" office:value-type="float" office:value="35135" calcext:value-type="float">
            <text:p>35135</text:p>
          </table:table-cell>
          <table:table-cell table:style-name="ce3" office:value-type="float" office:value="5744" calcext:value-type="float">
            <text:p>5744</text:p>
          </table:table-cell>
          <table:table-cell table:style-name="ce3" office:value-type="float" office:value="5885154" calcext:value-type="float">
            <text:p>5885154</text:p>
          </table:table-cell>
          <table:table-cell table:style-name="ce3" office:value-type="float" office:value="11199865" calcext:value-type="float">
            <text:p>11199865</text:p>
          </table:table-cell>
          <table:table-cell table:style-name="ce13" table:formula="of:=([.F17]+[.B17])/1000" office:value-type="float" office:value="12446.129" calcext:value-type="float">
            <text:p>12446</text:p>
          </table:table-cell>
          <table:table-cell table:style-name="ce13" table:formula="of:=([.D17]+[.E17])/1000" office:value-type="float" office:value="5890.898" calcext:value-type="float">
            <text:p>5891</text:p>
          </table:table-cell>
          <table:table-cell table:style-name="ce13" table:formula="of:=[.$G$4]/[.$A17]" office:value-type="float" office:value="4883.38392307692" calcext:value-type="float">
            <text:p>4883</text:p>
          </table:table-cell>
          <table:table-cell table:style-name="ce23" table:formula="of:=[.$G$4]/[.G17]" office:value-type="float" office:value="5.10070167198171" calcext:value-type="float">
            <text:p>5,10</text:p>
          </table:table-cell>
          <table:table-cell table:style-name="ce23" table:formula="of:=[.$G$5]/[.G17]" office:value-type="float" office:value="5.01899321467743" calcext:value-type="float">
            <text:p>5,02</text:p>
          </table:table-cell>
          <table:table-cell table:style-name="ce34" table:formula="of:=[.I17]/[.G17]" office:value-type="float" office:value="0.392361667075516" calcext:value-type="float">
            <text:p>0,39</text:p>
          </table:table-cell>
          <table:table-cell table:style-name="ce39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8333" calcext:value-type="float">
            <text:p>1058333</text:p>
          </table:table-cell>
          <table:table-cell table:style-name="ce3" office:value-type="float" office:value="16261" calcext:value-type="float">
            <text:p>16261</text:p>
          </table:table-cell>
          <table:table-cell table:style-name="ce3" office:value-type="float" office:value="6789" calcext:value-type="float">
            <text:p>6789</text:p>
          </table:table-cell>
          <table:table-cell table:style-name="ce3" office:value-type="float" office:value="433567" calcext:value-type="float">
            <text:p>433567</text:p>
          </table:table-cell>
          <table:table-cell table:style-name="ce3" office:value-type="float" office:value="5939865" calcext:value-type="float">
            <text:p>5939865</text:p>
          </table:table-cell>
          <table:table-cell table:style-name="ce13" table:formula="of:=([.S17]+[.O17])/1000" office:value-type="float" office:value="6998.198" calcext:value-type="float">
            <text:p>6998</text:p>
          </table:table-cell>
          <table:table-cell table:style-name="ce13" table:formula="of:=([.Q17]+[.R17])/1000" office:value-type="float" office:value="440.356" calcext:value-type="float">
            <text:p>440</text:p>
          </table:table-cell>
          <table:table-cell table:style-name="ce13" table:formula="of:=[.$T$4]/[.$N17]" office:value-type="float" office:value="4824.298" calcext:value-type="float">
            <text:p>4824</text:p>
          </table:table-cell>
          <table:table-cell table:style-name="ce23" table:formula="of:=[.$T$4]/[.T17]" office:value-type="float" office:value="8.96171757358109" calcext:value-type="float">
            <text:p>8,96</text:p>
          </table:table-cell>
          <table:table-cell table:style-name="ce23" table:formula="of:=[.$T$5]/[.T17]" office:value-type="float" office:value="8.95905417366013" calcext:value-type="float">
            <text:p>8,96</text:p>
          </table:table-cell>
          <table:table-cell table:style-name="ce34" table:formula="of:=[.V17]/[.T17]" office:value-type="float" office:value="0.689362890275468" calcext:value-type="float">
            <text:p>0,69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64812" calcext:value-type="float">
            <text:p>1264812</text:p>
          </table:table-cell>
          <table:table-cell table:style-name="ce3" office:value-type="float" office:value="27072" calcext:value-type="float">
            <text:p>27072</text:p>
          </table:table-cell>
          <table:table-cell table:style-name="ce3" office:value-type="float" office:value="6275" calcext:value-type="float">
            <text:p>6275</text:p>
          </table:table-cell>
          <table:table-cell table:style-name="ce3" office:value-type="float" office:value="5832219" calcext:value-type="float">
            <text:p>5832219</text:p>
          </table:table-cell>
          <table:table-cell table:style-name="ce3" office:value-type="float" office:value="10751330" calcext:value-type="float">
            <text:p>10751330</text:p>
          </table:table-cell>
          <table:table-cell table:style-name="ce13" table:formula="of:=([.F18]+[.B18])/1000" office:value-type="float" office:value="12016.142" calcext:value-type="float">
            <text:p>12016</text:p>
          </table:table-cell>
          <table:table-cell table:style-name="ce13" table:formula="of:=([.D18]+[.E18])/1000" office:value-type="float" office:value="5838.494" calcext:value-type="float">
            <text:p>5838</text:p>
          </table:table-cell>
          <table:table-cell table:style-name="ce13" table:formula="of:=[.$G$4]/[.$A18]" office:value-type="float" office:value="4534.57078571429" calcext:value-type="float">
            <text:p>4535</text:p>
          </table:table-cell>
          <table:table-cell table:style-name="ce23" table:formula="of:=[.$G$4]/[.G18]" office:value-type="float" office:value="5.28322576414293" calcext:value-type="float">
            <text:p>5,28</text:p>
          </table:table-cell>
          <table:table-cell table:style-name="ce23" table:formula="of:=[.$G$5]/[.G18]" office:value-type="float" office:value="5.19859344205486" calcext:value-type="float">
            <text:p>5,20</text:p>
          </table:table-cell>
          <table:table-cell table:style-name="ce34" table:formula="of:=[.I18]/[.G18]" office:value-type="float" office:value="0.377373268867352" calcext:value-type="float">
            <text:p>0,38</text:p>
          </table:table-cell>
          <table:table-cell table:style-name="ce39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8395" calcext:value-type="float">
            <text:p>1058395</text:p>
          </table:table-cell>
          <table:table-cell table:style-name="ce3" office:value-type="float" office:value="18074" calcext:value-type="float">
            <text:p>18074</text:p>
          </table:table-cell>
          <table:table-cell table:style-name="ce3" office:value-type="float" office:value="7191" calcext:value-type="float">
            <text:p>7191</text:p>
          </table:table-cell>
          <table:table-cell table:style-name="ce3" office:value-type="float" office:value="353424" calcext:value-type="float">
            <text:p>353424</text:p>
          </table:table-cell>
          <table:table-cell table:style-name="ce3" office:value-type="float" office:value="5471859" calcext:value-type="float">
            <text:p>5471859</text:p>
          </table:table-cell>
          <table:table-cell table:style-name="ce13" table:formula="of:=([.S18]+[.O18])/1000" office:value-type="float" office:value="6530.254" calcext:value-type="float">
            <text:p>6530</text:p>
          </table:table-cell>
          <table:table-cell table:style-name="ce13" table:formula="of:=([.Q18]+[.R18])/1000" office:value-type="float" office:value="360.615" calcext:value-type="float">
            <text:p>361</text:p>
          </table:table-cell>
          <table:table-cell table:style-name="ce13" table:formula="of:=[.$T$4]/[.$N18]" office:value-type="float" office:value="4479.70528571429" calcext:value-type="float">
            <text:p>4480</text:p>
          </table:table-cell>
          <table:table-cell table:style-name="ce23" table:formula="of:=[.$T$4]/[.T18]" office:value-type="float" office:value="9.60389503991728" calcext:value-type="float">
            <text:p>9,60</text:p>
          </table:table-cell>
          <table:table-cell table:style-name="ce23" table:formula="of:=[.$T$5]/[.T18]" office:value-type="float" office:value="9.60104078646864" calcext:value-type="float">
            <text:p>9,60</text:p>
          </table:table-cell>
          <table:table-cell table:style-name="ce34" table:formula="of:=[.V18]/[.T18]" office:value-type="float" office:value="0.685992502851235" calcext:value-type="float">
            <text:p>0,69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89583" calcext:value-type="float">
            <text:p>1189583</text:p>
          </table:table-cell>
          <table:table-cell table:style-name="ce3" office:value-type="float" office:value="20147" calcext:value-type="float">
            <text:p>20147</text:p>
          </table:table-cell>
          <table:table-cell table:style-name="ce3" office:value-type="float" office:value="6067" calcext:value-type="float">
            <text:p>6067</text:p>
          </table:table-cell>
          <table:table-cell table:style-name="ce3" office:value-type="float" office:value="5598610" calcext:value-type="float">
            <text:p>5598610</text:p>
          </table:table-cell>
          <table:table-cell table:style-name="ce3" office:value-type="float" office:value="10189746" calcext:value-type="float">
            <text:p>10189746</text:p>
          </table:table-cell>
          <table:table-cell table:style-name="ce13" table:formula="of:=([.F19]+[.B19])/1000" office:value-type="float" office:value="11379.329" calcext:value-type="float">
            <text:p>11379</text:p>
          </table:table-cell>
          <table:table-cell table:style-name="ce13" table:formula="of:=([.D19]+[.E19])/1000" office:value-type="float" office:value="5604.677" calcext:value-type="float">
            <text:p>5605</text:p>
          </table:table-cell>
          <table:table-cell table:style-name="ce13" table:formula="of:=[.$G$4]/[.$A19]" office:value-type="float" office:value="4232.26606666667" calcext:value-type="float">
            <text:p>4232</text:p>
          </table:table-cell>
          <table:table-cell table:style-name="ce23" table:formula="of:=[.$G$4]/[.G19]" office:value-type="float" office:value="5.57888703279429" calcext:value-type="float">
            <text:p>5,58</text:p>
          </table:table-cell>
          <table:table-cell table:style-name="ce23" table:formula="of:=[.$G$5]/[.G19]" office:value-type="float" office:value="5.48951849445604" calcext:value-type="float">
            <text:p>5,49</text:p>
          </table:table-cell>
          <table:table-cell table:style-name="ce34" table:formula="of:=[.I19]/[.G19]" office:value-type="float" office:value="0.371925802186286" calcext:value-type="float">
            <text:p>0,37</text:p>
          </table:table-cell>
          <table:table-cell table:style-name="ce39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93902" calcext:value-type="float">
            <text:p>1093902</text:p>
          </table:table-cell>
          <table:table-cell table:style-name="ce4" office:value-type="float" office:value="18296" calcext:value-type="float">
            <text:p>18296</text:p>
          </table:table-cell>
          <table:table-cell table:style-name="ce4" office:value-type="float" office:value="7327" calcext:value-type="float">
            <text:p>7327</text:p>
          </table:table-cell>
          <table:table-cell table:style-name="ce4" office:value-type="float" office:value="333912" calcext:value-type="float">
            <text:p>333912</text:p>
          </table:table-cell>
          <table:table-cell table:style-name="ce4" office:value-type="float" office:value="5178124" calcext:value-type="float">
            <text:p>5178124</text:p>
          </table:table-cell>
          <table:table-cell table:style-name="ce14" table:formula="of:=([.S19]+[.O19])/1000" office:value-type="float" office:value="6272.026" calcext:value-type="float">
            <text:p>6272</text:p>
          </table:table-cell>
          <table:table-cell table:style-name="ce14" table:formula="of:=([.Q19]+[.R19])/1000" office:value-type="float" office:value="341.239" calcext:value-type="float">
            <text:p>341</text:p>
          </table:table-cell>
          <table:table-cell table:style-name="ce14" table:formula="of:=[.$T$4]/[.$N19]" office:value-type="float" office:value="4181.05826666667" calcext:value-type="float">
            <text:p>4181</text:p>
          </table:table-cell>
          <table:table-cell table:style-name="ce24" table:formula="of:=[.$T$4]/[.T19]" office:value-type="float" office:value="9.99930070442948" calcext:value-type="float">
            <text:p>10,00</text:p>
          </table:table-cell>
          <table:table-cell table:style-name="ce24" table:formula="of:=[.$T$5]/[.T19]" office:value-type="float" office:value="9.99632893741193" calcext:value-type="float">
            <text:p>10,00</text:p>
          </table:table-cell>
          <table:table-cell table:style-name="ce35" table:formula="of:=[.V19]/[.T19]" office:value-type="float" office:value="0.666620046961965" calcext:value-type="float">
            <text:p>0,6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98022" calcext:value-type="float">
            <text:p>1098022</text:p>
          </table:table-cell>
          <table:table-cell table:style-name="ce3" office:value-type="float" office:value="20799" calcext:value-type="float">
            <text:p>20799</text:p>
          </table:table-cell>
          <table:table-cell table:style-name="ce3" office:value-type="float" office:value="6610" calcext:value-type="float">
            <text:p>6610</text:p>
          </table:table-cell>
          <table:table-cell table:style-name="ce3" office:value-type="float" office:value="5539844" calcext:value-type="float">
            <text:p>5539844</text:p>
          </table:table-cell>
          <table:table-cell table:style-name="ce3" office:value-type="float" office:value="9874335" calcext:value-type="float">
            <text:p>9874335</text:p>
          </table:table-cell>
          <table:table-cell table:style-name="ce13" table:formula="of:=([.F20]+[.B20])/1000" office:value-type="float" office:value="10972.357" calcext:value-type="float">
            <text:p>10972</text:p>
          </table:table-cell>
          <table:table-cell table:style-name="ce13" table:formula="of:=([.D20]+[.E20])/1000" office:value-type="float" office:value="5546.454" calcext:value-type="float">
            <text:p>5546</text:p>
          </table:table-cell>
          <table:table-cell table:style-name="ce13" table:formula="of:=[.$G$4]/[.$A20]" office:value-type="float" office:value="3967.7494375" calcext:value-type="float">
            <text:p>3968</text:p>
          </table:table-cell>
          <table:table-cell table:style-name="ce23" table:formula="of:=[.$G$4]/[.G20]" office:value-type="float" office:value="5.78581165377685" calcext:value-type="float">
            <text:p>5,79</text:p>
          </table:table-cell>
          <table:table-cell table:style-name="ce23" table:formula="of:=[.$G$5]/[.G20]" office:value-type="float" office:value="5.69312837706611" calcext:value-type="float">
            <text:p>5,69</text:p>
          </table:table-cell>
          <table:table-cell table:style-name="ce34" table:formula="of:=[.I20]/[.G20]" office:value-type="float" office:value="0.361613228361053" calcext:value-type="float">
            <text:p>0,36</text:p>
          </table:table-cell>
          <table:table-cell table:style-name="ce39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4809" calcext:value-type="float">
            <text:p>1144809</text:p>
          </table:table-cell>
          <table:table-cell table:style-name="ce3" office:value-type="float" office:value="18077" calcext:value-type="float">
            <text:p>18077</text:p>
          </table:table-cell>
          <table:table-cell table:style-name="ce3" office:value-type="float" office:value="7209" calcext:value-type="float">
            <text:p>7209</text:p>
          </table:table-cell>
          <table:table-cell table:style-name="ce3" office:value-type="float" office:value="5538359" calcext:value-type="float">
            <text:p>5538359</text:p>
          </table:table-cell>
          <table:table-cell table:style-name="ce3" office:value-type="float" office:value="10247691" calcext:value-type="float">
            <text:p>10247691</text:p>
          </table:table-cell>
          <table:table-cell table:style-name="ce13" table:formula="of:=([.S20]+[.O20])/1000" office:value-type="float" office:value="11392.5" calcext:value-type="float">
            <text:p>11393</text:p>
          </table:table-cell>
          <table:table-cell table:style-name="ce13" table:formula="of:=([.Q20]+[.R20])/1000" office:value-type="float" office:value="5545.568" calcext:value-type="float">
            <text:p>5546</text:p>
          </table:table-cell>
          <table:table-cell table:style-name="ce13" table:formula="of:=[.$T$4]/[.$N20]" office:value-type="float" office:value="3919.742125" calcext:value-type="float">
            <text:p>3920</text:p>
          </table:table-cell>
          <table:table-cell table:style-name="ce23" table:formula="of:=[.$T$4]/[.T20]" office:value-type="float" office:value="5.50501417599298" calcext:value-type="float">
            <text:p>5,51</text:p>
          </table:table-cell>
          <table:table-cell table:style-name="ce23" table:formula="of:=[.$T$5]/[.T20]" office:value-type="float" office:value="5.50337809962695" calcext:value-type="float">
            <text:p>5,50</text:p>
          </table:table-cell>
          <table:table-cell table:style-name="ce34" table:formula="of:=[.V20]/[.T20]" office:value-type="float" office:value="0.344063385999561" calcext:value-type="float">
            <text:p>0,3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0" table:formula="of:=[.F23]/[.F4]" office:value-type="float" office:value="8.4388538672688" calcext:value-type="float" table:number-columns-spanned="2" table:number-rows-spanned="1">
            <text:p>8,4</text:p>
          </table:table-cell>
          <table:covered-table-cell table:style-name="ce19"/>
          <table:table-cell table:style-name="ce31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0" table:formula="of:=[.S23]/[.S4]" office:value-type="float" office:value="10.4986005389085" calcext:value-type="float" table:number-columns-spanned="2" table:number-rows-spanned="1">
            <text:p>10,5</text:p>
          </table:table-cell>
          <table:covered-table-cell table:style-name="ce19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1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9053697" calcext:value-type="float">
            <text:p>9053697</text:p>
          </table:table-cell>
          <table:table-cell table:style-name="ce3" office:value-type="float" office:value="403242" calcext:value-type="float">
            <text:p>403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3268805" calcext:value-type="float">
            <text:p>523268805</text:p>
          </table:table-cell>
          <table:table-cell table:style-name="ce15" table:formula="of:=([.F23]+[.B23])/1000" office:value-type="float" office:value="532322.502" calcext:value-type="float">
            <text:p>532323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6"/>
          <table:table-cell table:style-name="ce31"/>
          <table:table-cell table:style-name="ce3" office:value-type="float" office:value="0" calcext:value-type="float">
            <text:p>0</text:p>
          </table:table-cell>
          <table:table-cell table:style-name="ce3" office:value-type="float" office:value="9054929" calcext:value-type="float">
            <text:p>9054929</text:p>
          </table:table-cell>
          <table:table-cell table:style-name="ce3" office:value-type="float" office:value="436304" calcext:value-type="float">
            <text:p>4363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6734024" calcext:value-type="float">
            <text:p>646734024</text:p>
          </table:table-cell>
          <table:table-cell table:style-name="ce15" table:formula="of:=([.S23]+[.O23])/1000" office:value-type="float" office:value="655788.953" calcext:value-type="float">
            <text:p>655789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066026" calcext:value-type="float">
            <text:p>9066026</text:p>
          </table:table-cell>
          <table:table-cell table:style-name="ce3" office:value-type="float" office:value="401660" calcext:value-type="float">
            <text:p>40166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24058790" calcext:value-type="float">
            <text:p>524058790</text:p>
          </table:table-cell>
          <table:table-cell table:style-name="ce15" table:formula="of:=([.F24]+[.B24])/1000" office:value-type="float" office:value="533124.816" calcext:value-type="float">
            <text:p>533125</text:p>
          </table:table-cell>
          <table:table-cell table:style-name="ce15" table:formula="of:=([.D24]+[.E24])/1000" office:value-type="float" office:value="0.876" calcext:value-type="float">
            <text:p>1</text:p>
          </table:table-cell>
          <table:table-cell table:style-name="ce15" table:formula="of:=[.$G$23]/[.$A24]" office:value-type="float" office:value="532322.502" calcext:value-type="float">
            <text:p>532323</text:p>
          </table:table-cell>
          <table:table-cell table:style-name="ce23" table:formula="of:=[.$G$23]/[.G24]" office:value-type="float" office:value="0.998495072868639" calcext:value-type="float">
            <text:p>1,00</text:p>
          </table:table-cell>
          <table:table-cell table:style-name="ce23" table:formula="of:=[.$G$24]/[.G24]" office:value-type="float" office:value="1" calcext:value-type="float">
            <text:p>1,00</text:p>
          </table:table-cell>
          <table:table-cell table:style-name="ce36" table:formula="of:=[.I24]/[.G24]" office:value-type="float" office:value="0.998495072868639" calcext:value-type="float">
            <text:p>1,00</text:p>
          </table:table-cell>
          <table:table-cell table:style-name="ce39"/>
          <table:table-cell table:style-name="ce3" office:value-type="float" office:value="1" calcext:value-type="float">
            <text:p>1</text:p>
          </table:table-cell>
          <table:table-cell table:style-name="ce3" office:value-type="float" office:value="9674141" calcext:value-type="float">
            <text:p>9674141</text:p>
          </table:table-cell>
          <table:table-cell table:style-name="ce3" office:value-type="float" office:value="442922" calcext:value-type="float">
            <text:p>442922</text:p>
          </table:table-cell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24677952" calcext:value-type="float">
            <text:p>724677952</text:p>
          </table:table-cell>
          <table:table-cell table:style-name="ce15" table:formula="of:=([.S24]+[.O24])/1000" office:value-type="float" office:value="734352.093" calcext:value-type="float">
            <text:p>734352</text:p>
          </table:table-cell>
          <table:table-cell table:style-name="ce15" table:formula="of:=([.Q24]+[.R24])/1000" office:value-type="float" office:value="1.378" calcext:value-type="float">
            <text:p>1</text:p>
          </table:table-cell>
          <table:table-cell table:style-name="ce15" table:formula="of:=[.$T$23]/[.$N24]" office:value-type="float" office:value="655788.953" calcext:value-type="float">
            <text:p>655789</text:p>
          </table:table-cell>
          <table:table-cell table:style-name="ce23" table:formula="of:=[.$T$23]/[.T24]" office:value-type="float" office:value="0.89301706804014" calcext:value-type="float">
            <text:p>0,89</text:p>
          </table:table-cell>
          <table:table-cell table:style-name="ce23" table:formula="of:=[.$T$24]/[.T24]" office:value-type="float" office:value="1" calcext:value-type="float">
            <text:p>1,00</text:p>
          </table:table-cell>
          <table:table-cell table:style-name="ce36" table:formula="of:=[.V24]/[.T24]" office:value-type="float" office:value="0.89301706804014" calcext:value-type="float">
            <text:p>0,8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56819" calcext:value-type="float">
            <text:p>9056819</text:p>
          </table:table-cell>
          <table:table-cell table:style-name="ce3" office:value-type="float" office:value="410179" calcext:value-type="float">
            <text:p>410179</text:p>
          </table:table-cell>
          <table:table-cell table:style-name="ce3" office:value-type="float" office:value="15133" calcext:value-type="float">
            <text:p>15133</text:p>
          </table:table-cell>
          <table:table-cell table:style-name="ce3" office:value-type="float" office:value="2712462" calcext:value-type="float">
            <text:p>2712462</text:p>
          </table:table-cell>
          <table:table-cell table:style-name="ce3" office:value-type="float" office:value="57602698" calcext:value-type="float">
            <text:p>57602698</text:p>
          </table:table-cell>
          <table:table-cell table:style-name="ce15" table:formula="of:=([.F25]+[.B25])/1000" office:value-type="float" office:value="66659.517" calcext:value-type="float">
            <text:p>66660</text:p>
          </table:table-cell>
          <table:table-cell table:style-name="ce15" table:formula="of:=([.D25]+[.E25])/1000" office:value-type="float" office:value="2727.595" calcext:value-type="float">
            <text:p>2728</text:p>
          </table:table-cell>
          <table:table-cell table:style-name="ce15" table:formula="of:=[.$G$23]/[.$A25]" office:value-type="float" office:value="53232.2502" calcext:value-type="float">
            <text:p>53232</text:p>
          </table:table-cell>
          <table:table-cell table:style-name="ce23" table:formula="of:=[.$G$23]/[.G25]" office:value-type="float" office:value="7.98569395574828" calcext:value-type="float">
            <text:p>7,99</text:p>
          </table:table-cell>
          <table:table-cell table:style-name="ce23" table:formula="of:=[.$G$24]/[.G25]" office:value-type="float" office:value="7.99772995654919" calcext:value-type="float">
            <text:p>8,00</text:p>
          </table:table-cell>
          <table:table-cell table:style-name="ce36" table:formula="of:=[.I25]/[.G25]" office:value-type="float" office:value="0.798569395574828" calcext:value-type="float">
            <text:p>0,80</text:p>
          </table:table-cell>
          <table:table-cell table:style-name="ce39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57749" calcext:value-type="float">
            <text:p>9057749</text:p>
          </table:table-cell>
          <table:table-cell table:style-name="ce3" office:value-type="float" office:value="410489" calcext:value-type="float">
            <text:p>410489</text:p>
          </table:table-cell>
          <table:table-cell table:style-name="ce3" office:value-type="float" office:value="3777" calcext:value-type="float">
            <text:p>3777</text:p>
          </table:table-cell>
          <table:table-cell table:style-name="ce3" office:value-type="float" office:value="984937" calcext:value-type="float">
            <text:p>984937</text:p>
          </table:table-cell>
          <table:table-cell table:style-name="ce3" office:value-type="float" office:value="57941759" calcext:value-type="float">
            <text:p>57941759</text:p>
          </table:table-cell>
          <table:table-cell table:style-name="ce15" table:formula="of:=([.S25]+[.O25])/1000" office:value-type="float" office:value="66999.508" calcext:value-type="float">
            <text:p>67000</text:p>
          </table:table-cell>
          <table:table-cell table:style-name="ce15" table:formula="of:=([.Q25]+[.R25])/1000" office:value-type="float" office:value="988.714" calcext:value-type="float">
            <text:p>989</text:p>
          </table:table-cell>
          <table:table-cell table:style-name="ce15" table:formula="of:=[.$T$23]/[.$N25]" office:value-type="float" office:value="65578.8953" calcext:value-type="float">
            <text:p>65579</text:p>
          </table:table-cell>
          <table:table-cell table:style-name="ce23" table:formula="of:=[.$T$23]/[.T25]" office:value-type="float" office:value="9.78796669671067" calcext:value-type="float">
            <text:p>9,79</text:p>
          </table:table-cell>
          <table:table-cell table:style-name="ce23" table:formula="of:=[.$T$24]/[.T25]" office:value-type="float" office:value="10.9605594864965" calcext:value-type="float">
            <text:p>10,96</text:p>
          </table:table-cell>
          <table:table-cell table:style-name="ce36" table:formula="of:=[.V25]/[.T25]" office:value-type="float" office:value="0.978796669671067" calcext:value-type="float">
            <text:p>0,9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56932" calcext:value-type="float">
            <text:p>9056932</text:p>
          </table:table-cell>
          <table:table-cell table:style-name="ce3" office:value-type="float" office:value="415241" calcext:value-type="float">
            <text:p>415241</text:p>
          </table:table-cell>
          <table:table-cell table:style-name="ce3" office:value-type="float" office:value="36211" calcext:value-type="float">
            <text:p>36211</text:p>
          </table:table-cell>
          <table:table-cell table:style-name="ce3" office:value-type="float" office:value="2261668" calcext:value-type="float">
            <text:p>2261668</text:p>
          </table:table-cell>
          <table:table-cell table:style-name="ce3" office:value-type="float" office:value="28838365" calcext:value-type="float">
            <text:p>28838365</text:p>
          </table:table-cell>
          <table:table-cell table:style-name="ce15" table:formula="of:=([.F26]+[.B26])/1000" office:value-type="float" office:value="37895.297" calcext:value-type="float">
            <text:p>37895</text:p>
          </table:table-cell>
          <table:table-cell table:style-name="ce15" table:formula="of:=([.D26]+[.E26])/1000" office:value-type="float" office:value="2297.879" calcext:value-type="float">
            <text:p>2298</text:p>
          </table:table-cell>
          <table:table-cell table:style-name="ce15" table:formula="of:=[.$G$23]/[.$A26]" office:value-type="float" office:value="26616.1251" calcext:value-type="float">
            <text:p>26616</text:p>
          </table:table-cell>
          <table:table-cell table:style-name="ce23" table:formula="of:=[.$G$23]/[.G26]" office:value-type="float" office:value="14.0471917135258" calcext:value-type="float">
            <text:p>14,05</text:p>
          </table:table-cell>
          <table:table-cell table:style-name="ce23" table:formula="of:=[.$G$24]/[.G26]" office:value-type="float" office:value="14.0683635755645" calcext:value-type="float">
            <text:p>14,07</text:p>
          </table:table-cell>
          <table:table-cell table:style-name="ce36" table:formula="of:=[.I26]/[.G26]" office:value-type="float" office:value="0.702359585676291" calcext:value-type="float">
            <text:p>0,70</text:p>
          </table:table-cell>
          <table:table-cell table:style-name="ce39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55470" calcext:value-type="float">
            <text:p>9055470</text:p>
          </table:table-cell>
          <table:table-cell table:style-name="ce3" office:value-type="float" office:value="415584" calcext:value-type="float">
            <text:p>415584</text:p>
          </table:table-cell>
          <table:table-cell table:style-name="ce3" office:value-type="float" office:value="6919" calcext:value-type="float">
            <text:p>6919</text:p>
          </table:table-cell>
          <table:table-cell table:style-name="ce3" office:value-type="float" office:value="216170" calcext:value-type="float">
            <text:p>216170</text:p>
          </table:table-cell>
          <table:table-cell table:style-name="ce3" office:value-type="float" office:value="27744505" calcext:value-type="float">
            <text:p>27744505</text:p>
          </table:table-cell>
          <table:table-cell table:style-name="ce15" table:formula="of:=([.S26]+[.O26])/1000" office:value-type="float" office:value="36799.975" calcext:value-type="float">
            <text:p>36800</text:p>
          </table:table-cell>
          <table:table-cell table:style-name="ce15" table:formula="of:=([.Q26]+[.R26])/1000" office:value-type="float" office:value="223.089" calcext:value-type="float">
            <text:p>223</text:p>
          </table:table-cell>
          <table:table-cell table:style-name="ce15" table:formula="of:=[.$T$23]/[.$N26]" office:value-type="float" office:value="32789.44765" calcext:value-type="float">
            <text:p>32789</text:p>
          </table:table-cell>
          <table:table-cell table:style-name="ce23" table:formula="of:=[.$T$23]/[.T26]" office:value-type="float" office:value="17.8203640899213" calcext:value-type="float">
            <text:p>17,82</text:p>
          </table:table-cell>
          <table:table-cell table:style-name="ce23" table:formula="of:=[.$T$24]/[.T26]" office:value-type="float" office:value="19.9552334750227" calcext:value-type="float">
            <text:p>19,96</text:p>
          </table:table-cell>
          <table:table-cell table:style-name="ce36" table:formula="of:=[.V26]/[.T26]" office:value-type="float" office:value="0.891018204496063" calcext:value-type="float">
            <text:p>0,8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58844" calcext:value-type="float">
            <text:p>9058844</text:p>
          </table:table-cell>
          <table:table-cell table:style-name="ce3" office:value-type="float" office:value="415519" calcext:value-type="float">
            <text:p>415519</text:p>
          </table:table-cell>
          <table:table-cell table:style-name="ce3" office:value-type="float" office:value="58407" calcext:value-type="float">
            <text:p>58407</text:p>
          </table:table-cell>
          <table:table-cell table:style-name="ce3" office:value-type="float" office:value="620466" calcext:value-type="float">
            <text:p>620466</text:p>
          </table:table-cell>
          <table:table-cell table:style-name="ce3" office:value-type="float" office:value="18498868" calcext:value-type="float">
            <text:p>18498868</text:p>
          </table:table-cell>
          <table:table-cell table:style-name="ce15" table:formula="of:=([.F27]+[.B27])/1000" office:value-type="float" office:value="27557.712" calcext:value-type="float">
            <text:p>27558</text:p>
          </table:table-cell>
          <table:table-cell table:style-name="ce15" table:formula="of:=([.D27]+[.E27])/1000" office:value-type="float" office:value="678.873" calcext:value-type="float">
            <text:p>679</text:p>
          </table:table-cell>
          <table:table-cell table:style-name="ce15" table:formula="of:=[.$G$23]/[.$A27]" office:value-type="float" office:value="17744.0834" calcext:value-type="float">
            <text:p>17744</text:p>
          </table:table-cell>
          <table:table-cell table:style-name="ce23" table:formula="of:=[.$G$23]/[.G27]" office:value-type="float" office:value="19.3166436313726" calcext:value-type="float">
            <text:p>19,32</text:p>
          </table:table-cell>
          <table:table-cell table:style-name="ce23" table:formula="of:=[.$G$24]/[.G27]" office:value-type="float" office:value="19.3457575868418" calcext:value-type="float">
            <text:p>19,35</text:p>
          </table:table-cell>
          <table:table-cell table:style-name="ce36" table:formula="of:=[.I27]/[.G27]" office:value-type="float" office:value="0.643888121045753" calcext:value-type="float">
            <text:p>0,64</text:p>
          </table:table-cell>
          <table:table-cell table:style-name="ce39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55654" calcext:value-type="float">
            <text:p>9055654</text:p>
          </table:table-cell>
          <table:table-cell table:style-name="ce3" office:value-type="float" office:value="420067" calcext:value-type="float">
            <text:p>420067</text:p>
          </table:table-cell>
          <table:table-cell table:style-name="ce3" office:value-type="float" office:value="10152" calcext:value-type="float">
            <text:p>10152</text:p>
          </table:table-cell>
          <table:table-cell table:style-name="ce3" office:value-type="float" office:value="305771" calcext:value-type="float">
            <text:p>305771</text:p>
          </table:table-cell>
          <table:table-cell table:style-name="ce3" office:value-type="float" office:value="19328722" calcext:value-type="float">
            <text:p>19328722</text:p>
          </table:table-cell>
          <table:table-cell table:style-name="ce15" table:formula="of:=([.S27]+[.O27])/1000" office:value-type="float" office:value="28384.376" calcext:value-type="float">
            <text:p>28384</text:p>
          </table:table-cell>
          <table:table-cell table:style-name="ce15" table:formula="of:=([.Q27]+[.R27])/1000" office:value-type="float" office:value="315.923" calcext:value-type="float">
            <text:p>316</text:p>
          </table:table-cell>
          <table:table-cell table:style-name="ce15" table:formula="of:=[.$T$23]/[.$N27]" office:value-type="float" office:value="21859.6317666667" calcext:value-type="float">
            <text:p>21860</text:p>
          </table:table-cell>
          <table:table-cell table:style-name="ce23" table:formula="of:=[.$T$23]/[.T27]" office:value-type="float" office:value="23.1038706998526" calcext:value-type="float">
            <text:p>23,10</text:p>
          </table:table-cell>
          <table:table-cell table:style-name="ce23" table:formula="of:=[.$T$24]/[.T27]" office:value-type="float" office:value="25.8717011429105" calcext:value-type="float">
            <text:p>25,87</text:p>
          </table:table-cell>
          <table:table-cell table:style-name="ce36" table:formula="of:=[.V27]/[.T27]" office:value-type="float" office:value="0.770129023328421" calcext:value-type="float">
            <text:p>0,77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57919" calcext:value-type="float">
            <text:p>9057919</text:p>
          </table:table-cell>
          <table:table-cell table:style-name="ce3" office:value-type="float" office:value="430037" calcext:value-type="float">
            <text:p>430037</text:p>
          </table:table-cell>
          <table:table-cell table:style-name="ce3" office:value-type="float" office:value="77087" calcext:value-type="float">
            <text:p>77087</text:p>
          </table:table-cell>
          <table:table-cell table:style-name="ce3" office:value-type="float" office:value="1655374" calcext:value-type="float">
            <text:p>1655374</text:p>
          </table:table-cell>
          <table:table-cell table:style-name="ce3" office:value-type="float" office:value="15558016" calcext:value-type="float">
            <text:p>15558016</text:p>
          </table:table-cell>
          <table:table-cell table:style-name="ce15" table:formula="of:=([.F28]+[.B28])/1000" office:value-type="float" office:value="24615.935" calcext:value-type="float">
            <text:p>24616</text:p>
          </table:table-cell>
          <table:table-cell table:style-name="ce15" table:formula="of:=([.D28]+[.E28])/1000" office:value-type="float" office:value="1732.461" calcext:value-type="float">
            <text:p>1732</text:p>
          </table:table-cell>
          <table:table-cell table:style-name="ce15" table:formula="of:=[.$G$23]/[.$A28]" office:value-type="float" office:value="13308.06255" calcext:value-type="float">
            <text:p>13308</text:p>
          </table:table-cell>
          <table:table-cell table:style-name="ce23" table:formula="of:=[.$G$23]/[.G28]" office:value-type="float" office:value="21.6251181196245" calcext:value-type="float">
            <text:p>21,63</text:p>
          </table:table-cell>
          <table:table-cell table:style-name="ce23" table:formula="of:=[.$G$24]/[.G28]" office:value-type="float" office:value="21.6577113971092" calcext:value-type="float">
            <text:p>21,66</text:p>
          </table:table-cell>
          <table:table-cell table:style-name="ce36" table:formula="of:=[.I28]/[.G28]" office:value-type="float" office:value="0.540627952990613" calcext:value-type="float">
            <text:p>0,54</text:p>
          </table:table-cell>
          <table:table-cell table:style-name="ce39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80882" calcext:value-type="float">
            <text:p>9480882</text:p>
          </table:table-cell>
          <table:table-cell table:style-name="ce3" office:value-type="float" office:value="425965" calcext:value-type="float">
            <text:p>425965</text:p>
          </table:table-cell>
          <table:table-cell table:style-name="ce3" office:value-type="float" office:value="13715" calcext:value-type="float">
            <text:p>13715</text:p>
          </table:table-cell>
          <table:table-cell table:style-name="ce3" office:value-type="float" office:value="783872" calcext:value-type="float">
            <text:p>783872</text:p>
          </table:table-cell>
          <table:table-cell table:style-name="ce3" office:value-type="float" office:value="15317575" calcext:value-type="float">
            <text:p>15317575</text:p>
          </table:table-cell>
          <table:table-cell table:style-name="ce15" table:formula="of:=([.S28]+[.O28])/1000" office:value-type="float" office:value="24798.457" calcext:value-type="float">
            <text:p>24798</text:p>
          </table:table-cell>
          <table:table-cell table:style-name="ce15" table:formula="of:=([.Q28]+[.R28])/1000" office:value-type="float" office:value="797.587" calcext:value-type="float">
            <text:p>798</text:p>
          </table:table-cell>
          <table:table-cell table:style-name="ce15" table:formula="of:=[.$T$23]/[.$N28]" office:value-type="float" office:value="16394.723825" calcext:value-type="float">
            <text:p>16395</text:p>
          </table:table-cell>
          <table:table-cell table:style-name="ce23" table:formula="of:=[.$T$23]/[.T28]" office:value-type="float" office:value="26.4447482760722" calcext:value-type="float">
            <text:p>26,44</text:p>
          </table:table-cell>
          <table:table-cell table:style-name="ce23" table:formula="of:=[.$T$24]/[.T28]" office:value-type="float" office:value="29.6128139343508" calcext:value-type="float">
            <text:p>29,61</text:p>
          </table:table-cell>
          <table:table-cell table:style-name="ce36" table:formula="of:=[.V28]/[.T28]" office:value-type="float" office:value="0.661118706901805" calcext:value-type="float">
            <text:p>0,66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57527" calcext:value-type="float">
            <text:p>9057527</text:p>
          </table:table-cell>
          <table:table-cell table:style-name="ce3" office:value-type="float" office:value="434980" calcext:value-type="float">
            <text:p>434980</text:p>
          </table:table-cell>
          <table:table-cell table:style-name="ce3" office:value-type="float" office:value="89792" calcext:value-type="float">
            <text:p>89792</text:p>
          </table:table-cell>
          <table:table-cell table:style-name="ce3" office:value-type="float" office:value="1032670" calcext:value-type="float">
            <text:p>1032670</text:p>
          </table:table-cell>
          <table:table-cell table:style-name="ce3" office:value-type="float" office:value="11989057" calcext:value-type="float">
            <text:p>11989057</text:p>
          </table:table-cell>
          <table:table-cell table:style-name="ce15" table:formula="of:=([.F29]+[.B29])/1000" office:value-type="float" office:value="21046.584" calcext:value-type="float">
            <text:p>21047</text:p>
          </table:table-cell>
          <table:table-cell table:style-name="ce15" table:formula="of:=([.D29]+[.E29])/1000" office:value-type="float" office:value="1122.462" calcext:value-type="float">
            <text:p>1122</text:p>
          </table:table-cell>
          <table:table-cell table:style-name="ce15" table:formula="of:=[.$G$23]/[.$A29]" office:value-type="float" office:value="10646.45004" calcext:value-type="float">
            <text:p>10646</text:p>
          </table:table-cell>
          <table:table-cell table:style-name="ce23" table:formula="of:=[.$G$23]/[.G29]" office:value-type="float" office:value="25.2925843927927" calcext:value-type="float">
            <text:p>25,29</text:p>
          </table:table-cell>
          <table:table-cell table:style-name="ce23" table:formula="of:=[.$G$24]/[.G29]" office:value-type="float" office:value="25.3307052583925" calcext:value-type="float">
            <text:p>25,33</text:p>
          </table:table-cell>
          <table:table-cell table:style-name="ce36" table:formula="of:=[.I29]/[.G29]" office:value-type="float" office:value="0.505851687855853" calcext:value-type="float">
            <text:p>0,51</text:p>
          </table:table-cell>
          <table:table-cell table:style-name="ce39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160831" calcext:value-type="float">
            <text:p>9160831</text:p>
          </table:table-cell>
          <table:table-cell table:style-name="ce3" office:value-type="float" office:value="435663" calcext:value-type="float">
            <text:p>435663</text:p>
          </table:table-cell>
          <table:table-cell table:style-name="ce3" office:value-type="float" office:value="17039" calcext:value-type="float">
            <text:p>17039</text:p>
          </table:table-cell>
          <table:table-cell table:style-name="ce3" office:value-type="float" office:value="401211" calcext:value-type="float">
            <text:p>401211</text:p>
          </table:table-cell>
          <table:table-cell table:style-name="ce3" office:value-type="float" office:value="11827406" calcext:value-type="float">
            <text:p>11827406</text:p>
          </table:table-cell>
          <table:table-cell table:style-name="ce15" table:formula="of:=([.S29]+[.O29])/1000" office:value-type="float" office:value="20988.237" calcext:value-type="float">
            <text:p>20988</text:p>
          </table:table-cell>
          <table:table-cell table:style-name="ce15" table:formula="of:=([.Q29]+[.R29])/1000" office:value-type="float" office:value="418.25" calcext:value-type="float">
            <text:p>418</text:p>
          </table:table-cell>
          <table:table-cell table:style-name="ce15" table:formula="of:=[.$T$23]/[.$N29]" office:value-type="float" office:value="13115.77906" calcext:value-type="float">
            <text:p>13116</text:p>
          </table:table-cell>
          <table:table-cell table:style-name="ce23" table:formula="of:=[.$T$23]/[.T29]" office:value-type="float" office:value="31.2455473511186" calcext:value-type="float">
            <text:p>31,25</text:p>
          </table:table-cell>
          <table:table-cell table:style-name="ce23" table:formula="of:=[.$T$24]/[.T29]" office:value-type="float" office:value="34.9887459818564" calcext:value-type="float">
            <text:p>34,99</text:p>
          </table:table-cell>
          <table:table-cell table:style-name="ce36" table:formula="of:=[.V29]/[.T29]" office:value-type="float" office:value="0.624910947022372" calcext:value-type="float">
            <text:p>0,62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57594" calcext:value-type="float">
            <text:p>9057594</text:p>
          </table:table-cell>
          <table:table-cell table:style-name="ce3" office:value-type="float" office:value="466027" calcext:value-type="float">
            <text:p>466027</text:p>
          </table:table-cell>
          <table:table-cell table:style-name="ce3" office:value-type="float" office:value="95768" calcext:value-type="float">
            <text:p>95768</text:p>
          </table:table-cell>
          <table:table-cell table:style-name="ce3" office:value-type="float" office:value="1057865" calcext:value-type="float">
            <text:p>1057865</text:p>
          </table:table-cell>
          <table:table-cell table:style-name="ce3" office:value-type="float" office:value="10478112" calcext:value-type="float">
            <text:p>10478112</text:p>
          </table:table-cell>
          <table:table-cell table:style-name="ce15" table:formula="of:=([.F30]+[.B30])/1000" office:value-type="float" office:value="19535.706" calcext:value-type="float">
            <text:p>19536</text:p>
          </table:table-cell>
          <table:table-cell table:style-name="ce15" table:formula="of:=([.D30]+[.E30])/1000" office:value-type="float" office:value="1153.633" calcext:value-type="float">
            <text:p>1154</text:p>
          </table:table-cell>
          <table:table-cell table:style-name="ce15" table:formula="of:=[.$G$23]/[.$A30]" office:value-type="float" office:value="8872.0417" calcext:value-type="float">
            <text:p>8872</text:p>
          </table:table-cell>
          <table:table-cell table:style-name="ce23" table:formula="of:=[.$G$23]/[.G30]" office:value-type="float" office:value="27.2486953888434" calcext:value-type="float">
            <text:p>27,25</text:p>
          </table:table-cell>
          <table:table-cell table:style-name="ce23" table:formula="of:=[.$G$24]/[.G30]" office:value-type="float" office:value="27.2897644958416" calcext:value-type="float">
            <text:p>27,29</text:p>
          </table:table-cell>
          <table:table-cell table:style-name="ce36" table:formula="of:=[.I30]/[.G30]" office:value-type="float" office:value="0.45414492314739" calcext:value-type="float">
            <text:p>0,45</text:p>
          </table:table-cell>
          <table:table-cell table:style-name="ce39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57199" calcext:value-type="float">
            <text:p>9057199</text:p>
          </table:table-cell>
          <table:table-cell table:style-name="ce3" office:value-type="float" office:value="434752" calcext:value-type="float">
            <text:p>434752</text:p>
          </table:table-cell>
          <table:table-cell table:style-name="ce3" office:value-type="float" office:value="20914" calcext:value-type="float">
            <text:p>20914</text:p>
          </table:table-cell>
          <table:table-cell table:style-name="ce3" office:value-type="float" office:value="1155919" calcext:value-type="float">
            <text:p>1155919</text:p>
          </table:table-cell>
          <table:table-cell table:style-name="ce3" office:value-type="float" office:value="11031609" calcext:value-type="float">
            <text:p>11031609</text:p>
          </table:table-cell>
          <table:table-cell table:style-name="ce15" table:formula="of:=([.S30]+[.O30])/1000" office:value-type="float" office:value="20088.808" calcext:value-type="float">
            <text:p>20089</text:p>
          </table:table-cell>
          <table:table-cell table:style-name="ce15" table:formula="of:=([.Q30]+[.R30])/1000" office:value-type="float" office:value="1176.833" calcext:value-type="float">
            <text:p>1177</text:p>
          </table:table-cell>
          <table:table-cell table:style-name="ce15" table:formula="of:=[.$T$23]/[.$N30]" office:value-type="float" office:value="10929.8158833333" calcext:value-type="float">
            <text:p>10930</text:p>
          </table:table-cell>
          <table:table-cell table:style-name="ce23" table:formula="of:=[.$T$23]/[.T30]" office:value-type="float" office:value="32.6444930430914" calcext:value-type="float">
            <text:p>32,64</text:p>
          </table:table-cell>
          <table:table-cell table:style-name="ce23" table:formula="of:=[.$T$24]/[.T30]" office:value-type="float" office:value="36.5552845644201" calcext:value-type="float">
            <text:p>36,56</text:p>
          </table:table-cell>
          <table:table-cell table:style-name="ce36" table:formula="of:=[.V30]/[.T30]" office:value-type="float" office:value="0.544074884051524" calcext:value-type="float">
            <text:p>0,54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57193" calcext:value-type="float">
            <text:p>9057193</text:p>
          </table:table-cell>
          <table:table-cell table:style-name="ce3" office:value-type="float" office:value="468918" calcext:value-type="float">
            <text:p>468918</text:p>
          </table:table-cell>
          <table:table-cell table:style-name="ce3" office:value-type="float" office:value="106507" calcext:value-type="float">
            <text:p>106507</text:p>
          </table:table-cell>
          <table:table-cell table:style-name="ce3" office:value-type="float" office:value="1257116" calcext:value-type="float">
            <text:p>1257116</text:p>
          </table:table-cell>
          <table:table-cell table:style-name="ce3" office:value-type="float" office:value="9375268" calcext:value-type="float">
            <text:p>9375268</text:p>
          </table:table-cell>
          <table:table-cell table:style-name="ce15" table:formula="of:=([.F31]+[.B31])/1000" office:value-type="float" office:value="18432.461" calcext:value-type="float">
            <text:p>18432</text:p>
          </table:table-cell>
          <table:table-cell table:style-name="ce15" table:formula="of:=([.D31]+[.E31])/1000" office:value-type="float" office:value="1363.623" calcext:value-type="float">
            <text:p>1364</text:p>
          </table:table-cell>
          <table:table-cell table:style-name="ce15" table:formula="of:=[.$G$23]/[.$A31]" office:value-type="float" office:value="7604.60717142857" calcext:value-type="float">
            <text:p>7605</text:p>
          </table:table-cell>
          <table:table-cell table:style-name="ce23" table:formula="of:=[.$G$23]/[.G31]" office:value-type="float" office:value="28.8796217716126" calcext:value-type="float">
            <text:p>28,88</text:p>
          </table:table-cell>
          <table:table-cell table:style-name="ce23" table:formula="of:=[.$G$24]/[.G31]" office:value-type="float" office:value="28.923149003272" calcext:value-type="float">
            <text:p>28,92</text:p>
          </table:table-cell>
          <table:table-cell table:style-name="ce36" table:formula="of:=[.I31]/[.G31]" office:value-type="float" office:value="0.412566025308751" calcext:value-type="float">
            <text:p>0,41</text:p>
          </table:table-cell>
          <table:table-cell table:style-name="ce39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57041" calcext:value-type="float">
            <text:p>9057041</text:p>
          </table:table-cell>
          <table:table-cell table:style-name="ce3" office:value-type="float" office:value="438396" calcext:value-type="float">
            <text:p>438396</text:p>
          </table:table-cell>
          <table:table-cell table:style-name="ce3" office:value-type="float" office:value="24527" calcext:value-type="float">
            <text:p>24527</text:p>
          </table:table-cell>
          <table:table-cell table:style-name="ce3" office:value-type="float" office:value="984241" calcext:value-type="float">
            <text:p>984241</text:p>
          </table:table-cell>
          <table:table-cell table:style-name="ce3" office:value-type="float" office:value="9371404" calcext:value-type="float">
            <text:p>9371404</text:p>
          </table:table-cell>
          <table:table-cell table:style-name="ce15" table:formula="of:=([.S31]+[.O31])/1000" office:value-type="float" office:value="18428.445" calcext:value-type="float">
            <text:p>18428</text:p>
          </table:table-cell>
          <table:table-cell table:style-name="ce15" table:formula="of:=([.Q31]+[.R31])/1000" office:value-type="float" office:value="1008.768" calcext:value-type="float">
            <text:p>1009</text:p>
          </table:table-cell>
          <table:table-cell table:style-name="ce15" table:formula="of:=[.$T$23]/[.$N31]" office:value-type="float" office:value="9368.41361428571" calcext:value-type="float">
            <text:p>9368</text:p>
          </table:table-cell>
          <table:table-cell table:style-name="ce23" table:formula="of:=[.$T$23]/[.T31]" office:value-type="float" office:value="35.5856911964086" calcext:value-type="float">
            <text:p>35,59</text:p>
          </table:table-cell>
          <table:table-cell table:style-name="ce23" table:formula="of:=[.$T$24]/[.T31]" office:value-type="float" office:value="39.8488365675997" calcext:value-type="float">
            <text:p>39,85</text:p>
          </table:table-cell>
          <table:table-cell table:style-name="ce36" table:formula="of:=[.V31]/[.T31]" office:value-type="float" office:value="0.508367017091551" calcext:value-type="float">
            <text:p>0,51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56896" calcext:value-type="float">
            <text:p>9056896</text:p>
          </table:table-cell>
          <table:table-cell table:style-name="ce3" office:value-type="float" office:value="469072" calcext:value-type="float">
            <text:p>469072</text:p>
          </table:table-cell>
          <table:table-cell table:style-name="ce3" office:value-type="float" office:value="114017" calcext:value-type="float">
            <text:p>114017</text:p>
          </table:table-cell>
          <table:table-cell table:style-name="ce3" office:value-type="float" office:value="1410574" calcext:value-type="float">
            <text:p>1410574</text:p>
          </table:table-cell>
          <table:table-cell table:style-name="ce3" office:value-type="float" office:value="8585907" calcext:value-type="float">
            <text:p>8585907</text:p>
          </table:table-cell>
          <table:table-cell table:style-name="ce15" table:formula="of:=([.F32]+[.B32])/1000" office:value-type="float" office:value="17642.803" calcext:value-type="float">
            <text:p>17643</text:p>
          </table:table-cell>
          <table:table-cell table:style-name="ce15" table:formula="of:=([.D32]+[.E32])/1000" office:value-type="float" office:value="1524.591" calcext:value-type="float">
            <text:p>1525</text:p>
          </table:table-cell>
          <table:table-cell table:style-name="ce15" table:formula="of:=[.$G$23]/[.$A32]" office:value-type="float" office:value="6654.031275" calcext:value-type="float">
            <text:p>6654</text:p>
          </table:table-cell>
          <table:table-cell table:style-name="ce23" table:formula="of:=[.$G$23]/[.G32]" office:value-type="float" office:value="30.1722182127182" calcext:value-type="float">
            <text:p>30,17</text:p>
          </table:table-cell>
          <table:table-cell table:style-name="ce23" table:formula="of:=[.$G$24]/[.G32]" office:value-type="float" office:value="30.2176936397238" calcext:value-type="float">
            <text:p>30,22</text:p>
          </table:table-cell>
          <table:table-cell table:style-name="ce36" table:formula="of:=[.I32]/[.G32]" office:value-type="float" office:value="0.377152727658978" calcext:value-type="float">
            <text:p>0,38</text:p>
          </table:table-cell>
          <table:table-cell table:style-name="ce39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57069" calcext:value-type="float">
            <text:p>9057069</text:p>
          </table:table-cell>
          <table:table-cell table:style-name="ce3" office:value-type="float" office:value="443640" calcext:value-type="float">
            <text:p>443640</text:p>
          </table:table-cell>
          <table:table-cell table:style-name="ce3" office:value-type="float" office:value="28828" calcext:value-type="float">
            <text:p>28828</text:p>
          </table:table-cell>
          <table:table-cell table:style-name="ce3" office:value-type="float" office:value="1880732" calcext:value-type="float">
            <text:p>1880732</text:p>
          </table:table-cell>
          <table:table-cell table:style-name="ce3" office:value-type="float" office:value="9354843" calcext:value-type="float">
            <text:p>9354843</text:p>
          </table:table-cell>
          <table:table-cell table:style-name="ce15" table:formula="of:=([.S32]+[.O32])/1000" office:value-type="float" office:value="18411.912" calcext:value-type="float">
            <text:p>18412</text:p>
          </table:table-cell>
          <table:table-cell table:style-name="ce15" table:formula="of:=([.Q32]+[.R32])/1000" office:value-type="float" office:value="1909.56" calcext:value-type="float">
            <text:p>1910</text:p>
          </table:table-cell>
          <table:table-cell table:style-name="ce15" table:formula="of:=[.$T$23]/[.$N32]" office:value-type="float" office:value="8197.3619125" calcext:value-type="float">
            <text:p>8197</text:p>
          </table:table-cell>
          <table:table-cell table:style-name="ce23" table:formula="of:=[.$T$23]/[.T32]" office:value-type="float" office:value="35.6176454134693" calcext:value-type="float">
            <text:p>35,62</text:p>
          </table:table-cell>
          <table:table-cell table:style-name="ce23" table:formula="of:=[.$T$24]/[.T32]" office:value-type="float" office:value="39.8846188815154" calcext:value-type="float">
            <text:p>39,88</text:p>
          </table:table-cell>
          <table:table-cell table:style-name="ce36" table:formula="of:=[.V32]/[.T32]" office:value-type="float" office:value="0.445220567668366" calcext:value-type="float">
            <text:p>0,45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9057004" calcext:value-type="float">
            <text:p>9057004</text:p>
          </table:table-cell>
          <table:table-cell table:style-name="ce3" office:value-type="float" office:value="466995" calcext:value-type="float">
            <text:p>466995</text:p>
          </table:table-cell>
          <table:table-cell table:style-name="ce3" office:value-type="float" office:value="118585" calcext:value-type="float">
            <text:p>118585</text:p>
          </table:table-cell>
          <table:table-cell table:style-name="ce3" office:value-type="float" office:value="1624241" calcext:value-type="float">
            <text:p>1624241</text:p>
          </table:table-cell>
          <table:table-cell table:style-name="ce3" office:value-type="float" office:value="8078160" calcext:value-type="float">
            <text:p>8078160</text:p>
          </table:table-cell>
          <table:table-cell table:style-name="ce15" table:formula="of:=([.F33]+[.B33])/1000" office:value-type="float" office:value="17135.164" calcext:value-type="float">
            <text:p>17135</text:p>
          </table:table-cell>
          <table:table-cell table:style-name="ce15" table:formula="of:=([.D33]+[.E33])/1000" office:value-type="float" office:value="1742.826" calcext:value-type="float">
            <text:p>1743</text:p>
          </table:table-cell>
          <table:table-cell table:style-name="ce15" table:formula="of:=[.$G$23]/[.$A33]" office:value-type="float" office:value="5914.69446666667" calcext:value-type="float">
            <text:p>5915</text:p>
          </table:table-cell>
          <table:table-cell table:style-name="ce23" table:formula="of:=[.$G$23]/[.G33]" office:value-type="float" office:value="31.0660873744774" calcext:value-type="float">
            <text:p>31,07</text:p>
          </table:table-cell>
          <table:table-cell table:style-name="ce23" table:formula="of:=[.$G$24]/[.G33]" office:value-type="float" office:value="31.1129100369276" calcext:value-type="float">
            <text:p>31,11</text:p>
          </table:table-cell>
          <table:table-cell table:style-name="ce36" table:formula="of:=[.I33]/[.G33]" office:value-type="float" office:value="0.345178748605305" calcext:value-type="float">
            <text:p>0,35</text:p>
          </table:table-cell>
          <table:table-cell table:style-name="ce39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9057556" calcext:value-type="float">
            <text:p>9057556</text:p>
          </table:table-cell>
          <table:table-cell table:style-name="ce3" office:value-type="float" office:value="445560" calcext:value-type="float">
            <text:p>445560</text:p>
          </table:table-cell>
          <table:table-cell table:style-name="ce3" office:value-type="float" office:value="33485" calcext:value-type="float">
            <text:p>33485</text:p>
          </table:table-cell>
          <table:table-cell table:style-name="ce3" office:value-type="float" office:value="1345197" calcext:value-type="float">
            <text:p>1345197</text:p>
          </table:table-cell>
          <table:table-cell table:style-name="ce3" office:value-type="float" office:value="7974573" calcext:value-type="float">
            <text:p>7974573</text:p>
          </table:table-cell>
          <table:table-cell table:style-name="ce15" table:formula="of:=([.S33]+[.O33])/1000" office:value-type="float" office:value="17032.129" calcext:value-type="float">
            <text:p>17032</text:p>
          </table:table-cell>
          <table:table-cell table:style-name="ce15" table:formula="of:=([.Q33]+[.R33])/1000" office:value-type="float" office:value="1378.682" calcext:value-type="float">
            <text:p>1379</text:p>
          </table:table-cell>
          <table:table-cell table:style-name="ce15" table:formula="of:=[.$T$23]/[.$N33]" office:value-type="float" office:value="7286.54392222222" calcext:value-type="float">
            <text:p>7287</text:p>
          </table:table-cell>
          <table:table-cell table:style-name="ce23" table:formula="of:=[.$T$23]/[.T33]" office:value-type="float" office:value="38.5030522608184" calcext:value-type="float">
            <text:p>38,50</text:p>
          </table:table-cell>
          <table:table-cell table:style-name="ce23" table:formula="of:=[.$T$24]/[.T33]" office:value-type="float" office:value="43.1156958123086" calcext:value-type="float">
            <text:p>43,12</text:p>
          </table:table-cell>
          <table:table-cell table:style-name="ce36" table:formula="of:=[.V33]/[.T33]" office:value-type="float" office:value="0.427811691786871" calcext:value-type="float">
            <text:p>0,43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57158" calcext:value-type="float">
            <text:p>9057158</text:p>
          </table:table-cell>
          <table:table-cell table:style-name="ce3" office:value-type="float" office:value="469296" calcext:value-type="float">
            <text:p>469296</text:p>
          </table:table-cell>
          <table:table-cell table:style-name="ce3" office:value-type="float" office:value="127958" calcext:value-type="float">
            <text:p>127958</text:p>
          </table:table-cell>
          <table:table-cell table:style-name="ce3" office:value-type="float" office:value="1601236" calcext:value-type="float">
            <text:p>1601236</text:p>
          </table:table-cell>
          <table:table-cell table:style-name="ce3" office:value-type="float" office:value="7386951" calcext:value-type="float">
            <text:p>7386951</text:p>
          </table:table-cell>
          <table:table-cell table:style-name="ce15" table:formula="of:=([.F34]+[.B34])/1000" office:value-type="float" office:value="16444.109" calcext:value-type="float">
            <text:p>16444</text:p>
          </table:table-cell>
          <table:table-cell table:style-name="ce15" table:formula="of:=([.D34]+[.E34])/1000" office:value-type="float" office:value="1729.194" calcext:value-type="float">
            <text:p>1729</text:p>
          </table:table-cell>
          <table:table-cell table:style-name="ce15" table:formula="of:=[.$G$23]/[.$A34]" office:value-type="float" office:value="5323.22502" calcext:value-type="float">
            <text:p>5323</text:p>
          </table:table-cell>
          <table:table-cell table:style-name="ce23" table:formula="of:=[.$G$23]/[.G34]" office:value-type="float" office:value="32.3716232968293" calcext:value-type="float">
            <text:p>32,37</text:p>
          </table:table-cell>
          <table:table-cell table:style-name="ce23" table:formula="of:=[.$G$24]/[.G34]" office:value-type="float" office:value="32.4204136569516" calcext:value-type="float">
            <text:p>32,42</text:p>
          </table:table-cell>
          <table:table-cell table:style-name="ce36" table:formula="of:=[.I34]/[.G34]" office:value-type="float" office:value="0.323716232968293" calcext:value-type="float">
            <text:p>0,32</text:p>
          </table:table-cell>
          <table:table-cell table:style-name="ce39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56632" calcext:value-type="float">
            <text:p>9056632</text:p>
          </table:table-cell>
          <table:table-cell table:style-name="ce3" office:value-type="float" office:value="448766" calcext:value-type="float">
            <text:p>448766</text:p>
          </table:table-cell>
          <table:table-cell table:style-name="ce3" office:value-type="float" office:value="37462" calcext:value-type="float">
            <text:p>37462</text:p>
          </table:table-cell>
          <table:table-cell table:style-name="ce3" office:value-type="float" office:value="1414279" calcext:value-type="float">
            <text:p>1414279</text:p>
          </table:table-cell>
          <table:table-cell table:style-name="ce3" office:value-type="float" office:value="7560868" calcext:value-type="float">
            <text:p>7560868</text:p>
          </table:table-cell>
          <table:table-cell table:style-name="ce15" table:formula="of:=([.S34]+[.O34])/1000" office:value-type="float" office:value="16617.5" calcext:value-type="float">
            <text:p>16618</text:p>
          </table:table-cell>
          <table:table-cell table:style-name="ce15" table:formula="of:=([.Q34]+[.R34])/1000" office:value-type="float" office:value="1451.741" calcext:value-type="float">
            <text:p>1452</text:p>
          </table:table-cell>
          <table:table-cell table:style-name="ce15" table:formula="of:=[.$T$23]/[.$N34]" office:value-type="float" office:value="6557.88953" calcext:value-type="float">
            <text:p>6558</text:p>
          </table:table-cell>
          <table:table-cell table:style-name="ce23" table:formula="of:=[.$T$23]/[.T34]" office:value-type="float" office:value="39.4637552580111" calcext:value-type="float">
            <text:p>39,46</text:p>
          </table:table-cell>
          <table:table-cell table:style-name="ce23" table:formula="of:=[.$T$24]/[.T34]" office:value-type="float" office:value="44.1914904769069" calcext:value-type="float">
            <text:p>44,19</text:p>
          </table:table-cell>
          <table:table-cell table:style-name="ce36" table:formula="of:=[.V34]/[.T34]" office:value-type="float" office:value="0.394637552580111" calcext:value-type="float">
            <text:p>0,39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057790" calcext:value-type="float">
            <text:p>9057790</text:p>
          </table:table-cell>
          <table:table-cell table:style-name="ce4" office:value-type="float" office:value="473746" calcext:value-type="float">
            <text:p>473746</text:p>
          </table:table-cell>
          <table:table-cell table:style-name="ce4" office:value-type="float" office:value="133673" calcext:value-type="float">
            <text:p>133673</text:p>
          </table:table-cell>
          <table:table-cell table:style-name="ce4" office:value-type="float" office:value="1583421" calcext:value-type="float">
            <text:p>1583421</text:p>
          </table:table-cell>
          <table:table-cell table:style-name="ce4" office:value-type="float" office:value="6926743" calcext:value-type="float">
            <text:p>6926743</text:p>
          </table:table-cell>
          <table:table-cell table:style-name="ce16" table:formula="of:=([.F35]+[.B35])/1000" office:value-type="float" office:value="15984.533" calcext:value-type="float">
            <text:p>15985</text:p>
          </table:table-cell>
          <table:table-cell table:style-name="ce16" table:formula="of:=([.D35]+[.E35])/1000" office:value-type="float" office:value="1717.094" calcext:value-type="float">
            <text:p>1717</text:p>
          </table:table-cell>
          <table:table-cell table:style-name="ce16" table:formula="of:=[.$G$23]/[.$A35]" office:value-type="float" office:value="4839.29547272727" calcext:value-type="float">
            <text:p>4839</text:p>
          </table:table-cell>
          <table:table-cell table:style-name="ce24" table:formula="of:=[.$G$23]/[.G35]" office:value-type="float" office:value="33.3023493398274" calcext:value-type="float">
            <text:p>33,30</text:p>
          </table:table-cell>
          <table:table-cell table:style-name="ce24" table:formula="of:=[.$G$24]/[.G35]" office:value-type="float" office:value="33.3525424859144" calcext:value-type="float">
            <text:p>33,35</text:p>
          </table:table-cell>
          <table:table-cell table:style-name="ce37" table:formula="of:=[.I35]/[.G35]" office:value-type="float" office:value="0.302748630362068" calcext:value-type="float">
            <text:p>0,30</text:p>
          </table:table-cell>
          <table:table-cell table:style-name="ce39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9056174" calcext:value-type="float">
            <text:p>9056174</text:p>
          </table:table-cell>
          <table:table-cell table:style-name="ce6" office:value-type="float" office:value="447266" calcext:value-type="float">
            <text:p>447266</text:p>
          </table:table-cell>
          <table:table-cell table:style-name="ce6" office:value-type="float" office:value="43357" calcext:value-type="float">
            <text:p>43357</text:p>
          </table:table-cell>
          <table:table-cell table:style-name="ce6" office:value-type="float" office:value="1659815" calcext:value-type="float">
            <text:p>1659815</text:p>
          </table:table-cell>
          <table:table-cell table:style-name="ce6" office:value-type="float" office:value="7587483" calcext:value-type="float">
            <text:p>7587483</text:p>
          </table:table-cell>
          <table:table-cell table:style-name="ce17" table:formula="of:=([.S35]+[.O35])/1000" office:value-type="float" office:value="16643.657" calcext:value-type="float">
            <text:p>16644</text:p>
          </table:table-cell>
          <table:table-cell table:style-name="ce17" table:formula="of:=([.Q35]+[.R35])/1000" office:value-type="float" office:value="1703.172" calcext:value-type="float">
            <text:p>1703</text:p>
          </table:table-cell>
          <table:table-cell table:style-name="ce15" table:formula="of:=[.$T$23]/[.$N35]" office:value-type="float" office:value="5961.71775454545" calcext:value-type="float">
            <text:p>5962</text:p>
          </table:table-cell>
          <table:table-cell table:style-name="ce23" table:formula="of:=[.$T$23]/[.T35]" office:value-type="float" office:value="39.4017344265146" calcext:value-type="float">
            <text:p>39,40</text:p>
          </table:table-cell>
          <table:table-cell table:style-name="ce23" table:formula="of:=[.$T$24]/[.T35]" office:value-type="float" office:value="44.1220395854108" calcext:value-type="float">
            <text:p>44,12</text:p>
          </table:table-cell>
          <table:table-cell table:style-name="ce36" table:formula="of:=[.V35]/[.T35]" office:value-type="float" office:value="0.358197585695587" calcext:value-type="float">
            <text:p>0,36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56763" calcext:value-type="float">
            <text:p>9056763</text:p>
          </table:table-cell>
          <table:table-cell table:style-name="ce3" office:value-type="float" office:value="492549" calcext:value-type="float">
            <text:p>492549</text:p>
          </table:table-cell>
          <table:table-cell table:style-name="ce3" office:value-type="float" office:value="139177" calcext:value-type="float">
            <text:p>139177</text:p>
          </table:table-cell>
          <table:table-cell table:style-name="ce3" office:value-type="float" office:value="1900833" calcext:value-type="float">
            <text:p>1900833</text:p>
          </table:table-cell>
          <table:table-cell table:style-name="ce3" office:value-type="float" office:value="7293772" calcext:value-type="float">
            <text:p>7293772</text:p>
          </table:table-cell>
          <table:table-cell table:style-name="ce15" table:formula="of:=([.F36]+[.B36])/1000" office:value-type="float" office:value="16350.535" calcext:value-type="float">
            <text:p>16351</text:p>
          </table:table-cell>
          <table:table-cell table:style-name="ce15" table:formula="of:=([.D36]+[.E36])/1000" office:value-type="float" office:value="2040.01" calcext:value-type="float">
            <text:p>2040</text:p>
          </table:table-cell>
          <table:table-cell table:style-name="ce15" table:formula="of:=[.$G$23]/[.$A36]" office:value-type="float" office:value="4436.02085" calcext:value-type="float">
            <text:p>4436</text:p>
          </table:table-cell>
          <table:table-cell table:style-name="ce23" table:formula="of:=[.$G$23]/[.G36]" office:value-type="float" office:value="32.5568858755998" calcext:value-type="float">
            <text:p>32,56</text:p>
          </table:table-cell>
          <table:table-cell table:style-name="ce23" table:formula="of:=[.$G$24]/[.G36]" office:value-type="float" office:value="32.6059554626194" calcext:value-type="float">
            <text:p>32,61</text:p>
          </table:table-cell>
          <table:table-cell table:style-name="ce36" table:formula="of:=[.I36]/[.G36]" office:value-type="float" office:value="0.271307382296665" calcext:value-type="float">
            <text:p>0,27</text:p>
          </table:table-cell>
          <table:table-cell table:style-name="ce39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56573" calcext:value-type="float">
            <text:p>9056573</text:p>
          </table:table-cell>
          <table:table-cell table:style-name="ce3" office:value-type="float" office:value="460884" calcext:value-type="float">
            <text:p>460884</text:p>
          </table:table-cell>
          <table:table-cell table:style-name="ce3" office:value-type="float" office:value="48031" calcext:value-type="float">
            <text:p>48031</text:p>
          </table:table-cell>
          <table:table-cell table:style-name="ce3" office:value-type="float" office:value="3307557" calcext:value-type="float">
            <text:p>3307557</text:p>
          </table:table-cell>
          <table:table-cell table:style-name="ce3" office:value-type="float" office:value="8879994" calcext:value-type="float">
            <text:p>8879994</text:p>
          </table:table-cell>
          <table:table-cell table:style-name="ce15" table:formula="of:=([.S36]+[.O36])/1000" office:value-type="float" office:value="17936.567" calcext:value-type="float">
            <text:p>17937</text:p>
          </table:table-cell>
          <table:table-cell table:style-name="ce15" table:formula="of:=([.Q36]+[.R36])/1000" office:value-type="float" office:value="3355.588" calcext:value-type="float">
            <text:p>3356</text:p>
          </table:table-cell>
          <table:table-cell table:style-name="ce15" table:formula="of:=[.$T$23]/[.$N36]" office:value-type="float" office:value="5464.90794166667" calcext:value-type="float">
            <text:p>5465</text:p>
          </table:table-cell>
          <table:table-cell table:style-name="ce23" table:formula="of:=[.$T$23]/[.T36]" office:value-type="float" office:value="36.5615645959453" calcext:value-type="float">
            <text:p>36,56</text:p>
          </table:table-cell>
          <table:table-cell table:style-name="ce23" table:formula="of:=[.$T$24]/[.T36]" office:value-type="float" office:value="40.9416190400315" calcext:value-type="float">
            <text:p>40,94</text:p>
          </table:table-cell>
          <table:table-cell table:style-name="ce36" table:formula="of:=[.V36]/[.T36]" office:value-type="float" office:value="0.30467970496621" calcext:value-type="float">
            <text:p>0,30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075717" calcext:value-type="float">
            <text:p>9075717</text:p>
          </table:table-cell>
          <table:table-cell table:style-name="ce3" office:value-type="float" office:value="496005" calcext:value-type="float">
            <text:p>496005</text:p>
          </table:table-cell>
          <table:table-cell table:style-name="ce3" office:value-type="float" office:value="145718" calcext:value-type="float">
            <text:p>145718</text:p>
          </table:table-cell>
          <table:table-cell table:style-name="ce3" office:value-type="float" office:value="3399375" calcext:value-type="float">
            <text:p>3399375</text:p>
          </table:table-cell>
          <table:table-cell table:style-name="ce3" office:value-type="float" office:value="8424268" calcext:value-type="float">
            <text:p>8424268</text:p>
          </table:table-cell>
          <table:table-cell table:style-name="ce15" table:formula="of:=([.F37]+[.B37])/1000" office:value-type="float" office:value="17499.985" calcext:value-type="float">
            <text:p>17500</text:p>
          </table:table-cell>
          <table:table-cell table:style-name="ce15" table:formula="of:=([.D37]+[.E37])/1000" office:value-type="float" office:value="3545.093" calcext:value-type="float">
            <text:p>3545</text:p>
          </table:table-cell>
          <table:table-cell table:style-name="ce15" table:formula="of:=[.$G$23]/[.$A37]" office:value-type="float" office:value="4094.78847692308" calcext:value-type="float">
            <text:p>4095</text:p>
          </table:table-cell>
          <table:table-cell table:style-name="ce23" table:formula="of:=[.$G$23]/[.G37]" office:value-type="float" office:value="30.4184547586755" calcext:value-type="float">
            <text:p>30,42</text:p>
          </table:table-cell>
          <table:table-cell table:style-name="ce23" table:formula="of:=[.$G$24]/[.G37]" office:value-type="float" office:value="30.4643013122583" calcext:value-type="float">
            <text:p>30,46</text:p>
          </table:table-cell>
          <table:table-cell table:style-name="ce36" table:formula="of:=[.I37]/[.G37]" office:value-type="float" office:value="0.233988113528273" calcext:value-type="float">
            <text:p>0,23</text:p>
          </table:table-cell>
          <table:table-cell table:style-name="ce39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055589" calcext:value-type="float">
            <text:p>9055589</text:p>
          </table:table-cell>
          <table:table-cell table:style-name="ce3" office:value-type="float" office:value="457329" calcext:value-type="float">
            <text:p>457329</text:p>
          </table:table-cell>
          <table:table-cell table:style-name="ce3" office:value-type="float" office:value="52293" calcext:value-type="float">
            <text:p>52293</text:p>
          </table:table-cell>
          <table:table-cell table:style-name="ce3" office:value-type="float" office:value="3567609" calcext:value-type="float">
            <text:p>3567609</text:p>
          </table:table-cell>
          <table:table-cell table:style-name="ce3" office:value-type="float" office:value="8726365" calcext:value-type="float">
            <text:p>8726365</text:p>
          </table:table-cell>
          <table:table-cell table:style-name="ce15" table:formula="of:=([.S37]+[.O37])/1000" office:value-type="float" office:value="17781.954" calcext:value-type="float">
            <text:p>17782</text:p>
          </table:table-cell>
          <table:table-cell table:style-name="ce15" table:formula="of:=([.Q37]+[.R37])/1000" office:value-type="float" office:value="3619.902" calcext:value-type="float">
            <text:p>3620</text:p>
          </table:table-cell>
          <table:table-cell table:style-name="ce15" table:formula="of:=[.$T$23]/[.$N37]" office:value-type="float" office:value="5044.53040769231" calcext:value-type="float">
            <text:p>5045</text:p>
          </table:table-cell>
          <table:table-cell table:style-name="ce23" table:formula="of:=[.$T$23]/[.T37]" office:value-type="float" office:value="36.8794651588909" calcext:value-type="float">
            <text:p>36,88</text:p>
          </table:table-cell>
          <table:table-cell table:style-name="ce23" table:formula="of:=[.$T$24]/[.T37]" office:value-type="float" office:value="41.297603907872" calcext:value-type="float">
            <text:p>41,30</text:p>
          </table:table-cell>
          <table:table-cell table:style-name="ce36" table:formula="of:=[.V37]/[.T37]" office:value-type="float" office:value="0.28368819352993" calcext:value-type="float">
            <text:p>0,28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056483" calcext:value-type="float">
            <text:p>9056483</text:p>
          </table:table-cell>
          <table:table-cell table:style-name="ce3" office:value-type="float" office:value="497184" calcext:value-type="float">
            <text:p>497184</text:p>
          </table:table-cell>
          <table:table-cell table:style-name="ce3" office:value-type="float" office:value="155156" calcext:value-type="float">
            <text:p>155156</text:p>
          </table:table-cell>
          <table:table-cell table:style-name="ce3" office:value-type="float" office:value="3461862" calcext:value-type="float">
            <text:p>3461862</text:p>
          </table:table-cell>
          <table:table-cell table:style-name="ce3" office:value-type="float" office:value="8247388" calcext:value-type="float">
            <text:p>8247388</text:p>
          </table:table-cell>
          <table:table-cell table:style-name="ce15" table:formula="of:=([.F38]+[.B38])/1000" office:value-type="float" office:value="17303.871" calcext:value-type="float">
            <text:p>17304</text:p>
          </table:table-cell>
          <table:table-cell table:style-name="ce15" table:formula="of:=([.D38]+[.E38])/1000" office:value-type="float" office:value="3617.018" calcext:value-type="float">
            <text:p>3617</text:p>
          </table:table-cell>
          <table:table-cell table:style-name="ce15" table:formula="of:=[.$G$23]/[.$A38]" office:value-type="float" office:value="3802.30358571429" calcext:value-type="float">
            <text:p>3802</text:p>
          </table:table-cell>
          <table:table-cell table:style-name="ce23" table:formula="of:=[.$G$23]/[.G38]" office:value-type="float" office:value="30.7632033317863" calcext:value-type="float">
            <text:p>30,76</text:p>
          </table:table-cell>
          <table:table-cell table:style-name="ce23" table:formula="of:=[.$G$24]/[.G38]" office:value-type="float" office:value="30.8095694888155" calcext:value-type="float">
            <text:p>30,81</text:p>
          </table:table-cell>
          <table:table-cell table:style-name="ce36" table:formula="of:=[.I38]/[.G38]" office:value-type="float" office:value="0.219737166655616" calcext:value-type="float">
            <text:p>0,22</text:p>
          </table:table-cell>
          <table:table-cell table:style-name="ce39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055890" calcext:value-type="float">
            <text:p>9055890</text:p>
          </table:table-cell>
          <table:table-cell table:style-name="ce3" office:value-type="float" office:value="472778" calcext:value-type="float">
            <text:p>472778</text:p>
          </table:table-cell>
          <table:table-cell table:style-name="ce3" office:value-type="float" office:value="58135" calcext:value-type="float">
            <text:p>58135</text:p>
          </table:table-cell>
          <table:table-cell table:style-name="ce3" office:value-type="float" office:value="3640474" calcext:value-type="float">
            <text:p>3640474</text:p>
          </table:table-cell>
          <table:table-cell table:style-name="ce3" office:value-type="float" office:value="8578682" calcext:value-type="float">
            <text:p>8578682</text:p>
          </table:table-cell>
          <table:table-cell table:style-name="ce15" table:formula="of:=([.S38]+[.O38])/1000" office:value-type="float" office:value="17634.572" calcext:value-type="float">
            <text:p>17635</text:p>
          </table:table-cell>
          <table:table-cell table:style-name="ce15" table:formula="of:=([.Q38]+[.R38])/1000" office:value-type="float" office:value="3698.609" calcext:value-type="float">
            <text:p>3699</text:p>
          </table:table-cell>
          <table:table-cell table:style-name="ce15" table:formula="of:=[.$T$23]/[.$N38]" office:value-type="float" office:value="4684.20680714286" calcext:value-type="float">
            <text:p>4684</text:p>
          </table:table-cell>
          <table:table-cell table:style-name="ce23" table:formula="of:=[.$T$23]/[.T38]" office:value-type="float" office:value="37.1876875151832" calcext:value-type="float">
            <text:p>37,19</text:p>
          </table:table-cell>
          <table:table-cell table:style-name="ce23" table:formula="of:=[.$T$24]/[.T38]" office:value-type="float" office:value="41.6427511254597" calcext:value-type="float">
            <text:p>41,64</text:p>
          </table:table-cell>
          <table:table-cell table:style-name="ce36" table:formula="of:=[.V38]/[.T38]" office:value-type="float" office:value="0.265626339394166" calcext:value-type="float">
            <text:p>0,27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057149" calcext:value-type="float">
            <text:p>9057149</text:p>
          </table:table-cell>
          <table:table-cell table:style-name="ce3" office:value-type="float" office:value="501076" calcext:value-type="float">
            <text:p>501076</text:p>
          </table:table-cell>
          <table:table-cell table:style-name="ce3" office:value-type="float" office:value="158066" calcext:value-type="float">
            <text:p>158066</text:p>
          </table:table-cell>
          <table:table-cell table:style-name="ce3" office:value-type="float" office:value="3463843" calcext:value-type="float">
            <text:p>3463843</text:p>
          </table:table-cell>
          <table:table-cell table:style-name="ce3" office:value-type="float" office:value="7986918" calcext:value-type="float">
            <text:p>7986918</text:p>
          </table:table-cell>
          <table:table-cell table:style-name="ce15" table:formula="of:=([.F39]+[.B39])/1000" office:value-type="float" office:value="17044.067" calcext:value-type="float">
            <text:p>17044</text:p>
          </table:table-cell>
          <table:table-cell table:style-name="ce15" table:formula="of:=([.D39]+[.E39])/1000" office:value-type="float" office:value="3621.909" calcext:value-type="float">
            <text:p>3622</text:p>
          </table:table-cell>
          <table:table-cell table:style-name="ce15" table:formula="of:=[.$G$23]/[.$A39]" office:value-type="float" office:value="3548.81668" calcext:value-type="float">
            <text:p>3549</text:p>
          </table:table-cell>
          <table:table-cell table:style-name="ce23" table:formula="of:=[.$G$23]/[.G39]" office:value-type="float" office:value="31.2321291625995" calcext:value-type="float">
            <text:p>31,23</text:p>
          </table:table-cell>
          <table:table-cell table:style-name="ce23" table:formula="of:=[.$G$24]/[.G39]" office:value-type="float" office:value="31.2792020824607" calcext:value-type="float">
            <text:p>31,28</text:p>
          </table:table-cell>
          <table:table-cell table:style-name="ce36" table:formula="of:=[.I39]/[.G39]" office:value-type="float" office:value="0.20821419441733" calcext:value-type="float">
            <text:p>0,21</text:p>
          </table:table-cell>
          <table:table-cell table:style-name="ce39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056078" calcext:value-type="float">
            <text:p>9056078</text:p>
          </table:table-cell>
          <table:table-cell table:style-name="ce3" office:value-type="float" office:value="475679" calcext:value-type="float">
            <text:p>475679</text:p>
          </table:table-cell>
          <table:table-cell table:style-name="ce3" office:value-type="float" office:value="63869" calcext:value-type="float">
            <text:p>63869</text:p>
          </table:table-cell>
          <table:table-cell table:style-name="ce3" office:value-type="float" office:value="3187030" calcext:value-type="float">
            <text:p>3187030</text:p>
          </table:table-cell>
          <table:table-cell table:style-name="ce3" office:value-type="float" office:value="7738560" calcext:value-type="float">
            <text:p>7738560</text:p>
          </table:table-cell>
          <table:table-cell table:style-name="ce15" table:formula="of:=([.S39]+[.O39])/1000" office:value-type="float" office:value="16794.638" calcext:value-type="float">
            <text:p>16795</text:p>
          </table:table-cell>
          <table:table-cell table:style-name="ce15" table:formula="of:=([.Q39]+[.R39])/1000" office:value-type="float" office:value="3250.899" calcext:value-type="float">
            <text:p>3251</text:p>
          </table:table-cell>
          <table:table-cell table:style-name="ce15" table:formula="of:=[.$T$23]/[.$N39]" office:value-type="float" office:value="4371.92635333333" calcext:value-type="float">
            <text:p>4372</text:p>
          </table:table-cell>
          <table:table-cell table:style-name="ce23" table:formula="of:=[.$T$23]/[.T39]" office:value-type="float" office:value="39.0475193927967" calcext:value-type="float">
            <text:p>39,05</text:p>
          </table:table-cell>
          <table:table-cell table:style-name="ce23" table:formula="of:=[.$T$24]/[.T39]" office:value-type="float" office:value="43.7253897940521" calcext:value-type="float">
            <text:p>43,73</text:p>
          </table:table-cell>
          <table:table-cell table:style-name="ce36" table:formula="of:=[.V39]/[.T39]" office:value-type="float" office:value="0.260316795951978" calcext:value-type="float">
            <text:p>0,26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058802" calcext:value-type="float">
            <text:p>9058802</text:p>
          </table:table-cell>
          <table:table-cell table:style-name="ce3" office:value-type="float" office:value="508488" calcext:value-type="float">
            <text:p>508488</text:p>
          </table:table-cell>
          <table:table-cell table:style-name="ce3" office:value-type="float" office:value="179650" calcext:value-type="float">
            <text:p>179650</text:p>
          </table:table-cell>
          <table:table-cell table:style-name="ce3" office:value-type="float" office:value="3770715" calcext:value-type="float">
            <text:p>3770715</text:p>
          </table:table-cell>
          <table:table-cell table:style-name="ce3" office:value-type="float" office:value="8637108" calcext:value-type="float">
            <text:p>8637108</text:p>
          </table:table-cell>
          <table:table-cell table:style-name="ce15" table:formula="of:=([.F40]+[.B40])/1000" office:value-type="float" office:value="17695.91" calcext:value-type="float">
            <text:p>17696</text:p>
          </table:table-cell>
          <table:table-cell table:style-name="ce15" table:formula="of:=([.D40]+[.E40])/1000" office:value-type="float" office:value="3950.365" calcext:value-type="float">
            <text:p>3950</text:p>
          </table:table-cell>
          <table:table-cell table:style-name="ce15" table:formula="of:=[.$G$23]/[.$A40]" office:value-type="float" office:value="3327.0156375" calcext:value-type="float">
            <text:p>3327</text:p>
          </table:table-cell>
          <table:table-cell table:style-name="ce23" table:formula="of:=[.$G$23]/[.G40]" office:value-type="float" office:value="30.0816687019769" calcext:value-type="float">
            <text:p>30,08</text:p>
          </table:table-cell>
          <table:table-cell table:style-name="ce23" table:formula="of:=[.$G$24]/[.G40]" office:value-type="float" office:value="30.1270076531809" calcext:value-type="float">
            <text:p>30,13</text:p>
          </table:table-cell>
          <table:table-cell table:style-name="ce36" table:formula="of:=[.I40]/[.G40]" office:value-type="float" office:value="0.188010429387356" calcext:value-type="float">
            <text:p>0,19</text:p>
          </table:table-cell>
          <table:table-cell table:style-name="ce39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9056704" calcext:value-type="float">
            <text:p>9056704</text:p>
          </table:table-cell>
          <table:table-cell table:style-name="ce4" office:value-type="float" office:value="475696" calcext:value-type="float">
            <text:p>475696</text:p>
          </table:table-cell>
          <table:table-cell table:style-name="ce4" office:value-type="float" office:value="71855" calcext:value-type="float">
            <text:p>71855</text:p>
          </table:table-cell>
          <table:table-cell table:style-name="ce4" office:value-type="float" office:value="3030854" calcext:value-type="float">
            <text:p>3030854</text:p>
          </table:table-cell>
          <table:table-cell table:style-name="ce4" office:value-type="float" office:value="7373102" calcext:value-type="float">
            <text:p>7373102</text:p>
          </table:table-cell>
          <table:table-cell table:style-name="ce16" table:formula="of:=([.S40]+[.O40])/1000" office:value-type="float" office:value="16429.806" calcext:value-type="float">
            <text:p>16430</text:p>
          </table:table-cell>
          <table:table-cell table:style-name="ce16" table:formula="of:=([.Q40]+[.R40])/1000" office:value-type="float" office:value="3102.709" calcext:value-type="float">
            <text:p>3103</text:p>
          </table:table-cell>
          <table:table-cell table:style-name="ce16" table:formula="of:=[.$T$23]/[.$N40]" office:value-type="float" office:value="4098.68095625" calcext:value-type="float">
            <text:p>4099</text:p>
          </table:table-cell>
          <table:table-cell table:style-name="ce24" table:formula="of:=[.$T$23]/[.T40]" office:value-type="float" office:value="39.9145889488896" calcext:value-type="float">
            <text:p>39,91</text:p>
          </table:table-cell>
          <table:table-cell table:style-name="ce24" table:formula="of:=[.$T$24]/[.T40]" office:value-type="float" office:value="44.6963337850733" calcext:value-type="float">
            <text:p>44,70</text:p>
          </table:table-cell>
          <table:table-cell table:style-name="ce37" table:formula="of:=[.V40]/[.T40]" office:value-type="float" office:value="0.24946618093056" calcext:value-type="float">
            <text:p>0,25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71169" calcext:value-type="float">
            <text:p>9071169</text:p>
          </table:table-cell>
          <table:table-cell table:style-name="ce3" office:value-type="float" office:value="546799" calcext:value-type="float">
            <text:p>546799</text:p>
          </table:table-cell>
          <table:table-cell table:style-name="ce3" office:value-type="float" office:value="190196" calcext:value-type="float">
            <text:p>190196</text:p>
          </table:table-cell>
          <table:table-cell table:style-name="ce3" office:value-type="float" office:value="4629181" calcext:value-type="float">
            <text:p>4629181</text:p>
          </table:table-cell>
          <table:table-cell table:style-name="ce3" office:value-type="float" office:value="9477778" calcext:value-type="float">
            <text:p>9477778</text:p>
          </table:table-cell>
          <table:table-cell table:style-name="ce15" table:formula="of:=([.F41]+[.B41])/1000" office:value-type="float" office:value="18548.947" calcext:value-type="float">
            <text:p>18549</text:p>
          </table:table-cell>
          <table:table-cell table:style-name="ce15" table:formula="of:=([.D41]+[.E41])/1000" office:value-type="float" office:value="4819.377" calcext:value-type="float">
            <text:p>4819</text:p>
          </table:table-cell>
          <table:table-cell table:style-name="ce15" table:formula="of:=[.$G$23]/[.$A41]" office:value-type="float" office:value="3131.30883529412" calcext:value-type="float">
            <text:p>3131</text:p>
          </table:table-cell>
          <table:table-cell table:style-name="ce23" table:formula="of:=[.$G$23]/[.G41]" office:value-type="float" office:value="28.6982599066136" calcext:value-type="float">
            <text:p>28,70</text:p>
          </table:table-cell>
          <table:table-cell table:style-name="ce23" table:formula="of:=[.$G$24]/[.G41]" office:value-type="float" office:value="28.7415137905133" calcext:value-type="float">
            <text:p>28,74</text:p>
          </table:table-cell>
          <table:table-cell table:style-name="ce36" table:formula="of:=[.I41]/[.G41]" office:value-type="float" office:value="0.168813293568315" calcext:value-type="float">
            <text:p>0,17</text:p>
          </table:table-cell>
          <table:table-cell table:style-name="ce39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58691" calcext:value-type="float">
            <text:p>9058691</text:p>
          </table:table-cell>
          <table:table-cell table:style-name="ce3" office:value-type="float" office:value="483253" calcext:value-type="float">
            <text:p>483253</text:p>
          </table:table-cell>
          <table:table-cell table:style-name="ce3" office:value-type="float" office:value="78233" calcext:value-type="float">
            <text:p>78233</text:p>
          </table:table-cell>
          <table:table-cell table:style-name="ce3" office:value-type="float" office:value="3483154" calcext:value-type="float">
            <text:p>3483154</text:p>
          </table:table-cell>
          <table:table-cell table:style-name="ce3" office:value-type="float" office:value="8302186" calcext:value-type="float">
            <text:p>8302186</text:p>
          </table:table-cell>
          <table:table-cell table:style-name="ce15" table:formula="of:=([.S41]+[.O41])/1000" office:value-type="float" office:value="17360.877" calcext:value-type="float">
            <text:p>17361</text:p>
          </table:table-cell>
          <table:table-cell table:style-name="ce15" table:formula="of:=([.Q41]+[.R41])/1000" office:value-type="float" office:value="3561.387" calcext:value-type="float">
            <text:p>3561</text:p>
          </table:table-cell>
          <table:table-cell table:style-name="ce15" table:formula="of:=[.$T$23]/[.$N41]" office:value-type="float" office:value="3857.58207647059" calcext:value-type="float">
            <text:p>3858</text:p>
          </table:table-cell>
          <table:table-cell table:style-name="ce23" table:formula="of:=[.$T$23]/[.T41]" office:value-type="float" office:value="37.7739530670023" calcext:value-type="float">
            <text:p>37,77</text:p>
          </table:table-cell>
          <table:table-cell table:style-name="ce23" table:formula="of:=[.$T$24]/[.T41]" office:value-type="float" office:value="42.2992509537393" calcext:value-type="float">
            <text:p>42,30</text:p>
          </table:table-cell>
          <table:table-cell table:style-name="ce36" table:formula="of:=[.V41]/[.T41]" office:value-type="float" office:value="0.222199723923543" calcext:value-type="float">
            <text:p>0,22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086712" calcext:value-type="float">
            <text:p>9086712</text:p>
          </table:table-cell>
          <table:table-cell table:style-name="ce3" office:value-type="float" office:value="727828" calcext:value-type="float">
            <text:p>727828</text:p>
          </table:table-cell>
          <table:table-cell table:style-name="ce3" office:value-type="float" office:value="200530" calcext:value-type="float">
            <text:p>200530</text:p>
          </table:table-cell>
          <table:table-cell table:style-name="ce3" office:value-type="float" office:value="11586632" calcext:value-type="float">
            <text:p>11586632</text:p>
          </table:table-cell>
          <table:table-cell table:style-name="ce3" office:value-type="float" office:value="16323599" calcext:value-type="float">
            <text:p>16323599</text:p>
          </table:table-cell>
          <table:table-cell table:style-name="ce15" table:formula="of:=([.F42]+[.B42])/1000" office:value-type="float" office:value="25410.311" calcext:value-type="float">
            <text:p>25410</text:p>
          </table:table-cell>
          <table:table-cell table:style-name="ce15" table:formula="of:=([.D42]+[.E42])/1000" office:value-type="float" office:value="11787.162" calcext:value-type="float">
            <text:p>11787</text:p>
          </table:table-cell>
          <table:table-cell table:style-name="ce15" table:formula="of:=[.$G$23]/[.$A42]" office:value-type="float" office:value="2957.34723333333" calcext:value-type="float">
            <text:p>2957</text:p>
          </table:table-cell>
          <table:table-cell table:style-name="ce23" table:formula="of:=[.$G$23]/[.G42]" office:value-type="float" office:value="20.9490746492634" calcext:value-type="float">
            <text:p>20,95</text:p>
          </table:table-cell>
          <table:table-cell table:style-name="ce23" table:formula="of:=[.$G$24]/[.G42]" office:value-type="float" office:value="20.9806489971728" calcext:value-type="float">
            <text:p>20,98</text:p>
          </table:table-cell>
          <table:table-cell table:style-name="ce36" table:formula="of:=[.I42]/[.G42]" office:value-type="float" office:value="0.116383748051464" calcext:value-type="float">
            <text:p>0,12</text:p>
          </table:table-cell>
          <table:table-cell table:style-name="ce39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058293" calcext:value-type="float">
            <text:p>9058293</text:p>
          </table:table-cell>
          <table:table-cell table:style-name="ce3" office:value-type="float" office:value="481614" calcext:value-type="float">
            <text:p>481614</text:p>
          </table:table-cell>
          <table:table-cell table:style-name="ce3" office:value-type="float" office:value="82539" calcext:value-type="float">
            <text:p>82539</text:p>
          </table:table-cell>
          <table:table-cell table:style-name="ce3" office:value-type="float" office:value="7282170" calcext:value-type="float">
            <text:p>7282170</text:p>
          </table:table-cell>
          <table:table-cell table:style-name="ce3" office:value-type="float" office:value="11942928" calcext:value-type="float">
            <text:p>11942928</text:p>
          </table:table-cell>
          <table:table-cell table:style-name="ce15" table:formula="of:=([.S42]+[.O42])/1000" office:value-type="float" office:value="21001.221" calcext:value-type="float">
            <text:p>21001</text:p>
          </table:table-cell>
          <table:table-cell table:style-name="ce15" table:formula="of:=([.Q42]+[.R42])/1000" office:value-type="float" office:value="7364.709" calcext:value-type="float">
            <text:p>7365</text:p>
          </table:table-cell>
          <table:table-cell table:style-name="ce15" table:formula="of:=[.$T$23]/[.$N42]" office:value-type="float" office:value="3643.27196111111" calcext:value-type="float">
            <text:p>3643</text:p>
          </table:table-cell>
          <table:table-cell table:style-name="ce23" table:formula="of:=[.$T$23]/[.T42]" office:value-type="float" office:value="31.2262297987341" calcext:value-type="float">
            <text:p>31,23</text:p>
          </table:table-cell>
          <table:table-cell table:style-name="ce23" table:formula="of:=[.$T$24]/[.T42]" office:value-type="float" office:value="34.9671141977888" calcext:value-type="float">
            <text:p>34,97</text:p>
          </table:table-cell>
          <table:table-cell table:style-name="ce36" table:formula="of:=[.V42]/[.T42]" office:value-type="float" office:value="0.173479054437412" calcext:value-type="float">
            <text:p>0,17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102017" calcext:value-type="float">
            <text:p>9102017</text:p>
          </table:table-cell>
          <table:table-cell table:style-name="ce3" office:value-type="float" office:value="734339" calcext:value-type="float">
            <text:p>734339</text:p>
          </table:table-cell>
          <table:table-cell table:style-name="ce3" office:value-type="float" office:value="218724" calcext:value-type="float">
            <text:p>218724</text:p>
          </table:table-cell>
          <table:table-cell table:style-name="ce3" office:value-type="float" office:value="11624285" calcext:value-type="float">
            <text:p>11624285</text:p>
          </table:table-cell>
          <table:table-cell table:style-name="ce3" office:value-type="float" office:value="16035658" calcext:value-type="float">
            <text:p>16035658</text:p>
          </table:table-cell>
          <table:table-cell table:style-name="ce15" table:formula="of:=([.F43]+[.B43])/1000" office:value-type="float" office:value="25137.675" calcext:value-type="float">
            <text:p>25138</text:p>
          </table:table-cell>
          <table:table-cell table:style-name="ce15" table:formula="of:=([.D43]+[.E43])/1000" office:value-type="float" office:value="11843.009" calcext:value-type="float">
            <text:p>11843</text:p>
          </table:table-cell>
          <table:table-cell table:style-name="ce15" table:formula="of:=[.$G$23]/[.$A43]" office:value-type="float" office:value="2801.69737894737" calcext:value-type="float">
            <text:p>2802</text:p>
          </table:table-cell>
          <table:table-cell table:style-name="ce23" table:formula="of:=[.$G$23]/[.G43]" office:value-type="float" office:value="21.1762822934102" calcext:value-type="float">
            <text:p>21,18</text:p>
          </table:table-cell>
          <table:table-cell table:style-name="ce23" table:formula="of:=[.$G$24]/[.G43]" office:value-type="float" office:value="21.2081990876245" calcext:value-type="float">
            <text:p>21,21</text:p>
          </table:table-cell>
          <table:table-cell table:style-name="ce36" table:formula="of:=[.I43]/[.G43]" office:value-type="float" office:value="0.111454117333738" calcext:value-type="float">
            <text:p>0,11</text:p>
          </table:table-cell>
          <table:table-cell table:style-name="ce39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062428" calcext:value-type="float">
            <text:p>9062428</text:p>
          </table:table-cell>
          <table:table-cell table:style-name="ce3" office:value-type="float" office:value="480608" calcext:value-type="float">
            <text:p>480608</text:p>
          </table:table-cell>
          <table:table-cell table:style-name="ce3" office:value-type="float" office:value="89316" calcext:value-type="float">
            <text:p>89316</text:p>
          </table:table-cell>
          <table:table-cell table:style-name="ce3" office:value-type="float" office:value="5976080" calcext:value-type="float">
            <text:p>5976080</text:p>
          </table:table-cell>
          <table:table-cell table:style-name="ce3" office:value-type="float" office:value="10426634" calcext:value-type="float">
            <text:p>10426634</text:p>
          </table:table-cell>
          <table:table-cell table:style-name="ce15" table:formula="of:=([.S43]+[.O43])/1000" office:value-type="float" office:value="19489.062" calcext:value-type="float">
            <text:p>19489</text:p>
          </table:table-cell>
          <table:table-cell table:style-name="ce15" table:formula="of:=([.Q43]+[.R43])/1000" office:value-type="float" office:value="6065.396" calcext:value-type="float">
            <text:p>6065</text:p>
          </table:table-cell>
          <table:table-cell table:style-name="ce15" table:formula="of:=[.$T$23]/[.$N43]" office:value-type="float" office:value="3451.52080526316" calcext:value-type="float">
            <text:p>3452</text:p>
          </table:table-cell>
          <table:table-cell table:style-name="ce23" table:formula="of:=[.$T$23]/[.T43]" office:value-type="float" office:value="33.6490772619021" calcext:value-type="float">
            <text:p>33,65</text:p>
          </table:table-cell>
          <table:table-cell table:style-name="ce23" table:formula="of:=[.$T$24]/[.T43]" office:value-type="float" office:value="37.6802173957885" calcext:value-type="float">
            <text:p>37,68</text:p>
          </table:table-cell>
          <table:table-cell table:style-name="ce36" table:formula="of:=[.V43]/[.T43]" office:value-type="float" office:value="0.17710040664159" calcext:value-type="float">
            <text:p>0,18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055620" calcext:value-type="float">
            <text:p>9055620</text:p>
          </table:table-cell>
          <table:table-cell table:style-name="ce3" office:value-type="float" office:value="536286" calcext:value-type="float">
            <text:p>536286</text:p>
          </table:table-cell>
          <table:table-cell table:style-name="ce3" office:value-type="float" office:value="201958" calcext:value-type="float">
            <text:p>201958</text:p>
          </table:table-cell>
          <table:table-cell table:style-name="ce3" office:value-type="float" office:value="3516774" calcext:value-type="float">
            <text:p>3516774</text:p>
          </table:table-cell>
          <table:table-cell table:style-name="ce3" office:value-type="float" office:value="8032640" calcext:value-type="float">
            <text:p>8032640</text:p>
          </table:table-cell>
          <table:table-cell table:style-name="ce15" table:formula="of:=([.F44]+[.B44])/1000" office:value-type="float" office:value="17088.26" calcext:value-type="float">
            <text:p>17088</text:p>
          </table:table-cell>
          <table:table-cell table:style-name="ce15" table:formula="of:=([.D44]+[.E44])/1000" office:value-type="float" office:value="3718.732" calcext:value-type="float">
            <text:p>3719</text:p>
          </table:table-cell>
          <table:table-cell table:style-name="ce15" table:formula="of:=[.$G$23]/[.$A44]" office:value-type="float" office:value="2661.61251" calcext:value-type="float">
            <text:p>2662</text:p>
          </table:table-cell>
          <table:table-cell table:style-name="ce23" table:formula="of:=[.$G$23]/[.G44]" office:value-type="float" office:value="31.1513578328045" calcext:value-type="float">
            <text:p>31,15</text:p>
          </table:table-cell>
          <table:table-cell table:style-name="ce23" table:formula="of:=[.$G$24]/[.G44]" office:value-type="float" office:value="31.198309014493" calcext:value-type="float">
            <text:p>31,20</text:p>
          </table:table-cell>
          <table:table-cell table:style-name="ce36" table:formula="of:=[.I44]/[.G44]" office:value-type="float" office:value="0.155756789164023" calcext:value-type="float">
            <text:p>0,16</text:p>
          </table:table-cell>
          <table:table-cell table:style-name="ce39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058900" calcext:value-type="float">
            <text:p>9058900</text:p>
          </table:table-cell>
          <table:table-cell table:style-name="ce3" office:value-type="float" office:value="498627" calcext:value-type="float">
            <text:p>498627</text:p>
          </table:table-cell>
          <table:table-cell table:style-name="ce3" office:value-type="float" office:value="96918" calcext:value-type="float">
            <text:p>96918</text:p>
          </table:table-cell>
          <table:table-cell table:style-name="ce3" office:value-type="float" office:value="8258112" calcext:value-type="float">
            <text:p>8258112</text:p>
          </table:table-cell>
          <table:table-cell table:style-name="ce3" office:value-type="float" office:value="12518436" calcext:value-type="float">
            <text:p>12518436</text:p>
          </table:table-cell>
          <table:table-cell table:style-name="ce15" table:formula="of:=([.S44]+[.O44])/1000" office:value-type="float" office:value="21577.336" calcext:value-type="float">
            <text:p>21577</text:p>
          </table:table-cell>
          <table:table-cell table:style-name="ce15" table:formula="of:=([.Q44]+[.R44])/1000" office:value-type="float" office:value="8355.03" calcext:value-type="float">
            <text:p>8355</text:p>
          </table:table-cell>
          <table:table-cell table:style-name="ce15" table:formula="of:=[.$T$23]/[.$N44]" office:value-type="float" office:value="3278.944765" calcext:value-type="float">
            <text:p>3279</text:p>
          </table:table-cell>
          <table:table-cell table:style-name="ce23" table:formula="of:=[.$T$23]/[.T44]" office:value-type="float" office:value="30.3924892767114" calcext:value-type="float">
            <text:p>30,39</text:p>
          </table:table-cell>
          <table:table-cell table:style-name="ce23" table:formula="of:=[.$T$24]/[.T44]" office:value-type="float" office:value="34.0334920399812" calcext:value-type="float">
            <text:p>34,03</text:p>
          </table:table-cell>
          <table:table-cell table:style-name="ce36" table:formula="of:=[.V44]/[.T44]" office:value-type="float" office:value="0.151962446383557" calcext:value-type="float">
            <text:p>0,15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55513" calcext:value-type="float">
            <text:p>9055513</text:p>
          </table:table-cell>
          <table:table-cell table:style-name="ce3" office:value-type="float" office:value="534163" calcext:value-type="float">
            <text:p>534163</text:p>
          </table:table-cell>
          <table:table-cell table:style-name="ce3" office:value-type="float" office:value="209730" calcext:value-type="float">
            <text:p>209730</text:p>
          </table:table-cell>
          <table:table-cell table:style-name="ce3" office:value-type="float" office:value="3466029" calcext:value-type="float">
            <text:p>3466029</text:p>
          </table:table-cell>
          <table:table-cell table:style-name="ce3" office:value-type="float" office:value="7794637" calcext:value-type="float">
            <text:p>7794637</text:p>
          </table:table-cell>
          <table:table-cell table:style-name="ce15" table:formula="of:=([.F45]+[.B45])/1000" office:value-type="float" office:value="16850.15" calcext:value-type="float">
            <text:p>16850</text:p>
          </table:table-cell>
          <table:table-cell table:style-name="ce15" table:formula="of:=([.D45]+[.E45])/1000" office:value-type="float" office:value="3675.759" calcext:value-type="float">
            <text:p>3676</text:p>
          </table:table-cell>
          <table:table-cell table:style-name="ce15" table:formula="of:=[.$G$23]/[.$A45]" office:value-type="float" office:value="2534.86905714286" calcext:value-type="float">
            <text:p>2535</text:p>
          </table:table-cell>
          <table:table-cell table:style-name="ce23" table:formula="of:=[.$G$23]/[.G45]" office:value-type="float" office:value="31.5915586508132" calcext:value-type="float">
            <text:p>31,59</text:p>
          </table:table-cell>
          <table:table-cell table:style-name="ce23" table:formula="of:=[.$G$24]/[.G45]" office:value-type="float" office:value="31.6391733011279" calcext:value-type="float">
            <text:p>31,64</text:p>
          </table:table-cell>
          <table:table-cell table:style-name="ce36" table:formula="of:=[.I45]/[.G45]" office:value-type="float" office:value="0.150435993575301" calcext:value-type="float">
            <text:p>0,15</text:p>
          </table:table-cell>
          <table:table-cell table:style-name="ce39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58480" calcext:value-type="float">
            <text:p>9058480</text:p>
          </table:table-cell>
          <table:table-cell table:style-name="ce3" office:value-type="float" office:value="485564" calcext:value-type="float">
            <text:p>485564</text:p>
          </table:table-cell>
          <table:table-cell table:style-name="ce3" office:value-type="float" office:value="104234" calcext:value-type="float">
            <text:p>104234</text:p>
          </table:table-cell>
          <table:table-cell table:style-name="ce3" office:value-type="float" office:value="10110204" calcext:value-type="float">
            <text:p>10110204</text:p>
          </table:table-cell>
          <table:table-cell table:style-name="ce3" office:value-type="float" office:value="14093842" calcext:value-type="float">
            <text:p>14093842</text:p>
          </table:table-cell>
          <table:table-cell table:style-name="ce15" table:formula="of:=([.S45]+[.O45])/1000" office:value-type="float" office:value="23152.322" calcext:value-type="float">
            <text:p>23152</text:p>
          </table:table-cell>
          <table:table-cell table:style-name="ce15" table:formula="of:=([.Q45]+[.R45])/1000" office:value-type="float" office:value="10214.438" calcext:value-type="float">
            <text:p>10214</text:p>
          </table:table-cell>
          <table:table-cell table:style-name="ce15" table:formula="of:=[.$T$23]/[.$N45]" office:value-type="float" office:value="3122.80453809524" calcext:value-type="float">
            <text:p>3123</text:p>
          </table:table-cell>
          <table:table-cell table:style-name="ce23" table:formula="of:=[.$T$23]/[.T45]" office:value-type="float" office:value="28.3249754819409" calcext:value-type="float">
            <text:p>28,32</text:p>
          </table:table-cell>
          <table:table-cell table:style-name="ce23" table:formula="of:=[.$T$24]/[.T45]" office:value-type="float" office:value="31.718291279812" calcext:value-type="float">
            <text:p>31,72</text:p>
          </table:table-cell>
          <table:table-cell table:style-name="ce36" table:formula="of:=[.V45]/[.T45]" office:value-type="float" office:value="0.13488083562829" calcext:value-type="float">
            <text:p>0,13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056069" calcext:value-type="float">
            <text:p>9056069</text:p>
          </table:table-cell>
          <table:table-cell table:style-name="ce3" office:value-type="float" office:value="534726" calcext:value-type="float">
            <text:p>534726</text:p>
          </table:table-cell>
          <table:table-cell table:style-name="ce3" office:value-type="float" office:value="223448" calcext:value-type="float">
            <text:p>223448</text:p>
          </table:table-cell>
          <table:table-cell table:style-name="ce3" office:value-type="float" office:value="3357226" calcext:value-type="float">
            <text:p>3357226</text:p>
          </table:table-cell>
          <table:table-cell table:style-name="ce3" office:value-type="float" office:value="7561850" calcext:value-type="float">
            <text:p>7561850</text:p>
          </table:table-cell>
          <table:table-cell table:style-name="ce15" table:formula="of:=([.F46]+[.B46])/1000" office:value-type="float" office:value="16617.919" calcext:value-type="float">
            <text:p>16618</text:p>
          </table:table-cell>
          <table:table-cell table:style-name="ce15" table:formula="of:=([.D46]+[.E46])/1000" office:value-type="float" office:value="3580.674" calcext:value-type="float">
            <text:p>3581</text:p>
          </table:table-cell>
          <table:table-cell table:style-name="ce15" table:formula="of:=[.$G$23]/[.$A46]" office:value-type="float" office:value="2419.64773636364" calcext:value-type="float">
            <text:p>2420</text:p>
          </table:table-cell>
          <table:table-cell table:style-name="ce23" table:formula="of:=[.$G$23]/[.G46]" office:value-type="float" office:value="32.0330422840549" calcext:value-type="float">
            <text:p>32,03</text:p>
          </table:table-cell>
          <table:table-cell table:style-name="ce23" table:formula="of:=[.$G$24]/[.G46]" office:value-type="float" office:value="32.081322336449" calcext:value-type="float">
            <text:p>32,08</text:p>
          </table:table-cell>
          <table:table-cell table:style-name="ce36" table:formula="of:=[.I46]/[.G46]" office:value-type="float" office:value="0.145604737654795" calcext:value-type="float">
            <text:p>0,15</text:p>
          </table:table-cell>
          <table:table-cell table:style-name="ce39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057743" calcext:value-type="float">
            <text:p>9057743</text:p>
          </table:table-cell>
          <table:table-cell table:style-name="ce3" office:value-type="float" office:value="554053" calcext:value-type="float">
            <text:p>554053</text:p>
          </table:table-cell>
          <table:table-cell table:style-name="ce3" office:value-type="float" office:value="111489" calcext:value-type="float">
            <text:p>111489</text:p>
          </table:table-cell>
          <table:table-cell table:style-name="ce3" office:value-type="float" office:value="11687992" calcext:value-type="float">
            <text:p>11687992</text:p>
          </table:table-cell>
          <table:table-cell table:style-name="ce3" office:value-type="float" office:value="15610657" calcext:value-type="float">
            <text:p>15610657</text:p>
          </table:table-cell>
          <table:table-cell table:style-name="ce15" table:formula="of:=([.S46]+[.O46])/1000" office:value-type="float" office:value="24668.4" calcext:value-type="float">
            <text:p>24668</text:p>
          </table:table-cell>
          <table:table-cell table:style-name="ce15" table:formula="of:=([.Q46]+[.R46])/1000" office:value-type="float" office:value="11799.481" calcext:value-type="float">
            <text:p>11799</text:p>
          </table:table-cell>
          <table:table-cell table:style-name="ce15" table:formula="of:=[.$T$23]/[.$N46]" office:value-type="float" office:value="2980.85887727273" calcext:value-type="float">
            <text:p>2981</text:p>
          </table:table-cell>
          <table:table-cell table:style-name="ce23" table:formula="of:=[.$T$23]/[.T46]" office:value-type="float" office:value="26.5841705582851" calcext:value-type="float">
            <text:p>26,58</text:p>
          </table:table-cell>
          <table:table-cell table:style-name="ce23" table:formula="of:=[.$T$24]/[.T46]" office:value-type="float" office:value="29.7689389259133" calcext:value-type="float">
            <text:p>29,77</text:p>
          </table:table-cell>
          <table:table-cell table:style-name="ce36" table:formula="of:=[.V46]/[.T46]" office:value-type="float" office:value="0.120837138901296" calcext:value-type="float">
            <text:p>0,12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55129" calcext:value-type="float">
            <text:p>9055129</text:p>
          </table:table-cell>
          <table:table-cell table:style-name="ce3" office:value-type="float" office:value="535412" calcext:value-type="float">
            <text:p>535412</text:p>
          </table:table-cell>
          <table:table-cell table:style-name="ce3" office:value-type="float" office:value="219797" calcext:value-type="float">
            <text:p>219797</text:p>
          </table:table-cell>
          <table:table-cell table:style-name="ce3" office:value-type="float" office:value="3090167" calcext:value-type="float">
            <text:p>3090167</text:p>
          </table:table-cell>
          <table:table-cell table:style-name="ce3" office:value-type="float" office:value="7228451" calcext:value-type="float">
            <text:p>7228451</text:p>
          </table:table-cell>
          <table:table-cell table:style-name="ce15" table:formula="of:=([.F47]+[.B47])/1000" office:value-type="float" office:value="16283.58" calcext:value-type="float">
            <text:p>16284</text:p>
          </table:table-cell>
          <table:table-cell table:style-name="ce15" table:formula="of:=([.D47]+[.E47])/1000" office:value-type="float" office:value="3309.964" calcext:value-type="float">
            <text:p>3310</text:p>
          </table:table-cell>
          <table:table-cell table:style-name="ce15" table:formula="of:=[.$G$23]/[.$A47]" office:value-type="float" office:value="2314.44566086956" calcext:value-type="float">
            <text:p>2314</text:p>
          </table:table-cell>
          <table:table-cell table:style-name="ce23" table:formula="of:=[.$G$23]/[.G47]" office:value-type="float" office:value="32.6907536303442" calcext:value-type="float">
            <text:p>32,69</text:p>
          </table:table-cell>
          <table:table-cell table:style-name="ce23" table:formula="of:=[.$G$24]/[.G47]" office:value-type="float" office:value="32.7400249822214" calcext:value-type="float">
            <text:p>32,74</text:p>
          </table:table-cell>
          <table:table-cell table:style-name="ce36" table:formula="of:=[.I47]/[.G47]" office:value-type="float" office:value="0.142133711436279" calcext:value-type="float">
            <text:p>0,14</text:p>
          </table:table-cell>
          <table:table-cell table:style-name="ce39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66859" calcext:value-type="float">
            <text:p>9066859</text:p>
          </table:table-cell>
          <table:table-cell table:style-name="ce3" office:value-type="float" office:value="524279" calcext:value-type="float">
            <text:p>524279</text:p>
          </table:table-cell>
          <table:table-cell table:style-name="ce3" office:value-type="float" office:value="116757" calcext:value-type="float">
            <text:p>116757</text:p>
          </table:table-cell>
          <table:table-cell table:style-name="ce3" office:value-type="float" office:value="11736393" calcext:value-type="float">
            <text:p>11736393</text:p>
          </table:table-cell>
          <table:table-cell table:style-name="ce3" office:value-type="float" office:value="15616407" calcext:value-type="float">
            <text:p>15616407</text:p>
          </table:table-cell>
          <table:table-cell table:style-name="ce15" table:formula="of:=([.S47]+[.O47])/1000" office:value-type="float" office:value="24683.266" calcext:value-type="float">
            <text:p>24683</text:p>
          </table:table-cell>
          <table:table-cell table:style-name="ce15" table:formula="of:=([.Q47]+[.R47])/1000" office:value-type="float" office:value="11853.15" calcext:value-type="float">
            <text:p>11853</text:p>
          </table:table-cell>
          <table:table-cell table:style-name="ce15" table:formula="of:=[.$T$23]/[.$N47]" office:value-type="float" office:value="2851.2563173913" calcext:value-type="float">
            <text:p>2851</text:p>
          </table:table-cell>
          <table:table-cell table:style-name="ce23" table:formula="of:=[.$T$23]/[.T47]" office:value-type="float" office:value="26.5681596997739" calcext:value-type="float">
            <text:p>26,57</text:p>
          </table:table-cell>
          <table:table-cell table:style-name="ce23" table:formula="of:=[.$T$24]/[.T47]" office:value-type="float" office:value="29.7510099757463" calcext:value-type="float">
            <text:p>29,75</text:p>
          </table:table-cell>
          <table:table-cell table:style-name="ce36" table:formula="of:=[.V47]/[.T47]" office:value-type="float" office:value="0.115513737825104" calcext:value-type="float">
            <text:p>0,12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55473" calcext:value-type="float">
            <text:p>9055473</text:p>
          </table:table-cell>
          <table:table-cell table:style-name="ce3" office:value-type="float" office:value="658557" calcext:value-type="float">
            <text:p>658557</text:p>
          </table:table-cell>
          <table:table-cell table:style-name="ce3" office:value-type="float" office:value="237363" calcext:value-type="float">
            <text:p>237363</text:p>
          </table:table-cell>
          <table:table-cell table:style-name="ce3" office:value-type="float" office:value="11377604" calcext:value-type="float">
            <text:p>11377604</text:p>
          </table:table-cell>
          <table:table-cell table:style-name="ce3" office:value-type="float" office:value="15386214" calcext:value-type="float">
            <text:p>15386214</text:p>
          </table:table-cell>
          <table:table-cell table:style-name="ce15" table:formula="of:=([.F48]+[.B48])/1000" office:value-type="float" office:value="24441.687" calcext:value-type="float">
            <text:p>24442</text:p>
          </table:table-cell>
          <table:table-cell table:style-name="ce15" table:formula="of:=([.D48]+[.E48])/1000" office:value-type="float" office:value="11614.967" calcext:value-type="float">
            <text:p>11615</text:p>
          </table:table-cell>
          <table:table-cell table:style-name="ce15" table:formula="of:=[.$G$23]/[.$A48]" office:value-type="float" office:value="2218.010425" calcext:value-type="float">
            <text:p>2218</text:p>
          </table:table-cell>
          <table:table-cell table:style-name="ce23" table:formula="of:=[.$G$23]/[.G48]" office:value-type="float" office:value="21.7792864297788" calcext:value-type="float">
            <text:p>21,78</text:p>
          </table:table-cell>
          <table:table-cell table:style-name="ce23" table:formula="of:=[.$G$24]/[.G48]" office:value-type="float" office:value="21.8121120690237" calcext:value-type="float">
            <text:p>21,81</text:p>
          </table:table-cell>
          <table:table-cell table:style-name="ce36" table:formula="of:=[.I48]/[.G48]" office:value-type="float" office:value="0.0907470267907448" calcext:value-type="float">
            <text:p>0,09</text:p>
          </table:table-cell>
          <table:table-cell table:style-name="ce39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61916" calcext:value-type="float">
            <text:p>9061916</text:p>
          </table:table-cell>
          <table:table-cell table:style-name="ce3" office:value-type="float" office:value="563354" calcext:value-type="float">
            <text:p>563354</text:p>
          </table:table-cell>
          <table:table-cell table:style-name="ce3" office:value-type="float" office:value="125468" calcext:value-type="float">
            <text:p>125468</text:p>
          </table:table-cell>
          <table:table-cell table:style-name="ce3" office:value-type="float" office:value="11981498" calcext:value-type="float">
            <text:p>11981498</text:p>
          </table:table-cell>
          <table:table-cell table:style-name="ce3" office:value-type="float" office:value="15707204" calcext:value-type="float">
            <text:p>15707204</text:p>
          </table:table-cell>
          <table:table-cell table:style-name="ce15" table:formula="of:=([.S48]+[.O48])/1000" office:value-type="float" office:value="24769.12" calcext:value-type="float">
            <text:p>24769</text:p>
          </table:table-cell>
          <table:table-cell table:style-name="ce15" table:formula="of:=([.Q48]+[.R48])/1000" office:value-type="float" office:value="12106.966" calcext:value-type="float">
            <text:p>12107</text:p>
          </table:table-cell>
          <table:table-cell table:style-name="ce15" table:formula="of:=[.$T$23]/[.$N48]" office:value-type="float" office:value="2732.45397083333" calcext:value-type="float">
            <text:p>2732</text:p>
          </table:table-cell>
          <table:table-cell table:style-name="ce23" table:formula="of:=[.$T$23]/[.T48]" office:value-type="float" office:value="26.4760699209338" calcext:value-type="float">
            <text:p>26,48</text:p>
          </table:table-cell>
          <table:table-cell table:style-name="ce23" table:formula="of:=[.$T$24]/[.T48]" office:value-type="float" office:value="29.6478878942813" calcext:value-type="float">
            <text:p>29,65</text:p>
          </table:table-cell>
          <table:table-cell table:style-name="ce36" table:formula="of:=[.V48]/[.T48]" office:value-type="float" office:value="0.110316958003891" calcext:value-type="float">
            <text:p>0,11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Low Level Threading Mechanisms + Vectorization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1"/>
          <table:table-cell table:style-name="ce31"/>
          <table:table-cell table:style-name="ce5" office:value-type="string" calcext:value-type="string" table:number-columns-spanned="12" table:number-rows-spanned="1">
            <text:p>FastFlow framework + Vectorization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1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2"/>
          <table:table-cell table:style-name="ce31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2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1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09" calcext:value-type="float">
            <text:p>113809</text:p>
          </table:table-cell>
          <table:table-cell table:style-name="ce3" office:value-type="float" office:value="12626" calcext:value-type="float">
            <text:p>126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668139" calcext:value-type="float">
            <text:p>21668139</text:p>
          </table:table-cell>
          <table:table-cell table:style-name="ce13" table:formula="of:=([.F52]+[.B52])/1000" office:value-type="float" office:value="21781.948" calcext:value-type="float">
            <text:p>21782</text:p>
          </table:table-cell>
          <table:table-cell table:style-name="ce13" table:number-columns-repeated="2"/>
          <table:table-cell table:style-name="ce22" table:number-columns-repeated="2"/>
          <table:table-cell table:style-name="ce33"/>
          <table:table-cell table:style-name="ce3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34" calcext:value-type="float">
            <text:p>114334</text:p>
          </table:table-cell>
          <table:table-cell table:style-name="ce3" office:value-type="float" office:value="12888" calcext:value-type="float">
            <text:p>128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131286" calcext:value-type="float">
            <text:p>21131286</text:p>
          </table:table-cell>
          <table:table-cell table:style-name="ce13" table:formula="of:=([.S52]+[.O52])/1000" office:value-type="float" office:value="21245.62" calcext:value-type="float">
            <text:p>21246</text:p>
          </table:table-cell>
          <table:table-cell table:style-name="ce13" table:number-columns-repeated="2"/>
          <table:table-cell table:style-name="ce22" table:number-columns-repeated="2"/>
          <table:table-cell table:style-name="ce3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6550" calcext:value-type="float">
            <text:p>56550</text:p>
          </table:table-cell>
          <table:table-cell table:style-name="ce3" office:value-type="float" office:value="16419" calcext:value-type="float">
            <text:p>164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26825" calcext:value-type="float">
            <text:p>21626825</text:p>
          </table:table-cell>
          <table:table-cell table:style-name="ce13" table:formula="of:=([.F53]+[.B53])/1000" office:value-type="float" office:value="21683.375" calcext:value-type="float">
            <text:p>21683</text:p>
          </table:table-cell>
          <table:table-cell table:style-name="ce13" table:formula="of:=([.D53]+[.E53])/1000" office:value-type="float" office:value="0.072" calcext:value-type="float">
            <text:p>0</text:p>
          </table:table-cell>
          <table:table-cell table:style-name="ce13" table:formula="of:=[.$G$52]/[.$A53]" office:value-type="float" office:value="21781.948" calcext:value-type="float">
            <text:p>21782</text:p>
          </table:table-cell>
          <table:table-cell table:style-name="ce23" table:formula="of:=[.$G$52]/[.G53]" office:value-type="float" office:value="1.00454601739812" calcext:value-type="float">
            <text:p>1,00</text:p>
          </table:table-cell>
          <table:table-cell table:style-name="ce23" table:formula="of:=[.$G$53]/[.G53]" office:value-type="float" office:value="1" calcext:value-type="float">
            <text:p>1,00</text:p>
          </table:table-cell>
          <table:table-cell table:style-name="ce34" table:formula="of:=[.I53]/[.G53]" office:value-type="float" office:value="1.00454601739812" calcext:value-type="float">
            <text:p>1,00</text:p>
          </table:table-cell>
          <table:table-cell table:style-name="ce31"/>
          <table:table-cell table:style-name="ce3" office:value-type="float" office:value="1" calcext:value-type="float">
            <text:p>1</text:p>
          </table:table-cell>
          <table:table-cell table:style-name="ce3" office:value-type="float" office:value="56778" calcext:value-type="float">
            <text:p>56778</text:p>
          </table:table-cell>
          <table:table-cell table:style-name="ce3" office:value-type="float" office:value="15598" calcext:value-type="float">
            <text:p>15598</text:p>
          </table:table-cell>
          <table:table-cell table:style-name="ce3" office:value-type="float" office:value="3911" calcext:value-type="float">
            <text:p>39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92420" calcext:value-type="float">
            <text:p>21092420</text:p>
          </table:table-cell>
          <table:table-cell table:style-name="ce13" table:formula="of:=([.S53]+[.O53])/1000" office:value-type="float" office:value="21149.198" calcext:value-type="float">
            <text:p>21149</text:p>
          </table:table-cell>
          <table:table-cell table:style-name="ce13" table:formula="of:=([.Q53]+[.R53])/1000" office:value-type="float" office:value="3.918" calcext:value-type="float">
            <text:p>4</text:p>
          </table:table-cell>
          <table:table-cell table:style-name="ce13" table:formula="of:=[.$T$52]/[.$N53]" office:value-type="float" office:value="21245.62" calcext:value-type="float">
            <text:p>21246</text:p>
          </table:table-cell>
          <table:table-cell table:style-name="ce23" table:formula="of:=[.$T$52]/[.T53]" office:value-type="float" office:value="1.00455913269146" calcext:value-type="float">
            <text:p>1,00</text:p>
          </table:table-cell>
          <table:table-cell table:style-name="ce23" table:formula="of:=[.$T$53]/[.T53]" office:value-type="float" office:value="1" calcext:value-type="float">
            <text:p>1,00</text:p>
          </table:table-cell>
          <table:table-cell table:style-name="ce34" table:formula="of:=[.V53]/[.T53]" office:value-type="float" office:value="1.00455913269146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7208" calcext:value-type="float">
            <text:p>57208</text:p>
          </table:table-cell>
          <table:table-cell table:style-name="ce3" office:value-type="float" office:value="13238" calcext:value-type="float">
            <text:p>1323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9885" calcext:value-type="float">
            <text:p>259885</text:p>
          </table:table-cell>
          <table:table-cell table:style-name="ce3" office:value-type="float" office:value="11113912" calcext:value-type="float">
            <text:p>11113912</text:p>
          </table:table-cell>
          <table:table-cell table:style-name="ce13" table:formula="of:=([.F54]+[.B54])/1000" office:value-type="float" office:value="11171.12" calcext:value-type="float">
            <text:p>11171</text:p>
          </table:table-cell>
          <table:table-cell table:style-name="ce13" table:formula="of:=([.D54]+[.E54])/1000" office:value-type="float" office:value="259.974" calcext:value-type="float">
            <text:p>260</text:p>
          </table:table-cell>
          <table:table-cell table:style-name="ce13" table:formula="of:=[.$G$52]/[.$A54]" office:value-type="float" office:value="10890.974" calcext:value-type="float">
            <text:p>10891</text:p>
          </table:table-cell>
          <table:table-cell table:style-name="ce23" table:formula="of:=[.$G$52]/[.G54]" office:value-type="float" office:value="1.94984459928816" calcext:value-type="float">
            <text:p>1,95</text:p>
          </table:table-cell>
          <table:table-cell table:style-name="ce23" table:formula="of:=[.$G$53]/[.G54]" office:value-type="float" office:value="1.94102068548185" calcext:value-type="float">
            <text:p>1,94</text:p>
          </table:table-cell>
          <table:table-cell table:style-name="ce34" table:formula="of:=[.I54]/[.G54]" office:value-type="float" office:value="0.974922299644082" calcext:value-type="float">
            <text:p>0,97</text:p>
          </table:table-cell>
          <table:table-cell table:style-name="ce31"/>
          <table:table-cell table:style-name="ce3" office:value-type="float" office:value="2" calcext:value-type="float">
            <text:p>2</text:p>
          </table:table-cell>
          <table:table-cell table:style-name="ce3" office:value-type="float" office:value="56717" calcext:value-type="float">
            <text:p>56717</text:p>
          </table:table-cell>
          <table:table-cell table:style-name="ce3" office:value-type="float" office:value="16798" calcext:value-type="float">
            <text:p>16798</text:p>
          </table:table-cell>
          <table:table-cell table:style-name="ce3" office:value-type="float" office:value="4010" calcext:value-type="float">
            <text:p>4010</text:p>
          </table:table-cell>
          <table:table-cell table:style-name="ce3" office:value-type="float" office:value="99147" calcext:value-type="float">
            <text:p>99147</text:p>
          </table:table-cell>
          <table:table-cell table:style-name="ce3" office:value-type="float" office:value="10832051" calcext:value-type="float">
            <text:p>10832051</text:p>
          </table:table-cell>
          <table:table-cell table:style-name="ce13" table:formula="of:=([.S54]+[.O54])/1000" office:value-type="float" office:value="10888.768" calcext:value-type="float">
            <text:p>10889</text:p>
          </table:table-cell>
          <table:table-cell table:style-name="ce13" table:formula="of:=([.Q54]+[.R54])/1000" office:value-type="float" office:value="103.157" calcext:value-type="float">
            <text:p>103</text:p>
          </table:table-cell>
          <table:table-cell table:style-name="ce13" table:formula="of:=[.$T$52]/[.$N54]" office:value-type="float" office:value="10622.81" calcext:value-type="float">
            <text:p>10623</text:p>
          </table:table-cell>
          <table:table-cell table:style-name="ce23" table:formula="of:=[.$T$52]/[.T54]" office:value-type="float" office:value="1.9511500290942" calcext:value-type="float">
            <text:p>1,95</text:p>
          </table:table-cell>
          <table:table-cell table:style-name="ce23" table:formula="of:=[.$T$53]/[.T54]" office:value-type="float" office:value="1.94229484915098" calcext:value-type="float">
            <text:p>1,94</text:p>
          </table:table-cell>
          <table:table-cell table:style-name="ce34" table:formula="of:=[.V54]/[.T54]" office:value-type="float" office:value="0.9755750145471" calcext:value-type="float">
            <text:p>0,9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6785" calcext:value-type="float">
            <text:p>56785</text:p>
          </table:table-cell>
          <table:table-cell table:style-name="ce3" office:value-type="float" office:value="14425" calcext:value-type="float">
            <text:p>144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6774" calcext:value-type="float">
            <text:p>166774</text:p>
          </table:table-cell>
          <table:table-cell table:style-name="ce3" office:value-type="float" office:value="7366557" calcext:value-type="float">
            <text:p>7366557</text:p>
          </table:table-cell>
          <table:table-cell table:style-name="ce13" table:formula="of:=([.F55]+[.B55])/1000" office:value-type="float" office:value="7423.342" calcext:value-type="float">
            <text:p>7423</text:p>
          </table:table-cell>
          <table:table-cell table:style-name="ce13" table:formula="of:=([.D55]+[.E55])/1000" office:value-type="float" office:value="166.87" calcext:value-type="float">
            <text:p>167</text:p>
          </table:table-cell>
          <table:table-cell table:style-name="ce13" table:formula="of:=[.$G$52]/[.$A55]" office:value-type="float" office:value="7260.64933333333" calcext:value-type="float">
            <text:p>7261</text:p>
          </table:table-cell>
          <table:table-cell table:style-name="ce23" table:formula="of:=[.$G$52]/[.G55]" office:value-type="float" office:value="2.93425090747537" calcext:value-type="float">
            <text:p>2,93</text:p>
          </table:table-cell>
          <table:table-cell table:style-name="ce23" table:formula="of:=[.$G$53]/[.G55]" office:value-type="float" office:value="2.92097211741019" calcext:value-type="float">
            <text:p>2,92</text:p>
          </table:table-cell>
          <table:table-cell table:style-name="ce34" table:formula="of:=[.I55]/[.G55]" office:value-type="float" office:value="0.978083635825122" calcext:value-type="float">
            <text:p>0,98</text:p>
          </table:table-cell>
          <table:table-cell table:style-name="ce31"/>
          <table:table-cell table:style-name="ce3" office:value-type="float" office:value="3" calcext:value-type="float">
            <text:p>3</text:p>
          </table:table-cell>
          <table:table-cell table:style-name="ce3" office:value-type="float" office:value="56598" calcext:value-type="float">
            <text:p>56598</text:p>
          </table:table-cell>
          <table:table-cell table:style-name="ce3" office:value-type="float" office:value="17027" calcext:value-type="float">
            <text:p>17027</text:p>
          </table:table-cell>
          <table:table-cell table:style-name="ce3" office:value-type="float" office:value="4193" calcext:value-type="float">
            <text:p>4193</text:p>
          </table:table-cell>
          <table:table-cell table:style-name="ce3" office:value-type="float" office:value="128211" calcext:value-type="float">
            <text:p>128211</text:p>
          </table:table-cell>
          <table:table-cell table:style-name="ce3" office:value-type="float" office:value="7359229" calcext:value-type="float">
            <text:p>7359229</text:p>
          </table:table-cell>
          <table:table-cell table:style-name="ce13" table:formula="of:=([.S55]+[.O55])/1000" office:value-type="float" office:value="7415.827" calcext:value-type="float">
            <text:p>7416</text:p>
          </table:table-cell>
          <table:table-cell table:style-name="ce13" table:formula="of:=([.Q55]+[.R55])/1000" office:value-type="float" office:value="132.404" calcext:value-type="float">
            <text:p>132</text:p>
          </table:table-cell>
          <table:table-cell table:style-name="ce13" table:formula="of:=[.$T$52]/[.$N55]" office:value-type="float" office:value="7081.87333333333" calcext:value-type="float">
            <text:p>7082</text:p>
          </table:table-cell>
          <table:table-cell table:style-name="ce23" table:formula="of:=[.$T$52]/[.T55]" office:value-type="float" office:value="2.86490232309896" calcext:value-type="float">
            <text:p>2,86</text:p>
          </table:table-cell>
          <table:table-cell table:style-name="ce23" table:formula="of:=[.$T$53]/[.T55]" office:value-type="float" office:value="2.85190013197449" calcext:value-type="float">
            <text:p>2,85</text:p>
          </table:table-cell>
          <table:table-cell table:style-name="ce34" table:formula="of:=[.V55]/[.T55]" office:value-type="float" office:value="0.954967441032987" calcext:value-type="float">
            <text:p>0,9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6832" calcext:value-type="float">
            <text:p>56832</text:p>
          </table:table-cell>
          <table:table-cell table:style-name="ce3" office:value-type="float" office:value="16085" calcext:value-type="float">
            <text:p>1608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4944" calcext:value-type="float">
            <text:p>124944</text:p>
          </table:table-cell>
          <table:table-cell table:style-name="ce3" office:value-type="float" office:value="5541734" calcext:value-type="float">
            <text:p>5541734</text:p>
          </table:table-cell>
          <table:table-cell table:style-name="ce13" table:formula="of:=([.F56]+[.B56])/1000" office:value-type="float" office:value="5598.566" calcext:value-type="float">
            <text:p>5599</text:p>
          </table:table-cell>
          <table:table-cell table:style-name="ce13" table:formula="of:=([.D56]+[.E56])/1000" office:value-type="float" office:value="125.062" calcext:value-type="float">
            <text:p>125</text:p>
          </table:table-cell>
          <table:table-cell table:style-name="ce13" table:formula="of:=[.$G$52]/[.$A56]" office:value-type="float" office:value="5445.487" calcext:value-type="float">
            <text:p>5445</text:p>
          </table:table-cell>
          <table:table-cell table:style-name="ce23" table:formula="of:=[.$G$52]/[.G56]" office:value-type="float" office:value="3.89062985057245" calcext:value-type="float">
            <text:p>3,89</text:p>
          </table:table-cell>
          <table:table-cell table:style-name="ce23" table:formula="of:=[.$G$53]/[.G56]" office:value-type="float" office:value="3.87302302053776" calcext:value-type="float">
            <text:p>3,87</text:p>
          </table:table-cell>
          <table:table-cell table:style-name="ce34" table:formula="of:=[.I56]/[.G56]" office:value-type="float" office:value="0.972657462643113" calcext:value-type="float">
            <text:p>0,97</text:p>
          </table:table-cell>
          <table:table-cell table:style-name="ce31"/>
          <table:table-cell table:style-name="ce3" office:value-type="float" office:value="4" calcext:value-type="float">
            <text:p>4</text:p>
          </table:table-cell>
          <table:table-cell table:style-name="ce3" office:value-type="float" office:value="56034" calcext:value-type="float">
            <text:p>56034</text:p>
          </table:table-cell>
          <table:table-cell table:style-name="ce3" office:value-type="float" office:value="14244" calcext:value-type="float">
            <text:p>14244</text:p>
          </table:table-cell>
          <table:table-cell table:style-name="ce3" office:value-type="float" office:value="4176" calcext:value-type="float">
            <text:p>4176</text:p>
          </table:table-cell>
          <table:table-cell table:style-name="ce3" office:value-type="float" office:value="313733" calcext:value-type="float">
            <text:p>313733</text:p>
          </table:table-cell>
          <table:table-cell table:style-name="ce3" office:value-type="float" office:value="5637093" calcext:value-type="float">
            <text:p>5637093</text:p>
          </table:table-cell>
          <table:table-cell table:style-name="ce13" table:formula="of:=([.S56]+[.O56])/1000" office:value-type="float" office:value="5693.127" calcext:value-type="float">
            <text:p>5693</text:p>
          </table:table-cell>
          <table:table-cell table:style-name="ce13" table:formula="of:=([.Q56]+[.R56])/1000" office:value-type="float" office:value="317.909" calcext:value-type="float">
            <text:p>318</text:p>
          </table:table-cell>
          <table:table-cell table:style-name="ce13" table:formula="of:=[.$T$52]/[.$N56]" office:value-type="float" office:value="5311.405" calcext:value-type="float">
            <text:p>5311</text:p>
          </table:table-cell>
          <table:table-cell table:style-name="ce23" table:formula="of:=[.$T$52]/[.T56]" office:value-type="float" office:value="3.73180152137832" calcext:value-type="float">
            <text:p>3,73</text:p>
          </table:table-cell>
          <table:table-cell table:style-name="ce23" table:formula="of:=[.$T$53]/[.T56]" office:value-type="float" office:value="3.71486495909893" calcext:value-type="float">
            <text:p>3,71</text:p>
          </table:table-cell>
          <table:table-cell table:style-name="ce34" table:formula="of:=[.V56]/[.T56]" office:value-type="float" office:value="0.93295038034458" calcext:value-type="float">
            <text:p>0,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7128" calcext:value-type="float">
            <text:p>57128</text:p>
          </table:table-cell>
          <table:table-cell table:style-name="ce3" office:value-type="float" office:value="16251" calcext:value-type="float">
            <text:p>1625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49400" calcext:value-type="float">
            <text:p>449400</text:p>
          </table:table-cell>
          <table:table-cell table:style-name="ce3" office:value-type="float" office:value="4952018" calcext:value-type="float">
            <text:p>4952018</text:p>
          </table:table-cell>
          <table:table-cell table:style-name="ce13" table:formula="of:=([.F57]+[.B57])/1000" office:value-type="float" office:value="5009.146" calcext:value-type="float">
            <text:p>5009</text:p>
          </table:table-cell>
          <table:table-cell table:style-name="ce13" table:formula="of:=([.D57]+[.E57])/1000" office:value-type="float" office:value="449.541" calcext:value-type="float">
            <text:p>450</text:p>
          </table:table-cell>
          <table:table-cell table:style-name="ce13" table:formula="of:=[.$G$52]/[.$A57]" office:value-type="float" office:value="4356.3896" calcext:value-type="float">
            <text:p>4356</text:p>
          </table:table-cell>
          <table:table-cell table:style-name="ce23" table:formula="of:=[.$G$52]/[.G57]" office:value-type="float" office:value="4.3484354418897" calcext:value-type="float">
            <text:p>4,35</text:p>
          </table:table-cell>
          <table:table-cell table:style-name="ce23" table:formula="of:=[.$G$53]/[.G57]" office:value-type="float" office:value="4.32875683799195" calcext:value-type="float">
            <text:p>4,33</text:p>
          </table:table-cell>
          <table:table-cell table:style-name="ce34" table:formula="of:=[.I57]/[.G57]" office:value-type="float" office:value="0.869687088377939" calcext:value-type="float">
            <text:p>0,87</text:p>
          </table:table-cell>
          <table:table-cell table:style-name="ce31"/>
          <table:table-cell table:style-name="ce3" office:value-type="float" office:value="5" calcext:value-type="float">
            <text:p>5</text:p>
          </table:table-cell>
          <table:table-cell table:style-name="ce3" office:value-type="float" office:value="56875" calcext:value-type="float">
            <text:p>56875</text:p>
          </table:table-cell>
          <table:table-cell table:style-name="ce3" office:value-type="float" office:value="15766" calcext:value-type="float">
            <text:p>15766</text:p>
          </table:table-cell>
          <table:table-cell table:style-name="ce3" office:value-type="float" office:value="4289" calcext:value-type="float">
            <text:p>4289</text:p>
          </table:table-cell>
          <table:table-cell table:style-name="ce3" office:value-type="float" office:value="246520" calcext:value-type="float">
            <text:p>246520</text:p>
          </table:table-cell>
          <table:table-cell table:style-name="ce3" office:value-type="float" office:value="4789731" calcext:value-type="float">
            <text:p>4789731</text:p>
          </table:table-cell>
          <table:table-cell table:style-name="ce13" table:formula="of:=([.S57]+[.O57])/1000" office:value-type="float" office:value="4846.606" calcext:value-type="float">
            <text:p>4847</text:p>
          </table:table-cell>
          <table:table-cell table:style-name="ce13" table:formula="of:=([.Q57]+[.R57])/1000" office:value-type="float" office:value="250.809" calcext:value-type="float">
            <text:p>251</text:p>
          </table:table-cell>
          <table:table-cell table:style-name="ce13" table:formula="of:=[.$T$52]/[.$N57]" office:value-type="float" office:value="4249.124" calcext:value-type="float">
            <text:p>4249</text:p>
          </table:table-cell>
          <table:table-cell table:style-name="ce23" table:formula="of:=[.$T$52]/[.T57]" office:value-type="float" office:value="4.38360782782838" calcext:value-type="float">
            <text:p>4,38</text:p>
          </table:table-cell>
          <table:table-cell table:style-name="ce23" table:formula="of:=[.$T$53]/[.T57]" office:value-type="float" office:value="4.36371308086525" calcext:value-type="float">
            <text:p>4,36</text:p>
          </table:table-cell>
          <table:table-cell table:style-name="ce34" table:formula="of:=[.V57]/[.T57]" office:value-type="float" office:value="0.876721565565676" calcext:value-type="float">
            <text:p>0,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7083" calcext:value-type="float">
            <text:p>57083</text:p>
          </table:table-cell>
          <table:table-cell table:style-name="ce3" office:value-type="float" office:value="16506" calcext:value-type="float">
            <text:p>16506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430629" calcext:value-type="float">
            <text:p>430629</text:p>
          </table:table-cell>
          <table:table-cell table:style-name="ce3" office:value-type="float" office:value="4023810" calcext:value-type="float">
            <text:p>4023810</text:p>
          </table:table-cell>
          <table:table-cell table:style-name="ce13" table:formula="of:=([.F58]+[.B58])/1000" office:value-type="float" office:value="4080.893" calcext:value-type="float">
            <text:p>4081</text:p>
          </table:table-cell>
          <table:table-cell table:style-name="ce13" table:formula="of:=([.D58]+[.E58])/1000" office:value-type="float" office:value="431.637" calcext:value-type="float">
            <text:p>432</text:p>
          </table:table-cell>
          <table:table-cell table:style-name="ce13" table:formula="of:=[.$G$52]/[.$A58]" office:value-type="float" office:value="3630.32466666667" calcext:value-type="float">
            <text:p>3630</text:p>
          </table:table-cell>
          <table:table-cell table:style-name="ce23" table:formula="of:=[.$G$52]/[.G58]" office:value-type="float" office:value="5.33754450312713" calcext:value-type="float">
            <text:p>5,34</text:p>
          </table:table-cell>
          <table:table-cell table:style-name="ce23" table:formula="of:=[.$G$53]/[.G58]" office:value-type="float" office:value="5.3133897409219" calcext:value-type="float">
            <text:p>5,31</text:p>
          </table:table-cell>
          <table:table-cell table:style-name="ce34" table:formula="of:=[.I58]/[.G58]" office:value-type="float" office:value="0.889590750521189" calcext:value-type="float">
            <text:p>0,89</text:p>
          </table:table-cell>
          <table:table-cell table:style-name="ce31"/>
          <table:table-cell table:style-name="ce3" office:value-type="float" office:value="6" calcext:value-type="float">
            <text:p>6</text:p>
          </table:table-cell>
          <table:table-cell table:style-name="ce3" office:value-type="float" office:value="56886" calcext:value-type="float">
            <text:p>56886</text:p>
          </table:table-cell>
          <table:table-cell table:style-name="ce3" office:value-type="float" office:value="14520" calcext:value-type="float">
            <text:p>14520</text:p>
          </table:table-cell>
          <table:table-cell table:style-name="ce3" office:value-type="float" office:value="4322" calcext:value-type="float">
            <text:p>4322</text:p>
          </table:table-cell>
          <table:table-cell table:style-name="ce3" office:value-type="float" office:value="556124" calcext:value-type="float">
            <text:p>556124</text:p>
          </table:table-cell>
          <table:table-cell table:style-name="ce3" office:value-type="float" office:value="4290295" calcext:value-type="float">
            <text:p>4290295</text:p>
          </table:table-cell>
          <table:table-cell table:style-name="ce13" table:formula="of:=([.S58]+[.O58])/1000" office:value-type="float" office:value="4347.181" calcext:value-type="float">
            <text:p>4347</text:p>
          </table:table-cell>
          <table:table-cell table:style-name="ce13" table:formula="of:=([.Q58]+[.R58])/1000" office:value-type="float" office:value="560.446" calcext:value-type="float">
            <text:p>560</text:p>
          </table:table-cell>
          <table:table-cell table:style-name="ce13" table:formula="of:=[.$T$52]/[.$N58]" office:value-type="float" office:value="3540.93666666667" calcext:value-type="float">
            <text:p>3541</text:p>
          </table:table-cell>
          <table:table-cell table:style-name="ce23" table:formula="of:=[.$T$52]/[.T58]" office:value-type="float" office:value="4.8872177164926" calcext:value-type="float">
            <text:p>4,89</text:p>
          </table:table-cell>
          <table:table-cell table:style-name="ce23" table:formula="of:=[.$T$53]/[.T58]" office:value-type="float" office:value="4.86503736559393" calcext:value-type="float">
            <text:p>4,87</text:p>
          </table:table-cell>
          <table:table-cell table:style-name="ce34" table:formula="of:=[.V58]/[.T58]" office:value-type="float" office:value="0.814536286082099" calcext:value-type="float">
            <text:p>0,8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6805" calcext:value-type="float">
            <text:p>56805</text:p>
          </table:table-cell>
          <table:table-cell table:style-name="ce3" office:value-type="float" office:value="16571" calcext:value-type="float">
            <text:p>16571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375826" calcext:value-type="float">
            <text:p>375826</text:p>
          </table:table-cell>
          <table:table-cell table:style-name="ce3" office:value-type="float" office:value="3459056" calcext:value-type="float">
            <text:p>3459056</text:p>
          </table:table-cell>
          <table:table-cell table:style-name="ce13" table:formula="of:=([.F59]+[.B59])/1000" office:value-type="float" office:value="3515.861" calcext:value-type="float">
            <text:p>3516</text:p>
          </table:table-cell>
          <table:table-cell table:style-name="ce13" table:formula="of:=([.D59]+[.E59])/1000" office:value-type="float" office:value="378.313" calcext:value-type="float">
            <text:p>378</text:p>
          </table:table-cell>
          <table:table-cell table:style-name="ce13" table:formula="of:=[.$G$52]/[.$A59]" office:value-type="float" office:value="3111.70685714286" calcext:value-type="float">
            <text:p>3112</text:p>
          </table:table-cell>
          <table:table-cell table:style-name="ce23" table:formula="of:=[.$G$52]/[.G59]" office:value-type="float" office:value="6.19533821160734" calcext:value-type="float">
            <text:p>6,20</text:p>
          </table:table-cell>
          <table:table-cell table:style-name="ce23" table:formula="of:=[.$G$53]/[.G59]" office:value-type="float" office:value="6.16730155145496" calcext:value-type="float">
            <text:p>6,17</text:p>
          </table:table-cell>
          <table:table-cell table:style-name="ce34" table:formula="of:=[.I59]/[.G59]" office:value-type="float" office:value="0.885048315943906" calcext:value-type="float">
            <text:p>0,89</text:p>
          </table:table-cell>
          <table:table-cell table:style-name="ce31"/>
          <table:table-cell table:style-name="ce3" office:value-type="float" office:value="7" calcext:value-type="float">
            <text:p>7</text:p>
          </table:table-cell>
          <table:table-cell table:style-name="ce3" office:value-type="float" office:value="56820" calcext:value-type="float">
            <text:p>56820</text:p>
          </table:table-cell>
          <table:table-cell table:style-name="ce3" office:value-type="float" office:value="16188" calcext:value-type="float">
            <text:p>16188</text:p>
          </table:table-cell>
          <table:table-cell table:style-name="ce3" office:value-type="float" office:value="4574" calcext:value-type="float">
            <text:p>4574</text:p>
          </table:table-cell>
          <table:table-cell table:style-name="ce3" office:value-type="float" office:value="1898081" calcext:value-type="float">
            <text:p>1898081</text:p>
          </table:table-cell>
          <table:table-cell table:style-name="ce3" office:value-type="float" office:value="5276524" calcext:value-type="float">
            <text:p>5276524</text:p>
          </table:table-cell>
          <table:table-cell table:style-name="ce13" table:formula="of:=([.S59]+[.O59])/1000" office:value-type="float" office:value="5333.344" calcext:value-type="float">
            <text:p>5333</text:p>
          </table:table-cell>
          <table:table-cell table:style-name="ce13" table:formula="of:=([.Q59]+[.R59])/1000" office:value-type="float" office:value="1902.655" calcext:value-type="float">
            <text:p>1903</text:p>
          </table:table-cell>
          <table:table-cell table:style-name="ce13" table:formula="of:=[.$T$52]/[.$N59]" office:value-type="float" office:value="3035.08857142857" calcext:value-type="float">
            <text:p>3035</text:p>
          </table:table-cell>
          <table:table-cell table:style-name="ce23" table:formula="of:=[.$T$52]/[.T59]" office:value-type="float" office:value="3.98354578290843" calcext:value-type="float">
            <text:p>3,98</text:p>
          </table:table-cell>
          <table:table-cell table:style-name="ce23" table:formula="of:=[.$T$53]/[.T59]" office:value-type="float" office:value="3.96546669406661" calcext:value-type="float">
            <text:p>3,97</text:p>
          </table:table-cell>
          <table:table-cell table:style-name="ce34" table:formula="of:=[.V59]/[.T59]" office:value-type="float" office:value="0.569077968986919" calcext:value-type="float">
            <text:p>0,5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6819" calcext:value-type="float">
            <text:p>56819</text:p>
          </table:table-cell>
          <table:table-cell table:style-name="ce3" office:value-type="float" office:value="17043" calcext:value-type="float">
            <text:p>17043</text:p>
          </table:table-cell>
          <table:table-cell table:style-name="ce3" office:value-type="float" office:value="3236" calcext:value-type="float">
            <text:p>3236</text:p>
          </table:table-cell>
          <table:table-cell table:style-name="ce3" office:value-type="float" office:value="475067" calcext:value-type="float">
            <text:p>475067</text:p>
          </table:table-cell>
          <table:table-cell table:style-name="ce3" office:value-type="float" office:value="3396888" calcext:value-type="float">
            <text:p>3396888</text:p>
          </table:table-cell>
          <table:table-cell table:style-name="ce13" table:formula="of:=([.F60]+[.B60])/1000" office:value-type="float" office:value="3453.707" calcext:value-type="float">
            <text:p>3454</text:p>
          </table:table-cell>
          <table:table-cell table:style-name="ce13" table:formula="of:=([.D60]+[.E60])/1000" office:value-type="float" office:value="478.303" calcext:value-type="float">
            <text:p>478</text:p>
          </table:table-cell>
          <table:table-cell table:style-name="ce13" table:formula="of:=[.$G$52]/[.$A60]" office:value-type="float" office:value="2722.7435" calcext:value-type="float">
            <text:p>2723</text:p>
          </table:table-cell>
          <table:table-cell table:style-name="ce23" table:formula="of:=[.$G$52]/[.G60]" office:value-type="float" office:value="6.30683147122787" calcext:value-type="float">
            <text:p>6,31</text:p>
          </table:table-cell>
          <table:table-cell table:style-name="ce23" table:formula="of:=[.$G$53]/[.G60]" office:value-type="float" office:value="6.27829025450045" calcext:value-type="float">
            <text:p>6,28</text:p>
          </table:table-cell>
          <table:table-cell table:style-name="ce34" table:formula="of:=[.I60]/[.G60]" office:value-type="float" office:value="0.788353933903484" calcext:value-type="float">
            <text:p>0,79</text:p>
          </table:table-cell>
          <table:table-cell table:style-name="ce31"/>
          <table:table-cell table:style-name="ce3" office:value-type="float" office:value="8" calcext:value-type="float">
            <text:p>8</text:p>
          </table:table-cell>
          <table:table-cell table:style-name="ce3" office:value-type="float" office:value="57077" calcext:value-type="float">
            <text:p>57077</text:p>
          </table:table-cell>
          <table:table-cell table:style-name="ce3" office:value-type="float" office:value="14813" calcext:value-type="float">
            <text:p>14813</text:p>
          </table:table-cell>
          <table:table-cell table:style-name="ce3" office:value-type="float" office:value="4664" calcext:value-type="float">
            <text:p>4664</text:p>
          </table:table-cell>
          <table:table-cell table:style-name="ce3" office:value-type="float" office:value="1668117" calcext:value-type="float">
            <text:p>1668117</text:p>
          </table:table-cell>
          <table:table-cell table:style-name="ce3" office:value-type="float" office:value="4699524" calcext:value-type="float">
            <text:p>4699524</text:p>
          </table:table-cell>
          <table:table-cell table:style-name="ce13" table:formula="of:=([.S60]+[.O60])/1000" office:value-type="float" office:value="4756.601" calcext:value-type="float">
            <text:p>4757</text:p>
          </table:table-cell>
          <table:table-cell table:style-name="ce13" table:formula="of:=([.Q60]+[.R60])/1000" office:value-type="float" office:value="1672.781" calcext:value-type="float">
            <text:p>1673</text:p>
          </table:table-cell>
          <table:table-cell table:style-name="ce13" table:formula="of:=[.$T$52]/[.$N60]" office:value-type="float" office:value="2655.7025" calcext:value-type="float">
            <text:p>2656</text:p>
          </table:table-cell>
          <table:table-cell table:style-name="ce23" table:formula="of:=[.$T$52]/[.T60]" office:value-type="float" office:value="4.46655500429824" calcext:value-type="float">
            <text:p>4,47</text:p>
          </table:table-cell>
          <table:table-cell table:style-name="ce23" table:formula="of:=[.$T$53]/[.T60]" office:value-type="float" office:value="4.44628380644078" calcext:value-type="float">
            <text:p>4,45</text:p>
          </table:table-cell>
          <table:table-cell table:style-name="ce34" table:formula="of:=[.V60]/[.T60]" office:value-type="float" office:value="0.55831937553728" calcext:value-type="float">
            <text:p>0,5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7199" calcext:value-type="float">
            <text:p>57199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4244" calcext:value-type="float">
            <text:p>4244</text:p>
          </table:table-cell>
          <table:table-cell table:style-name="ce3" office:value-type="float" office:value="220780" calcext:value-type="float">
            <text:p>220780</text:p>
          </table:table-cell>
          <table:table-cell table:style-name="ce3" office:value-type="float" office:value="2704581" calcext:value-type="float">
            <text:p>2704581</text:p>
          </table:table-cell>
          <table:table-cell table:style-name="ce13" table:formula="of:=([.F61]+[.B61])/1000" office:value-type="float" office:value="2761.78" calcext:value-type="float">
            <text:p>2762</text:p>
          </table:table-cell>
          <table:table-cell table:style-name="ce13" table:formula="of:=([.D61]+[.E61])/1000" office:value-type="float" office:value="225.024" calcext:value-type="float">
            <text:p>225</text:p>
          </table:table-cell>
          <table:table-cell table:style-name="ce13" table:formula="of:=[.$G$52]/[.$A61]" office:value-type="float" office:value="2420.21644444444" calcext:value-type="float">
            <text:p>2420</text:p>
          </table:table-cell>
          <table:table-cell table:style-name="ce23" table:formula="of:=[.$G$52]/[.G61]" office:value-type="float" office:value="7.88692365068905" calcext:value-type="float">
            <text:p>7,89</text:p>
          </table:table-cell>
          <table:table-cell table:style-name="ce23" table:formula="of:=[.$G$53]/[.G61]" office:value-type="float" office:value="7.85123181426471" calcext:value-type="float">
            <text:p>7,85</text:p>
          </table:table-cell>
          <table:table-cell table:style-name="ce34" table:formula="of:=[.I61]/[.G61]" office:value-type="float" office:value="0.876324850076561" calcext:value-type="float">
            <text:p>0,88</text:p>
          </table:table-cell>
          <table:table-cell table:style-name="ce31"/>
          <table:table-cell table:style-name="ce3" office:value-type="float" office:value="9" calcext:value-type="float">
            <text:p>9</text:p>
          </table:table-cell>
          <table:table-cell table:style-name="ce3" office:value-type="float" office:value="57318" calcext:value-type="float">
            <text:p>57318</text:p>
          </table:table-cell>
          <table:table-cell table:style-name="ce3" office:value-type="float" office:value="14955" calcext:value-type="float">
            <text:p>14955</text:p>
          </table:table-cell>
          <table:table-cell table:style-name="ce3" office:value-type="float" office:value="4689" calcext:value-type="float">
            <text:p>4689</text:p>
          </table:table-cell>
          <table:table-cell table:style-name="ce3" office:value-type="float" office:value="1558679" calcext:value-type="float">
            <text:p>1558679</text:p>
          </table:table-cell>
          <table:table-cell table:style-name="ce3" office:value-type="float" office:value="4421887" calcext:value-type="float">
            <text:p>4421887</text:p>
          </table:table-cell>
          <table:table-cell table:style-name="ce13" table:formula="of:=([.S61]+[.O61])/1000" office:value-type="float" office:value="4479.205" calcext:value-type="float">
            <text:p>4479</text:p>
          </table:table-cell>
          <table:table-cell table:style-name="ce13" table:formula="of:=([.Q61]+[.R61])/1000" office:value-type="float" office:value="1563.368" calcext:value-type="float">
            <text:p>1563</text:p>
          </table:table-cell>
          <table:table-cell table:style-name="ce13" table:formula="of:=[.$T$52]/[.$N61]" office:value-type="float" office:value="2360.62444444444" calcext:value-type="float">
            <text:p>2361</text:p>
          </table:table-cell>
          <table:table-cell table:style-name="ce23" table:formula="of:=[.$T$52]/[.T61]" office:value-type="float" office:value="4.74316759335641" calcext:value-type="float">
            <text:p>4,74</text:p>
          </table:table-cell>
          <table:table-cell table:style-name="ce23" table:formula="of:=[.$T$53]/[.T61]" office:value-type="float" office:value="4.72164100549093" calcext:value-type="float">
            <text:p>4,72</text:p>
          </table:table-cell>
          <table:table-cell table:style-name="ce34" table:formula="of:=[.V61]/[.T61]" office:value-type="float" office:value="0.527018621484046" calcext:value-type="float">
            <text:p>0,5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722" calcext:value-type="float">
            <text:p>57722</text:p>
          </table:table-cell>
          <table:table-cell table:style-name="ce3" office:value-type="float" office:value="16957" calcext:value-type="float">
            <text:p>16957</text:p>
          </table:table-cell>
          <table:table-cell table:style-name="ce3" office:value-type="float" office:value="5371" calcext:value-type="float">
            <text:p>5371</text:p>
          </table:table-cell>
          <table:table-cell table:style-name="ce3" office:value-type="float" office:value="289245" calcext:value-type="float">
            <text:p>289245</text:p>
          </table:table-cell>
          <table:table-cell table:style-name="ce3" office:value-type="float" office:value="2612182" calcext:value-type="float">
            <text:p>2612182</text:p>
          </table:table-cell>
          <table:table-cell table:style-name="ce13" table:formula="of:=([.F62]+[.B62])/1000" office:value-type="float" office:value="2669.904" calcext:value-type="float">
            <text:p>2670</text:p>
          </table:table-cell>
          <table:table-cell table:style-name="ce13" table:formula="of:=([.D62]+[.E62])/1000" office:value-type="float" office:value="294.616" calcext:value-type="float">
            <text:p>295</text:p>
          </table:table-cell>
          <table:table-cell table:style-name="ce13" table:formula="of:=[.$G$52]/[.$A62]" office:value-type="float" office:value="2178.1948" calcext:value-type="float">
            <text:p>2178</text:p>
          </table:table-cell>
          <table:table-cell table:style-name="ce23" table:formula="of:=[.$G$52]/[.G62]" office:value-type="float" office:value="8.15832629188166" calcext:value-type="float">
            <text:p>8,16</text:p>
          </table:table-cell>
          <table:table-cell table:style-name="ce23" table:formula="of:=[.$G$53]/[.G62]" office:value-type="float" office:value="8.12140623782728" calcext:value-type="float">
            <text:p>8,12</text:p>
          </table:table-cell>
          <table:table-cell table:style-name="ce34" table:formula="of:=[.I62]/[.G62]" office:value-type="float" office:value="0.815832629188166" calcext:value-type="float">
            <text:p>0,82</text:p>
          </table:table-cell>
          <table:table-cell table:style-name="ce3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832" calcext:value-type="float">
            <text:p>56832</text:p>
          </table:table-cell>
          <table:table-cell table:style-name="ce3" office:value-type="float" office:value="14822" calcext:value-type="float">
            <text:p>14822</text:p>
          </table:table-cell>
          <table:table-cell table:style-name="ce3" office:value-type="float" office:value="4842" calcext:value-type="float">
            <text:p>4842</text:p>
          </table:table-cell>
          <table:table-cell table:style-name="ce3" office:value-type="float" office:value="1286238" calcext:value-type="float">
            <text:p>1286238</text:p>
          </table:table-cell>
          <table:table-cell table:style-name="ce3" office:value-type="float" office:value="3713593" calcext:value-type="float">
            <text:p>3713593</text:p>
          </table:table-cell>
          <table:table-cell table:style-name="ce13" table:formula="of:=([.S62]+[.O62])/1000" office:value-type="float" office:value="3770.425" calcext:value-type="float">
            <text:p>3770</text:p>
          </table:table-cell>
          <table:table-cell table:style-name="ce13" table:formula="of:=([.Q62]+[.R62])/1000" office:value-type="float" office:value="1291.08" calcext:value-type="float">
            <text:p>1291</text:p>
          </table:table-cell>
          <table:table-cell table:style-name="ce13" table:formula="of:=[.$T$52]/[.$N62]" office:value-type="float" office:value="2124.562" calcext:value-type="float">
            <text:p>2125</text:p>
          </table:table-cell>
          <table:table-cell table:style-name="ce23" table:formula="of:=[.$T$52]/[.T62]" office:value-type="float" office:value="5.63480774713726" calcext:value-type="float">
            <text:p>5,63</text:p>
          </table:table-cell>
          <table:table-cell table:style-name="ce23" table:formula="of:=[.$T$53]/[.T62]" office:value-type="float" office:value="5.60923450274173" calcext:value-type="float">
            <text:p>5,61</text:p>
          </table:table-cell>
          <table:table-cell table:style-name="ce34" table:formula="of:=[.V62]/[.T62]" office:value-type="float" office:value="0.563480774713726" calcext:value-type="float">
            <text:p>0,5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759" calcext:value-type="float">
            <text:p>57759</text:p>
          </table:table-cell>
          <table:table-cell table:style-name="ce3" office:value-type="float" office:value="17356" calcext:value-type="float">
            <text:p>17356</text:p>
          </table:table-cell>
          <table:table-cell table:style-name="ce3" office:value-type="float" office:value="6373" calcext:value-type="float">
            <text:p>6373</text:p>
          </table:table-cell>
          <table:table-cell table:style-name="ce3" office:value-type="float" office:value="310131" calcext:value-type="float">
            <text:p>310131</text:p>
          </table:table-cell>
          <table:table-cell table:style-name="ce3" office:value-type="float" office:value="2535305" calcext:value-type="float">
            <text:p>2535305</text:p>
          </table:table-cell>
          <table:table-cell table:style-name="ce13" table:formula="of:=([.F63]+[.B63])/1000" office:value-type="float" office:value="2593.064" calcext:value-type="float">
            <text:p>2593</text:p>
          </table:table-cell>
          <table:table-cell table:style-name="ce13" table:formula="of:=([.D63]+[.E63])/1000" office:value-type="float" office:value="316.504" calcext:value-type="float">
            <text:p>317</text:p>
          </table:table-cell>
          <table:table-cell table:style-name="ce13" table:formula="of:=[.$G$52]/[.$A63]" office:value-type="float" office:value="1980.17709090909" calcext:value-type="float">
            <text:p>1980</text:p>
          </table:table-cell>
          <table:table-cell table:style-name="ce23" table:formula="of:=[.$G$52]/[.G63]" office:value-type="float" office:value="8.40008113953223" calcext:value-type="float">
            <text:p>8,40</text:p>
          </table:table-cell>
          <table:table-cell table:style-name="ce23" table:formula="of:=[.$G$53]/[.G63]" office:value-type="float" office:value="8.36206703729642" calcext:value-type="float">
            <text:p>8,36</text:p>
          </table:table-cell>
          <table:table-cell table:style-name="ce34" table:formula="of:=[.I63]/[.G63]" office:value-type="float" office:value="0.763643739957475" calcext:value-type="float">
            <text:p>0,76</text:p>
          </table:table-cell>
          <table:table-cell table:style-name="ce3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78" calcext:value-type="float">
            <text:p>56678</text:p>
          </table:table-cell>
          <table:table-cell table:style-name="ce3" office:value-type="float" office:value="14859" calcext:value-type="float">
            <text:p>14859</text:p>
          </table:table-cell>
          <table:table-cell table:style-name="ce3" office:value-type="float" office:value="5049" calcext:value-type="float">
            <text:p>5049</text:p>
          </table:table-cell>
          <table:table-cell table:style-name="ce3" office:value-type="float" office:value="1199680" calcext:value-type="float">
            <text:p>1199680</text:p>
          </table:table-cell>
          <table:table-cell table:style-name="ce3" office:value-type="float" office:value="3676910" calcext:value-type="float">
            <text:p>3676910</text:p>
          </table:table-cell>
          <table:table-cell table:style-name="ce13" table:formula="of:=([.S63]+[.O63])/1000" office:value-type="float" office:value="3733.588" calcext:value-type="float">
            <text:p>3734</text:p>
          </table:table-cell>
          <table:table-cell table:style-name="ce13" table:formula="of:=([.Q63]+[.R63])/1000" office:value-type="float" office:value="1204.729" calcext:value-type="float">
            <text:p>1205</text:p>
          </table:table-cell>
          <table:table-cell table:style-name="ce13" table:formula="of:=[.$T$52]/[.$N63]" office:value-type="float" office:value="1931.42" calcext:value-type="float">
            <text:p>1931</text:p>
          </table:table-cell>
          <table:table-cell table:style-name="ce23" table:formula="of:=[.$T$52]/[.T63]" office:value-type="float" office:value="5.690402904659" calcext:value-type="float">
            <text:p>5,69</text:p>
          </table:table-cell>
          <table:table-cell table:style-name="ce23" table:formula="of:=[.$T$53]/[.T63]" office:value-type="float" office:value="5.66457734490254" calcext:value-type="float">
            <text:p>5,66</text:p>
          </table:table-cell>
          <table:table-cell table:style-name="ce34" table:formula="of:=[.V63]/[.T63]" office:value-type="float" office:value="0.517309354969" calcext:value-type="float">
            <text:p>0,52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57739" calcext:value-type="float">
            <text:p>57739</text:p>
          </table:table-cell>
          <table:table-cell table:style-name="ce4" office:value-type="float" office:value="17361" calcext:value-type="float">
            <text:p>17361</text:p>
          </table:table-cell>
          <table:table-cell table:style-name="ce4" office:value-type="float" office:value="7158" calcext:value-type="float">
            <text:p>7158</text:p>
          </table:table-cell>
          <table:table-cell table:style-name="ce4" office:value-type="float" office:value="205062" calcext:value-type="float">
            <text:p>205062</text:p>
          </table:table-cell>
          <table:table-cell table:style-name="ce4" office:value-type="float" office:value="2205014" calcext:value-type="float">
            <text:p>2205014</text:p>
          </table:table-cell>
          <table:table-cell table:style-name="ce14" table:formula="of:=([.F64]+[.B64])/1000" office:value-type="float" office:value="2262.753" calcext:value-type="float">
            <text:p>2263</text:p>
          </table:table-cell>
          <table:table-cell table:style-name="ce14" table:formula="of:=([.D64]+[.E64])/1000" office:value-type="float" office:value="212.22" calcext:value-type="float">
            <text:p>212</text:p>
          </table:table-cell>
          <table:table-cell table:style-name="ce14" table:formula="of:=[.$G$52]/[.$A64]" office:value-type="float" office:value="1815.16233333333" calcext:value-type="float">
            <text:p>1815</text:p>
          </table:table-cell>
          <table:table-cell table:style-name="ce24" table:formula="of:=[.$G$52]/[.G64]" office:value-type="float" office:value="9.62630388734431" calcext:value-type="float">
            <text:p>9,63</text:p>
          </table:table-cell>
          <table:table-cell table:style-name="ce24" table:formula="of:=[.$G$53]/[.G64]" office:value-type="float" office:value="9.58274058193714" calcext:value-type="float">
            <text:p>9,58</text:p>
          </table:table-cell>
          <table:table-cell table:style-name="ce35" table:formula="of:=[.I64]/[.G64]" office:value-type="float" office:value="0.802191990612026" calcext:value-type="float">
            <text:p>0,80</text:p>
          </table:table-cell>
          <table:table-cell table:style-name="ce3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544" calcext:value-type="float">
            <text:p>57544</text:p>
          </table:table-cell>
          <table:table-cell table:style-name="ce3" office:value-type="float" office:value="17479" calcext:value-type="float">
            <text:p>17479</text:p>
          </table:table-cell>
          <table:table-cell table:style-name="ce3" office:value-type="float" office:value="5348" calcext:value-type="float">
            <text:p>5348</text:p>
          </table:table-cell>
          <table:table-cell table:style-name="ce3" office:value-type="float" office:value="1724123" calcext:value-type="float">
            <text:p>1724123</text:p>
          </table:table-cell>
          <table:table-cell table:style-name="ce3" office:value-type="float" office:value="3887254" calcext:value-type="float">
            <text:p>3887254</text:p>
          </table:table-cell>
          <table:table-cell table:style-name="ce13" table:formula="of:=([.S64]+[.O64])/1000" office:value-type="float" office:value="3944.798" calcext:value-type="float">
            <text:p>3945</text:p>
          </table:table-cell>
          <table:table-cell table:style-name="ce13" table:formula="of:=([.Q64]+[.R64])/1000" office:value-type="float" office:value="1729.471" calcext:value-type="float">
            <text:p>1729</text:p>
          </table:table-cell>
          <table:table-cell table:style-name="ce13" table:formula="of:=[.$T$52]/[.$N64]" office:value-type="float" office:value="1770.46833333333" calcext:value-type="float">
            <text:p>1770</text:p>
          </table:table-cell>
          <table:table-cell table:style-name="ce23" table:formula="of:=[.$T$52]/[.T64]" office:value-type="float" office:value="5.38573077759622" calcext:value-type="float">
            <text:p>5,39</text:p>
          </table:table-cell>
          <table:table-cell table:style-name="ce23" table:formula="of:=[.$T$53]/[.T64]" office:value-type="float" office:value="5.3612879544149" calcext:value-type="float">
            <text:p>5,36</text:p>
          </table:table-cell>
          <table:table-cell table:style-name="ce34" table:formula="of:=[.V64]/[.T64]" office:value-type="float" office:value="0.448810898133018" calcext:value-type="float">
            <text:p>0,45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474" calcext:value-type="float">
            <text:p>57474</text:p>
          </table:table-cell>
          <table:table-cell table:style-name="ce3" office:value-type="float" office:value="17261" calcext:value-type="float">
            <text:p>17261</text:p>
          </table:table-cell>
          <table:table-cell table:style-name="ce3" office:value-type="float" office:value="8267" calcext:value-type="float">
            <text:p>8267</text:p>
          </table:table-cell>
          <table:table-cell table:style-name="ce3" office:value-type="float" office:value="2126607" calcext:value-type="float">
            <text:p>2126607</text:p>
          </table:table-cell>
          <table:table-cell table:style-name="ce3" office:value-type="float" office:value="3967055" calcext:value-type="float">
            <text:p>3967055</text:p>
          </table:table-cell>
          <table:table-cell table:style-name="ce13" table:formula="of:=([.F65]+[.B65])/1000" office:value-type="float" office:value="4024.529" calcext:value-type="float">
            <text:p>4025</text:p>
          </table:table-cell>
          <table:table-cell table:style-name="ce13" table:formula="of:=([.D65]+[.E65])/1000" office:value-type="float" office:value="2134.874" calcext:value-type="float">
            <text:p>2135</text:p>
          </table:table-cell>
          <table:table-cell table:style-name="ce13" table:formula="of:=[.$G$52]/[.$A65]" office:value-type="float" office:value="1675.53446153846" calcext:value-type="float">
            <text:p>1676</text:p>
          </table:table-cell>
          <table:table-cell table:style-name="ce23" table:formula="of:=[.$G$52]/[.G65]" office:value-type="float" office:value="5.41229743902951" calcext:value-type="float">
            <text:p>5,41</text:p>
          </table:table-cell>
          <table:table-cell table:style-name="ce23" table:formula="of:=[.$G$53]/[.G65]" office:value-type="float" office:value="5.38780438655058" calcext:value-type="float">
            <text:p>5,39</text:p>
          </table:table-cell>
          <table:table-cell table:style-name="ce34" table:formula="of:=[.I65]/[.G65]" office:value-type="float" office:value="0.416330572233039" calcext:value-type="float">
            <text:p>0,42</text:p>
          </table:table-cell>
          <table:table-cell table:style-name="ce31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710" calcext:value-type="float">
            <text:p>56710</text:p>
          </table:table-cell>
          <table:table-cell table:style-name="ce3" office:value-type="float" office:value="17581" calcext:value-type="float">
            <text:p>17581</text:p>
          </table:table-cell>
          <table:table-cell table:style-name="ce3" office:value-type="float" office:value="5298" calcext:value-type="float">
            <text:p>5298</text:p>
          </table:table-cell>
          <table:table-cell table:style-name="ce3" office:value-type="float" office:value="1722023" calcext:value-type="float">
            <text:p>1722023</text:p>
          </table:table-cell>
          <table:table-cell table:style-name="ce3" office:value-type="float" office:value="3839306" calcext:value-type="float">
            <text:p>3839306</text:p>
          </table:table-cell>
          <table:table-cell table:style-name="ce13" table:formula="of:=([.S65]+[.O65])/1000" office:value-type="float" office:value="3896.016" calcext:value-type="float">
            <text:p>3896</text:p>
          </table:table-cell>
          <table:table-cell table:style-name="ce13" table:formula="of:=([.Q65]+[.R65])/1000" office:value-type="float" office:value="1727.321" calcext:value-type="float">
            <text:p>1727</text:p>
          </table:table-cell>
          <table:table-cell table:style-name="ce13" table:formula="of:=[.$T$52]/[.$N65]" office:value-type="float" office:value="1634.27846153846" calcext:value-type="float">
            <text:p>1634</text:p>
          </table:table-cell>
          <table:table-cell table:style-name="ce23" table:formula="of:=[.$T$52]/[.T65]" office:value-type="float" office:value="5.45316549008012" calcext:value-type="float">
            <text:p>5,45</text:p>
          </table:table-cell>
          <table:table-cell table:style-name="ce23" table:formula="of:=[.$T$53]/[.T65]" office:value-type="float" office:value="5.42841661841224" calcext:value-type="float">
            <text:p>5,43</text:p>
          </table:table-cell>
          <table:table-cell table:style-name="ce34" table:formula="of:=[.V65]/[.T65]" office:value-type="float" office:value="0.419474268467702" calcext:value-type="float">
            <text:p>0,42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526" calcext:value-type="float">
            <text:p>57526</text:p>
          </table:table-cell>
          <table:table-cell table:style-name="ce3" office:value-type="float" office:value="17214" calcext:value-type="float">
            <text:p>17214</text:p>
          </table:table-cell>
          <table:table-cell table:style-name="ce3" office:value-type="float" office:value="9064" calcext:value-type="float">
            <text:p>9064</text:p>
          </table:table-cell>
          <table:table-cell table:style-name="ce3" office:value-type="float" office:value="2149336" calcext:value-type="float">
            <text:p>2149336</text:p>
          </table:table-cell>
          <table:table-cell table:style-name="ce3" office:value-type="float" office:value="3872246" calcext:value-type="float">
            <text:p>3872246</text:p>
          </table:table-cell>
          <table:table-cell table:style-name="ce13" table:formula="of:=([.F66]+[.B66])/1000" office:value-type="float" office:value="3929.772" calcext:value-type="float">
            <text:p>3930</text:p>
          </table:table-cell>
          <table:table-cell table:style-name="ce13" table:formula="of:=([.D66]+[.E66])/1000" office:value-type="float" office:value="2158.4" calcext:value-type="float">
            <text:p>2158</text:p>
          </table:table-cell>
          <table:table-cell table:style-name="ce13" table:formula="of:=[.$G$52]/[.$A66]" office:value-type="float" office:value="1555.85342857143" calcext:value-type="float">
            <text:p>1556</text:p>
          </table:table-cell>
          <table:table-cell table:style-name="ce23" table:formula="of:=[.$G$52]/[.G66]" office:value-type="float" office:value="5.54280197426212" calcext:value-type="float">
            <text:p>5,54</text:p>
          </table:table-cell>
          <table:table-cell table:style-name="ce23" table:formula="of:=[.$G$53]/[.G66]" office:value-type="float" office:value="5.51771833073267" calcext:value-type="float">
            <text:p>5,52</text:p>
          </table:table-cell>
          <table:table-cell table:style-name="ce34" table:formula="of:=[.I66]/[.G66]" office:value-type="float" office:value="0.395914426733009" calcext:value-type="float">
            <text:p>0,40</text:p>
          </table:table-cell>
          <table:table-cell table:style-name="ce31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723" calcext:value-type="float">
            <text:p>56723</text:p>
          </table:table-cell>
          <table:table-cell table:style-name="ce3" office:value-type="float" office:value="17773" calcext:value-type="float">
            <text:p>17773</text:p>
          </table:table-cell>
          <table:table-cell table:style-name="ce3" office:value-type="float" office:value="5478" calcext:value-type="float">
            <text:p>5478</text:p>
          </table:table-cell>
          <table:table-cell table:style-name="ce3" office:value-type="float" office:value="1627861" calcext:value-type="float">
            <text:p>1627861</text:p>
          </table:table-cell>
          <table:table-cell table:style-name="ce3" office:value-type="float" office:value="3656781" calcext:value-type="float">
            <text:p>3656781</text:p>
          </table:table-cell>
          <table:table-cell table:style-name="ce13" table:formula="of:=([.S66]+[.O66])/1000" office:value-type="float" office:value="3713.504" calcext:value-type="float">
            <text:p>3714</text:p>
          </table:table-cell>
          <table:table-cell table:style-name="ce13" table:formula="of:=([.Q66]+[.R66])/1000" office:value-type="float" office:value="1633.339" calcext:value-type="float">
            <text:p>1633</text:p>
          </table:table-cell>
          <table:table-cell table:style-name="ce13" table:formula="of:=[.$T$52]/[.$N66]" office:value-type="float" office:value="1517.54428571429" calcext:value-type="float">
            <text:p>1518</text:p>
          </table:table-cell>
          <table:table-cell table:style-name="ce23" table:formula="of:=[.$T$52]/[.T66]" office:value-type="float" office:value="5.72117870345636" calcext:value-type="float">
            <text:p>5,72</text:p>
          </table:table-cell>
          <table:table-cell table:style-name="ce23" table:formula="of:=[.$T$53]/[.T66]" office:value-type="float" office:value="5.69521346954251" calcext:value-type="float">
            <text:p>5,70</text:p>
          </table:table-cell>
          <table:table-cell table:style-name="ce34" table:formula="of:=[.V66]/[.T66]" office:value-type="float" office:value="0.408655621675454" calcext:value-type="float">
            <text:p>0,4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824" calcext:value-type="float">
            <text:p>56824</text:p>
          </table:table-cell>
          <table:table-cell table:style-name="ce3" office:value-type="float" office:value="17374" calcext:value-type="float">
            <text:p>17374</text:p>
          </table:table-cell>
          <table:table-cell table:style-name="ce3" office:value-type="float" office:value="9614" calcext:value-type="float">
            <text:p>9614</text:p>
          </table:table-cell>
          <table:table-cell table:style-name="ce3" office:value-type="float" office:value="2131817" calcext:value-type="float">
            <text:p>2131817</text:p>
          </table:table-cell>
          <table:table-cell table:style-name="ce3" office:value-type="float" office:value="3766566" calcext:value-type="float">
            <text:p>3766566</text:p>
          </table:table-cell>
          <table:table-cell table:style-name="ce13" table:formula="of:=([.F67]+[.B67])/1000" office:value-type="float" office:value="3823.39" calcext:value-type="float">
            <text:p>3823</text:p>
          </table:table-cell>
          <table:table-cell table:style-name="ce13" table:formula="of:=([.D67]+[.E67])/1000" office:value-type="float" office:value="2141.431" calcext:value-type="float">
            <text:p>2141</text:p>
          </table:table-cell>
          <table:table-cell table:style-name="ce13" table:formula="of:=[.$G$52]/[.$A67]" office:value-type="float" office:value="1452.12986666667" calcext:value-type="float">
            <text:p>1452</text:p>
          </table:table-cell>
          <table:table-cell table:style-name="ce23" table:formula="of:=[.$G$52]/[.G67]" office:value-type="float" office:value="5.69702489152297" calcext:value-type="float">
            <text:p>5,70</text:p>
          </table:table-cell>
          <table:table-cell table:style-name="ce23" table:formula="of:=[.$G$53]/[.G67]" office:value-type="float" office:value="5.671243320718" calcext:value-type="float">
            <text:p>5,67</text:p>
          </table:table-cell>
          <table:table-cell table:style-name="ce34" table:formula="of:=[.I67]/[.G67]" office:value-type="float" office:value="0.379801659434865" calcext:value-type="float">
            <text:p>0,38</text:p>
          </table:table-cell>
          <table:table-cell table:style-name="ce31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57927" calcext:value-type="float">
            <text:p>57927</text:p>
          </table:table-cell>
          <table:table-cell table:style-name="ce4" office:value-type="float" office:value="17876" calcext:value-type="float">
            <text:p>17876</text:p>
          </table:table-cell>
          <table:table-cell table:style-name="ce4" office:value-type="float" office:value="5523" calcext:value-type="float">
            <text:p>5523</text:p>
          </table:table-cell>
          <table:table-cell table:style-name="ce4" office:value-type="float" office:value="1458208" calcext:value-type="float">
            <text:p>1458208</text:p>
          </table:table-cell>
          <table:table-cell table:style-name="ce4" office:value-type="float" office:value="3292919" calcext:value-type="float">
            <text:p>3292919</text:p>
          </table:table-cell>
          <table:table-cell table:style-name="ce14" table:formula="of:=([.S67]+[.O67])/1000" office:value-type="float" office:value="3350.846" calcext:value-type="float">
            <text:p>3351</text:p>
          </table:table-cell>
          <table:table-cell table:style-name="ce14" table:formula="of:=([.Q67]+[.R67])/1000" office:value-type="float" office:value="1463.731" calcext:value-type="float">
            <text:p>1464</text:p>
          </table:table-cell>
          <table:table-cell table:style-name="ce14" table:formula="of:=[.$T$52]/[.$N67]" office:value-type="float" office:value="1416.37466666667" calcext:value-type="float">
            <text:p>1416</text:p>
          </table:table-cell>
          <table:table-cell table:style-name="ce24" table:formula="of:=[.$T$52]/[.T67]" office:value-type="float" office:value="6.34037493814995" calcext:value-type="float">
            <text:p>6,34</text:p>
          </table:table-cell>
          <table:table-cell table:style-name="ce24" table:formula="of:=[.$T$53]/[.T67]" office:value-type="float" office:value="6.31159951844997" calcext:value-type="float">
            <text:p>6,31</text:p>
          </table:table-cell>
          <table:table-cell table:style-name="ce35" table:formula="of:=[.V67]/[.T67]" office:value-type="float" office:value="0.42269166254333" calcext:value-type="float">
            <text:p>0,4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128" calcext:value-type="float">
            <text:p>57128</text:p>
          </table:table-cell>
          <table:table-cell table:style-name="ce3" office:value-type="float" office:value="17338" calcext:value-type="float">
            <text:p>17338</text:p>
          </table:table-cell>
          <table:table-cell table:style-name="ce3" office:value-type="float" office:value="11944" calcext:value-type="float">
            <text:p>11944</text:p>
          </table:table-cell>
          <table:table-cell table:style-name="ce3" office:value-type="float" office:value="2141707" calcext:value-type="float">
            <text:p>2141707</text:p>
          </table:table-cell>
          <table:table-cell table:style-name="ce3" office:value-type="float" office:value="3664100" calcext:value-type="float">
            <text:p>3664100</text:p>
          </table:table-cell>
          <table:table-cell table:style-name="ce13" table:formula="of:=([.F68]+[.B68])/1000" office:value-type="float" office:value="3721.228" calcext:value-type="float">
            <text:p>3721</text:p>
          </table:table-cell>
          <table:table-cell table:style-name="ce13" table:formula="of:=([.D68]+[.E68])/1000" office:value-type="float" office:value="2153.651" calcext:value-type="float">
            <text:p>2154</text:p>
          </table:table-cell>
          <table:table-cell table:style-name="ce13" table:formula="of:=[.$G$52]/[.$A68]" office:value-type="float" office:value="1361.37175" calcext:value-type="float">
            <text:p>1361</text:p>
          </table:table-cell>
          <table:table-cell table:style-name="ce23" table:formula="of:=[.$G$52]/[.G68]" office:value-type="float" office:value="5.85343010425591" calcext:value-type="float">
            <text:p>5,85</text:p>
          </table:table-cell>
          <table:table-cell table:style-name="ce23" table:formula="of:=[.$G$53]/[.G68]" office:value-type="float" office:value="5.82694073031806" calcext:value-type="float">
            <text:p>5,83</text:p>
          </table:table-cell>
          <table:table-cell table:style-name="ce34" table:formula="of:=[.I68]/[.G68]" office:value-type="float" office:value="0.365839381515994" calcext:value-type="float">
            <text:p>0,37</text:p>
          </table:table-cell>
          <table:table-cell table:style-name="ce3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887" calcext:value-type="float">
            <text:p>57887</text:p>
          </table:table-cell>
          <table:table-cell table:style-name="ce3" office:value-type="float" office:value="18118" calcext:value-type="float">
            <text:p>18118</text:p>
          </table:table-cell>
          <table:table-cell table:style-name="ce3" office:value-type="float" office:value="5614" calcext:value-type="float">
            <text:p>5614</text:p>
          </table:table-cell>
          <table:table-cell table:style-name="ce3" office:value-type="float" office:value="2133814" calcext:value-type="float">
            <text:p>2133814</text:p>
          </table:table-cell>
          <table:table-cell table:style-name="ce3" office:value-type="float" office:value="4185221" calcext:value-type="float">
            <text:p>4185221</text:p>
          </table:table-cell>
          <table:table-cell table:style-name="ce13" table:formula="of:=([.S68]+[.O68])/1000" office:value-type="float" office:value="4243.108" calcext:value-type="float">
            <text:p>4243</text:p>
          </table:table-cell>
          <table:table-cell table:style-name="ce13" table:formula="of:=([.Q68]+[.R68])/1000" office:value-type="float" office:value="2139.428" calcext:value-type="float">
            <text:p>2139</text:p>
          </table:table-cell>
          <table:table-cell table:style-name="ce13" table:formula="of:=[.$T$52]/[.$N68]" office:value-type="float" office:value="1327.85125" calcext:value-type="float">
            <text:p>1328</text:p>
          </table:table-cell>
          <table:table-cell table:style-name="ce23" table:formula="of:=[.$T$52]/[.T68]" office:value-type="float" office:value="5.00708914314696" calcext:value-type="float">
            <text:p>5,01</text:p>
          </table:table-cell>
          <table:table-cell table:style-name="ce23" table:formula="of:=[.$T$53]/[.T68]" office:value-type="float" office:value="4.98436476281066" calcext:value-type="float">
            <text:p>4,98</text:p>
          </table:table-cell>
          <table:table-cell table:style-name="ce34" table:formula="of:=[.V68]/[.T68]" office:value-type="float" office:value="0.312943071446685" calcext:value-type="float">
            <text:p>0,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0" table:formula="of:=[.F71]/[.F52]" office:value-type="float" office:value="3.30416848442776" calcext:value-type="float" table:number-columns-spanned="2" table:number-rows-spanned="1">
            <text:p>3,3</text:p>
          </table:table-cell>
          <table:covered-table-cell table:style-name="ce19"/>
          <table:table-cell table:style-name="ce31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0" table:formula="of:=[.S71]/[.S52]" office:value-type="float" office:value="3.41854314971649" calcext:value-type="float" table:number-columns-spanned="2" table:number-rows-spanned="1">
            <text:p>3,4</text:p>
          </table:table-cell>
          <table:covered-table-cell table:style-name="ce19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1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29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357986" calcext:value-type="float">
            <text:p>357986</text:p>
          </table:table-cell>
          <table:table-cell table:style-name="ce3" office:value-type="float" office:value="406482" calcext:value-type="float">
            <text:p>4064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1595182" calcext:value-type="float">
            <text:p>71595182</text:p>
          </table:table-cell>
          <table:table-cell table:style-name="ce15" table:formula="of:=([.F71]+[.B71])/1000" office:value-type="float" office:value="71953.168" calcext:value-type="float">
            <text:p>71953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6"/>
          <table:table-cell table:style-name="ce31"/>
          <table:table-cell table:style-name="ce3" office:value-type="float" office:value="0" calcext:value-type="float">
            <text:p>0</text:p>
          </table:table-cell>
          <table:table-cell table:style-name="ce3" office:value-type="float" office:value="365153" calcext:value-type="float">
            <text:p>365153</text:p>
          </table:table-cell>
          <table:table-cell table:style-name="ce3" office:value-type="float" office:value="415676" calcext:value-type="float">
            <text:p>4156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238213" calcext:value-type="float">
            <text:p>72238213</text:p>
          </table:table-cell>
          <table:table-cell table:style-name="ce15" table:formula="of:=([.S71]+[.O71])/1000" office:value-type="float" office:value="72603.366" calcext:value-type="float">
            <text:p>72603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9380" calcext:value-type="float">
            <text:p>359380</text:p>
          </table:table-cell>
          <table:table-cell table:style-name="ce3" office:value-type="float" office:value="411835" calcext:value-type="float">
            <text:p>41183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2320962" calcext:value-type="float">
            <text:p>72320962</text:p>
          </table:table-cell>
          <table:table-cell table:style-name="ce15" table:formula="of:=([.F72]+[.B72])/1000" office:value-type="float" office:value="72680.342" calcext:value-type="float">
            <text:p>72680</text:p>
          </table:table-cell>
          <table:table-cell table:style-name="ce15" table:formula="of:=([.D72]+[.E72])/1000" office:value-type="float" office:value="0.861" calcext:value-type="float">
            <text:p>1</text:p>
          </table:table-cell>
          <table:table-cell table:style-name="ce15" table:formula="of:=[.$G$71]/[.$A72]" office:value-type="float" office:value="71953.168" calcext:value-type="float">
            <text:p>71953</text:p>
          </table:table-cell>
          <table:table-cell table:style-name="ce23" table:formula="of:=[.$G$71]/[.G72]" office:value-type="float" office:value="0.98999490123478" calcext:value-type="float">
            <text:p>0,99</text:p>
          </table:table-cell>
          <table:table-cell table:style-name="ce23" table:formula="of:=[.$G$72]/[.G72]" office:value-type="float" office:value="1" calcext:value-type="float">
            <text:p>1,00</text:p>
          </table:table-cell>
          <table:table-cell table:style-name="ce36" table:formula="of:=[.I72]/[.G72]" office:value-type="float" office:value="0.98999490123478" calcext:value-type="float">
            <text:p>0,99</text:p>
          </table:table-cell>
          <table:table-cell table:style-name="ce31"/>
          <table:table-cell table:style-name="ce3" office:value-type="float" office:value="1" calcext:value-type="float">
            <text:p>1</text:p>
          </table:table-cell>
          <table:table-cell table:style-name="ce3" office:value-type="float" office:value="416204" calcext:value-type="float">
            <text:p>416204</text:p>
          </table:table-cell>
          <table:table-cell table:style-name="ce3" office:value-type="float" office:value="415824" calcext:value-type="float">
            <text:p>415824</text:p>
          </table:table-cell>
          <table:table-cell table:style-name="ce3" office:value-type="float" office:value="1262" calcext:value-type="float">
            <text:p>126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2640478" calcext:value-type="float">
            <text:p>72640478</text:p>
          </table:table-cell>
          <table:table-cell table:style-name="ce15" table:formula="of:=([.S72]+[.O72])/1000" office:value-type="float" office:value="73056.682" calcext:value-type="float">
            <text:p>73057</text:p>
          </table:table-cell>
          <table:table-cell table:style-name="ce15" table:formula="of:=([.Q72]+[.R72])/1000" office:value-type="float" office:value="1.528" calcext:value-type="float">
            <text:p>2</text:p>
          </table:table-cell>
          <table:table-cell table:style-name="ce15" table:formula="of:=[.$T$71]/[.$N72]" office:value-type="float" office:value="72603.366" calcext:value-type="float">
            <text:p>72603</text:p>
          </table:table-cell>
          <table:table-cell table:style-name="ce23" table:formula="of:=[.$T$71]/[.T72]" office:value-type="float" office:value="0.993795009743256" calcext:value-type="float">
            <text:p>0,99</text:p>
          </table:table-cell>
          <table:table-cell table:style-name="ce23" table:formula="of:=[.$T$72]/[.T72]" office:value-type="float" office:value="1" calcext:value-type="float">
            <text:p>1,00</text:p>
          </table:table-cell>
          <table:table-cell table:style-name="ce36" table:formula="of:=[.V72]/[.T72]" office:value-type="float" office:value="0.993795009743256" calcext:value-type="float">
            <text:p>0,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9878" calcext:value-type="float">
            <text:p>359878</text:p>
          </table:table-cell>
          <table:table-cell table:style-name="ce3" office:value-type="float" office:value="424409" calcext:value-type="float">
            <text:p>424409</text:p>
          </table:table-cell>
          <table:table-cell table:style-name="ce3" office:value-type="float" office:value="28195" calcext:value-type="float">
            <text:p>28195</text:p>
          </table:table-cell>
          <table:table-cell table:style-name="ce3" office:value-type="float" office:value="424003" calcext:value-type="float">
            <text:p>424003</text:p>
          </table:table-cell>
          <table:table-cell table:style-name="ce3" office:value-type="float" office:value="8347765" calcext:value-type="float">
            <text:p>8347765</text:p>
          </table:table-cell>
          <table:table-cell table:style-name="ce15" table:formula="of:=([.F73]+[.B73])/1000" office:value-type="float" office:value="8707.643" calcext:value-type="float">
            <text:p>8708</text:p>
          </table:table-cell>
          <table:table-cell table:style-name="ce15" table:formula="of:=([.D73]+[.E73])/1000" office:value-type="float" office:value="452.198" calcext:value-type="float">
            <text:p>452</text:p>
          </table:table-cell>
          <table:table-cell table:style-name="ce15" table:formula="of:=[.$G$71]/[.$A73]" office:value-type="float" office:value="7195.3168" calcext:value-type="float">
            <text:p>7195</text:p>
          </table:table-cell>
          <table:table-cell table:style-name="ce23" table:formula="of:=[.$G$71]/[.G73]" office:value-type="float" office:value="8.26321979438064" calcext:value-type="float">
            <text:p>8,26</text:p>
          </table:table-cell>
          <table:table-cell table:style-name="ce23" table:formula="of:=[.$G$72]/[.G73]" office:value-type="float" office:value="8.34672964888432" calcext:value-type="float">
            <text:p>8,35</text:p>
          </table:table-cell>
          <table:table-cell table:style-name="ce36" table:formula="of:=[.I73]/[.G73]" office:value-type="float" office:value="0.826321979438064" calcext:value-type="float">
            <text:p>0,83</text:p>
          </table:table-cell>
          <table:table-cell table:style-name="ce3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4957" calcext:value-type="float">
            <text:p>424957</text:p>
          </table:table-cell>
          <table:table-cell table:style-name="ce3" office:value-type="float" office:value="424782" calcext:value-type="float">
            <text:p>424782</text:p>
          </table:table-cell>
          <table:table-cell table:style-name="ce3" office:value-type="float" office:value="3995" calcext:value-type="float">
            <text:p>3995</text:p>
          </table:table-cell>
          <table:table-cell table:style-name="ce3" office:value-type="float" office:value="2929514" calcext:value-type="float">
            <text:p>2929514</text:p>
          </table:table-cell>
          <table:table-cell table:style-name="ce3" office:value-type="float" office:value="12259029" calcext:value-type="float">
            <text:p>12259029</text:p>
          </table:table-cell>
          <table:table-cell table:style-name="ce15" table:formula="of:=([.S73]+[.O73])/1000" office:value-type="float" office:value="12683.986" calcext:value-type="float">
            <text:p>12684</text:p>
          </table:table-cell>
          <table:table-cell table:style-name="ce15" table:formula="of:=([.Q73]+[.R73])/1000" office:value-type="float" office:value="2933.509" calcext:value-type="float">
            <text:p>2934</text:p>
          </table:table-cell>
          <table:table-cell table:style-name="ce15" table:formula="of:=[.$T$71]/[.$N73]" office:value-type="float" office:value="7260.3366" calcext:value-type="float">
            <text:p>7260</text:p>
          </table:table-cell>
          <table:table-cell table:style-name="ce23" table:formula="of:=[.$T$71]/[.T73]" office:value-type="float" office:value="5.72401814382324" calcext:value-type="float">
            <text:p>5,72</text:p>
          </table:table-cell>
          <table:table-cell table:style-name="ce23" table:formula="of:=[.$T$72]/[.T73]" office:value-type="float" office:value="5.75975738226138" calcext:value-type="float">
            <text:p>5,76</text:p>
          </table:table-cell>
          <table:table-cell table:style-name="ce36" table:formula="of:=[.V73]/[.T73]" office:value-type="float" office:value="0.572401814382324" calcext:value-type="float">
            <text:p>0,57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0301" calcext:value-type="float">
            <text:p>360301</text:p>
          </table:table-cell>
          <table:table-cell table:style-name="ce3" office:value-type="float" office:value="436402" calcext:value-type="float">
            <text:p>436402</text:p>
          </table:table-cell>
          <table:table-cell table:style-name="ce3" office:value-type="float" office:value="70848" calcext:value-type="float">
            <text:p>70848</text:p>
          </table:table-cell>
          <table:table-cell table:style-name="ce3" office:value-type="float" office:value="1302663" calcext:value-type="float">
            <text:p>1302663</text:p>
          </table:table-cell>
          <table:table-cell table:style-name="ce3" office:value-type="float" office:value="5482703" calcext:value-type="float">
            <text:p>5482703</text:p>
          </table:table-cell>
          <table:table-cell table:style-name="ce15" table:formula="of:=([.F74]+[.B74])/1000" office:value-type="float" office:value="5843.004" calcext:value-type="float">
            <text:p>5843</text:p>
          </table:table-cell>
          <table:table-cell table:style-name="ce15" table:formula="of:=([.D74]+[.E74])/1000" office:value-type="float" office:value="1373.511" calcext:value-type="float">
            <text:p>1374</text:p>
          </table:table-cell>
          <table:table-cell table:style-name="ce15" table:formula="of:=[.$G$71]/[.$A74]" office:value-type="float" office:value="3597.6584" calcext:value-type="float">
            <text:p>3598</text:p>
          </table:table-cell>
          <table:table-cell table:style-name="ce23" table:formula="of:=[.$G$71]/[.G74]" office:value-type="float" office:value="12.3144136132715" calcext:value-type="float">
            <text:p>12,31</text:p>
          </table:table-cell>
          <table:table-cell table:style-name="ce23" table:formula="of:=[.$G$72]/[.G74]" office:value-type="float" office:value="12.4388656930579" calcext:value-type="float">
            <text:p>12,44</text:p>
          </table:table-cell>
          <table:table-cell table:style-name="ce36" table:formula="of:=[.I74]/[.G74]" office:value-type="float" office:value="0.615720680663577" calcext:value-type="float">
            <text:p>0,62</text:p>
          </table:table-cell>
          <table:table-cell table:style-name="ce3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8049" calcext:value-type="float">
            <text:p>428049</text:p>
          </table:table-cell>
          <table:table-cell table:style-name="ce3" office:value-type="float" office:value="425070" calcext:value-type="float">
            <text:p>425070</text:p>
          </table:table-cell>
          <table:table-cell table:style-name="ce3" office:value-type="float" office:value="7267" calcext:value-type="float">
            <text:p>7267</text:p>
          </table:table-cell>
          <table:table-cell table:style-name="ce3" office:value-type="float" office:value="2570177" calcext:value-type="float">
            <text:p>2570177</text:p>
          </table:table-cell>
          <table:table-cell table:style-name="ce3" office:value-type="float" office:value="6996902" calcext:value-type="float">
            <text:p>6996902</text:p>
          </table:table-cell>
          <table:table-cell table:style-name="ce15" table:formula="of:=([.S74]+[.O74])/1000" office:value-type="float" office:value="7424.951" calcext:value-type="float">
            <text:p>7425</text:p>
          </table:table-cell>
          <table:table-cell table:style-name="ce15" table:formula="of:=([.Q74]+[.R74])/1000" office:value-type="float" office:value="2577.444" calcext:value-type="float">
            <text:p>2577</text:p>
          </table:table-cell>
          <table:table-cell table:style-name="ce15" table:formula="of:=[.$T$71]/[.$N74]" office:value-type="float" office:value="3630.1683" calcext:value-type="float">
            <text:p>3630</text:p>
          </table:table-cell>
          <table:table-cell table:style-name="ce23" table:formula="of:=[.$T$71]/[.T74]" office:value-type="float" office:value="9.77829564127763" calcext:value-type="float">
            <text:p>9,78</text:p>
          </table:table-cell>
          <table:table-cell table:style-name="ce23" table:formula="of:=[.$T$72]/[.T74]" office:value-type="float" office:value="9.8393487041194" calcext:value-type="float">
            <text:p>9,84</text:p>
          </table:table-cell>
          <table:table-cell table:style-name="ce36" table:formula="of:=[.V74]/[.T74]" office:value-type="float" office:value="0.488914782063882" calcext:value-type="float">
            <text:p>0,4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6651" calcext:value-type="float">
            <text:p>366651</text:p>
          </table:table-cell>
          <table:table-cell table:style-name="ce3" office:value-type="float" office:value="451438" calcext:value-type="float">
            <text:p>451438</text:p>
          </table:table-cell>
          <table:table-cell table:style-name="ce3" office:value-type="float" office:value="99834" calcext:value-type="float">
            <text:p>99834</text:p>
          </table:table-cell>
          <table:table-cell table:style-name="ce3" office:value-type="float" office:value="1304465" calcext:value-type="float">
            <text:p>1304465</text:p>
          </table:table-cell>
          <table:table-cell table:style-name="ce3" office:value-type="float" office:value="4424533" calcext:value-type="float">
            <text:p>4424533</text:p>
          </table:table-cell>
          <table:table-cell table:style-name="ce15" table:formula="of:=([.F75]+[.B75])/1000" office:value-type="float" office:value="4791.184" calcext:value-type="float">
            <text:p>4791</text:p>
          </table:table-cell>
          <table:table-cell table:style-name="ce15" table:formula="of:=([.D75]+[.E75])/1000" office:value-type="float" office:value="1404.299" calcext:value-type="float">
            <text:p>1404</text:p>
          </table:table-cell>
          <table:table-cell table:style-name="ce15" table:formula="of:=[.$G$71]/[.$A75]" office:value-type="float" office:value="2398.43893333333" calcext:value-type="float">
            <text:p>2398</text:p>
          </table:table-cell>
          <table:table-cell table:style-name="ce23" table:formula="of:=[.$G$71]/[.G75]" office:value-type="float" office:value="15.017826073889" calcext:value-type="float">
            <text:p>15,02</text:p>
          </table:table-cell>
          <table:table-cell table:style-name="ce23" table:formula="of:=[.$G$72]/[.G75]" office:value-type="float" office:value="15.1695994142575" calcext:value-type="float">
            <text:p>15,17</text:p>
          </table:table-cell>
          <table:table-cell table:style-name="ce36" table:formula="of:=[.I75]/[.G75]" office:value-type="float" office:value="0.500594202462968" calcext:value-type="float">
            <text:p>0,50</text:p>
          </table:table-cell>
          <table:table-cell table:style-name="ce31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4691" calcext:value-type="float">
            <text:p>394691</text:p>
          </table:table-cell>
          <table:table-cell table:style-name="ce3" office:value-type="float" office:value="427913" calcext:value-type="float">
            <text:p>427913</text:p>
          </table:table-cell>
          <table:table-cell table:style-name="ce3" office:value-type="float" office:value="10008" calcext:value-type="float">
            <text:p>10008</text:p>
          </table:table-cell>
          <table:table-cell table:style-name="ce3" office:value-type="float" office:value="1624512" calcext:value-type="float">
            <text:p>1624512</text:p>
          </table:table-cell>
          <table:table-cell table:style-name="ce3" office:value-type="float" office:value="4677387" calcext:value-type="float">
            <text:p>4677387</text:p>
          </table:table-cell>
          <table:table-cell table:style-name="ce15" table:formula="of:=([.S75]+[.O75])/1000" office:value-type="float" office:value="5072.078" calcext:value-type="float">
            <text:p>5072</text:p>
          </table:table-cell>
          <table:table-cell table:style-name="ce15" table:formula="of:=([.Q75]+[.R75])/1000" office:value-type="float" office:value="1634.52" calcext:value-type="float">
            <text:p>1635</text:p>
          </table:table-cell>
          <table:table-cell table:style-name="ce15" table:formula="of:=[.$T$71]/[.$N75]" office:value-type="float" office:value="2420.1122" calcext:value-type="float">
            <text:p>2420</text:p>
          </table:table-cell>
          <table:table-cell table:style-name="ce23" table:formula="of:=[.$T$71]/[.T75]" office:value-type="float" office:value="14.3143236361901" calcext:value-type="float">
            <text:p>14,31</text:p>
          </table:table-cell>
          <table:table-cell table:style-name="ce23" table:formula="of:=[.$T$72]/[.T75]" office:value-type="float" office:value="14.4036984447006" calcext:value-type="float">
            <text:p>14,40</text:p>
          </table:table-cell>
          <table:table-cell table:style-name="ce36" table:formula="of:=[.V75]/[.T75]" office:value-type="float" office:value="0.477144121206338" calcext:value-type="float">
            <text:p>0,48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3079" calcext:value-type="float">
            <text:p>373079</text:p>
          </table:table-cell>
          <table:table-cell table:style-name="ce3" office:value-type="float" office:value="458336" calcext:value-type="float">
            <text:p>458336</text:p>
          </table:table-cell>
          <table:table-cell table:style-name="ce3" office:value-type="float" office:value="130198" calcext:value-type="float">
            <text:p>130198</text:p>
          </table:table-cell>
          <table:table-cell table:style-name="ce3" office:value-type="float" office:value="1462583" calcext:value-type="float">
            <text:p>1462583</text:p>
          </table:table-cell>
          <table:table-cell table:style-name="ce3" office:value-type="float" office:value="4098320" calcext:value-type="float">
            <text:p>4098320</text:p>
          </table:table-cell>
          <table:table-cell table:style-name="ce15" table:formula="of:=([.F76]+[.B76])/1000" office:value-type="float" office:value="4471.399" calcext:value-type="float">
            <text:p>4471</text:p>
          </table:table-cell>
          <table:table-cell table:style-name="ce15" table:formula="of:=([.D76]+[.E76])/1000" office:value-type="float" office:value="1592.781" calcext:value-type="float">
            <text:p>1593</text:p>
          </table:table-cell>
          <table:table-cell table:style-name="ce15" table:formula="of:=[.$G$71]/[.$A76]" office:value-type="float" office:value="1798.8292" calcext:value-type="float">
            <text:p>1799</text:p>
          </table:table-cell>
          <table:table-cell table:style-name="ce23" table:formula="of:=[.$G$71]/[.G76]" office:value-type="float" office:value="16.0918692337678" calcext:value-type="float">
            <text:p>16,09</text:p>
          </table:table-cell>
          <table:table-cell table:style-name="ce23" table:formula="of:=[.$G$72]/[.G76]" office:value-type="float" office:value="16.2544970824567" calcext:value-type="float">
            <text:p>16,25</text:p>
          </table:table-cell>
          <table:table-cell table:style-name="ce36" table:formula="of:=[.I76]/[.G76]" office:value-type="float" office:value="0.402296730844194" calcext:value-type="float">
            <text:p>0,40</text:p>
          </table:table-cell>
          <table:table-cell table:style-name="ce3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0096" calcext:value-type="float">
            <text:p>380096</text:p>
          </table:table-cell>
          <table:table-cell table:style-name="ce3" office:value-type="float" office:value="440515" calcext:value-type="float">
            <text:p>440515</text:p>
          </table:table-cell>
          <table:table-cell table:style-name="ce3" office:value-type="float" office:value="13473" calcext:value-type="float">
            <text:p>13473</text:p>
          </table:table-cell>
          <table:table-cell table:style-name="ce3" office:value-type="float" office:value="1619790" calcext:value-type="float">
            <text:p>1619790</text:p>
          </table:table-cell>
          <table:table-cell table:style-name="ce3" office:value-type="float" office:value="4184918" calcext:value-type="float">
            <text:p>4184918</text:p>
          </table:table-cell>
          <table:table-cell table:style-name="ce15" table:formula="of:=([.S76]+[.O76])/1000" office:value-type="float" office:value="4565.014" calcext:value-type="float">
            <text:p>4565</text:p>
          </table:table-cell>
          <table:table-cell table:style-name="ce15" table:formula="of:=([.Q76]+[.R76])/1000" office:value-type="float" office:value="1633.263" calcext:value-type="float">
            <text:p>1633</text:p>
          </table:table-cell>
          <table:table-cell table:style-name="ce15" table:formula="of:=[.$T$71]/[.$N76]" office:value-type="float" office:value="1815.08415" calcext:value-type="float">
            <text:p>1815</text:p>
          </table:table-cell>
          <table:table-cell table:style-name="ce23" table:formula="of:=[.$T$71]/[.T76]" office:value-type="float" office:value="15.9043030317103" calcext:value-type="float">
            <text:p>15,90</text:p>
          </table:table-cell>
          <table:table-cell table:style-name="ce23" table:formula="of:=[.$T$72]/[.T76]" office:value-type="float" office:value="16.0036052463366" calcext:value-type="float">
            <text:p>16,00</text:p>
          </table:table-cell>
          <table:table-cell table:style-name="ce36" table:formula="of:=[.V76]/[.T76]" office:value-type="float" office:value="0.397607575792758" calcext:value-type="float">
            <text:p>0,40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6283" calcext:value-type="float">
            <text:p>386283</text:p>
          </table:table-cell>
          <table:table-cell table:style-name="ce3" office:value-type="float" office:value="464463" calcext:value-type="float">
            <text:p>464463</text:p>
          </table:table-cell>
          <table:table-cell table:style-name="ce3" office:value-type="float" office:value="144778" calcext:value-type="float">
            <text:p>144778</text:p>
          </table:table-cell>
          <table:table-cell table:style-name="ce3" office:value-type="float" office:value="1297274" calcext:value-type="float">
            <text:p>1297274</text:p>
          </table:table-cell>
          <table:table-cell table:style-name="ce3" office:value-type="float" office:value="3400881" calcext:value-type="float">
            <text:p>3400881</text:p>
          </table:table-cell>
          <table:table-cell table:style-name="ce15" table:formula="of:=([.F77]+[.B77])/1000" office:value-type="float" office:value="3787.164" calcext:value-type="float">
            <text:p>3787</text:p>
          </table:table-cell>
          <table:table-cell table:style-name="ce15" table:formula="of:=([.D77]+[.E77])/1000" office:value-type="float" office:value="1442.052" calcext:value-type="float">
            <text:p>1442</text:p>
          </table:table-cell>
          <table:table-cell table:style-name="ce15" table:formula="of:=[.$G$71]/[.$A77]" office:value-type="float" office:value="1439.06336" calcext:value-type="float">
            <text:p>1439</text:p>
          </table:table-cell>
          <table:table-cell table:style-name="ce23" table:formula="of:=[.$G$71]/[.G77]" office:value-type="float" office:value="18.9992215811092" calcext:value-type="float">
            <text:p>19,00</text:p>
          </table:table-cell>
          <table:table-cell table:style-name="ce23" table:formula="of:=[.$G$72]/[.G77]" office:value-type="float" office:value="19.1912317501962" calcext:value-type="float">
            <text:p>19,19</text:p>
          </table:table-cell>
          <table:table-cell table:style-name="ce36" table:formula="of:=[.I77]/[.G77]" office:value-type="float" office:value="0.379984431622185" calcext:value-type="float">
            <text:p>0,38</text:p>
          </table:table-cell>
          <table:table-cell table:style-name="ce31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4766" calcext:value-type="float">
            <text:p>394766</text:p>
          </table:table-cell>
          <table:table-cell table:style-name="ce3" office:value-type="float" office:value="443420" calcext:value-type="float">
            <text:p>443420</text:p>
          </table:table-cell>
          <table:table-cell table:style-name="ce3" office:value-type="float" office:value="17008" calcext:value-type="float">
            <text:p>17008</text:p>
          </table:table-cell>
          <table:table-cell table:style-name="ce3" office:value-type="float" office:value="1543612" calcext:value-type="float">
            <text:p>1543612</text:p>
          </table:table-cell>
          <table:table-cell table:style-name="ce3" office:value-type="float" office:value="3800354" calcext:value-type="float">
            <text:p>3800354</text:p>
          </table:table-cell>
          <table:table-cell table:style-name="ce15" table:formula="of:=([.S77]+[.O77])/1000" office:value-type="float" office:value="4195.12" calcext:value-type="float">
            <text:p>4195</text:p>
          </table:table-cell>
          <table:table-cell table:style-name="ce15" table:formula="of:=([.Q77]+[.R77])/1000" office:value-type="float" office:value="1560.62" calcext:value-type="float">
            <text:p>1561</text:p>
          </table:table-cell>
          <table:table-cell table:style-name="ce15" table:formula="of:=[.$T$71]/[.$N77]" office:value-type="float" office:value="1452.06732" calcext:value-type="float">
            <text:p>1452</text:p>
          </table:table-cell>
          <table:table-cell table:style-name="ce23" table:formula="of:=[.$T$71]/[.T77]" office:value-type="float" office:value="17.3066243635462" calcext:value-type="float">
            <text:p>17,31</text:p>
          </table:table-cell>
          <table:table-cell table:style-name="ce23" table:formula="of:=[.$T$72]/[.T77]" office:value-type="float" office:value="17.4146822975267" calcext:value-type="float">
            <text:p>17,41</text:p>
          </table:table-cell>
          <table:table-cell table:style-name="ce36" table:formula="of:=[.V77]/[.T77]" office:value-type="float" office:value="0.346132487270924" calcext:value-type="float">
            <text:p>0,3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0115" calcext:value-type="float">
            <text:p>380115</text:p>
          </table:table-cell>
          <table:table-cell table:style-name="ce3" office:value-type="float" office:value="478176" calcext:value-type="float">
            <text:p>478176</text:p>
          </table:table-cell>
          <table:table-cell table:style-name="ce3" office:value-type="float" office:value="158990" calcext:value-type="float">
            <text:p>158990</text:p>
          </table:table-cell>
          <table:table-cell table:style-name="ce3" office:value-type="float" office:value="1236497" calcext:value-type="float">
            <text:p>1236497</text:p>
          </table:table-cell>
          <table:table-cell table:style-name="ce3" office:value-type="float" office:value="3221588" calcext:value-type="float">
            <text:p>3221588</text:p>
          </table:table-cell>
          <table:table-cell table:style-name="ce15" table:formula="of:=([.F78]+[.B78])/1000" office:value-type="float" office:value="3601.703" calcext:value-type="float">
            <text:p>3602</text:p>
          </table:table-cell>
          <table:table-cell table:style-name="ce15" table:formula="of:=([.D78]+[.E78])/1000" office:value-type="float" office:value="1395.487" calcext:value-type="float">
            <text:p>1395</text:p>
          </table:table-cell>
          <table:table-cell table:style-name="ce15" table:formula="of:=[.$G$71]/[.$A78]" office:value-type="float" office:value="1199.21946666667" calcext:value-type="float">
            <text:p>1199</text:p>
          </table:table-cell>
          <table:table-cell table:style-name="ce23" table:formula="of:=[.$G$71]/[.G78]" office:value-type="float" office:value="19.9775406245323" calcext:value-type="float">
            <text:p>19,98</text:p>
          </table:table-cell>
          <table:table-cell table:style-name="ce23" table:formula="of:=[.$G$72]/[.G78]" office:value-type="float" office:value="20.1794378936853" calcext:value-type="float">
            <text:p>20,18</text:p>
          </table:table-cell>
          <table:table-cell table:style-name="ce36" table:formula="of:=[.I78]/[.G78]" office:value-type="float" office:value="0.332959010408872" calcext:value-type="float">
            <text:p>0,33</text:p>
          </table:table-cell>
          <table:table-cell table:style-name="ce3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6425" calcext:value-type="float">
            <text:p>426425</text:p>
          </table:table-cell>
          <table:table-cell table:style-name="ce3" office:value-type="float" office:value="441483" calcext:value-type="float">
            <text:p>441483</text:p>
          </table:table-cell>
          <table:table-cell table:style-name="ce3" office:value-type="float" office:value="23727" calcext:value-type="float">
            <text:p>23727</text:p>
          </table:table-cell>
          <table:table-cell table:style-name="ce3" office:value-type="float" office:value="1072292" calcext:value-type="float">
            <text:p>1072292</text:p>
          </table:table-cell>
          <table:table-cell table:style-name="ce3" office:value-type="float" office:value="3027253" calcext:value-type="float">
            <text:p>3027253</text:p>
          </table:table-cell>
          <table:table-cell table:style-name="ce15" table:formula="of:=([.S78]+[.O78])/1000" office:value-type="float" office:value="3453.678" calcext:value-type="float">
            <text:p>3454</text:p>
          </table:table-cell>
          <table:table-cell table:style-name="ce15" table:formula="of:=([.Q78]+[.R78])/1000" office:value-type="float" office:value="1096.019" calcext:value-type="float">
            <text:p>1096</text:p>
          </table:table-cell>
          <table:table-cell table:style-name="ce15" table:formula="of:=[.$T$71]/[.$N78]" office:value-type="float" office:value="1210.0561" calcext:value-type="float">
            <text:p>1210</text:p>
          </table:table-cell>
          <table:table-cell table:style-name="ce23" table:formula="of:=[.$T$71]/[.T78]" office:value-type="float" office:value="21.0220425876413" calcext:value-type="float">
            <text:p>21,02</text:p>
          </table:table-cell>
          <table:table-cell table:style-name="ce23" table:formula="of:=[.$T$72]/[.T78]" office:value-type="float" office:value="21.1532985993483" calcext:value-type="float">
            <text:p>21,15</text:p>
          </table:table-cell>
          <table:table-cell table:style-name="ce36" table:formula="of:=[.V78]/[.T78]" office:value-type="float" office:value="0.350367376460689" calcext:value-type="float">
            <text:p>0,35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377629" calcext:value-type="float">
            <text:p>377629</text:p>
          </table:table-cell>
          <table:table-cell table:style-name="ce3" office:value-type="float" office:value="492349" calcext:value-type="float">
            <text:p>492349</text:p>
          </table:table-cell>
          <table:table-cell table:style-name="ce3" office:value-type="float" office:value="184759" calcext:value-type="float">
            <text:p>184759</text:p>
          </table:table-cell>
          <table:table-cell table:style-name="ce3" office:value-type="float" office:value="1224565" calcext:value-type="float">
            <text:p>1224565</text:p>
          </table:table-cell>
          <table:table-cell table:style-name="ce3" office:value-type="float" office:value="3066636" calcext:value-type="float">
            <text:p>3066636</text:p>
          </table:table-cell>
          <table:table-cell table:style-name="ce15" table:formula="of:=([.F79]+[.B79])/1000" office:value-type="float" office:value="3444.265" calcext:value-type="float">
            <text:p>3444</text:p>
          </table:table-cell>
          <table:table-cell table:style-name="ce15" table:formula="of:=([.D79]+[.E79])/1000" office:value-type="float" office:value="1409.324" calcext:value-type="float">
            <text:p>1409</text:p>
          </table:table-cell>
          <table:table-cell table:style-name="ce15" table:formula="of:=[.$G$71]/[.$A79]" office:value-type="float" office:value="1027.9024" calcext:value-type="float">
            <text:p>1028</text:p>
          </table:table-cell>
          <table:table-cell table:style-name="ce23" table:formula="of:=[.$G$71]/[.G79]" office:value-type="float" office:value="20.8907177583606" calcext:value-type="float">
            <text:p>20,89</text:p>
          </table:table-cell>
          <table:table-cell table:style-name="ce23" table:formula="of:=[.$G$72]/[.G79]" office:value-type="float" office:value="21.1018437896039" calcext:value-type="float">
            <text:p>21,10</text:p>
          </table:table-cell>
          <table:table-cell table:style-name="ce36" table:formula="of:=[.I79]/[.G79]" office:value-type="float" office:value="0.298438825119438" calcext:value-type="float">
            <text:p>0,30</text:p>
          </table:table-cell>
          <table:table-cell table:style-name="ce31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28940" calcext:value-type="float">
            <text:p>428940</text:p>
          </table:table-cell>
          <table:table-cell table:style-name="ce3" office:value-type="float" office:value="461615" calcext:value-type="float">
            <text:p>461615</text:p>
          </table:table-cell>
          <table:table-cell table:style-name="ce3" office:value-type="float" office:value="25250" calcext:value-type="float">
            <text:p>25250</text:p>
          </table:table-cell>
          <table:table-cell table:style-name="ce3" office:value-type="float" office:value="913777" calcext:value-type="float">
            <text:p>913777</text:p>
          </table:table-cell>
          <table:table-cell table:style-name="ce3" office:value-type="float" office:value="2865951" calcext:value-type="float">
            <text:p>2865951</text:p>
          </table:table-cell>
          <table:table-cell table:style-name="ce15" table:formula="of:=([.S79]+[.O79])/1000" office:value-type="float" office:value="3294.891" calcext:value-type="float">
            <text:p>3295</text:p>
          </table:table-cell>
          <table:table-cell table:style-name="ce15" table:formula="of:=([.Q79]+[.R79])/1000" office:value-type="float" office:value="939.027" calcext:value-type="float">
            <text:p>939</text:p>
          </table:table-cell>
          <table:table-cell table:style-name="ce15" table:formula="of:=[.$T$71]/[.$N79]" office:value-type="float" office:value="1037.19094285714" calcext:value-type="float">
            <text:p>1037</text:p>
          </table:table-cell>
          <table:table-cell table:style-name="ce23" table:formula="of:=[.$T$71]/[.T79]" office:value-type="float" office:value="22.0351343944306" calcext:value-type="float">
            <text:p>22,04</text:p>
          </table:table-cell>
          <table:table-cell table:style-name="ce23" table:formula="of:=[.$T$72]/[.T79]" office:value-type="float" office:value="22.1727158804343" calcext:value-type="float">
            <text:p>22,17</text:p>
          </table:table-cell>
          <table:table-cell table:style-name="ce36" table:formula="of:=[.V79]/[.T79]" office:value-type="float" office:value="0.314787634206152" calcext:value-type="float">
            <text:p>0,31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371761" calcext:value-type="float">
            <text:p>371761</text:p>
          </table:table-cell>
          <table:table-cell table:style-name="ce4" office:value-type="float" office:value="524411" calcext:value-type="float">
            <text:p>524411</text:p>
          </table:table-cell>
          <table:table-cell table:style-name="ce4" office:value-type="float" office:value="206850" calcext:value-type="float">
            <text:p>206850</text:p>
          </table:table-cell>
          <table:table-cell table:style-name="ce4" office:value-type="float" office:value="1405875" calcext:value-type="float">
            <text:p>1405875</text:p>
          </table:table-cell>
          <table:table-cell table:style-name="ce4" office:value-type="float" office:value="3047333" calcext:value-type="float">
            <text:p>3047333</text:p>
          </table:table-cell>
          <table:table-cell table:style-name="ce16" table:formula="of:=([.F80]+[.B80])/1000" office:value-type="float" office:value="3419.094" calcext:value-type="float">
            <text:p>3419</text:p>
          </table:table-cell>
          <table:table-cell table:style-name="ce16" table:formula="of:=([.D80]+[.E80])/1000" office:value-type="float" office:value="1612.725" calcext:value-type="float">
            <text:p>1613</text:p>
          </table:table-cell>
          <table:table-cell table:style-name="ce16" table:formula="of:=[.$G$71]/[.$A80]" office:value-type="float" office:value="899.4146" calcext:value-type="float">
            <text:p>899</text:p>
          </table:table-cell>
          <table:table-cell table:style-name="ce24" table:formula="of:=[.$G$71]/[.G80]" office:value-type="float" office:value="21.0445129616208" calcext:value-type="float">
            <text:p>21,04</text:p>
          </table:table-cell>
          <table:table-cell table:style-name="ce24" table:formula="of:=[.$G$72]/[.G80]" office:value-type="float" office:value="21.2571932798572" calcext:value-type="float">
            <text:p>21,26</text:p>
          </table:table-cell>
          <table:table-cell table:style-name="ce37" table:formula="of:=[.I80]/[.G80]" office:value-type="float" office:value="0.26305641202026" calcext:value-type="float">
            <text:p>0,26</text:p>
          </table:table-cell>
          <table:table-cell table:style-name="ce31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398238" calcext:value-type="float">
            <text:p>398238</text:p>
          </table:table-cell>
          <table:table-cell table:style-name="ce3" office:value-type="float" office:value="462939" calcext:value-type="float">
            <text:p>462939</text:p>
          </table:table-cell>
          <table:table-cell table:style-name="ce3" office:value-type="float" office:value="31106" calcext:value-type="float">
            <text:p>31106</text:p>
          </table:table-cell>
          <table:table-cell table:style-name="ce3" office:value-type="float" office:value="1090430" calcext:value-type="float">
            <text:p>1090430</text:p>
          </table:table-cell>
          <table:table-cell table:style-name="ce3" office:value-type="float" office:value="2688837" calcext:value-type="float">
            <text:p>2688837</text:p>
          </table:table-cell>
          <table:table-cell table:style-name="ce15" table:formula="of:=([.S80]+[.O80])/1000" office:value-type="float" office:value="3087.075" calcext:value-type="float">
            <text:p>3087</text:p>
          </table:table-cell>
          <table:table-cell table:style-name="ce15" table:formula="of:=([.Q80]+[.R80])/1000" office:value-type="float" office:value="1121.536" calcext:value-type="float">
            <text:p>1122</text:p>
          </table:table-cell>
          <table:table-cell table:style-name="ce15" table:formula="of:=[.$T$71]/[.$N80]" office:value-type="float" office:value="907.542075" calcext:value-type="float">
            <text:p>908</text:p>
          </table:table-cell>
          <table:table-cell table:style-name="ce23" table:formula="of:=[.$T$71]/[.T80]" office:value-type="float" office:value="23.518497606958" calcext:value-type="float">
            <text:p>23,52</text:p>
          </table:table-cell>
          <table:table-cell table:style-name="ce23" table:formula="of:=[.$T$72]/[.T80]" office:value-type="float" office:value="23.6653408161447" calcext:value-type="float">
            <text:p>23,67</text:p>
          </table:table-cell>
          <table:table-cell table:style-name="ce36" table:formula="of:=[.V80]/[.T80]" office:value-type="float" office:value="0.293981220086975" calcext:value-type="float">
            <text:p>0,29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370304" calcext:value-type="float">
            <text:p>370304</text:p>
          </table:table-cell>
          <table:table-cell table:style-name="ce3" office:value-type="float" office:value="539418" calcext:value-type="float">
            <text:p>539418</text:p>
          </table:table-cell>
          <table:table-cell table:style-name="ce3" office:value-type="float" office:value="224197" calcext:value-type="float">
            <text:p>224197</text:p>
          </table:table-cell>
          <table:table-cell table:style-name="ce3" office:value-type="float" office:value="1577952" calcext:value-type="float">
            <text:p>1577952</text:p>
          </table:table-cell>
          <table:table-cell table:style-name="ce3" office:value-type="float" office:value="3220826" calcext:value-type="float">
            <text:p>3220826</text:p>
          </table:table-cell>
          <table:table-cell table:style-name="ce15" table:formula="of:=([.F81]+[.B81])/1000" office:value-type="float" office:value="3591.13" calcext:value-type="float">
            <text:p>3591</text:p>
          </table:table-cell>
          <table:table-cell table:style-name="ce15" table:formula="of:=([.D81]+[.E81])/1000" office:value-type="float" office:value="1802.149" calcext:value-type="float">
            <text:p>1802</text:p>
          </table:table-cell>
          <table:table-cell table:style-name="ce15" table:formula="of:=[.$G$71]/[.$A81]" office:value-type="float" office:value="799.479644444445" calcext:value-type="float">
            <text:p>799</text:p>
          </table:table-cell>
          <table:table-cell table:style-name="ce23" table:formula="of:=[.$G$71]/[.G81]" office:value-type="float" office:value="20.0363584721244" calcext:value-type="float">
            <text:p>20,04</text:p>
          </table:table-cell>
          <table:table-cell table:style-name="ce23" table:formula="of:=[.$G$72]/[.G81]" office:value-type="float" office:value="20.2388501669391" calcext:value-type="float">
            <text:p>20,24</text:p>
          </table:table-cell>
          <table:table-cell table:style-name="ce36" table:formula="of:=[.I81]/[.G81]" office:value-type="float" office:value="0.222626205245826" calcext:value-type="float">
            <text:p>0,22</text:p>
          </table:table-cell>
          <table:table-cell table:style-name="ce31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415747" calcext:value-type="float">
            <text:p>415747</text:p>
          </table:table-cell>
          <table:table-cell table:style-name="ce3" office:value-type="float" office:value="462340" calcext:value-type="float">
            <text:p>462340</text:p>
          </table:table-cell>
          <table:table-cell table:style-name="ce3" office:value-type="float" office:value="34107" calcext:value-type="float">
            <text:p>34107</text:p>
          </table:table-cell>
          <table:table-cell table:style-name="ce3" office:value-type="float" office:value="992748" calcext:value-type="float">
            <text:p>992748</text:p>
          </table:table-cell>
          <table:table-cell table:style-name="ce3" office:value-type="float" office:value="2534002" calcext:value-type="float">
            <text:p>2534002</text:p>
          </table:table-cell>
          <table:table-cell table:style-name="ce15" table:formula="of:=([.S81]+[.O81])/1000" office:value-type="float" office:value="2949.749" calcext:value-type="float">
            <text:p>2950</text:p>
          </table:table-cell>
          <table:table-cell table:style-name="ce15" table:formula="of:=([.Q81]+[.R81])/1000" office:value-type="float" office:value="1026.855" calcext:value-type="float">
            <text:p>1027</text:p>
          </table:table-cell>
          <table:table-cell table:style-name="ce15" table:formula="of:=[.$T$71]/[.$N81]" office:value-type="float" office:value="806.704066666667" calcext:value-type="float">
            <text:p>807</text:p>
          </table:table-cell>
          <table:table-cell table:style-name="ce23" table:formula="of:=[.$T$71]/[.T81]" office:value-type="float" office:value="24.6134047337587" calcext:value-type="float">
            <text:p>24,61</text:p>
          </table:table-cell>
          <table:table-cell table:style-name="ce23" table:formula="of:=[.$T$72]/[.T81]" office:value-type="float" office:value="24.7670842502193" calcext:value-type="float">
            <text:p>24,77</text:p>
          </table:table-cell>
          <table:table-cell table:style-name="ce36" table:formula="of:=[.V81]/[.T81]" office:value-type="float" office:value="0.273482274819541" calcext:value-type="float">
            <text:p>0,27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7295" calcext:value-type="float">
            <text:p>377295</text:p>
          </table:table-cell>
          <table:table-cell table:style-name="ce3" office:value-type="float" office:value="562170" calcext:value-type="float">
            <text:p>562170</text:p>
          </table:table-cell>
          <table:table-cell table:style-name="ce3" office:value-type="float" office:value="240999" calcext:value-type="float">
            <text:p>240999</text:p>
          </table:table-cell>
          <table:table-cell table:style-name="ce3" office:value-type="float" office:value="1728744" calcext:value-type="float">
            <text:p>1728744</text:p>
          </table:table-cell>
          <table:table-cell table:style-name="ce3" office:value-type="float" office:value="3300752" calcext:value-type="float">
            <text:p>3300752</text:p>
          </table:table-cell>
          <table:table-cell table:style-name="ce15" table:formula="of:=([.F82]+[.B82])/1000" office:value-type="float" office:value="3678.047" calcext:value-type="float">
            <text:p>3678</text:p>
          </table:table-cell>
          <table:table-cell table:style-name="ce15" table:formula="of:=([.D82]+[.E82])/1000" office:value-type="float" office:value="1969.743" calcext:value-type="float">
            <text:p>1970</text:p>
          </table:table-cell>
          <table:table-cell table:style-name="ce15" table:formula="of:=[.$G$71]/[.$A82]" office:value-type="float" office:value="719.53168" calcext:value-type="float">
            <text:p>720</text:p>
          </table:table-cell>
          <table:table-cell table:style-name="ce23" table:formula="of:=[.$G$71]/[.G82]" office:value-type="float" office:value="19.5628734488711" calcext:value-type="float">
            <text:p>19,56</text:p>
          </table:table-cell>
          <table:table-cell table:style-name="ce23" table:formula="of:=[.$G$72]/[.G82]" office:value-type="float" office:value="19.7605800034638" calcext:value-type="float">
            <text:p>19,76</text:p>
          </table:table-cell>
          <table:table-cell table:style-name="ce36" table:formula="of:=[.I82]/[.G82]" office:value-type="float" office:value="0.195628734488711" calcext:value-type="float">
            <text:p>0,20</text:p>
          </table:table-cell>
          <table:table-cell table:style-name="ce31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60991" calcext:value-type="float">
            <text:p>460991</text:p>
          </table:table-cell>
          <table:table-cell table:style-name="ce3" office:value-type="float" office:value="461228" calcext:value-type="float">
            <text:p>461228</text:p>
          </table:table-cell>
          <table:table-cell table:style-name="ce3" office:value-type="float" office:value="42098" calcext:value-type="float">
            <text:p>42098</text:p>
          </table:table-cell>
          <table:table-cell table:style-name="ce3" office:value-type="float" office:value="1055653" calcext:value-type="float">
            <text:p>1055653</text:p>
          </table:table-cell>
          <table:table-cell table:style-name="ce3" office:value-type="float" office:value="2514218" calcext:value-type="float">
            <text:p>2514218</text:p>
          </table:table-cell>
          <table:table-cell table:style-name="ce15" table:formula="of:=([.S82]+[.O82])/1000" office:value-type="float" office:value="2975.209" calcext:value-type="float">
            <text:p>2975</text:p>
          </table:table-cell>
          <table:table-cell table:style-name="ce15" table:formula="of:=([.Q82]+[.R82])/1000" office:value-type="float" office:value="1097.751" calcext:value-type="float">
            <text:p>1098</text:p>
          </table:table-cell>
          <table:table-cell table:style-name="ce15" table:formula="of:=[.$T$71]/[.$N82]" office:value-type="float" office:value="726.03366" calcext:value-type="float">
            <text:p>726</text:p>
          </table:table-cell>
          <table:table-cell table:style-name="ce23" table:formula="of:=[.$T$71]/[.T82]" office:value-type="float" office:value="24.4027784266584" calcext:value-type="float">
            <text:p>24,40</text:p>
          </table:table-cell>
          <table:table-cell table:style-name="ce23" table:formula="of:=[.$T$72]/[.T82]" office:value-type="float" office:value="24.5551428487881" calcext:value-type="float">
            <text:p>24,56</text:p>
          </table:table-cell>
          <table:table-cell table:style-name="ce36" table:formula="of:=[.V82]/[.T82]" office:value-type="float" office:value="0.244027784266584" calcext:value-type="float">
            <text:p>0,24</text:p>
          </table:table-cell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78017" calcext:value-type="float">
            <text:p>378017</text:p>
          </table:table-cell>
          <table:table-cell table:style-name="ce6" office:value-type="float" office:value="714552" calcext:value-type="float">
            <text:p>714552</text:p>
          </table:table-cell>
          <table:table-cell table:style-name="ce6" office:value-type="float" office:value="282771" calcext:value-type="float">
            <text:p>282771</text:p>
          </table:table-cell>
          <table:table-cell table:style-name="ce6" office:value-type="float" office:value="4758019" calcext:value-type="float">
            <text:p>4758019</text:p>
          </table:table-cell>
          <table:table-cell table:style-name="ce6" office:value-type="float" office:value="6403496" calcext:value-type="float">
            <text:p>6403496</text:p>
          </table:table-cell>
          <table:table-cell table:style-name="ce17" table:formula="of:=([.F83]+[.B83])/1000" office:value-type="float" office:value="6781.513" calcext:value-type="float">
            <text:p>6782</text:p>
          </table:table-cell>
          <table:table-cell table:style-name="ce17" table:formula="of:=([.D83]+[.E83])/1000" office:value-type="float" office:value="5040.79" calcext:value-type="float">
            <text:p>5041</text:p>
          </table:table-cell>
          <table:table-cell table:style-name="ce15" table:formula="of:=[.$G$71]/[.$A83]" office:value-type="float" office:value="654.119709090909" calcext:value-type="float">
            <text:p>654</text:p>
          </table:table-cell>
          <table:table-cell table:style-name="ce23" table:formula="of:=[.$G$71]/[.G83]" office:value-type="float" office:value="10.6101939198524" calcext:value-type="float">
            <text:p>10,61</text:p>
          </table:table-cell>
          <table:table-cell table:style-name="ce23" table:formula="of:=[.$G$72]/[.G83]" office:value-type="float" office:value="10.7174227934091" calcext:value-type="float">
            <text:p>10,72</text:p>
          </table:table-cell>
          <table:table-cell table:style-name="ce36" table:formula="of:=[.I83]/[.G83]" office:value-type="float" office:value="0.0964563083622945" calcext:value-type="float">
            <text:p>0,10</text:p>
          </table:table-cell>
          <table:table-cell table:style-name="ce31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453236" calcext:value-type="float">
            <text:p>453236</text:p>
          </table:table-cell>
          <table:table-cell table:style-name="ce6" office:value-type="float" office:value="465182" calcext:value-type="float">
            <text:p>465182</text:p>
          </table:table-cell>
          <table:table-cell table:style-name="ce6" office:value-type="float" office:value="43698" calcext:value-type="float">
            <text:p>43698</text:p>
          </table:table-cell>
          <table:table-cell table:style-name="ce6" office:value-type="float" office:value="960467" calcext:value-type="float">
            <text:p>960467</text:p>
          </table:table-cell>
          <table:table-cell table:style-name="ce6" office:value-type="float" office:value="2383982" calcext:value-type="float">
            <text:p>2383982</text:p>
          </table:table-cell>
          <table:table-cell table:style-name="ce17" table:formula="of:=([.S83]+[.O83])/1000" office:value-type="float" office:value="2837.218" calcext:value-type="float">
            <text:p>2837</text:p>
          </table:table-cell>
          <table:table-cell table:style-name="ce17" table:formula="of:=([.Q83]+[.R83])/1000" office:value-type="float" office:value="1004.165" calcext:value-type="float">
            <text:p>1004</text:p>
          </table:table-cell>
          <table:table-cell table:style-name="ce15" table:formula="of:=[.$T$71]/[.$N83]" office:value-type="float" office:value="660.0306" calcext:value-type="float">
            <text:p>660</text:p>
          </table:table-cell>
          <table:table-cell table:style-name="ce23" table:formula="of:=[.$T$71]/[.T83]" office:value-type="float" office:value="25.5896325203069" calcext:value-type="float">
            <text:p>25,59</text:p>
          </table:table-cell>
          <table:table-cell table:style-name="ce23" table:formula="of:=[.$T$72]/[.T83]" office:value-type="float" office:value="25.7494073419808" calcext:value-type="float">
            <text:p>25,75</text:p>
          </table:table-cell>
          <table:table-cell table:style-name="ce36" table:formula="of:=[.V83]/[.T83]" office:value-type="float" office:value="0.232633022911881" calcext:value-type="float">
            <text:p>0,23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84029" calcext:value-type="float">
            <text:p>384029</text:p>
          </table:table-cell>
          <table:table-cell table:style-name="ce3" office:value-type="float" office:value="759377" calcext:value-type="float">
            <text:p>759377</text:p>
          </table:table-cell>
          <table:table-cell table:style-name="ce3" office:value-type="float" office:value="303431" calcext:value-type="float">
            <text:p>303431</text:p>
          </table:table-cell>
          <table:table-cell table:style-name="ce3" office:value-type="float" office:value="4613491" calcext:value-type="float">
            <text:p>4613491</text:p>
          </table:table-cell>
          <table:table-cell table:style-name="ce3" office:value-type="float" office:value="6216962" calcext:value-type="float">
            <text:p>6216962</text:p>
          </table:table-cell>
          <table:table-cell table:style-name="ce15" table:formula="of:=([.F84]+[.B84])/1000" office:value-type="float" office:value="6600.991" calcext:value-type="float">
            <text:p>6601</text:p>
          </table:table-cell>
          <table:table-cell table:style-name="ce15" table:formula="of:=([.D84]+[.E84])/1000" office:value-type="float" office:value="4916.922" calcext:value-type="float">
            <text:p>4917</text:p>
          </table:table-cell>
          <table:table-cell table:style-name="ce15" table:formula="of:=[.$G$71]/[.$A84]" office:value-type="float" office:value="599.609733333333" calcext:value-type="float">
            <text:p>600</text:p>
          </table:table-cell>
          <table:table-cell table:style-name="ce23" table:formula="of:=[.$G$71]/[.G84]" office:value-type="float" office:value="10.9003584461788" calcext:value-type="float">
            <text:p>10,90</text:p>
          </table:table-cell>
          <table:table-cell table:style-name="ce23" table:formula="of:=[.$G$72]/[.G84]" office:value-type="float" office:value="11.0105197840748" calcext:value-type="float">
            <text:p>11,01</text:p>
          </table:table-cell>
          <table:table-cell table:style-name="ce36" table:formula="of:=[.I84]/[.G84]" office:value-type="float" office:value="0.090836320384823" calcext:value-type="float">
            <text:p>0,09</text:p>
          </table:table-cell>
          <table:table-cell table:style-name="ce31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7110" calcext:value-type="float">
            <text:p>397110</text:p>
          </table:table-cell>
          <table:table-cell table:style-name="ce3" office:value-type="float" office:value="473094" calcext:value-type="float">
            <text:p>473094</text:p>
          </table:table-cell>
          <table:table-cell table:style-name="ce3" office:value-type="float" office:value="50288" calcext:value-type="float">
            <text:p>50288</text:p>
          </table:table-cell>
          <table:table-cell table:style-name="ce3" office:value-type="float" office:value="1249315" calcext:value-type="float">
            <text:p>1249315</text:p>
          </table:table-cell>
          <table:table-cell table:style-name="ce3" office:value-type="float" office:value="2588417" calcext:value-type="float">
            <text:p>2588417</text:p>
          </table:table-cell>
          <table:table-cell table:style-name="ce15" table:formula="of:=([.S84]+[.O84])/1000" office:value-type="float" office:value="2985.527" calcext:value-type="float">
            <text:p>2986</text:p>
          </table:table-cell>
          <table:table-cell table:style-name="ce15" table:formula="of:=([.Q84]+[.R84])/1000" office:value-type="float" office:value="1299.603" calcext:value-type="float">
            <text:p>1300</text:p>
          </table:table-cell>
          <table:table-cell table:style-name="ce15" table:formula="of:=[.$T$71]/[.$N84]" office:value-type="float" office:value="605.02805" calcext:value-type="float">
            <text:p>605</text:p>
          </table:table-cell>
          <table:table-cell table:style-name="ce23" table:formula="of:=[.$T$71]/[.T84]" office:value-type="float" office:value="24.3184422716659" calcext:value-type="float">
            <text:p>24,32</text:p>
          </table:table-cell>
          <table:table-cell table:style-name="ce23" table:formula="of:=[.$T$72]/[.T84]" office:value-type="float" office:value="24.470280121399" calcext:value-type="float">
            <text:p>24,47</text:p>
          </table:table-cell>
          <table:table-cell table:style-name="ce36" table:formula="of:=[.V84]/[.T84]" office:value-type="float" office:value="0.202653685597216" calcext:value-type="float">
            <text:p>0,20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86231" calcext:value-type="float">
            <text:p>386231</text:p>
          </table:table-cell>
          <table:table-cell table:style-name="ce3" office:value-type="float" office:value="923648" calcext:value-type="float">
            <text:p>923648</text:p>
          </table:table-cell>
          <table:table-cell table:style-name="ce3" office:value-type="float" office:value="313281" calcext:value-type="float">
            <text:p>313281</text:p>
          </table:table-cell>
          <table:table-cell table:style-name="ce3" office:value-type="float" office:value="4627073" calcext:value-type="float">
            <text:p>4627073</text:p>
          </table:table-cell>
          <table:table-cell table:style-name="ce3" office:value-type="float" office:value="6219992" calcext:value-type="float">
            <text:p>6219992</text:p>
          </table:table-cell>
          <table:table-cell table:style-name="ce15" table:formula="of:=([.F85]+[.B85])/1000" office:value-type="float" office:value="6606.223" calcext:value-type="float">
            <text:p>6606</text:p>
          </table:table-cell>
          <table:table-cell table:style-name="ce15" table:formula="of:=([.D85]+[.E85])/1000" office:value-type="float" office:value="4940.354" calcext:value-type="float">
            <text:p>4940</text:p>
          </table:table-cell>
          <table:table-cell table:style-name="ce15" table:formula="of:=[.$G$71]/[.$A85]" office:value-type="float" office:value="553.485907692308" calcext:value-type="float">
            <text:p>553</text:p>
          </table:table-cell>
          <table:table-cell table:style-name="ce23" table:formula="of:=[.$G$71]/[.G85]" office:value-type="float" office:value="10.8917255745076" calcext:value-type="float">
            <text:p>10,89</text:p>
          </table:table-cell>
          <table:table-cell table:style-name="ce23" table:formula="of:=[.$G$72]/[.G85]" office:value-type="float" office:value="11.0017996667687" calcext:value-type="float">
            <text:p>11,00</text:p>
          </table:table-cell>
          <table:table-cell table:style-name="ce36" table:formula="of:=[.I85]/[.G85]" office:value-type="float" office:value="0.0837825044192889" calcext:value-type="float">
            <text:p>0,08</text:p>
          </table:table-cell>
          <table:table-cell table:style-name="ce31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7665" calcext:value-type="float">
            <text:p>447665</text:p>
          </table:table-cell>
          <table:table-cell table:style-name="ce3" office:value-type="float" office:value="479640" calcext:value-type="float">
            <text:p>479640</text:p>
          </table:table-cell>
          <table:table-cell table:style-name="ce3" office:value-type="float" office:value="54881" calcext:value-type="float">
            <text:p>54881</text:p>
          </table:table-cell>
          <table:table-cell table:style-name="ce3" office:value-type="float" office:value="1555381" calcext:value-type="float">
            <text:p>1555381</text:p>
          </table:table-cell>
          <table:table-cell table:style-name="ce3" office:value-type="float" office:value="2907025" calcext:value-type="float">
            <text:p>2907025</text:p>
          </table:table-cell>
          <table:table-cell table:style-name="ce15" table:formula="of:=([.S85]+[.O85])/1000" office:value-type="float" office:value="3354.69" calcext:value-type="float">
            <text:p>3355</text:p>
          </table:table-cell>
          <table:table-cell table:style-name="ce15" table:formula="of:=([.Q85]+[.R85])/1000" office:value-type="float" office:value="1610.262" calcext:value-type="float">
            <text:p>1610</text:p>
          </table:table-cell>
          <table:table-cell table:style-name="ce15" table:formula="of:=[.$T$71]/[.$N85]" office:value-type="float" office:value="558.487430769231" calcext:value-type="float">
            <text:p>558</text:p>
          </table:table-cell>
          <table:table-cell table:style-name="ce23" table:formula="of:=[.$T$71]/[.T85]" office:value-type="float" office:value="21.6423472809708" calcext:value-type="float">
            <text:p>21,64</text:p>
          </table:table-cell>
          <table:table-cell table:style-name="ce23" table:formula="of:=[.$T$72]/[.T85]" office:value-type="float" office:value="21.7774763092864" calcext:value-type="float">
            <text:p>21,78</text:p>
          </table:table-cell>
          <table:table-cell table:style-name="ce36" table:formula="of:=[.V85]/[.T85]" office:value-type="float" office:value="0.166479594469006" calcext:value-type="float">
            <text:p>0,17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18311" calcext:value-type="float">
            <text:p>418311</text:p>
          </table:table-cell>
          <table:table-cell table:style-name="ce3" office:value-type="float" office:value="842700" calcext:value-type="float">
            <text:p>842700</text:p>
          </table:table-cell>
          <table:table-cell table:style-name="ce3" office:value-type="float" office:value="388058" calcext:value-type="float">
            <text:p>388058</text:p>
          </table:table-cell>
          <table:table-cell table:style-name="ce3" office:value-type="float" office:value="4517179" calcext:value-type="float">
            <text:p>4517179</text:p>
          </table:table-cell>
          <table:table-cell table:style-name="ce3" office:value-type="float" office:value="6097610" calcext:value-type="float">
            <text:p>6097610</text:p>
          </table:table-cell>
          <table:table-cell table:style-name="ce15" table:formula="of:=([.F86]+[.B86])/1000" office:value-type="float" office:value="6515.921" calcext:value-type="float">
            <text:p>6516</text:p>
          </table:table-cell>
          <table:table-cell table:style-name="ce15" table:formula="of:=([.D86]+[.E86])/1000" office:value-type="float" office:value="4905.237" calcext:value-type="float">
            <text:p>4905</text:p>
          </table:table-cell>
          <table:table-cell table:style-name="ce15" table:formula="of:=[.$G$71]/[.$A86]" office:value-type="float" office:value="513.9512" calcext:value-type="float">
            <text:p>514</text:p>
          </table:table-cell>
          <table:table-cell table:style-name="ce23" table:formula="of:=[.$G$71]/[.G86]" office:value-type="float" office:value="11.0426704068389" calcext:value-type="float">
            <text:p>11,04</text:p>
          </table:table-cell>
          <table:table-cell table:style-name="ce23" table:formula="of:=[.$G$72]/[.G86]" office:value-type="float" office:value="11.1542699796391" calcext:value-type="float">
            <text:p>11,15</text:p>
          </table:table-cell>
          <table:table-cell table:style-name="ce36" table:formula="of:=[.I86]/[.G86]" office:value-type="float" office:value="0.0788762171917063" calcext:value-type="float">
            <text:p>0,08</text:p>
          </table:table-cell>
          <table:table-cell table:style-name="ce31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47216" calcext:value-type="float">
            <text:p>447216</text:p>
          </table:table-cell>
          <table:table-cell table:style-name="ce3" office:value-type="float" office:value="462826" calcext:value-type="float">
            <text:p>462826</text:p>
          </table:table-cell>
          <table:table-cell table:style-name="ce3" office:value-type="float" office:value="63811" calcext:value-type="float">
            <text:p>63811</text:p>
          </table:table-cell>
          <table:table-cell table:style-name="ce3" office:value-type="float" office:value="1741626" calcext:value-type="float">
            <text:p>1741626</text:p>
          </table:table-cell>
          <table:table-cell table:style-name="ce3" office:value-type="float" office:value="3061761" calcext:value-type="float">
            <text:p>3061761</text:p>
          </table:table-cell>
          <table:table-cell table:style-name="ce15" table:formula="of:=([.S86]+[.O86])/1000" office:value-type="float" office:value="3508.977" calcext:value-type="float">
            <text:p>3509</text:p>
          </table:table-cell>
          <table:table-cell table:style-name="ce15" table:formula="of:=([.Q86]+[.R86])/1000" office:value-type="float" office:value="1805.437" calcext:value-type="float">
            <text:p>1805</text:p>
          </table:table-cell>
          <table:table-cell table:style-name="ce15" table:formula="of:=[.$T$71]/[.$N86]" office:value-type="float" office:value="518.595471428571" calcext:value-type="float">
            <text:p>519</text:p>
          </table:table-cell>
          <table:table-cell table:style-name="ce23" table:formula="of:=[.$T$71]/[.T86]" office:value-type="float" office:value="20.690750039114" calcext:value-type="float">
            <text:p>20,69</text:p>
          </table:table-cell>
          <table:table-cell table:style-name="ce23" table:formula="of:=[.$T$72]/[.T86]" office:value-type="float" office:value="20.81993754875" calcext:value-type="float">
            <text:p>20,82</text:p>
          </table:table-cell>
          <table:table-cell table:style-name="ce36" table:formula="of:=[.V86]/[.T86]" office:value-type="float" office:value="0.147791071707957" calcext:value-type="float">
            <text:p>0,1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71858" calcext:value-type="float">
            <text:p>371858</text:p>
          </table:table-cell>
          <table:table-cell table:style-name="ce3" office:value-type="float" office:value="827386" calcext:value-type="float">
            <text:p>827386</text:p>
          </table:table-cell>
          <table:table-cell table:style-name="ce3" office:value-type="float" office:value="446901" calcext:value-type="float">
            <text:p>446901</text:p>
          </table:table-cell>
          <table:table-cell table:style-name="ce3" office:value-type="float" office:value="4980090" calcext:value-type="float">
            <text:p>4980090</text:p>
          </table:table-cell>
          <table:table-cell table:style-name="ce3" office:value-type="float" office:value="6455283" calcext:value-type="float">
            <text:p>6455283</text:p>
          </table:table-cell>
          <table:table-cell table:style-name="ce15" table:formula="of:=([.F87]+[.B87])/1000" office:value-type="float" office:value="6827.141" calcext:value-type="float">
            <text:p>6827</text:p>
          </table:table-cell>
          <table:table-cell table:style-name="ce15" table:formula="of:=([.D87]+[.E87])/1000" office:value-type="float" office:value="5426.991" calcext:value-type="float">
            <text:p>5427</text:p>
          </table:table-cell>
          <table:table-cell table:style-name="ce15" table:formula="of:=[.$G$71]/[.$A87]" office:value-type="float" office:value="479.687786666667" calcext:value-type="float">
            <text:p>480</text:p>
          </table:table-cell>
          <table:table-cell table:style-name="ce23" table:formula="of:=[.$G$71]/[.G87]" office:value-type="float" office:value="10.5392825488737" calcext:value-type="float">
            <text:p>10,54</text:p>
          </table:table-cell>
          <table:table-cell table:style-name="ce23" table:formula="of:=[.$G$72]/[.G87]" office:value-type="float" office:value="10.6457947770524" calcext:value-type="float">
            <text:p>10,65</text:p>
          </table:table-cell>
          <table:table-cell table:style-name="ce36" table:formula="of:=[.I87]/[.G87]" office:value-type="float" office:value="0.0702618836591579" calcext:value-type="float">
            <text:p>0,07</text:p>
          </table:table-cell>
          <table:table-cell table:style-name="ce31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29910" calcext:value-type="float">
            <text:p>429910</text:p>
          </table:table-cell>
          <table:table-cell table:style-name="ce3" office:value-type="float" office:value="462379" calcext:value-type="float">
            <text:p>462379</text:p>
          </table:table-cell>
          <table:table-cell table:style-name="ce3" office:value-type="float" office:value="66099" calcext:value-type="float">
            <text:p>66099</text:p>
          </table:table-cell>
          <table:table-cell table:style-name="ce3" office:value-type="float" office:value="1791944" calcext:value-type="float">
            <text:p>1791944</text:p>
          </table:table-cell>
          <table:table-cell table:style-name="ce3" office:value-type="float" office:value="3016791" calcext:value-type="float">
            <text:p>3016791</text:p>
          </table:table-cell>
          <table:table-cell table:style-name="ce15" table:formula="of:=([.S87]+[.O87])/1000" office:value-type="float" office:value="3446.701" calcext:value-type="float">
            <text:p>3447</text:p>
          </table:table-cell>
          <table:table-cell table:style-name="ce15" table:formula="of:=([.Q87]+[.R87])/1000" office:value-type="float" office:value="1858.043" calcext:value-type="float">
            <text:p>1858</text:p>
          </table:table-cell>
          <table:table-cell table:style-name="ce15" table:formula="of:=[.$T$71]/[.$N87]" office:value-type="float" office:value="484.02244" calcext:value-type="float">
            <text:p>484</text:p>
          </table:table-cell>
          <table:table-cell table:style-name="ce23" table:formula="of:=[.$T$71]/[.T87]" office:value-type="float" office:value="21.0645965518912" calcext:value-type="float">
            <text:p>21,06</text:p>
          </table:table-cell>
          <table:table-cell table:style-name="ce23" table:formula="of:=[.$T$72]/[.T87]" office:value-type="float" office:value="21.1961182591701" calcext:value-type="float">
            <text:p>21,20</text:p>
          </table:table-cell>
          <table:table-cell table:style-name="ce36" table:formula="of:=[.V87]/[.T87]" office:value-type="float" office:value="0.140430643679275" calcext:value-type="float">
            <text:p>0,14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72992" calcext:value-type="float">
            <text:p>372992</text:p>
          </table:table-cell>
          <table:table-cell table:style-name="ce3" office:value-type="float" office:value="860658" calcext:value-type="float">
            <text:p>860658</text:p>
          </table:table-cell>
          <table:table-cell table:style-name="ce3" office:value-type="float" office:value="451802" calcext:value-type="float">
            <text:p>451802</text:p>
          </table:table-cell>
          <table:table-cell table:style-name="ce3" office:value-type="float" office:value="4317167" calcext:value-type="float">
            <text:p>4317167</text:p>
          </table:table-cell>
          <table:table-cell table:style-name="ce3" office:value-type="float" office:value="5788204" calcext:value-type="float">
            <text:p>5788204</text:p>
          </table:table-cell>
          <table:table-cell table:style-name="ce15" table:formula="of:=([.F88]+[.B88])/1000" office:value-type="float" office:value="6161.196" calcext:value-type="float">
            <text:p>6161</text:p>
          </table:table-cell>
          <table:table-cell table:style-name="ce15" table:formula="of:=([.D88]+[.E88])/1000" office:value-type="float" office:value="4768.969" calcext:value-type="float">
            <text:p>4769</text:p>
          </table:table-cell>
          <table:table-cell table:style-name="ce15" table:formula="of:=[.$G$71]/[.$A88]" office:value-type="float" office:value="449.7073" calcext:value-type="float">
            <text:p>450</text:p>
          </table:table-cell>
          <table:table-cell table:style-name="ce23" table:formula="of:=[.$G$71]/[.G88]" office:value-type="float" office:value="11.6784416532115" calcext:value-type="float">
            <text:p>11,68</text:p>
          </table:table-cell>
          <table:table-cell table:style-name="ce23" table:formula="of:=[.$G$72]/[.G88]" office:value-type="float" office:value="11.7964664652772" calcext:value-type="float">
            <text:p>11,80</text:p>
          </table:table-cell>
          <table:table-cell table:style-name="ce36" table:formula="of:=[.I88]/[.G88]" office:value-type="float" office:value="0.0729902603325718" calcext:value-type="float">
            <text:p>0,07</text:p>
          </table:table-cell>
          <table:table-cell table:style-name="ce31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5382" calcext:value-type="float">
            <text:p>405382</text:p>
          </table:table-cell>
          <table:table-cell table:style-name="ce3" office:value-type="float" office:value="485087" calcext:value-type="float">
            <text:p>485087</text:p>
          </table:table-cell>
          <table:table-cell table:style-name="ce3" office:value-type="float" office:value="70342" calcext:value-type="float">
            <text:p>70342</text:p>
          </table:table-cell>
          <table:table-cell table:style-name="ce3" office:value-type="float" office:value="1743662" calcext:value-type="float">
            <text:p>1743662</text:p>
          </table:table-cell>
          <table:table-cell table:style-name="ce3" office:value-type="float" office:value="2939965" calcext:value-type="float">
            <text:p>2939965</text:p>
          </table:table-cell>
          <table:table-cell table:style-name="ce15" table:formula="of:=([.S88]+[.O88])/1000" office:value-type="float" office:value="3345.347" calcext:value-type="float">
            <text:p>3345</text:p>
          </table:table-cell>
          <table:table-cell table:style-name="ce15" table:formula="of:=([.Q88]+[.R88])/1000" office:value-type="float" office:value="1814.004" calcext:value-type="float">
            <text:p>1814</text:p>
          </table:table-cell>
          <table:table-cell table:style-name="ce15" table:formula="of:=[.$T$71]/[.$N88]" office:value-type="float" office:value="453.7710375" calcext:value-type="float">
            <text:p>454</text:p>
          </table:table-cell>
          <table:table-cell table:style-name="ce23" table:formula="of:=[.$T$71]/[.T88]" office:value-type="float" office:value="21.7027907717794" calcext:value-type="float">
            <text:p>21,70</text:p>
          </table:table-cell>
          <table:table-cell table:style-name="ce23" table:formula="of:=[.$T$72]/[.T88]" office:value-type="float" office:value="21.8382971930864" calcext:value-type="float">
            <text:p>21,84</text:p>
          </table:table-cell>
          <table:table-cell table:style-name="ce36" table:formula="of:=[.V88]/[.T88]" office:value-type="float" office:value="0.135642442323621" calcext:value-type="float">
            <text:p>0,14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0506" calcext:value-type="float">
            <text:p>380506</text:p>
          </table:table-cell>
          <table:table-cell table:style-name="ce3" office:value-type="float" office:value="787960" calcext:value-type="float">
            <text:p>787960</text:p>
          </table:table-cell>
          <table:table-cell table:style-name="ce3" office:value-type="float" office:value="450859" calcext:value-type="float">
            <text:p>450859</text:p>
          </table:table-cell>
          <table:table-cell table:style-name="ce3" office:value-type="float" office:value="4764701" calcext:value-type="float">
            <text:p>4764701</text:p>
          </table:table-cell>
          <table:table-cell table:style-name="ce3" office:value-type="float" office:value="6191139" calcext:value-type="float">
            <text:p>6191139</text:p>
          </table:table-cell>
          <table:table-cell table:style-name="ce15" table:formula="of:=([.F89]+[.B89])/1000" office:value-type="float" office:value="6571.645" calcext:value-type="float">
            <text:p>6572</text:p>
          </table:table-cell>
          <table:table-cell table:style-name="ce15" table:formula="of:=([.D89]+[.E89])/1000" office:value-type="float" office:value="5215.56" calcext:value-type="float">
            <text:p>5216</text:p>
          </table:table-cell>
          <table:table-cell table:style-name="ce15" table:formula="of:=[.$G$71]/[.$A89]" office:value-type="float" office:value="423.253929411765" calcext:value-type="float">
            <text:p>423</text:p>
          </table:table-cell>
          <table:table-cell table:style-name="ce23" table:formula="of:=[.$G$71]/[.G89]" office:value-type="float" office:value="10.9490345263629" calcext:value-type="float">
            <text:p>10,95</text:p>
          </table:table-cell>
          <table:table-cell table:style-name="ce23" table:formula="of:=[.$G$72]/[.G89]" office:value-type="float" office:value="11.059687795065" calcext:value-type="float">
            <text:p>11,06</text:p>
          </table:table-cell>
          <table:table-cell table:style-name="ce36" table:formula="of:=[.I89]/[.G89]" office:value-type="float" office:value="0.0644060854491934" calcext:value-type="float">
            <text:p>0,06</text:p>
          </table:table-cell>
          <table:table-cell table:style-name="ce31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5661" calcext:value-type="float">
            <text:p>385661</text:p>
          </table:table-cell>
          <table:table-cell table:style-name="ce3" office:value-type="float" office:value="460938" calcext:value-type="float">
            <text:p>460938</text:p>
          </table:table-cell>
          <table:table-cell table:style-name="ce3" office:value-type="float" office:value="78710" calcext:value-type="float">
            <text:p>78710</text:p>
          </table:table-cell>
          <table:table-cell table:style-name="ce3" office:value-type="float" office:value="1527217" calcext:value-type="float">
            <text:p>1527217</text:p>
          </table:table-cell>
          <table:table-cell table:style-name="ce3" office:value-type="float" office:value="2630117" calcext:value-type="float">
            <text:p>2630117</text:p>
          </table:table-cell>
          <table:table-cell table:style-name="ce15" table:formula="of:=([.S89]+[.O89])/1000" office:value-type="float" office:value="3015.778" calcext:value-type="float">
            <text:p>3016</text:p>
          </table:table-cell>
          <table:table-cell table:style-name="ce15" table:formula="of:=([.Q89]+[.R89])/1000" office:value-type="float" office:value="1605.927" calcext:value-type="float">
            <text:p>1606</text:p>
          </table:table-cell>
          <table:table-cell table:style-name="ce15" table:formula="of:=[.$T$71]/[.$N89]" office:value-type="float" office:value="427.078623529412" calcext:value-type="float">
            <text:p>427</text:p>
          </table:table-cell>
          <table:table-cell table:style-name="ce23" table:formula="of:=[.$T$71]/[.T89]" office:value-type="float" office:value="24.0745061473358" calcext:value-type="float">
            <text:p>24,07</text:p>
          </table:table-cell>
          <table:table-cell table:style-name="ce23" table:formula="of:=[.$T$72]/[.T89]" office:value-type="float" office:value="24.2248209251477" calcext:value-type="float">
            <text:p>24,22</text:p>
          </table:table-cell>
          <table:table-cell table:style-name="ce36" table:formula="of:=[.V89]/[.T89]" office:value-type="float" office:value="0.141614742043152" calcext:value-type="float">
            <text:p>0,14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74791" calcext:value-type="float">
            <text:p>374791</text:p>
          </table:table-cell>
          <table:table-cell table:style-name="ce3" office:value-type="float" office:value="672467" calcext:value-type="float">
            <text:p>672467</text:p>
          </table:table-cell>
          <table:table-cell table:style-name="ce3" office:value-type="float" office:value="496321" calcext:value-type="float">
            <text:p>496321</text:p>
          </table:table-cell>
          <table:table-cell table:style-name="ce3" office:value-type="float" office:value="5563536" calcext:value-type="float">
            <text:p>5563536</text:p>
          </table:table-cell>
          <table:table-cell table:style-name="ce3" office:value-type="float" office:value="6809306" calcext:value-type="float">
            <text:p>6809306</text:p>
          </table:table-cell>
          <table:table-cell table:style-name="ce15" table:formula="of:=([.F90]+[.B90])/1000" office:value-type="float" office:value="7184.097" calcext:value-type="float">
            <text:p>7184</text:p>
          </table:table-cell>
          <table:table-cell table:style-name="ce15" table:formula="of:=([.D90]+[.E90])/1000" office:value-type="float" office:value="6059.857" calcext:value-type="float">
            <text:p>6060</text:p>
          </table:table-cell>
          <table:table-cell table:style-name="ce15" table:formula="of:=[.$G$71]/[.$A90]" office:value-type="float" office:value="399.739822222222" calcext:value-type="float">
            <text:p>400</text:p>
          </table:table-cell>
          <table:table-cell table:style-name="ce23" table:formula="of:=[.$G$71]/[.G90]" office:value-type="float" office:value="10.0156175508209" calcext:value-type="float">
            <text:p>10,02</text:p>
          </table:table-cell>
          <table:table-cell table:style-name="ce23" table:formula="of:=[.$G$72]/[.G90]" office:value-type="float" office:value="10.1168375092931" calcext:value-type="float">
            <text:p>10,12</text:p>
          </table:table-cell>
          <table:table-cell table:style-name="ce36" table:formula="of:=[.I90]/[.G90]" office:value-type="float" office:value="0.055642319726783" calcext:value-type="float">
            <text:p>0,06</text:p>
          </table:table-cell>
          <table:table-cell table:style-name="ce31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37026" calcext:value-type="float">
            <text:p>437026</text:p>
          </table:table-cell>
          <table:table-cell table:style-name="ce3" office:value-type="float" office:value="477277" calcext:value-type="float">
            <text:p>477277</text:p>
          </table:table-cell>
          <table:table-cell table:style-name="ce3" office:value-type="float" office:value="86463" calcext:value-type="float">
            <text:p>86463</text:p>
          </table:table-cell>
          <table:table-cell table:style-name="ce3" office:value-type="float" office:value="1570198" calcext:value-type="float">
            <text:p>1570198</text:p>
          </table:table-cell>
          <table:table-cell table:style-name="ce3" office:value-type="float" office:value="2652292" calcext:value-type="float">
            <text:p>2652292</text:p>
          </table:table-cell>
          <table:table-cell table:style-name="ce15" table:formula="of:=([.S90]+[.O90])/1000" office:value-type="float" office:value="3089.318" calcext:value-type="float">
            <text:p>3089</text:p>
          </table:table-cell>
          <table:table-cell table:style-name="ce15" table:formula="of:=([.Q90]+[.R90])/1000" office:value-type="float" office:value="1656.661" calcext:value-type="float">
            <text:p>1657</text:p>
          </table:table-cell>
          <table:table-cell table:style-name="ce15" table:formula="of:=[.$T$71]/[.$N90]" office:value-type="float" office:value="403.352033333333" calcext:value-type="float">
            <text:p>403</text:p>
          </table:table-cell>
          <table:table-cell table:style-name="ce23" table:formula="of:=[.$T$71]/[.T90]" office:value-type="float" office:value="23.5014219966996" calcext:value-type="float">
            <text:p>23,50</text:p>
          </table:table-cell>
          <table:table-cell table:style-name="ce23" table:formula="of:=[.$T$72]/[.T90]" office:value-type="float" office:value="23.6481585903426" calcext:value-type="float">
            <text:p>23,65</text:p>
          </table:table-cell>
          <table:table-cell table:style-name="ce36" table:formula="of:=[.V90]/[.T90]" office:value-type="float" office:value="0.13056345553722" calcext:value-type="float">
            <text:p>0,13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69699" calcext:value-type="float">
            <text:p>369699</text:p>
          </table:table-cell>
          <table:table-cell table:style-name="ce3" office:value-type="float" office:value="651402" calcext:value-type="float">
            <text:p>651402</text:p>
          </table:table-cell>
          <table:table-cell table:style-name="ce3" office:value-type="float" office:value="586789" calcext:value-type="float">
            <text:p>586789</text:p>
          </table:table-cell>
          <table:table-cell table:style-name="ce3" office:value-type="float" office:value="5652393" calcext:value-type="float">
            <text:p>5652393</text:p>
          </table:table-cell>
          <table:table-cell table:style-name="ce3" office:value-type="float" office:value="6857696" calcext:value-type="float">
            <text:p>6857696</text:p>
          </table:table-cell>
          <table:table-cell table:style-name="ce15" table:formula="of:=([.F91]+[.B91])/1000" office:value-type="float" office:value="7227.395" calcext:value-type="float">
            <text:p>7227</text:p>
          </table:table-cell>
          <table:table-cell table:style-name="ce15" table:formula="of:=([.D91]+[.E91])/1000" office:value-type="float" office:value="6239.182" calcext:value-type="float">
            <text:p>6239</text:p>
          </table:table-cell>
          <table:table-cell table:style-name="ce15" table:formula="of:=[.$G$71]/[.$A91]" office:value-type="float" office:value="378.700884210526" calcext:value-type="float">
            <text:p>379</text:p>
          </table:table-cell>
          <table:table-cell table:style-name="ce23" table:formula="of:=[.$G$71]/[.G91]" office:value-type="float" office:value="9.95561582008455" calcext:value-type="float">
            <text:p>9,96</text:p>
          </table:table-cell>
          <table:table-cell table:style-name="ce23" table:formula="of:=[.$G$72]/[.G91]" office:value-type="float" office:value="10.0562293883204" calcext:value-type="float">
            <text:p>10,06</text:p>
          </table:table-cell>
          <table:table-cell table:style-name="ce36" table:formula="of:=[.I91]/[.G91]" office:value-type="float" office:value="0.052397978000445" calcext:value-type="float">
            <text:p>0,05</text:p>
          </table:table-cell>
          <table:table-cell table:style-name="ce31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01288" calcext:value-type="float">
            <text:p>401288</text:p>
          </table:table-cell>
          <table:table-cell table:style-name="ce3" office:value-type="float" office:value="477603" calcext:value-type="float">
            <text:p>477603</text:p>
          </table:table-cell>
          <table:table-cell table:style-name="ce3" office:value-type="float" office:value="88140" calcext:value-type="float">
            <text:p>88140</text:p>
          </table:table-cell>
          <table:table-cell table:style-name="ce3" office:value-type="float" office:value="1318106" calcext:value-type="float">
            <text:p>1318106</text:p>
          </table:table-cell>
          <table:table-cell table:style-name="ce3" office:value-type="float" office:value="2409844" calcext:value-type="float">
            <text:p>2409844</text:p>
          </table:table-cell>
          <table:table-cell table:style-name="ce15" table:formula="of:=([.S91]+[.O91])/1000" office:value-type="float" office:value="2811.132" calcext:value-type="float">
            <text:p>2811</text:p>
          </table:table-cell>
          <table:table-cell table:style-name="ce15" table:formula="of:=([.Q91]+[.R91])/1000" office:value-type="float" office:value="1406.246" calcext:value-type="float">
            <text:p>1406</text:p>
          </table:table-cell>
          <table:table-cell table:style-name="ce15" table:formula="of:=[.$T$71]/[.$N91]" office:value-type="float" office:value="382.122978947368" calcext:value-type="float">
            <text:p>382</text:p>
          </table:table-cell>
          <table:table-cell table:style-name="ce23" table:formula="of:=[.$T$71]/[.T91]" office:value-type="float" office:value="25.8270924310918" calcext:value-type="float">
            <text:p>25,83</text:p>
          </table:table-cell>
          <table:table-cell table:style-name="ce23" table:formula="of:=[.$T$72]/[.T91]" office:value-type="float" office:value="25.9883498889415" calcext:value-type="float">
            <text:p>25,99</text:p>
          </table:table-cell>
          <table:table-cell table:style-name="ce36" table:formula="of:=[.V91]/[.T91]" office:value-type="float" office:value="0.135932065426799" calcext:value-type="float">
            <text:p>0,14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4597" calcext:value-type="float">
            <text:p>394597</text:p>
          </table:table-cell>
          <table:table-cell table:style-name="ce3" office:value-type="float" office:value="625494" calcext:value-type="float">
            <text:p>625494</text:p>
          </table:table-cell>
          <table:table-cell table:style-name="ce3" office:value-type="float" office:value="677967" calcext:value-type="float">
            <text:p>677967</text:p>
          </table:table-cell>
          <table:table-cell table:style-name="ce3" office:value-type="float" office:value="6039301" calcext:value-type="float">
            <text:p>6039301</text:p>
          </table:table-cell>
          <table:table-cell table:style-name="ce3" office:value-type="float" office:value="7171052" calcext:value-type="float">
            <text:p>7171052</text:p>
          </table:table-cell>
          <table:table-cell table:style-name="ce15" table:formula="of:=([.F92]+[.B92])/1000" office:value-type="float" office:value="7565.649" calcext:value-type="float">
            <text:p>7566</text:p>
          </table:table-cell>
          <table:table-cell table:style-name="ce15" table:formula="of:=([.D92]+[.E92])/1000" office:value-type="float" office:value="6717.268" calcext:value-type="float">
            <text:p>6717</text:p>
          </table:table-cell>
          <table:table-cell table:style-name="ce15" table:formula="of:=[.$G$71]/[.$A92]" office:value-type="float" office:value="359.76584" calcext:value-type="float">
            <text:p>360</text:p>
          </table:table-cell>
          <table:table-cell table:style-name="ce23" table:formula="of:=[.$G$71]/[.G92]" office:value-type="float" office:value="9.51050835162985" calcext:value-type="float">
            <text:p>9,51</text:p>
          </table:table-cell>
          <table:table-cell table:style-name="ce23" table:formula="of:=[.$G$72]/[.G92]" office:value-type="float" office:value="9.60662356924039" calcext:value-type="float">
            <text:p>9,61</text:p>
          </table:table-cell>
          <table:table-cell table:style-name="ce36" table:formula="of:=[.I92]/[.G92]" office:value-type="float" office:value="0.0475525417581492" calcext:value-type="float">
            <text:p>0,05</text:p>
          </table:table-cell>
          <table:table-cell table:style-name="ce31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95253" calcext:value-type="float">
            <text:p>395253</text:p>
          </table:table-cell>
          <table:table-cell table:style-name="ce4" office:value-type="float" office:value="490757" calcext:value-type="float">
            <text:p>490757</text:p>
          </table:table-cell>
          <table:table-cell table:style-name="ce4" office:value-type="float" office:value="95120" calcext:value-type="float">
            <text:p>95120</text:p>
          </table:table-cell>
          <table:table-cell table:style-name="ce4" office:value-type="float" office:value="956803" calcext:value-type="float">
            <text:p>956803</text:p>
          </table:table-cell>
          <table:table-cell table:style-name="ce4" office:value-type="float" office:value="2053860" calcext:value-type="float">
            <text:p>2053860</text:p>
          </table:table-cell>
          <table:table-cell table:style-name="ce16" table:formula="of:=([.S92]+[.O92])/1000" office:value-type="float" office:value="2449.113" calcext:value-type="float">
            <text:p>2449</text:p>
          </table:table-cell>
          <table:table-cell table:style-name="ce16" table:formula="of:=([.Q92]+[.R92])/1000" office:value-type="float" office:value="1051.923" calcext:value-type="float">
            <text:p>1052</text:p>
          </table:table-cell>
          <table:table-cell table:style-name="ce16" table:formula="of:=[.$T$71]/[.$N92]" office:value-type="float" office:value="363.01683" calcext:value-type="float">
            <text:p>363</text:p>
          </table:table-cell>
          <table:table-cell table:style-name="ce24" table:formula="of:=[.$T$71]/[.T92]" office:value-type="float" office:value="29.6447595517234" calcext:value-type="float">
            <text:p>29,64</text:p>
          </table:table-cell>
          <table:table-cell table:style-name="ce24" table:formula="of:=[.$T$72]/[.T92]" office:value-type="float" office:value="29.8298535020638" calcext:value-type="float">
            <text:p>29,83</text:p>
          </table:table-cell>
          <table:table-cell table:style-name="ce37" table:formula="of:=[.V92]/[.T92]" office:value-type="float" office:value="0.148223797758617" calcext:value-type="float">
            <text:p>0,15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92885" calcext:value-type="float">
            <text:p>392885</text:p>
          </table:table-cell>
          <table:table-cell table:style-name="ce3" office:value-type="float" office:value="638251" calcext:value-type="float">
            <text:p>638251</text:p>
          </table:table-cell>
          <table:table-cell table:style-name="ce3" office:value-type="float" office:value="640267" calcext:value-type="float">
            <text:p>640267</text:p>
          </table:table-cell>
          <table:table-cell table:style-name="ce3" office:value-type="float" office:value="5717289" calcext:value-type="float">
            <text:p>5717289</text:p>
          </table:table-cell>
          <table:table-cell table:style-name="ce3" office:value-type="float" office:value="6901506" calcext:value-type="float">
            <text:p>6901506</text:p>
          </table:table-cell>
          <table:table-cell table:style-name="ce15" table:formula="of:=([.F93]+[.B93])/1000" office:value-type="float" office:value="7294.391" calcext:value-type="float">
            <text:p>7294</text:p>
          </table:table-cell>
          <table:table-cell table:style-name="ce15" table:formula="of:=([.D93]+[.E93])/1000" office:value-type="float" office:value="6357.556" calcext:value-type="float">
            <text:p>6358</text:p>
          </table:table-cell>
          <table:table-cell table:style-name="ce15" table:formula="of:=[.$G$71]/[.$A93]" office:value-type="float" office:value="342.634133333333" calcext:value-type="float">
            <text:p>343</text:p>
          </table:table-cell>
          <table:table-cell table:style-name="ce23" table:formula="of:=[.$G$71]/[.G93]" office:value-type="float" office:value="9.86417755779749" calcext:value-type="float">
            <text:p>9,86</text:p>
          </table:table-cell>
          <table:table-cell table:style-name="ce23" table:formula="of:=[.$G$72]/[.G93]" office:value-type="float" office:value="9.96386703153149" calcext:value-type="float">
            <text:p>9,96</text:p>
          </table:table-cell>
          <table:table-cell table:style-name="ce36" table:formula="of:=[.I93]/[.G93]" office:value-type="float" office:value="0.04697227408475" calcext:value-type="float">
            <text:p>0,05</text:p>
          </table:table-cell>
          <table:table-cell table:style-name="ce31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86412" calcext:value-type="float">
            <text:p>386412</text:p>
          </table:table-cell>
          <table:table-cell table:style-name="ce3" office:value-type="float" office:value="494565" calcext:value-type="float">
            <text:p>494565</text:p>
          </table:table-cell>
          <table:table-cell table:style-name="ce3" office:value-type="float" office:value="107276" calcext:value-type="float">
            <text:p>107276</text:p>
          </table:table-cell>
          <table:table-cell table:style-name="ce3" office:value-type="float" office:value="1033091" calcext:value-type="float">
            <text:p>1033091</text:p>
          </table:table-cell>
          <table:table-cell table:style-name="ce3" office:value-type="float" office:value="2129785" calcext:value-type="float">
            <text:p>2129785</text:p>
          </table:table-cell>
          <table:table-cell table:style-name="ce15" table:formula="of:=([.S93]+[.O93])/1000" office:value-type="float" office:value="2516.197" calcext:value-type="float">
            <text:p>2516</text:p>
          </table:table-cell>
          <table:table-cell table:style-name="ce15" table:formula="of:=([.Q93]+[.R93])/1000" office:value-type="float" office:value="1140.367" calcext:value-type="float">
            <text:p>1140</text:p>
          </table:table-cell>
          <table:table-cell table:style-name="ce15" table:formula="of:=[.$T$71]/[.$N93]" office:value-type="float" office:value="345.730314285714" calcext:value-type="float">
            <text:p>346</text:p>
          </table:table-cell>
          <table:table-cell table:style-name="ce23" table:formula="of:=[.$T$71]/[.T93]" office:value-type="float" office:value="28.8544044842276" calcext:value-type="float">
            <text:p>28,85</text:p>
          </table:table-cell>
          <table:table-cell table:style-name="ce23" table:formula="of:=[.$T$72]/[.T93]" office:value-type="float" office:value="29.0345636689019" calcext:value-type="float">
            <text:p>29,03</text:p>
          </table:table-cell>
          <table:table-cell table:style-name="ce36" table:formula="of:=[.V93]/[.T93]" office:value-type="float" office:value="0.137401926115369" calcext:value-type="float">
            <text:p>0,14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85163" calcext:value-type="float">
            <text:p>385163</text:p>
          </table:table-cell>
          <table:table-cell table:style-name="ce3" office:value-type="float" office:value="613327" calcext:value-type="float">
            <text:p>613327</text:p>
          </table:table-cell>
          <table:table-cell table:style-name="ce3" office:value-type="float" office:value="655569" calcext:value-type="float">
            <text:p>655569</text:p>
          </table:table-cell>
          <table:table-cell table:style-name="ce3" office:value-type="float" office:value="5692304" calcext:value-type="float">
            <text:p>5692304</text:p>
          </table:table-cell>
          <table:table-cell table:style-name="ce3" office:value-type="float" office:value="6847753" calcext:value-type="float">
            <text:p>6847753</text:p>
          </table:table-cell>
          <table:table-cell table:style-name="ce15" table:formula="of:=([.F94]+[.B94])/1000" office:value-type="float" office:value="7232.916" calcext:value-type="float">
            <text:p>7233</text:p>
          </table:table-cell>
          <table:table-cell table:style-name="ce15" table:formula="of:=([.D94]+[.E94])/1000" office:value-type="float" office:value="6347.873" calcext:value-type="float">
            <text:p>6348</text:p>
          </table:table-cell>
          <table:table-cell table:style-name="ce15" table:formula="of:=[.$G$71]/[.$A94]" office:value-type="float" office:value="327.059854545455" calcext:value-type="float">
            <text:p>327</text:p>
          </table:table-cell>
          <table:table-cell table:style-name="ce23" table:formula="of:=[.$G$71]/[.G94]" office:value-type="float" office:value="9.94801653994046" calcext:value-type="float">
            <text:p>9,95</text:p>
          </table:table-cell>
          <table:table-cell table:style-name="ce23" table:formula="of:=[.$G$72]/[.G94]" office:value-type="float" office:value="10.048553308237" calcext:value-type="float">
            <text:p>10,05</text:p>
          </table:table-cell>
          <table:table-cell table:style-name="ce36" table:formula="of:=[.I94]/[.G94]" office:value-type="float" office:value="0.0452182569997294" calcext:value-type="float">
            <text:p>0,05</text:p>
          </table:table-cell>
          <table:table-cell table:style-name="ce31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03700" calcext:value-type="float">
            <text:p>403700</text:p>
          </table:table-cell>
          <table:table-cell table:style-name="ce3" office:value-type="float" office:value="503345" calcext:value-type="float">
            <text:p>503345</text:p>
          </table:table-cell>
          <table:table-cell table:style-name="ce3" office:value-type="float" office:value="132731" calcext:value-type="float">
            <text:p>132731</text:p>
          </table:table-cell>
          <table:table-cell table:style-name="ce3" office:value-type="float" office:value="1278932" calcext:value-type="float">
            <text:p>1278932</text:p>
          </table:table-cell>
          <table:table-cell table:style-name="ce3" office:value-type="float" office:value="2411183" calcext:value-type="float">
            <text:p>2411183</text:p>
          </table:table-cell>
          <table:table-cell table:style-name="ce15" table:formula="of:=([.S94]+[.O94])/1000" office:value-type="float" office:value="2814.883" calcext:value-type="float">
            <text:p>2815</text:p>
          </table:table-cell>
          <table:table-cell table:style-name="ce15" table:formula="of:=([.Q94]+[.R94])/1000" office:value-type="float" office:value="1411.663" calcext:value-type="float">
            <text:p>1412</text:p>
          </table:table-cell>
          <table:table-cell table:style-name="ce15" table:formula="of:=[.$T$71]/[.$N94]" office:value-type="float" office:value="330.0153" calcext:value-type="float">
            <text:p>330</text:p>
          </table:table-cell>
          <table:table-cell table:style-name="ce23" table:formula="of:=[.$T$71]/[.T94]" office:value-type="float" office:value="25.7926762853021" calcext:value-type="float">
            <text:p>25,79</text:p>
          </table:table-cell>
          <table:table-cell table:style-name="ce23" table:formula="of:=[.$T$72]/[.T94]" office:value-type="float" office:value="25.9537188579419" calcext:value-type="float">
            <text:p>25,95</text:p>
          </table:table-cell>
          <table:table-cell table:style-name="ce36" table:formula="of:=[.V94]/[.T94]" office:value-type="float" office:value="0.117239437660464" calcext:value-type="float">
            <text:p>0,12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75686" calcext:value-type="float">
            <text:p>375686</text:p>
          </table:table-cell>
          <table:table-cell table:style-name="ce3" office:value-type="float" office:value="621127" calcext:value-type="float">
            <text:p>621127</text:p>
          </table:table-cell>
          <table:table-cell table:style-name="ce3" office:value-type="float" office:value="717488" calcext:value-type="float">
            <text:p>717488</text:p>
          </table:table-cell>
          <table:table-cell table:style-name="ce3" office:value-type="float" office:value="5800258" calcext:value-type="float">
            <text:p>5800258</text:p>
          </table:table-cell>
          <table:table-cell table:style-name="ce3" office:value-type="float" office:value="6990628" calcext:value-type="float">
            <text:p>6990628</text:p>
          </table:table-cell>
          <table:table-cell table:style-name="ce15" table:formula="of:=([.F95]+[.B95])/1000" office:value-type="float" office:value="7366.314" calcext:value-type="float">
            <text:p>7366</text:p>
          </table:table-cell>
          <table:table-cell table:style-name="ce15" table:formula="of:=([.D95]+[.E95])/1000" office:value-type="float" office:value="6517.746" calcext:value-type="float">
            <text:p>6518</text:p>
          </table:table-cell>
          <table:table-cell table:style-name="ce15" table:formula="of:=[.$G$71]/[.$A95]" office:value-type="float" office:value="312.839860869565" calcext:value-type="float">
            <text:p>313</text:p>
          </table:table-cell>
          <table:table-cell table:style-name="ce23" table:formula="of:=[.$G$71]/[.G95]" office:value-type="float" office:value="9.76786599105061" calcext:value-type="float">
            <text:p>9,77</text:p>
          </table:table-cell>
          <table:table-cell table:style-name="ce23" table:formula="of:=[.$G$72]/[.G95]" office:value-type="float" office:value="9.8665821196327" calcext:value-type="float">
            <text:p>9,87</text:p>
          </table:table-cell>
          <table:table-cell table:style-name="ce36" table:formula="of:=[.I95]/[.G95]" office:value-type="float" office:value="0.0424689825697853" calcext:value-type="float">
            <text:p>0,04</text:p>
          </table:table-cell>
          <table:table-cell table:style-name="ce31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64724" calcext:value-type="float">
            <text:p>364724</text:p>
          </table:table-cell>
          <table:table-cell table:style-name="ce3" office:value-type="float" office:value="504193" calcext:value-type="float">
            <text:p>504193</text:p>
          </table:table-cell>
          <table:table-cell table:style-name="ce3" office:value-type="float" office:value="121499" calcext:value-type="float">
            <text:p>121499</text:p>
          </table:table-cell>
          <table:table-cell table:style-name="ce3" office:value-type="float" office:value="1002315" calcext:value-type="float">
            <text:p>1002315</text:p>
          </table:table-cell>
          <table:table-cell table:style-name="ce3" office:value-type="float" office:value="2190720" calcext:value-type="float">
            <text:p>2190720</text:p>
          </table:table-cell>
          <table:table-cell table:style-name="ce15" table:formula="of:=([.S95]+[.O95])/1000" office:value-type="float" office:value="2555.444" calcext:value-type="float">
            <text:p>2555</text:p>
          </table:table-cell>
          <table:table-cell table:style-name="ce15" table:formula="of:=([.Q95]+[.R95])/1000" office:value-type="float" office:value="1123.814" calcext:value-type="float">
            <text:p>1124</text:p>
          </table:table-cell>
          <table:table-cell table:style-name="ce15" table:formula="of:=[.$T$71]/[.$N95]" office:value-type="float" office:value="315.666808695652" calcext:value-type="float">
            <text:p>316</text:p>
          </table:table-cell>
          <table:table-cell table:style-name="ce23" table:formula="of:=[.$T$71]/[.T95]" office:value-type="float" office:value="28.4112529955655" calcext:value-type="float">
            <text:p>28,41</text:p>
          </table:table-cell>
          <table:table-cell table:style-name="ce23" table:formula="of:=[.$T$72]/[.T95]" office:value-type="float" office:value="28.5886452608627" calcext:value-type="float">
            <text:p>28,59</text:p>
          </table:table-cell>
          <table:table-cell table:style-name="ce36" table:formula="of:=[.V95]/[.T95]" office:value-type="float" office:value="0.123527186937241" calcext:value-type="float">
            <text:p>0,12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81826" calcext:value-type="float">
            <text:p>381826</text:p>
          </table:table-cell>
          <table:table-cell table:style-name="ce3" office:value-type="float" office:value="603074" calcext:value-type="float">
            <text:p>603074</text:p>
          </table:table-cell>
          <table:table-cell table:style-name="ce3" office:value-type="float" office:value="740356" calcext:value-type="float">
            <text:p>740356</text:p>
          </table:table-cell>
          <table:table-cell table:style-name="ce3" office:value-type="float" office:value="5952229" calcext:value-type="float">
            <text:p>5952229</text:p>
          </table:table-cell>
          <table:table-cell table:style-name="ce3" office:value-type="float" office:value="7032881" calcext:value-type="float">
            <text:p>7032881</text:p>
          </table:table-cell>
          <table:table-cell table:style-name="ce15" table:formula="of:=([.F96]+[.B96])/1000" office:value-type="float" office:value="7414.707" calcext:value-type="float">
            <text:p>7415</text:p>
          </table:table-cell>
          <table:table-cell table:style-name="ce15" table:formula="of:=([.D96]+[.E96])/1000" office:value-type="float" office:value="6692.585" calcext:value-type="float">
            <text:p>6693</text:p>
          </table:table-cell>
          <table:table-cell table:style-name="ce15" table:formula="of:=[.$G$71]/[.$A96]" office:value-type="float" office:value="299.804866666667" calcext:value-type="float">
            <text:p>300</text:p>
          </table:table-cell>
          <table:table-cell table:style-name="ce23" table:formula="of:=[.$G$71]/[.G96]" office:value-type="float" office:value="9.70411480858246" calcext:value-type="float">
            <text:p>9,70</text:p>
          </table:table-cell>
          <table:table-cell table:style-name="ce23" table:formula="of:=[.$G$72]/[.G96]" office:value-type="float" office:value="9.80218665417258" calcext:value-type="float">
            <text:p>9,80</text:p>
          </table:table-cell>
          <table:table-cell table:style-name="ce36" table:formula="of:=[.I96]/[.G96]" office:value-type="float" office:value="0.0404338117024269" calcext:value-type="float">
            <text:p>0,04</text:p>
          </table:table-cell>
          <table:table-cell table:style-name="ce31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67734" calcext:value-type="float">
            <text:p>367734</text:p>
          </table:table-cell>
          <table:table-cell table:style-name="ce3" office:value-type="float" office:value="507251" calcext:value-type="float">
            <text:p>507251</text:p>
          </table:table-cell>
          <table:table-cell table:style-name="ce3" office:value-type="float" office:value="126757" calcext:value-type="float">
            <text:p>126757</text:p>
          </table:table-cell>
          <table:table-cell table:style-name="ce3" office:value-type="float" office:value="2789140" calcext:value-type="float">
            <text:p>2789140</text:p>
          </table:table-cell>
          <table:table-cell table:style-name="ce3" office:value-type="float" office:value="4034840" calcext:value-type="float">
            <text:p>4034840</text:p>
          </table:table-cell>
          <table:table-cell table:style-name="ce15" table:formula="of:=([.S96]+[.O96])/1000" office:value-type="float" office:value="4402.574" calcext:value-type="float">
            <text:p>4403</text:p>
          </table:table-cell>
          <table:table-cell table:style-name="ce15" table:formula="of:=([.Q96]+[.R96])/1000" office:value-type="float" office:value="2915.897" calcext:value-type="float">
            <text:p>2916</text:p>
          </table:table-cell>
          <table:table-cell table:style-name="ce15" table:formula="of:=[.$T$71]/[.$N96]" office:value-type="float" office:value="302.514025" calcext:value-type="float">
            <text:p>303</text:p>
          </table:table-cell>
          <table:table-cell table:style-name="ce23" table:formula="of:=[.$T$71]/[.T96]" office:value-type="float" office:value="16.4911176961478" calcext:value-type="float">
            <text:p>16,49</text:p>
          </table:table-cell>
          <table:table-cell table:style-name="ce23" table:formula="of:=[.$T$72]/[.T96]" office:value-type="float" office:value="16.594083824599" calcext:value-type="float">
            <text:p>16,59</text:p>
          </table:table-cell>
          <table:table-cell table:style-name="ce36" table:formula="of:=[.V96]/[.T96]" office:value-type="float" office:value="0.0687129904006157" calcext:value-type="float">
            <text:p>0,07</text:p>
          </table:table-cell>
        </table:table-row>
        <table:table-row table:style-name="ro1" table:number-rows-repeated="99">
          <table:table-cell table:style-name="ce7" table:number-columns-repeated="9"/>
          <table:table-cell table:style-name="ce26"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0"/>
          <table:table-cell table:style-name="ce8"/>
          <table:table-cell table:number-columns-repeated="6"/>
        </table:table-row>
        <table:table-row table:style-name="ro1" table:number-rows-repeated="49">
          <table:table-cell table:style-name="ce8" table:number-columns-repeated="9"/>
          <table:table-cell table:style-name="ce27" table:number-columns-repeated="2"/>
          <table:table-cell table:style-name="ce38" table:number-columns-repeated="7"/>
          <table:table-cell table:style-name="ce8"/>
          <table:table-cell table:number-columns-repeated="6"/>
        </table:table-row>
        <table:table-row table:style-name="ro1" table:number-rows-repeated="10483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aphs" table:style-name="ta1">
        <table:shapes>
          <draw:frame draw:z-index="0" draw:style-name="gr1" draw:text-style-name="P1" svg:width="130mm" svg:height="100mm" svg:x="4.78mm" svg:y="0mm">
            <loext:p draw:notify-on-update-of-ranges="data.A5:data.A20 data.G5:data.G20 data.G53:data.G68 data.T5:data.T20 data.T53:data.T68 data.I5:data.I20 data.I53:data.I68 data.V5:data.V20 data.V53:data.V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0mm" svg:height="100mm" svg:x="4.42mm" svg:y="100.69mm">
            <loext:p draw:notify-on-update-of-ranges="data.A24:data.A48 data.G24:data.G48 data.G72:data.G96 data.T24:data.T48 data.T72:data.T96 data.I24:data.I48 data.I72:data.I96 data.V24:data.V48 data.V72:data.V9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30mm" svg:height="100mm" svg:x="136.84mm" svg:y="2.66mm">
            <loext:p draw:notify-on-update-of-ranges="data.A5:data.A20 data.H5:data.H20 data.H53:data.H68 data.U5:data.U20 data.U53:data.U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30mm" svg:height="100mm" svg:x="138.49mm" svg:y="102.79mm">
            <loext:p draw:notify-on-update-of-ranges="data.A24:data.A48 data.H24:data.H48 data.H72:data.H96 data.U24:data.U48 data.U72:data.U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30mm" svg:height="100mm" svg:x="269.56mm" svg:y="3.19mm">
            <loext:p draw:notify-on-update-of-ranges="data.A5:data.A20 data.J5:data.J20 data.J53:data.J68 data.W5:data.W20 data.W53:data.W68 data.A5:data.A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30mm" svg:height="100mm" svg:x="270.66mm" svg:y="103.05mm">
            <loext:p draw:notify-on-update-of-ranges="data.A24:data.A48 data.J24:data.J48 data.J72:data.J96 data.W24:data.W48 data.W72:data.W96 data.A24:data.A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30mm" svg:height="100mm" svg:x="403.65mm" svg:y="2.92mm">
            <loext:p draw:notify-on-update-of-ranges="data.A5:data.A20 data.K5:data.K20 data.K53:data.K68 data.X5:data.X20 data.X53:data.X68 data.A5:data.A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130mm" svg:height="100mm" svg:x="536.36mm" svg:y="5.05mm">
            <loext:p draw:notify-on-update-of-ranges="data.A5:data.A20 data.L5:data.L20 data.L53:data.L68 data.Y5:data.Y20 data.Y53:data.Y68 data.M1:data.M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0mm" svg:height="100mm" svg:x="402.81mm" svg:y="104.39mm">
            <loext:p draw:notify-on-update-of-ranges="data.A24:data.A48 data.K24:data.K48 data.K72:data.K96 data.X24:data.X48 data.X72:data.X96 data.A24:data.A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30mm" svg:height="100mm" svg:x="538.28mm" svg:y="107.58mm">
            <loext:p draw:notify-on-update-of-ranges="data.A24:data.A48 data.L24:data.L48 data.L72:data.L96 data.Y24:data.Y48 data.Y72:data.Y96 data.M1:data.M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0:40:46.8221156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00:44:07.702192666</dc:date>
    <meta:editing-duration>P1DT9H11M53S</meta:editing-duration>
    <meta:editing-cycles>70</meta:editing-cycles>
    <meta:generator>LibreOffice/5.0.5.2$Linux_X86_64 LibreOffice_project/00m0$Build-2</meta:generator>
    <meta:document-statistic meta:table-count="2" meta:cell-count="2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cm" chart:style-name="ch2">
          <text:p>d) Scalability</text:p>
        </chart:title>
        <chart:subtitle svg:x="10.354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K5:data.K20 data.K53:data.K68 data.X5:data.X20 data.X53:data.X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2cm" svg:y="0.533cm" chart:style-name="ch9">
              <text:p>Scalability</text:p>
            </chart:title>
            <chart:grid chart:style-name="ch10" chart:class="major"/>
          </chart:axis>
          <chart:series chart:style-name="ch11" chart:values-cell-range-address="data.K5:data.K20" loext:label-string="thread" chart:class="chart:line">
            <chart:data-point chart:repeated="16"/>
          </chart:series>
          <chart:series chart:style-name="ch12" chart:values-cell-range-address="data.K53:data.K68" loext:label-string="vect_thread" chart:class="chart:line">
            <chart:data-point chart:repeated="16"/>
          </chart:series>
          <chart:series chart:style-name="ch13" chart:values-cell-range-address="data.X5:data.X20" loext:label-string="ff" chart:class="chart:line">
            <chart:data-point chart:repeated="16"/>
          </chart:series>
          <chart:series chart:style-name="ch14" chart:values-cell-range-address="data.X53:data.X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">
                <text:p>1</text:p>
                <draw:g>
                  <svg:desc>data.K5:data.K20</svg:desc>
                </draw:g>
              </table:table-cell>
              <table:table-cell office:value-type="float" office:value="1">
                <text:p>1</text:p>
                <draw:g>
                  <svg:desc>data.K53:data.K68</svg:desc>
                </draw:g>
              </table:table-cell>
              <table:table-cell office:value-type="float" office:value="1">
                <text:p>1</text:p>
                <draw:g>
                  <svg:desc>data.X5:data.X20</svg:desc>
                </draw:g>
              </table:table-cell>
              <table:table-cell office:value-type="float" office:value="1">
                <text:p>1</text:p>
                <draw:g>
                  <svg:desc>data.X53:data.X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3393315865088">
                <text:p>1.93393315865088</text:p>
              </table:table-cell>
              <table:table-cell office:value-type="float" office:value="1.94102068548185">
                <text:p>1.94102068548185</text:p>
              </table:table-cell>
              <table:table-cell office:value-type="float" office:value="1.93067704593508">
                <text:p>1.93067704593508</text:p>
              </table:table-cell>
              <table:table-cell office:value-type="float" office:value="1.94229484915098">
                <text:p>1.94229484915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1480375827245">
                <text:p>2.81480375827245</text:p>
              </table:table-cell>
              <table:table-cell office:value-type="float" office:value="2.92097211741019">
                <text:p>2.92097211741019</text:p>
              </table:table-cell>
              <table:table-cell office:value-type="float" office:value="2.84239339715989">
                <text:p>2.84239339715989</text:p>
              </table:table-cell>
              <table:table-cell office:value-type="float" office:value="2.85190013197449">
                <text:p>2.85190013197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7217426836525">
                <text:p>3.67217426836525</text:p>
              </table:table-cell>
              <table:table-cell office:value-type="float" office:value="3.87302302053776">
                <text:p>3.87302302053776</text:p>
              </table:table-cell>
              <table:table-cell office:value-type="float" office:value="3.59102951051479">
                <text:p>3.59102951051479</text:p>
              </table:table-cell>
              <table:table-cell office:value-type="float" office:value="3.71486495909893">
                <text:p>3.71486495909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8695339352098">
                <text:p>4.28695339352098</text:p>
              </table:table-cell>
              <table:table-cell office:value-type="float" office:value="4.32875683799195">
                <text:p>4.32875683799195</text:p>
              </table:table-cell>
              <table:table-cell office:value-type="float" office:value="4.39042770323797">
                <text:p>4.39042770323797</text:p>
              </table:table-cell>
              <table:table-cell office:value-type="float" office:value="4.36371308086525">
                <text:p>4.36371308086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76511215593755">
                <text:p>4.76511215593755</text:p>
              </table:table-cell>
              <table:table-cell office:value-type="float" office:value="5.3133897409219">
                <text:p>5.3133897409219</text:p>
              </table:table-cell>
              <table:table-cell office:value-type="float" office:value="4.84275902990393">
                <text:p>4.84275902990393</text:p>
              </table:table-cell>
              <table:table-cell office:value-type="float" office:value="4.86503736559393">
                <text:p>4.86503736559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46592620430864">
                <text:p>5.46592620430864</text:p>
              </table:table-cell>
              <table:table-cell office:value-type="float" office:value="6.16730155145496">
                <text:p>6.16730155145496</text:p>
              </table:table-cell>
              <table:table-cell office:value-type="float" office:value="5.54446333948822">
                <text:p>5.54446333948822</text:p>
              </table:table-cell>
              <table:table-cell office:value-type="float" office:value="3.96546669406661">
                <text:p>3.96546669406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08282213099341">
                <text:p>6.08282213099341</text:p>
              </table:table-cell>
              <table:table-cell office:value-type="float" office:value="6.27829025450045">
                <text:p>6.27829025450045</text:p>
              </table:table-cell>
              <table:table-cell office:value-type="float" office:value="6.24155908876784">
                <text:p>6.24155908876784</text:p>
              </table:table-cell>
              <table:table-cell office:value-type="float" office:value="4.44628380644078">
                <text:p>4.446283806440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64237538867767">
                <text:p>6.64237538867767</text:p>
              </table:table-cell>
              <table:table-cell office:value-type="float" office:value="7.85123181426471">
                <text:p>7.85123181426471</text:p>
              </table:table-cell>
              <table:table-cell office:value-type="float" office:value="6.96477225023498">
                <text:p>6.96477225023498</text:p>
              </table:table-cell>
              <table:table-cell office:value-type="float" office:value="4.72164100549093">
                <text:p>4.721641005490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4943403235919">
                <text:p>7.04943403235919</text:p>
              </table:table-cell>
              <table:table-cell office:value-type="float" office:value="8.12140623782728">
                <text:p>8.12140623782728</text:p>
              </table:table-cell>
              <table:table-cell office:value-type="float" office:value="7.46395032766044">
                <text:p>7.46395032766044</text:p>
              </table:table-cell>
              <table:table-cell office:value-type="float" office:value="5.60923450274173">
                <text:p>5.60923450274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7143586445415">
                <text:p>7.67143586445415</text:p>
              </table:table-cell>
              <table:table-cell office:value-type="float" office:value="8.36206703729642">
                <text:p>8.36206703729642</text:p>
              </table:table-cell>
              <table:table-cell office:value-type="float" office:value="8.11726285218758">
                <text:p>8.11726285218758</text:p>
              </table:table-cell>
              <table:table-cell office:value-type="float" office:value="5.66457734490254">
                <text:p>5.664577344902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28617497485643">
                <text:p>8.28617497485643</text:p>
              </table:table-cell>
              <table:table-cell office:value-type="float" office:value="9.58274058193714">
                <text:p>9.58274058193714</text:p>
              </table:table-cell>
              <table:table-cell office:value-type="float" office:value="8.37194926134653">
                <text:p>8.37194926134653</text:p>
              </table:table-cell>
              <table:table-cell office:value-type="float" office:value="5.3612879544149">
                <text:p>5.3612879544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01899321467743">
                <text:p>5.01899321467743</text:p>
              </table:table-cell>
              <table:table-cell office:value-type="float" office:value="5.38780438655058">
                <text:p>5.38780438655058</text:p>
              </table:table-cell>
              <table:table-cell office:value-type="float" office:value="8.95905417366013">
                <text:p>8.95905417366013</text:p>
              </table:table-cell>
              <table:table-cell office:value-type="float" office:value="5.42841661841224">
                <text:p>5.42841661841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19859344205486">
                <text:p>5.19859344205486</text:p>
              </table:table-cell>
              <table:table-cell office:value-type="float" office:value="5.51771833073267">
                <text:p>5.51771833073267</text:p>
              </table:table-cell>
              <table:table-cell office:value-type="float" office:value="9.60104078646864">
                <text:p>9.60104078646864</text:p>
              </table:table-cell>
              <table:table-cell office:value-type="float" office:value="5.69521346954251">
                <text:p>5.69521346954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48951849445604">
                <text:p>5.48951849445604</text:p>
              </table:table-cell>
              <table:table-cell office:value-type="float" office:value="5.671243320718">
                <text:p>5.671243320718</text:p>
              </table:table-cell>
              <table:table-cell office:value-type="float" office:value="9.99632893741193">
                <text:p>9.99632893741193</text:p>
              </table:table-cell>
              <table:table-cell office:value-type="float" office:value="6.31159951844997">
                <text:p>6.31159951844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69312837706611">
                <text:p>5.69312837706611</text:p>
              </table:table-cell>
              <table:table-cell office:value-type="float" office:value="5.82694073031806">
                <text:p>5.82694073031806</text:p>
              </table:table-cell>
              <table:table-cell office:value-type="float" office:value="5.50337809962695">
                <text:p>5.50337809962695</text:p>
              </table:table-cell>
              <table:table-cell office:value-type="float" office:value="4.98436476281066">
                <text:p>4.9843647628106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4cm" chart:style-name="ch2">
          <text:p>e) Efficienc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L24:data.L48 data.L72:data.L96 data.Y24:data.Y48 data.Y72:data.Y96 data.M1:data.M1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3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7cm" chart:style-name="ch9">
              <text:p>Efficiency</text:p>
            </chart:title>
            <chart:grid chart:style-name="ch10" chart:class="major"/>
          </chart:axis>
          <chart:series chart:style-name="ch11" chart:values-cell-range-address="data.L24:data.L48" loext:label-string="thread" chart:class="chart:line">
            <chart:data-point chart:repeated="25"/>
          </chart:series>
          <chart:series chart:style-name="ch12" chart:values-cell-range-address="data.L72:data.L96" loext:label-string="vect_thread" chart:class="chart:line">
            <chart:data-point chart:repeated="25"/>
          </chart:series>
          <chart:series chart:style-name="ch13" chart:values-cell-range-address="data.Y24:data.Y48" loext:label-string="ff" chart:class="chart:line">
            <chart:data-point chart:repeated="25"/>
          </chart:series>
          <chart:series chart:style-name="ch14" chart:values-cell-range-address="data.Y72:data.Y96" loext:label-string="vect_ff" chart:class="chart:line">
            <chart:data-point chart:repeated="25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98495072868639">
                <text:p>0.998495072868639</text:p>
                <draw:g>
                  <svg:desc>data.L24:data.L48</svg:desc>
                </draw:g>
              </table:table-cell>
              <table:table-cell office:value-type="float" office:value="0.98999490123478">
                <text:p>0.98999490123478</text:p>
                <draw:g>
                  <svg:desc>data.L72:data.L96</svg:desc>
                </draw:g>
              </table:table-cell>
              <table:table-cell office:value-type="float" office:value="0.89301706804014">
                <text:p>0.89301706804014</text:p>
                <draw:g>
                  <svg:desc>data.Y24:data.Y48</svg:desc>
                </draw:g>
              </table:table-cell>
              <table:table-cell office:value-type="float" office:value="0.993795009743256">
                <text:p>0.993795009743256</text:p>
                <draw:g>
                  <svg:desc>data.Y72:data.Y96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8569395574828">
                <text:p>0.798569395574828</text:p>
              </table:table-cell>
              <table:table-cell office:value-type="float" office:value="0.826321979438064">
                <text:p>0.826321979438064</text:p>
              </table:table-cell>
              <table:table-cell office:value-type="float" office:value="0.978796669671067">
                <text:p>0.978796669671067</text:p>
              </table:table-cell>
              <table:table-cell office:value-type="float" office:value="0.572401814382324">
                <text:p>0.57240181438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2359585676291">
                <text:p>0.702359585676291</text:p>
              </table:table-cell>
              <table:table-cell office:value-type="float" office:value="0.615720680663577">
                <text:p>0.615720680663577</text:p>
              </table:table-cell>
              <table:table-cell office:value-type="float" office:value="0.891018204496063">
                <text:p>0.891018204496063</text:p>
              </table:table-cell>
              <table:table-cell office:value-type="float" office:value="0.488914782063882">
                <text:p>0.48891478206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3888121045753">
                <text:p>0.643888121045753</text:p>
              </table:table-cell>
              <table:table-cell office:value-type="float" office:value="0.500594202462968">
                <text:p>0.500594202462968</text:p>
              </table:table-cell>
              <table:table-cell office:value-type="float" office:value="0.770129023328421">
                <text:p>0.770129023328421</text:p>
              </table:table-cell>
              <table:table-cell office:value-type="float" office:value="0.477144121206338">
                <text:p>0.47714412120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40627952990613">
                <text:p>0.540627952990613</text:p>
              </table:table-cell>
              <table:table-cell office:value-type="float" office:value="0.402296730844194">
                <text:p>0.402296730844194</text:p>
              </table:table-cell>
              <table:table-cell office:value-type="float" office:value="0.661118706901805">
                <text:p>0.661118706901805</text:p>
              </table:table-cell>
              <table:table-cell office:value-type="float" office:value="0.397607575792758">
                <text:p>0.39760757579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05851687855853">
                <text:p>0.505851687855853</text:p>
              </table:table-cell>
              <table:table-cell office:value-type="float" office:value="0.379984431622185">
                <text:p>0.379984431622185</text:p>
              </table:table-cell>
              <table:table-cell office:value-type="float" office:value="0.624910947022372">
                <text:p>0.624910947022372</text:p>
              </table:table-cell>
              <table:table-cell office:value-type="float" office:value="0.346132487270924">
                <text:p>0.346132487270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414492314739">
                <text:p>0.45414492314739</text:p>
              </table:table-cell>
              <table:table-cell office:value-type="float" office:value="0.332959010408872">
                <text:p>0.332959010408872</text:p>
              </table:table-cell>
              <table:table-cell office:value-type="float" office:value="0.544074884051524">
                <text:p>0.544074884051524</text:p>
              </table:table-cell>
              <table:table-cell office:value-type="float" office:value="0.350367376460689">
                <text:p>0.350367376460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12566025308751">
                <text:p>0.412566025308751</text:p>
              </table:table-cell>
              <table:table-cell office:value-type="float" office:value="0.298438825119438">
                <text:p>0.298438825119438</text:p>
              </table:table-cell>
              <table:table-cell office:value-type="float" office:value="0.508367017091551">
                <text:p>0.508367017091551</text:p>
              </table:table-cell>
              <table:table-cell office:value-type="float" office:value="0.314787634206152">
                <text:p>0.31478763420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7152727658978">
                <text:p>0.377152727658978</text:p>
              </table:table-cell>
              <table:table-cell office:value-type="float" office:value="0.26305641202026">
                <text:p>0.26305641202026</text:p>
              </table:table-cell>
              <table:table-cell office:value-type="float" office:value="0.445220567668366">
                <text:p>0.445220567668366</text:p>
              </table:table-cell>
              <table:table-cell office:value-type="float" office:value="0.293981220086975">
                <text:p>0.293981220086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45178748605305">
                <text:p>0.345178748605305</text:p>
              </table:table-cell>
              <table:table-cell office:value-type="float" office:value="0.222626205245826">
                <text:p>0.222626205245826</text:p>
              </table:table-cell>
              <table:table-cell office:value-type="float" office:value="0.427811691786871">
                <text:p>0.427811691786871</text:p>
              </table:table-cell>
              <table:table-cell office:value-type="float" office:value="0.273482274819541">
                <text:p>0.27348227481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3716232968293">
                <text:p>0.323716232968293</text:p>
              </table:table-cell>
              <table:table-cell office:value-type="float" office:value="0.195628734488711">
                <text:p>0.195628734488711</text:p>
              </table:table-cell>
              <table:table-cell office:value-type="float" office:value="0.394637552580111">
                <text:p>0.394637552580111</text:p>
              </table:table-cell>
              <table:table-cell office:value-type="float" office:value="0.244027784266584">
                <text:p>0.24402778426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02748630362068">
                <text:p>0.302748630362068</text:p>
              </table:table-cell>
              <table:table-cell office:value-type="float" office:value="0.0964563083622945">
                <text:p>0.0964563083622945</text:p>
              </table:table-cell>
              <table:table-cell office:value-type="float" office:value="0.358197585695587">
                <text:p>0.358197585695587</text:p>
              </table:table-cell>
              <table:table-cell office:value-type="float" office:value="0.232633022911881">
                <text:p>0.23263302291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71307382296665">
                <text:p>0.271307382296665</text:p>
              </table:table-cell>
              <table:table-cell office:value-type="float" office:value="0.090836320384823">
                <text:p>0.090836320384823</text:p>
              </table:table-cell>
              <table:table-cell office:value-type="float" office:value="0.30467970496621">
                <text:p>0.30467970496621</text:p>
              </table:table-cell>
              <table:table-cell office:value-type="float" office:value="0.202653685597216">
                <text:p>0.20265368559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3988113528273">
                <text:p>0.233988113528273</text:p>
              </table:table-cell>
              <table:table-cell office:value-type="float" office:value="0.0837825044192889">
                <text:p>0.0837825044192889</text:p>
              </table:table-cell>
              <table:table-cell office:value-type="float" office:value="0.28368819352993">
                <text:p>0.28368819352993</text:p>
              </table:table-cell>
              <table:table-cell office:value-type="float" office:value="0.166479594469006">
                <text:p>0.16647959446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19737166655616">
                <text:p>0.219737166655616</text:p>
              </table:table-cell>
              <table:table-cell office:value-type="float" office:value="0.0788762171917063">
                <text:p>0.0788762171917063</text:p>
              </table:table-cell>
              <table:table-cell office:value-type="float" office:value="0.265626339394166">
                <text:p>0.265626339394166</text:p>
              </table:table-cell>
              <table:table-cell office:value-type="float" office:value="0.147791071707957">
                <text:p>0.14779107170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0821419441733">
                <text:p>0.20821419441733</text:p>
              </table:table-cell>
              <table:table-cell office:value-type="float" office:value="0.0702618836591579">
                <text:p>0.0702618836591579</text:p>
              </table:table-cell>
              <table:table-cell office:value-type="float" office:value="0.260316795951978">
                <text:p>0.260316795951978</text:p>
              </table:table-cell>
              <table:table-cell office:value-type="float" office:value="0.140430643679275">
                <text:p>0.14043064367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88010429387356">
                <text:p>0.188010429387356</text:p>
              </table:table-cell>
              <table:table-cell office:value-type="float" office:value="0.0729902603325718">
                <text:p>0.0729902603325718</text:p>
              </table:table-cell>
              <table:table-cell office:value-type="float" office:value="0.24946618093056">
                <text:p>0.24946618093056</text:p>
              </table:table-cell>
              <table:table-cell office:value-type="float" office:value="0.135642442323621">
                <text:p>0.135642442323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68813293568315">
                <text:p>0.168813293568315</text:p>
              </table:table-cell>
              <table:table-cell office:value-type="float" office:value="0.0644060854491934">
                <text:p>0.0644060854491934</text:p>
              </table:table-cell>
              <table:table-cell office:value-type="float" office:value="0.222199723923543">
                <text:p>0.222199723923543</text:p>
              </table:table-cell>
              <table:table-cell office:value-type="float" office:value="0.141614742043152">
                <text:p>0.14161474204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16383748051464">
                <text:p>0.116383748051464</text:p>
              </table:table-cell>
              <table:table-cell office:value-type="float" office:value="0.055642319726783">
                <text:p>0.055642319726783</text:p>
              </table:table-cell>
              <table:table-cell office:value-type="float" office:value="0.173479054437412">
                <text:p>0.173479054437412</text:p>
              </table:table-cell>
              <table:table-cell office:value-type="float" office:value="0.13056345553722">
                <text:p>0.1305634555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11454117333738">
                <text:p>0.111454117333738</text:p>
              </table:table-cell>
              <table:table-cell office:value-type="float" office:value="0.052397978000445">
                <text:p>0.052397978000445</text:p>
              </table:table-cell>
              <table:table-cell office:value-type="float" office:value="0.17710040664159">
                <text:p>0.17710040664159</text:p>
              </table:table-cell>
              <table:table-cell office:value-type="float" office:value="0.135932065426799">
                <text:p>0.135932065426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55756789164023">
                <text:p>0.155756789164023</text:p>
              </table:table-cell>
              <table:table-cell office:value-type="float" office:value="0.0475525417581492">
                <text:p>0.0475525417581492</text:p>
              </table:table-cell>
              <table:table-cell office:value-type="float" office:value="0.151962446383557">
                <text:p>0.151962446383557</text:p>
              </table:table-cell>
              <table:table-cell office:value-type="float" office:value="0.148223797758617">
                <text:p>0.148223797758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50435993575301">
                <text:p>0.150435993575301</text:p>
              </table:table-cell>
              <table:table-cell office:value-type="float" office:value="0.04697227408475">
                <text:p>0.04697227408475</text:p>
              </table:table-cell>
              <table:table-cell office:value-type="float" office:value="0.13488083562829">
                <text:p>0.13488083562829</text:p>
              </table:table-cell>
              <table:table-cell office:value-type="float" office:value="0.137401926115369">
                <text:p>0.13740192611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45604737654795">
                <text:p>0.145604737654795</text:p>
              </table:table-cell>
              <table:table-cell office:value-type="float" office:value="0.0452182569997294">
                <text:p>0.0452182569997294</text:p>
              </table:table-cell>
              <table:table-cell office:value-type="float" office:value="0.120837138901296">
                <text:p>0.120837138901296</text:p>
              </table:table-cell>
              <table:table-cell office:value-type="float" office:value="0.117239437660464">
                <text:p>0.11723943766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42133711436279">
                <text:p>0.142133711436279</text:p>
              </table:table-cell>
              <table:table-cell office:value-type="float" office:value="0.0424689825697853">
                <text:p>0.0424689825697853</text:p>
              </table:table-cell>
              <table:table-cell office:value-type="float" office:value="0.115513737825104">
                <text:p>0.115513737825104</text:p>
              </table:table-cell>
              <table:table-cell office:value-type="float" office:value="0.123527186937241">
                <text:p>0.12352718693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07470267907448">
                <text:p>0.0907470267907448</text:p>
              </table:table-cell>
              <table:table-cell office:value-type="float" office:value="0.0404338117024269">
                <text:p>0.0404338117024269</text:p>
              </table:table-cell>
              <table:table-cell office:value-type="float" office:value="0.110316958003891">
                <text:p>0.110316958003891</text:p>
              </table:table-cell>
              <table:table-cell office:value-type="float" office:value="0.0687129904006157">
                <text:p>0.06871299040061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4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cm" chart:style-name="ch2">
          <text:p>c) Speedup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J24:data.J48 data.J72:data.J96 data.W24:data.W48 data.W72:data.W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2cm" svg:y="0.533cm" chart:style-name="ch9">
              <text:p>Speedup</text:p>
            </chart:title>
            <chart:grid chart:style-name="ch10" chart:class="major"/>
          </chart:axis>
          <chart:series chart:style-name="ch11" chart:values-cell-range-address="data.J24:data.J48" loext:label-string="thread" chart:class="chart:line">
            <chart:data-point chart:repeated="25"/>
          </chart:series>
          <chart:series chart:style-name="ch12" chart:values-cell-range-address="data.J72:data.J96" loext:label-string="vect_thread" chart:class="chart:line">
            <chart:data-point chart:repeated="25"/>
          </chart:series>
          <chart:series chart:style-name="ch13" chart:values-cell-range-address="data.W24:data.W48" loext:label-string="ff" chart:class="chart:line">
            <chart:data-point chart:repeated="25"/>
          </chart:series>
          <chart:series chart:style-name="ch14" chart:values-cell-range-address="data.W72:data.W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98495072868639">
                <text:p>0.998495072868639</text:p>
                <draw:g>
                  <svg:desc>data.J24:data.J48</svg:desc>
                </draw:g>
              </table:table-cell>
              <table:table-cell office:value-type="float" office:value="0.98999490123478">
                <text:p>0.98999490123478</text:p>
                <draw:g>
                  <svg:desc>data.J72:data.J96</svg:desc>
                </draw:g>
              </table:table-cell>
              <table:table-cell office:value-type="float" office:value="0.89301706804014">
                <text:p>0.89301706804014</text:p>
                <draw:g>
                  <svg:desc>data.W24:data.W48</svg:desc>
                </draw:g>
              </table:table-cell>
              <table:table-cell office:value-type="float" office:value="0.993795009743256">
                <text:p>0.993795009743256</text:p>
                <draw:g>
                  <svg:desc>data.W72:data.W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8569395574828">
                <text:p>7.98569395574828</text:p>
              </table:table-cell>
              <table:table-cell office:value-type="float" office:value="8.26321979438064">
                <text:p>8.26321979438064</text:p>
              </table:table-cell>
              <table:table-cell office:value-type="float" office:value="9.78796669671067">
                <text:p>9.78796669671067</text:p>
              </table:table-cell>
              <table:table-cell office:value-type="float" office:value="5.72401814382324">
                <text:p>5.724018143823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471917135258">
                <text:p>14.0471917135258</text:p>
              </table:table-cell>
              <table:table-cell office:value-type="float" office:value="12.3144136132715">
                <text:p>12.3144136132715</text:p>
              </table:table-cell>
              <table:table-cell office:value-type="float" office:value="17.8203640899213">
                <text:p>17.8203640899213</text:p>
              </table:table-cell>
              <table:table-cell office:value-type="float" office:value="9.77829564127763">
                <text:p>9.77829564127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3166436313726">
                <text:p>19.3166436313726</text:p>
              </table:table-cell>
              <table:table-cell office:value-type="float" office:value="15.017826073889">
                <text:p>15.017826073889</text:p>
              </table:table-cell>
              <table:table-cell office:value-type="float" office:value="23.1038706998526">
                <text:p>23.1038706998526</text:p>
              </table:table-cell>
              <table:table-cell office:value-type="float" office:value="14.3143236361901">
                <text:p>14.31432363619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251181196245">
                <text:p>21.6251181196245</text:p>
              </table:table-cell>
              <table:table-cell office:value-type="float" office:value="16.0918692337678">
                <text:p>16.0918692337678</text:p>
              </table:table-cell>
              <table:table-cell office:value-type="float" office:value="26.4447482760722">
                <text:p>26.4447482760722</text:p>
              </table:table-cell>
              <table:table-cell office:value-type="float" office:value="15.9043030317103">
                <text:p>15.90430303171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2925843927927">
                <text:p>25.2925843927927</text:p>
              </table:table-cell>
              <table:table-cell office:value-type="float" office:value="18.9992215811092">
                <text:p>18.9992215811092</text:p>
              </table:table-cell>
              <table:table-cell office:value-type="float" office:value="31.2455473511186">
                <text:p>31.2455473511186</text:p>
              </table:table-cell>
              <table:table-cell office:value-type="float" office:value="17.3066243635462">
                <text:p>17.30662436354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.2486953888434">
                <text:p>27.2486953888434</text:p>
              </table:table-cell>
              <table:table-cell office:value-type="float" office:value="19.9775406245323">
                <text:p>19.9775406245323</text:p>
              </table:table-cell>
              <table:table-cell office:value-type="float" office:value="32.6444930430914">
                <text:p>32.6444930430914</text:p>
              </table:table-cell>
              <table:table-cell office:value-type="float" office:value="21.0220425876413">
                <text:p>21.02204258764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8796217716126">
                <text:p>28.8796217716126</text:p>
              </table:table-cell>
              <table:table-cell office:value-type="float" office:value="20.8907177583606">
                <text:p>20.8907177583606</text:p>
              </table:table-cell>
              <table:table-cell office:value-type="float" office:value="35.5856911964086">
                <text:p>35.5856911964086</text:p>
              </table:table-cell>
              <table:table-cell office:value-type="float" office:value="22.0351343944306">
                <text:p>22.03513439443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1722182127182">
                <text:p>30.1722182127182</text:p>
              </table:table-cell>
              <table:table-cell office:value-type="float" office:value="21.0445129616208">
                <text:p>21.0445129616208</text:p>
              </table:table-cell>
              <table:table-cell office:value-type="float" office:value="35.6176454134693">
                <text:p>35.6176454134693</text:p>
              </table:table-cell>
              <table:table-cell office:value-type="float" office:value="23.518497606958">
                <text:p>23.5184976069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.0660873744774">
                <text:p>31.0660873744774</text:p>
              </table:table-cell>
              <table:table-cell office:value-type="float" office:value="20.0363584721244">
                <text:p>20.0363584721244</text:p>
              </table:table-cell>
              <table:table-cell office:value-type="float" office:value="38.5030522608184">
                <text:p>38.5030522608184</text:p>
              </table:table-cell>
              <table:table-cell office:value-type="float" office:value="24.6134047337587">
                <text:p>24.6134047337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3716232968293">
                <text:p>32.3716232968293</text:p>
              </table:table-cell>
              <table:table-cell office:value-type="float" office:value="19.5628734488711">
                <text:p>19.5628734488711</text:p>
              </table:table-cell>
              <table:table-cell office:value-type="float" office:value="39.4637552580111">
                <text:p>39.4637552580111</text:p>
              </table:table-cell>
              <table:table-cell office:value-type="float" office:value="24.4027784266584">
                <text:p>24.4027784266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.3023493398274">
                <text:p>33.3023493398274</text:p>
              </table:table-cell>
              <table:table-cell office:value-type="float" office:value="10.6101939198524">
                <text:p>10.6101939198524</text:p>
              </table:table-cell>
              <table:table-cell office:value-type="float" office:value="39.4017344265146">
                <text:p>39.4017344265146</text:p>
              </table:table-cell>
              <table:table-cell office:value-type="float" office:value="25.5896325203069">
                <text:p>25.58963252030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5568858755998">
                <text:p>32.5568858755998</text:p>
              </table:table-cell>
              <table:table-cell office:value-type="float" office:value="10.9003584461788">
                <text:p>10.9003584461788</text:p>
              </table:table-cell>
              <table:table-cell office:value-type="float" office:value="36.5615645959453">
                <text:p>36.5615645959453</text:p>
              </table:table-cell>
              <table:table-cell office:value-type="float" office:value="24.3184422716659">
                <text:p>24.31844227166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4184547586755">
                <text:p>30.4184547586755</text:p>
              </table:table-cell>
              <table:table-cell office:value-type="float" office:value="10.8917255745076">
                <text:p>10.8917255745076</text:p>
              </table:table-cell>
              <table:table-cell office:value-type="float" office:value="36.8794651588909">
                <text:p>36.8794651588909</text:p>
              </table:table-cell>
              <table:table-cell office:value-type="float" office:value="21.6423472809708">
                <text:p>21.64234728097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7632033317863">
                <text:p>30.7632033317863</text:p>
              </table:table-cell>
              <table:table-cell office:value-type="float" office:value="11.0426704068389">
                <text:p>11.0426704068389</text:p>
              </table:table-cell>
              <table:table-cell office:value-type="float" office:value="37.1876875151832">
                <text:p>37.1876875151832</text:p>
              </table:table-cell>
              <table:table-cell office:value-type="float" office:value="20.690750039114">
                <text:p>20.690750039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2321291625995">
                <text:p>31.2321291625995</text:p>
              </table:table-cell>
              <table:table-cell office:value-type="float" office:value="10.5392825488737">
                <text:p>10.5392825488737</text:p>
              </table:table-cell>
              <table:table-cell office:value-type="float" office:value="39.0475193927967">
                <text:p>39.0475193927967</text:p>
              </table:table-cell>
              <table:table-cell office:value-type="float" office:value="21.0645965518912">
                <text:p>21.06459655189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0816687019769">
                <text:p>30.0816687019769</text:p>
              </table:table-cell>
              <table:table-cell office:value-type="float" office:value="11.6784416532115">
                <text:p>11.6784416532115</text:p>
              </table:table-cell>
              <table:table-cell office:value-type="float" office:value="39.9145889488896">
                <text:p>39.9145889488896</text:p>
              </table:table-cell>
              <table:table-cell office:value-type="float" office:value="21.7027907717794">
                <text:p>21.70279077177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.6982599066136">
                <text:p>28.6982599066136</text:p>
              </table:table-cell>
              <table:table-cell office:value-type="float" office:value="10.9490345263629">
                <text:p>10.9490345263629</text:p>
              </table:table-cell>
              <table:table-cell office:value-type="float" office:value="37.7739530670023">
                <text:p>37.7739530670023</text:p>
              </table:table-cell>
              <table:table-cell office:value-type="float" office:value="24.0745061473358">
                <text:p>24.07450614733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9490746492634">
                <text:p>20.9490746492634</text:p>
              </table:table-cell>
              <table:table-cell office:value-type="float" office:value="10.0156175508209">
                <text:p>10.0156175508209</text:p>
              </table:table-cell>
              <table:table-cell office:value-type="float" office:value="31.2262297987341">
                <text:p>31.2262297987341</text:p>
              </table:table-cell>
              <table:table-cell office:value-type="float" office:value="23.5014219966996">
                <text:p>23.5014219966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1762822934102">
                <text:p>21.1762822934102</text:p>
              </table:table-cell>
              <table:table-cell office:value-type="float" office:value="9.95561582008455">
                <text:p>9.95561582008455</text:p>
              </table:table-cell>
              <table:table-cell office:value-type="float" office:value="33.6490772619021">
                <text:p>33.6490772619021</text:p>
              </table:table-cell>
              <table:table-cell office:value-type="float" office:value="25.8270924310918">
                <text:p>25.82709243109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.1513578328045">
                <text:p>31.1513578328045</text:p>
              </table:table-cell>
              <table:table-cell office:value-type="float" office:value="9.51050835162985">
                <text:p>9.51050835162985</text:p>
              </table:table-cell>
              <table:table-cell office:value-type="float" office:value="30.3924892767114">
                <text:p>30.3924892767114</text:p>
              </table:table-cell>
              <table:table-cell office:value-type="float" office:value="29.6447595517234">
                <text:p>29.64475955172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.5915586508132">
                <text:p>31.5915586508132</text:p>
              </table:table-cell>
              <table:table-cell office:value-type="float" office:value="9.86417755779749">
                <text:p>9.86417755779749</text:p>
              </table:table-cell>
              <table:table-cell office:value-type="float" office:value="28.3249754819409">
                <text:p>28.3249754819409</text:p>
              </table:table-cell>
              <table:table-cell office:value-type="float" office:value="28.8544044842276">
                <text:p>28.854404484227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.0330422840549">
                <text:p>32.0330422840549</text:p>
              </table:table-cell>
              <table:table-cell office:value-type="float" office:value="9.94801653994046">
                <text:p>9.94801653994046</text:p>
              </table:table-cell>
              <table:table-cell office:value-type="float" office:value="26.5841705582851">
                <text:p>26.5841705582851</text:p>
              </table:table-cell>
              <table:table-cell office:value-type="float" office:value="25.7926762853021">
                <text:p>25.79267628530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2.6907536303442">
                <text:p>32.6907536303442</text:p>
              </table:table-cell>
              <table:table-cell office:value-type="float" office:value="9.76786599105061">
                <text:p>9.76786599105061</text:p>
              </table:table-cell>
              <table:table-cell office:value-type="float" office:value="26.5681596997739">
                <text:p>26.5681596997739</text:p>
              </table:table-cell>
              <table:table-cell office:value-type="float" office:value="28.4112529955655">
                <text:p>28.411252995565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.7792864297788">
                <text:p>21.7792864297788</text:p>
              </table:table-cell>
              <table:table-cell office:value-type="float" office:value="9.70411480858246">
                <text:p>9.70411480858246</text:p>
              </table:table-cell>
              <table:table-cell office:value-type="float" office:value="26.4760699209338">
                <text:p>26.4760699209338</text:p>
              </table:table-cell>
              <table:table-cell office:value-type="float" office:value="16.4911176961478">
                <text:p>16.4911176961478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1000" chart:maximum="1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11cm" chart:style-name="ch2">
          <text:p>a) Completion Time</text:p>
        </chart:title>
        <chart:subtitle svg:x="10.348cm" svg:y="9.297cm" chart:style-name="ch3">
          <text:p>Xeon Host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5:data.A20 data.G5:data.G20 data.G53:data.G68 data.T5:data.T20 data.T53:data.T68 data.I5:data.I20 data.I53:data.I68 data.V5:data.V20 data.V53:data.V68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3cm" svg:y="6.995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6cm" svg:y="0.527cm" chart:style-name="ch9">
              <text:p>Time (ms)</text:p>
            </chart:title>
            <chart:grid chart:style-name="ch10" chart:class="major"/>
          </chart:axis>
          <chart:series chart:style-name="ch11" chart:values-cell-range-address="data.G5:data.G20" loext:label-string="thread" chart:class="chart:line">
            <chart:data-point chart:repeated="16"/>
          </chart:series>
          <chart:series chart:style-name="ch12" chart:values-cell-range-address="data.G53:data.G68" loext:label-string="vect_thread" chart:class="chart:line">
            <chart:data-point chart:repeated="16"/>
          </chart:series>
          <chart:series chart:style-name="ch13" chart:values-cell-range-address="data.T5:data.T20" loext:label-string="ff" chart:class="chart:line">
            <chart:data-point chart:repeated="16"/>
          </chart:series>
          <chart:series chart:style-name="ch14" chart:values-cell-range-address="data.T53:data.T68" loext:label-string="vect_ff" chart:class="chart:line">
            <chart:data-point chart:repeated="16"/>
          </chart:series>
          <chart:series chart:style-name="ch15" chart:values-cell-range-address="data.I5:data.I20" loext:label-string="ideal_t" chart:class="chart:line">
            <chart:data-point chart:repeated="16"/>
          </chart:series>
          <chart:series chart:style-name="ch16" chart:values-cell-range-address="data.I53:data.I68" loext:label-string="ideal_vt" chart:class="chart:line">
            <chart:data-point chart:repeated="16"/>
          </chart:series>
          <chart:series chart:style-name="ch17" chart:values-cell-range-address="data.V5:data.V20" loext:label-string="ideal_ff" chart:class="chart:line">
            <chart:data-point chart:repeated="16"/>
          </chart:series>
          <chart:series chart:style-name="ch18" chart:values-cell-range-address="data.V53:data.V68" loext:label-string="ideal_vff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62467.037">
                <text:p>62467.037</text:p>
                <draw:g>
                  <svg:desc>data.G5:data.G20</svg:desc>
                </draw:g>
              </table:table-cell>
              <table:table-cell office:value-type="float" office:value="21683.375">
                <text:p>21683.375</text:p>
                <draw:g>
                  <svg:desc>data.G53:data.G68</svg:desc>
                </draw:g>
              </table:table-cell>
              <table:table-cell office:value-type="float" office:value="62697.235">
                <text:p>62697.235</text:p>
                <draw:g>
                  <svg:desc>data.T5:data.T20</svg:desc>
                </draw:g>
              </table:table-cell>
              <table:table-cell office:value-type="float" office:value="21149.198">
                <text:p>21149.198</text:p>
                <draw:g>
                  <svg:desc>data.T53:data.T68</svg:desc>
                </draw:g>
              </table:table-cell>
              <table:table-cell office:value-type="float" office:value="63483.991">
                <text:p>63483.991</text:p>
                <draw:g>
                  <svg:desc>data.I5:data.I20</svg:desc>
                </draw:g>
              </table:table-cell>
              <table:table-cell office:value-type="float" office:value="21781.948">
                <text:p>21781.948</text:p>
                <draw:g>
                  <svg:desc>data.I53:data.I68</svg:desc>
                </draw:g>
              </table:table-cell>
              <table:table-cell office:value-type="float" office:value="62715.874">
                <text:p>62715.874</text:p>
                <draw:g>
                  <svg:desc>data.V5:data.V20</svg:desc>
                </draw:g>
              </table:table-cell>
              <table:table-cell office:value-type="float" office:value="21245.62">
                <text:p>21245.62</text:p>
                <draw:g>
                  <svg:desc>data.V53:data.V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300.515">
                <text:p>32300.515</text:p>
              </table:table-cell>
              <table:table-cell office:value-type="float" office:value="11171.12">
                <text:p>11171.12</text:p>
              </table:table-cell>
              <table:table-cell office:value-type="float" office:value="32474.222">
                <text:p>32474.222</text:p>
              </table:table-cell>
              <table:table-cell office:value-type="float" office:value="10888.768">
                <text:p>10888.768</text:p>
              </table:table-cell>
              <table:table-cell office:value-type="float" office:value="31741.9955">
                <text:p>31741.9955</text:p>
              </table:table-cell>
              <table:table-cell office:value-type="float" office:value="10890.974">
                <text:p>10890.974</text:p>
              </table:table-cell>
              <table:table-cell office:value-type="float" office:value="31357.937">
                <text:p>31357.937</text:p>
              </table:table-cell>
              <table:table-cell office:value-type="float" office:value="10622.81">
                <text:p>10622.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192.324">
                <text:p>22192.324</text:p>
              </table:table-cell>
              <table:table-cell office:value-type="float" office:value="7423.342">
                <text:p>7423.342</text:p>
              </table:table-cell>
              <table:table-cell office:value-type="float" office:value="22057.902">
                <text:p>22057.902</text:p>
              </table:table-cell>
              <table:table-cell office:value-type="float" office:value="7415.827">
                <text:p>7415.827</text:p>
              </table:table-cell>
              <table:table-cell office:value-type="float" office:value="21161.3303333333">
                <text:p>21161.3303333333</text:p>
              </table:table-cell>
              <table:table-cell office:value-type="float" office:value="7260.64933333333">
                <text:p>7260.64933333333</text:p>
              </table:table-cell>
              <table:table-cell office:value-type="float" office:value="20905.2913333333">
                <text:p>20905.2913333333</text:p>
              </table:table-cell>
              <table:table-cell office:value-type="float" office:value="7081.87333333333">
                <text:p>7081.87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010.913">
                <text:p>17010.913</text:p>
              </table:table-cell>
              <table:table-cell office:value-type="float" office:value="5598.566">
                <text:p>5598.566</text:p>
              </table:table-cell>
              <table:table-cell office:value-type="float" office:value="17459.404">
                <text:p>17459.404</text:p>
              </table:table-cell>
              <table:table-cell office:value-type="float" office:value="5693.127">
                <text:p>5693.127</text:p>
              </table:table-cell>
              <table:table-cell office:value-type="float" office:value="15870.99775">
                <text:p>15870.99775</text:p>
              </table:table-cell>
              <table:table-cell office:value-type="float" office:value="5445.487">
                <text:p>5445.487</text:p>
              </table:table-cell>
              <table:table-cell office:value-type="float" office:value="15678.9685">
                <text:p>15678.9685</text:p>
              </table:table-cell>
              <table:table-cell office:value-type="float" office:value="5311.405">
                <text:p>5311.4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571.429">
                <text:p>14571.429</text:p>
              </table:table-cell>
              <table:table-cell office:value-type="float" office:value="5009.146">
                <text:p>5009.146</text:p>
              </table:table-cell>
              <table:table-cell office:value-type="float" office:value="14280.439">
                <text:p>14280.439</text:p>
              </table:table-cell>
              <table:table-cell office:value-type="float" office:value="4846.606">
                <text:p>4846.606</text:p>
              </table:table-cell>
              <table:table-cell office:value-type="float" office:value="12696.7982">
                <text:p>12696.7982</text:p>
              </table:table-cell>
              <table:table-cell office:value-type="float" office:value="4356.3896">
                <text:p>4356.3896</text:p>
              </table:table-cell>
              <table:table-cell office:value-type="float" office:value="12543.1748">
                <text:p>12543.1748</text:p>
              </table:table-cell>
              <table:table-cell office:value-type="float" office:value="4249.124">
                <text:p>4249.1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109.248">
                <text:p>13109.248</text:p>
              </table:table-cell>
              <table:table-cell office:value-type="float" office:value="4080.893">
                <text:p>4080.893</text:p>
              </table:table-cell>
              <table:table-cell office:value-type="float" office:value="12946.594">
                <text:p>12946.594</text:p>
              </table:table-cell>
              <table:table-cell office:value-type="float" office:value="4347.181">
                <text:p>4347.181</text:p>
              </table:table-cell>
              <table:table-cell office:value-type="float" office:value="10580.6651666667">
                <text:p>10580.6651666667</text:p>
              </table:table-cell>
              <table:table-cell office:value-type="float" office:value="3630.32466666667">
                <text:p>3630.32466666667</text:p>
              </table:table-cell>
              <table:table-cell office:value-type="float" office:value="10452.6456666667">
                <text:p>10452.6456666667</text:p>
              </table:table-cell>
              <table:table-cell office:value-type="float" office:value="3540.93666666667">
                <text:p>3540.93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28.445">
                <text:p>11428.445</text:p>
              </table:table-cell>
              <table:table-cell office:value-type="float" office:value="3515.861">
                <text:p>3515.861</text:p>
              </table:table-cell>
              <table:table-cell office:value-type="float" office:value="11308.08">
                <text:p>11308.08</text:p>
              </table:table-cell>
              <table:table-cell office:value-type="float" office:value="5333.344">
                <text:p>5333.344</text:p>
              </table:table-cell>
              <table:table-cell office:value-type="float" office:value="9069.14157142857">
                <text:p>9069.14157142857</text:p>
              </table:table-cell>
              <table:table-cell office:value-type="float" office:value="3111.70685714286">
                <text:p>3111.70685714286</text:p>
              </table:table-cell>
              <table:table-cell office:value-type="float" office:value="8959.41057142857">
                <text:p>8959.41057142857</text:p>
              </table:table-cell>
              <table:table-cell office:value-type="float" office:value="3035.08857142857">
                <text:p>3035.08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269.417">
                <text:p>10269.417</text:p>
              </table:table-cell>
              <table:table-cell office:value-type="float" office:value="3453.707">
                <text:p>3453.707</text:p>
              </table:table-cell>
              <table:table-cell office:value-type="float" office:value="10045.124">
                <text:p>10045.124</text:p>
              </table:table-cell>
              <table:table-cell office:value-type="float" office:value="4756.601">
                <text:p>4756.601</text:p>
              </table:table-cell>
              <table:table-cell office:value-type="float" office:value="7935.498875">
                <text:p>7935.498875</text:p>
              </table:table-cell>
              <table:table-cell office:value-type="float" office:value="2722.7435">
                <text:p>2722.7435</text:p>
              </table:table-cell>
              <table:table-cell office:value-type="float" office:value="7839.48425">
                <text:p>7839.48425</text:p>
              </table:table-cell>
              <table:table-cell office:value-type="float" office:value="2655.7025">
                <text:p>2655.70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404.322">
                <text:p>9404.322</text:p>
              </table:table-cell>
              <table:table-cell office:value-type="float" office:value="2761.78">
                <text:p>2761.78</text:p>
              </table:table-cell>
              <table:table-cell office:value-type="float" office:value="9002.051">
                <text:p>9002.051</text:p>
              </table:table-cell>
              <table:table-cell office:value-type="float" office:value="4479.205">
                <text:p>4479.205</text:p>
              </table:table-cell>
              <table:table-cell office:value-type="float" office:value="7053.77677777778">
                <text:p>7053.77677777778</text:p>
              </table:table-cell>
              <table:table-cell office:value-type="float" office:value="2420.21644444444">
                <text:p>2420.21644444444</text:p>
              </table:table-cell>
              <table:table-cell office:value-type="float" office:value="6968.43044444445">
                <text:p>6968.43044444445</text:p>
              </table:table-cell>
              <table:table-cell office:value-type="float" office:value="2360.62444444444">
                <text:p>2360.6244444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61.284">
                <text:p>8861.284</text:p>
              </table:table-cell>
              <table:table-cell office:value-type="float" office:value="2669.904">
                <text:p>2669.904</text:p>
              </table:table-cell>
              <table:table-cell office:value-type="float" office:value="8400.007">
                <text:p>8400.007</text:p>
              </table:table-cell>
              <table:table-cell office:value-type="float" office:value="3770.425">
                <text:p>3770.425</text:p>
              </table:table-cell>
              <table:table-cell office:value-type="float" office:value="6348.3991">
                <text:p>6348.3991</text:p>
              </table:table-cell>
              <table:table-cell office:value-type="float" office:value="2178.1948">
                <text:p>2178.1948</text:p>
              </table:table-cell>
              <table:table-cell office:value-type="float" office:value="6271.5874">
                <text:p>6271.5874</text:p>
              </table:table-cell>
              <table:table-cell office:value-type="float" office:value="2124.562">
                <text:p>2124.5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142.809">
                <text:p>8142.809</text:p>
              </table:table-cell>
              <table:table-cell office:value-type="float" office:value="2593.064">
                <text:p>2593.064</text:p>
              </table:table-cell>
              <table:table-cell office:value-type="float" office:value="7723.938">
                <text:p>7723.938</text:p>
              </table:table-cell>
              <table:table-cell office:value-type="float" office:value="3733.588">
                <text:p>3733.588</text:p>
              </table:table-cell>
              <table:table-cell office:value-type="float" office:value="5771.27190909091">
                <text:p>5771.27190909091</text:p>
              </table:table-cell>
              <table:table-cell office:value-type="float" office:value="1980.17709090909">
                <text:p>1980.17709090909</text:p>
              </table:table-cell>
              <table:table-cell office:value-type="float" office:value="5701.44309090909">
                <text:p>5701.44309090909</text:p>
              </table:table-cell>
              <table:table-cell office:value-type="float" office:value="1931.42">
                <text:p>1931.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538.706">
                <text:p>7538.706</text:p>
              </table:table-cell>
              <table:table-cell office:value-type="float" office:value="2262.753">
                <text:p>2262.753</text:p>
              </table:table-cell>
              <table:table-cell office:value-type="float" office:value="7488.965">
                <text:p>7488.965</text:p>
              </table:table-cell>
              <table:table-cell office:value-type="float" office:value="3944.798">
                <text:p>3944.798</text:p>
              </table:table-cell>
              <table:table-cell office:value-type="float" office:value="5290.33258333333">
                <text:p>5290.33258333333</text:p>
              </table:table-cell>
              <table:table-cell office:value-type="float" office:value="1815.16233333333">
                <text:p>1815.16233333333</text:p>
              </table:table-cell>
              <table:table-cell office:value-type="float" office:value="5226.32283333333">
                <text:p>5226.32283333333</text:p>
              </table:table-cell>
              <table:table-cell office:value-type="float" office:value="1770.46833333333">
                <text:p>1770.468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46.129">
                <text:p>12446.129</text:p>
              </table:table-cell>
              <table:table-cell office:value-type="float" office:value="4024.529">
                <text:p>4024.529</text:p>
              </table:table-cell>
              <table:table-cell office:value-type="float" office:value="6998.198">
                <text:p>6998.198</text:p>
              </table:table-cell>
              <table:table-cell office:value-type="float" office:value="3896.016">
                <text:p>3896.016</text:p>
              </table:table-cell>
              <table:table-cell office:value-type="float" office:value="4883.38392307692">
                <text:p>4883.38392307692</text:p>
              </table:table-cell>
              <table:table-cell office:value-type="float" office:value="1675.53446153846">
                <text:p>1675.53446153846</text:p>
              </table:table-cell>
              <table:table-cell office:value-type="float" office:value="4824.298">
                <text:p>4824.298</text:p>
              </table:table-cell>
              <table:table-cell office:value-type="float" office:value="1634.27846153846">
                <text:p>1634.2784615384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16.142">
                <text:p>12016.142</text:p>
              </table:table-cell>
              <table:table-cell office:value-type="float" office:value="3929.772">
                <text:p>3929.772</text:p>
              </table:table-cell>
              <table:table-cell office:value-type="float" office:value="6530.254">
                <text:p>6530.254</text:p>
              </table:table-cell>
              <table:table-cell office:value-type="float" office:value="3713.504">
                <text:p>3713.504</text:p>
              </table:table-cell>
              <table:table-cell office:value-type="float" office:value="4534.57078571429">
                <text:p>4534.57078571429</text:p>
              </table:table-cell>
              <table:table-cell office:value-type="float" office:value="1555.85342857143">
                <text:p>1555.85342857143</text:p>
              </table:table-cell>
              <table:table-cell office:value-type="float" office:value="4479.70528571429">
                <text:p>4479.70528571429</text:p>
              </table:table-cell>
              <table:table-cell office:value-type="float" office:value="1517.54428571429">
                <text:p>1517.544285714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379.329">
                <text:p>11379.329</text:p>
              </table:table-cell>
              <table:table-cell office:value-type="float" office:value="3823.39">
                <text:p>3823.39</text:p>
              </table:table-cell>
              <table:table-cell office:value-type="float" office:value="6272.026">
                <text:p>6272.026</text:p>
              </table:table-cell>
              <table:table-cell office:value-type="float" office:value="3350.846">
                <text:p>3350.846</text:p>
              </table:table-cell>
              <table:table-cell office:value-type="float" office:value="4232.26606666667">
                <text:p>4232.26606666667</text:p>
              </table:table-cell>
              <table:table-cell office:value-type="float" office:value="1452.12986666667">
                <text:p>1452.12986666667</text:p>
              </table:table-cell>
              <table:table-cell office:value-type="float" office:value="4181.05826666667">
                <text:p>4181.05826666667</text:p>
              </table:table-cell>
              <table:table-cell office:value-type="float" office:value="1416.37466666667">
                <text:p>1416.374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972.357">
                <text:p>10972.357</text:p>
              </table:table-cell>
              <table:table-cell office:value-type="float" office:value="3721.228">
                <text:p>3721.228</text:p>
              </table:table-cell>
              <table:table-cell office:value-type="float" office:value="11392.5">
                <text:p>11392.5</text:p>
              </table:table-cell>
              <table:table-cell office:value-type="float" office:value="4243.108">
                <text:p>4243.108</text:p>
              </table:table-cell>
              <table:table-cell office:value-type="float" office:value="3967.7494375">
                <text:p>3967.7494375</text:p>
              </table:table-cell>
              <table:table-cell office:value-type="float" office:value="1361.37175">
                <text:p>1361.37175</text:p>
              </table:table-cell>
              <table:table-cell office:value-type="float" office:value="3919.742125">
                <text:p>3919.742125</text:p>
              </table:table-cell>
              <table:table-cell office:value-type="float" office:value="1327.85125">
                <text:p>1327.85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70" chart:maximum="7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8cm" chart:style-name="ch2">
          <text:p>b) Overhead</text:p>
        </chart:title>
        <chart:subtitle svg:x="10.35cm" svg:y="9.297cm" chart:style-name="ch3">
          <text:p>Xeon Host</text:p>
        </chart:subtitle>
        <chart:legend svg:x="0.135cm" svg:y="8.148cm" style:legend-expansion="custom" chartooo:width="5.747cm" chartooo:height="1.3cm" style:legend-expansion-aspect-ratio="4.42076923076923" chart:style-name="ch4"/>
        <chart:plot-area chart:style-name="ch5" table:cell-range-address="data.A5:data.A20 data.H5:data.H20 data.H53:data.H68 data.U5:data.U20 data.U53:data.U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H5:data.H20" loext:label-string="thread" chart:class="chart:line">
            <chart:data-point chart:repeated="16"/>
          </chart:series>
          <chart:series chart:style-name="ch12" chart:values-cell-range-address="data.H53:data.H68" loext:label-string="vect_thread" chart:class="chart:line">
            <chart:data-point chart:repeated="16"/>
          </chart:series>
          <chart:series chart:style-name="ch13" chart:values-cell-range-address="data.U5:data.U20" loext:label-string="ff" chart:class="chart:line">
            <chart:data-point chart:repeated="16"/>
          </chart:series>
          <chart:series chart:style-name="ch14" chart:values-cell-range-address="data.U53:data.U68" loext:label-string="vect_ff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072">
                <text:p>0.072</text:p>
                <draw:g>
                  <svg:desc>data.H5:data.H20</svg:desc>
                </draw:g>
              </table:table-cell>
              <table:table-cell office:value-type="float" office:value="0.072">
                <text:p>0.072</text:p>
                <draw:g>
                  <svg:desc>data.H53:data.H68</svg:desc>
                </draw:g>
              </table:table-cell>
              <table:table-cell office:value-type="float" office:value="5.16">
                <text:p>5.16</text:p>
                <draw:g>
                  <svg:desc>data.U5:data.U20</svg:desc>
                </draw:g>
              </table:table-cell>
              <table:table-cell office:value-type="float" office:value="3.918">
                <text:p>3.918</text:p>
                <draw:g>
                  <svg:desc>data.U53:data.U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8.295">
                <text:p>228.295</text:p>
              </table:table-cell>
              <table:table-cell office:value-type="float" office:value="259.974">
                <text:p>259.974</text:p>
              </table:table-cell>
              <table:table-cell office:value-type="float" office:value="314.921">
                <text:p>314.921</text:p>
              </table:table-cell>
              <table:table-cell office:value-type="float" office:value="103.157">
                <text:p>103.1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21.919">
                <text:p>421.919</text:p>
              </table:table-cell>
              <table:table-cell office:value-type="float" office:value="166.87">
                <text:p>166.87</text:p>
              </table:table-cell>
              <table:table-cell office:value-type="float" office:value="469.298">
                <text:p>469.298</text:p>
              </table:table-cell>
              <table:table-cell office:value-type="float" office:value="132.404">
                <text:p>132.4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6.721">
                <text:p>546.721</text:p>
              </table:table-cell>
              <table:table-cell office:value-type="float" office:value="125.062">
                <text:p>125.062</text:p>
              </table:table-cell>
              <table:table-cell office:value-type="float" office:value="944.633">
                <text:p>944.633</text:p>
              </table:table-cell>
              <table:table-cell office:value-type="float" office:value="317.909">
                <text:p>317.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2.974">
                <text:p>962.974</text:p>
              </table:table-cell>
              <table:table-cell office:value-type="float" office:value="449.541">
                <text:p>449.541</text:p>
              </table:table-cell>
              <table:table-cell office:value-type="float" office:value="489.739">
                <text:p>489.739</text:p>
              </table:table-cell>
              <table:table-cell office:value-type="float" office:value="250.809">
                <text:p>250.8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26.034">
                <text:p>1526.034</text:p>
              </table:table-cell>
              <table:table-cell office:value-type="float" office:value="431.637">
                <text:p>431.637</text:p>
              </table:table-cell>
              <table:table-cell office:value-type="float" office:value="1198.227">
                <text:p>1198.227</text:p>
              </table:table-cell>
              <table:table-cell office:value-type="float" office:value="560.446">
                <text:p>560.4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49.286">
                <text:p>1449.286</text:p>
              </table:table-cell>
              <table:table-cell office:value-type="float" office:value="378.313">
                <text:p>378.313</text:p>
              </table:table-cell>
              <table:table-cell office:value-type="float" office:value="452.473">
                <text:p>452.473</text:p>
              </table:table-cell>
              <table:table-cell office:value-type="float" office:value="1902.655">
                <text:p>1902.6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7.073">
                <text:p>897.073</text:p>
              </table:table-cell>
              <table:table-cell office:value-type="float" office:value="478.303">
                <text:p>478.303</text:p>
              </table:table-cell>
              <table:table-cell office:value-type="float" office:value="403.42">
                <text:p>403.42</text:p>
              </table:table-cell>
              <table:table-cell office:value-type="float" office:value="1672.781">
                <text:p>1672.7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5.578">
                <text:p>905.578</text:p>
              </table:table-cell>
              <table:table-cell office:value-type="float" office:value="225.024">
                <text:p>225.024</text:p>
              </table:table-cell>
              <table:table-cell office:value-type="float" office:value="318.599">
                <text:p>318.599</text:p>
              </table:table-cell>
              <table:table-cell office:value-type="float" office:value="1563.368">
                <text:p>1563.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5.53">
                <text:p>1045.53</text:p>
              </table:table-cell>
              <table:table-cell office:value-type="float" office:value="294.616">
                <text:p>294.616</text:p>
              </table:table-cell>
              <table:table-cell office:value-type="float" office:value="439.156">
                <text:p>439.156</text:p>
              </table:table-cell>
              <table:table-cell office:value-type="float" office:value="1291.08">
                <text:p>1291.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1.63">
                <text:p>681.63</text:p>
              </table:table-cell>
              <table:table-cell office:value-type="float" office:value="316.504">
                <text:p>316.504</text:p>
              </table:table-cell>
              <table:table-cell office:value-type="float" office:value="397.077">
                <text:p>397.077</text:p>
              </table:table-cell>
              <table:table-cell office:value-type="float" office:value="1204.729">
                <text:p>1204.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.495">
                <text:p>705.495</text:p>
              </table:table-cell>
              <table:table-cell office:value-type="float" office:value="212.22">
                <text:p>212.22</text:p>
              </table:table-cell>
              <table:table-cell office:value-type="float" office:value="672.013">
                <text:p>672.013</text:p>
              </table:table-cell>
              <table:table-cell office:value-type="float" office:value="1729.471">
                <text:p>1729.4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890.898">
                <text:p>5890.898</text:p>
              </table:table-cell>
              <table:table-cell office:value-type="float" office:value="2134.874">
                <text:p>2134.874</text:p>
              </table:table-cell>
              <table:table-cell office:value-type="float" office:value="440.356">
                <text:p>440.356</text:p>
              </table:table-cell>
              <table:table-cell office:value-type="float" office:value="1727.321">
                <text:p>1727.3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38.494">
                <text:p>5838.494</text:p>
              </table:table-cell>
              <table:table-cell office:value-type="float" office:value="2158.4">
                <text:p>2158.4</text:p>
              </table:table-cell>
              <table:table-cell office:value-type="float" office:value="360.615">
                <text:p>360.615</text:p>
              </table:table-cell>
              <table:table-cell office:value-type="float" office:value="1633.339">
                <text:p>1633.3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604.677">
                <text:p>5604.677</text:p>
              </table:table-cell>
              <table:table-cell office:value-type="float" office:value="2141.431">
                <text:p>2141.431</text:p>
              </table:table-cell>
              <table:table-cell office:value-type="float" office:value="341.239">
                <text:p>341.239</text:p>
              </table:table-cell>
              <table:table-cell office:value-type="float" office:value="1463.731">
                <text:p>1463.7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6.454">
                <text:p>5546.454</text:p>
              </table:table-cell>
              <table:table-cell office:value-type="float" office:value="2153.651">
                <text:p>2153.651</text:p>
              </table:table-cell>
              <table:table-cell office:value-type="float" office:value="5545.568">
                <text:p>5545.568</text:p>
              </table:table-cell>
              <table:table-cell office:value-type="float" office:value="2139.428">
                <text:p>2139.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60" chart:maximum="6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8cm" chart:style-name="ch2">
          <text:p>b) Overhead</text:p>
        </chart:title>
        <chart:subtitle svg:x="10.342cm" svg:y="9.297cm" chart:style-name="ch3">
          <text:p>Xeon Phi</text:p>
        </chart:subtitle>
        <chart:legend svg:x="0.135cm" svg:y="8.148cm" style:legend-expansion="custom" chartooo:width="5.747cm" chartooo:height="1.301cm" style:legend-expansion-aspect-ratio="4.4173712528824" chart:style-name="ch4"/>
        <chart:plot-area chart:style-name="ch5" table:cell-range-address="data.A24:data.A48 data.H24:data.H48 data.H72:data.H96 data.U24:data.U48 data.U72:data.U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1cm" chart:style-name="ch9">
              <text:p>Time (ms)</text:p>
            </chart:title>
            <chart:grid chart:style-name="ch10" chart:class="major"/>
          </chart:axis>
          <chart:series chart:style-name="ch11" chart:values-cell-range-address="data.H24:data.H48" loext:label-string="thread" chart:class="chart:line">
            <chart:data-point chart:repeated="25"/>
          </chart:series>
          <chart:series chart:style-name="ch12" chart:values-cell-range-address="data.H72:data.H96" loext:label-string="vect_thread" chart:class="chart:line">
            <chart:data-point chart:repeated="25"/>
          </chart:series>
          <chart:series chart:style-name="ch13" chart:values-cell-range-address="data.U24:data.U48" loext:label-string="ff" chart:class="chart:line">
            <chart:data-point chart:repeated="25"/>
          </chart:series>
          <chart:series chart:style-name="ch14" chart:values-cell-range-address="data.U72:data.U96" loext:label-string="vect_ff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876">
                <text:p>0.876</text:p>
                <draw:g>
                  <svg:desc>data.H24:data.H48</svg:desc>
                </draw:g>
              </table:table-cell>
              <table:table-cell office:value-type="float" office:value="0.861">
                <text:p>0.861</text:p>
                <draw:g>
                  <svg:desc>data.H72:data.H96</svg:desc>
                </draw:g>
              </table:table-cell>
              <table:table-cell office:value-type="float" office:value="1.378">
                <text:p>1.378</text:p>
                <draw:g>
                  <svg:desc>data.U24:data.U48</svg:desc>
                </draw:g>
              </table:table-cell>
              <table:table-cell office:value-type="float" office:value="1.528">
                <text:p>1.528</text:p>
                <draw:g>
                  <svg:desc>data.U72:data.U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7.595">
                <text:p>2727.595</text:p>
              </table:table-cell>
              <table:table-cell office:value-type="float" office:value="452.198">
                <text:p>452.198</text:p>
              </table:table-cell>
              <table:table-cell office:value-type="float" office:value="988.714">
                <text:p>988.714</text:p>
              </table:table-cell>
              <table:table-cell office:value-type="float" office:value="2933.509">
                <text:p>2933.5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97.879">
                <text:p>2297.879</text:p>
              </table:table-cell>
              <table:table-cell office:value-type="float" office:value="1373.511">
                <text:p>1373.511</text:p>
              </table:table-cell>
              <table:table-cell office:value-type="float" office:value="223.089">
                <text:p>223.089</text:p>
              </table:table-cell>
              <table:table-cell office:value-type="float" office:value="2577.444">
                <text:p>2577.4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8.873">
                <text:p>678.873</text:p>
              </table:table-cell>
              <table:table-cell office:value-type="float" office:value="1404.299">
                <text:p>1404.299</text:p>
              </table:table-cell>
              <table:table-cell office:value-type="float" office:value="315.923">
                <text:p>315.923</text:p>
              </table:table-cell>
              <table:table-cell office:value-type="float" office:value="1634.52">
                <text:p>1634.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32.461">
                <text:p>1732.461</text:p>
              </table:table-cell>
              <table:table-cell office:value-type="float" office:value="1592.781">
                <text:p>1592.781</text:p>
              </table:table-cell>
              <table:table-cell office:value-type="float" office:value="797.587">
                <text:p>797.587</text:p>
              </table:table-cell>
              <table:table-cell office:value-type="float" office:value="1633.263">
                <text:p>1633.2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2.462">
                <text:p>1122.462</text:p>
              </table:table-cell>
              <table:table-cell office:value-type="float" office:value="1442.052">
                <text:p>1442.052</text:p>
              </table:table-cell>
              <table:table-cell office:value-type="float" office:value="418.25">
                <text:p>418.25</text:p>
              </table:table-cell>
              <table:table-cell office:value-type="float" office:value="1560.62">
                <text:p>1560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53.633">
                <text:p>1153.633</text:p>
              </table:table-cell>
              <table:table-cell office:value-type="float" office:value="1395.487">
                <text:p>1395.487</text:p>
              </table:table-cell>
              <table:table-cell office:value-type="float" office:value="1176.833">
                <text:p>1176.833</text:p>
              </table:table-cell>
              <table:table-cell office:value-type="float" office:value="1096.019">
                <text:p>1096.0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63.623">
                <text:p>1363.623</text:p>
              </table:table-cell>
              <table:table-cell office:value-type="float" office:value="1409.324">
                <text:p>1409.324</text:p>
              </table:table-cell>
              <table:table-cell office:value-type="float" office:value="1008.768">
                <text:p>1008.768</text:p>
              </table:table-cell>
              <table:table-cell office:value-type="float" office:value="939.027">
                <text:p>939.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24.591">
                <text:p>1524.591</text:p>
              </table:table-cell>
              <table:table-cell office:value-type="float" office:value="1612.725">
                <text:p>1612.725</text:p>
              </table:table-cell>
              <table:table-cell office:value-type="float" office:value="1909.56">
                <text:p>1909.56</text:p>
              </table:table-cell>
              <table:table-cell office:value-type="float" office:value="1121.536">
                <text:p>1121.5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42.826">
                <text:p>1742.826</text:p>
              </table:table-cell>
              <table:table-cell office:value-type="float" office:value="1802.149">
                <text:p>1802.149</text:p>
              </table:table-cell>
              <table:table-cell office:value-type="float" office:value="1378.682">
                <text:p>1378.682</text:p>
              </table:table-cell>
              <table:table-cell office:value-type="float" office:value="1026.855">
                <text:p>1026.8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29.194">
                <text:p>1729.194</text:p>
              </table:table-cell>
              <table:table-cell office:value-type="float" office:value="1969.743">
                <text:p>1969.743</text:p>
              </table:table-cell>
              <table:table-cell office:value-type="float" office:value="1451.741">
                <text:p>1451.741</text:p>
              </table:table-cell>
              <table:table-cell office:value-type="float" office:value="1097.751">
                <text:p>1097.7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17.094">
                <text:p>1717.094</text:p>
              </table:table-cell>
              <table:table-cell office:value-type="float" office:value="5040.79">
                <text:p>5040.79</text:p>
              </table:table-cell>
              <table:table-cell office:value-type="float" office:value="1703.172">
                <text:p>1703.172</text:p>
              </table:table-cell>
              <table:table-cell office:value-type="float" office:value="1004.165">
                <text:p>1004.1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40.01">
                <text:p>2040.01</text:p>
              </table:table-cell>
              <table:table-cell office:value-type="float" office:value="4916.922">
                <text:p>4916.922</text:p>
              </table:table-cell>
              <table:table-cell office:value-type="float" office:value="3355.588">
                <text:p>3355.588</text:p>
              </table:table-cell>
              <table:table-cell office:value-type="float" office:value="1299.603">
                <text:p>1299.6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545.093">
                <text:p>3545.093</text:p>
              </table:table-cell>
              <table:table-cell office:value-type="float" office:value="4940.354">
                <text:p>4940.354</text:p>
              </table:table-cell>
              <table:table-cell office:value-type="float" office:value="3619.902">
                <text:p>3619.902</text:p>
              </table:table-cell>
              <table:table-cell office:value-type="float" office:value="1610.262">
                <text:p>1610.2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17.018">
                <text:p>3617.018</text:p>
              </table:table-cell>
              <table:table-cell office:value-type="float" office:value="4905.237">
                <text:p>4905.237</text:p>
              </table:table-cell>
              <table:table-cell office:value-type="float" office:value="3698.609">
                <text:p>3698.609</text:p>
              </table:table-cell>
              <table:table-cell office:value-type="float" office:value="1805.437">
                <text:p>1805.4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21.909">
                <text:p>3621.909</text:p>
              </table:table-cell>
              <table:table-cell office:value-type="float" office:value="5426.991">
                <text:p>5426.991</text:p>
              </table:table-cell>
              <table:table-cell office:value-type="float" office:value="3250.899">
                <text:p>3250.899</text:p>
              </table:table-cell>
              <table:table-cell office:value-type="float" office:value="1858.043">
                <text:p>1858.0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950.365">
                <text:p>3950.365</text:p>
              </table:table-cell>
              <table:table-cell office:value-type="float" office:value="4768.969">
                <text:p>4768.969</text:p>
              </table:table-cell>
              <table:table-cell office:value-type="float" office:value="3102.709">
                <text:p>3102.709</text:p>
              </table:table-cell>
              <table:table-cell office:value-type="float" office:value="1814.004">
                <text:p>1814.0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819.377">
                <text:p>4819.377</text:p>
              </table:table-cell>
              <table:table-cell office:value-type="float" office:value="5215.56">
                <text:p>5215.56</text:p>
              </table:table-cell>
              <table:table-cell office:value-type="float" office:value="3561.387">
                <text:p>3561.387</text:p>
              </table:table-cell>
              <table:table-cell office:value-type="float" office:value="1605.927">
                <text:p>1605.9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787.162">
                <text:p>11787.162</text:p>
              </table:table-cell>
              <table:table-cell office:value-type="float" office:value="6059.857">
                <text:p>6059.857</text:p>
              </table:table-cell>
              <table:table-cell office:value-type="float" office:value="7364.709">
                <text:p>7364.709</text:p>
              </table:table-cell>
              <table:table-cell office:value-type="float" office:value="1656.661">
                <text:p>1656.66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843.009">
                <text:p>11843.009</text:p>
              </table:table-cell>
              <table:table-cell office:value-type="float" office:value="6239.182">
                <text:p>6239.182</text:p>
              </table:table-cell>
              <table:table-cell office:value-type="float" office:value="6065.396">
                <text:p>6065.396</text:p>
              </table:table-cell>
              <table:table-cell office:value-type="float" office:value="1406.246">
                <text:p>1406.2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18.732">
                <text:p>3718.732</text:p>
              </table:table-cell>
              <table:table-cell office:value-type="float" office:value="6717.268">
                <text:p>6717.268</text:p>
              </table:table-cell>
              <table:table-cell office:value-type="float" office:value="8355.03">
                <text:p>8355.03</text:p>
              </table:table-cell>
              <table:table-cell office:value-type="float" office:value="1051.923">
                <text:p>1051.9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75.759">
                <text:p>3675.759</text:p>
              </table:table-cell>
              <table:table-cell office:value-type="float" office:value="6357.556">
                <text:p>6357.556</text:p>
              </table:table-cell>
              <table:table-cell office:value-type="float" office:value="10214.438">
                <text:p>10214.438</text:p>
              </table:table-cell>
              <table:table-cell office:value-type="float" office:value="1140.367">
                <text:p>1140.3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580.674">
                <text:p>3580.674</text:p>
              </table:table-cell>
              <table:table-cell office:value-type="float" office:value="6347.873">
                <text:p>6347.873</text:p>
              </table:table-cell>
              <table:table-cell office:value-type="float" office:value="11799.481">
                <text:p>11799.481</text:p>
              </table:table-cell>
              <table:table-cell office:value-type="float" office:value="1411.663">
                <text:p>1411.66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309.964">
                <text:p>3309.964</text:p>
              </table:table-cell>
              <table:table-cell office:value-type="float" office:value="6517.746">
                <text:p>6517.746</text:p>
              </table:table-cell>
              <table:table-cell office:value-type="float" office:value="11853.15">
                <text:p>11853.15</text:p>
              </table:table-cell>
              <table:table-cell office:value-type="float" office:value="1123.814">
                <text:p>1123.8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614.967">
                <text:p>11614.967</text:p>
              </table:table-cell>
              <table:table-cell office:value-type="float" office:value="6692.585">
                <text:p>6692.585</text:p>
              </table:table-cell>
              <table:table-cell office:value-type="float" office:value="12106.966">
                <text:p>12106.966</text:p>
              </table:table-cell>
              <table:table-cell office:value-type="float" office:value="2915.897">
                <text:p>2915.8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08cm" chart:style-name="ch2">
          <text:p>c) Speedup</text:p>
        </chart:title>
        <chart:subtitle svg:x="10.352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J5:data.J20 data.J53:data.J68 data.W5:data.W20 data.W53:data.W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cm" svg:y="0.531cm" chart:style-name="ch9">
              <text:p>Speedup</text:p>
            </chart:title>
            <chart:grid chart:style-name="ch10" chart:class="major"/>
          </chart:axis>
          <chart:series chart:style-name="ch11" chart:values-cell-range-address="data.J5:data.J20" loext:label-string="thread" chart:class="chart:line">
            <chart:data-point chart:repeated="16"/>
          </chart:series>
          <chart:series chart:style-name="ch12" chart:values-cell-range-address="data.J53:data.J68" loext:label-string="vect_thread" chart:class="chart:line">
            <chart:data-point chart:repeated="16"/>
          </chart:series>
          <chart:series chart:style-name="ch13" chart:values-cell-range-address="data.W5:data.W20" loext:label-string="ff" chart:class="chart:line">
            <chart:data-point chart:repeated="16"/>
          </chart:series>
          <chart:series chart:style-name="ch14" chart:values-cell-range-address="data.W53:data.W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.01627985012319">
                <text:p>1.01627985012319</text:p>
                <draw:g>
                  <svg:desc>data.J5:data.J20</svg:desc>
                </draw:g>
              </table:table-cell>
              <table:table-cell office:value-type="float" office:value="1.00454601739812">
                <text:p>1.00454601739812</text:p>
                <draw:g>
                  <svg:desc>data.J53:data.J68</svg:desc>
                </draw:g>
              </table:table-cell>
              <table:table-cell office:value-type="float" office:value="1.00029728583725">
                <text:p>1.00029728583725</text:p>
                <draw:g>
                  <svg:desc>data.W5:data.W20</svg:desc>
                </draw:g>
              </table:table-cell>
              <table:table-cell office:value-type="float" office:value="1.00455913269146">
                <text:p>1.00455913269146</text:p>
                <draw:g>
                  <svg:desc>data.W53:data.W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541730062199">
                <text:p>1.96541730062199</text:p>
              </table:table-cell>
              <table:table-cell office:value-type="float" office:value="1.94984459928816">
                <text:p>1.94984459928816</text:p>
              </table:table-cell>
              <table:table-cell office:value-type="float" office:value="1.93125100887713">
                <text:p>1.93125100887713</text:p>
              </table:table-cell>
              <table:table-cell office:value-type="float" office:value="1.9511500290942">
                <text:p>1.9511500290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6062834158333">
                <text:p>2.86062834158333</text:p>
              </table:table-cell>
              <table:table-cell office:value-type="float" office:value="2.93425090747537">
                <text:p>2.93425090747537</text:p>
              </table:table-cell>
              <table:table-cell office:value-type="float" office:value="2.84323840046075">
                <text:p>2.84323840046075</text:p>
              </table:table-cell>
              <table:table-cell office:value-type="float" office:value="2.86490232309896">
                <text:p>2.86490232309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3195671508049">
                <text:p>3.73195671508049</text:p>
              </table:table-cell>
              <table:table-cell office:value-type="float" office:value="3.89062985057245">
                <text:p>3.89062985057245</text:p>
              </table:table-cell>
              <table:table-cell office:value-type="float" office:value="3.5920970727294">
                <text:p>3.5920970727294</text:p>
              </table:table-cell>
              <table:table-cell office:value-type="float" office:value="3.73180152137832">
                <text:p>3.73180152137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35674435225262">
                <text:p>4.35674435225262</text:p>
              </table:table-cell>
              <table:table-cell office:value-type="float" office:value="4.3484354418897">
                <text:p>4.3484354418897</text:p>
              </table:table-cell>
              <table:table-cell office:value-type="float" office:value="4.3917329152136">
                <text:p>4.3917329152136</text:p>
              </table:table-cell>
              <table:table-cell office:value-type="float" office:value="4.38360782782838">
                <text:p>4.38360782782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4268746765642">
                <text:p>4.84268746765642</text:p>
              </table:table-cell>
              <table:table-cell office:value-type="float" office:value="5.33754450312713">
                <text:p>5.33754450312713</text:p>
              </table:table-cell>
              <table:table-cell office:value-type="float" office:value="4.84419871357671">
                <text:p>4.84419871357671</text:p>
              </table:table-cell>
              <table:table-cell office:value-type="float" office:value="4.8872177164926">
                <text:p>4.8872177164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55491066369922">
                <text:p>5.55491066369922</text:p>
              </table:table-cell>
              <table:table-cell office:value-type="float" office:value="6.19533821160734">
                <text:p>6.19533821160734</text:p>
              </table:table-cell>
              <table:table-cell office:value-type="float" office:value="5.54611162991419">
                <text:p>5.54611162991419</text:p>
              </table:table-cell>
              <table:table-cell office:value-type="float" office:value="3.98354578290843">
                <text:p>3.98354578290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18184956361203">
                <text:p>6.18184956361203</text:p>
              </table:table-cell>
              <table:table-cell office:value-type="float" office:value="6.30683147122787">
                <text:p>6.30683147122787</text:p>
              </table:table-cell>
              <table:table-cell office:value-type="float" office:value="6.24341461588727">
                <text:p>6.24341461588727</text:p>
              </table:table-cell>
              <table:table-cell office:value-type="float" office:value="4.46655500429824">
                <text:p>4.46655500429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75051226446734">
                <text:p>6.75051226446734</text:p>
              </table:table-cell>
              <table:table-cell office:value-type="float" office:value="7.88692365068905">
                <text:p>7.88692365068905</text:p>
              </table:table-cell>
              <table:table-cell office:value-type="float" office:value="6.96684277838462">
                <text:p>6.96684277838462</text:p>
              </table:table-cell>
              <table:table-cell office:value-type="float" office:value="4.74316759335641">
                <text:p>4.74316759335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6419776185934">
                <text:p>7.16419776185934</text:p>
              </table:table-cell>
              <table:table-cell office:value-type="float" office:value="8.15832629188166">
                <text:p>8.15832629188166</text:p>
              </table:table-cell>
              <table:table-cell office:value-type="float" office:value="7.46616925438277">
                <text:p>7.46616925438277</text:p>
              </table:table-cell>
              <table:table-cell office:value-type="float" office:value="5.63480774713726">
                <text:p>5.63480774713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79632569055715">
                <text:p>7.79632569055715</text:p>
              </table:table-cell>
              <table:table-cell office:value-type="float" office:value="8.40008113953223">
                <text:p>8.40008113953223</text:p>
              </table:table-cell>
              <table:table-cell office:value-type="float" office:value="8.11967599947074">
                <text:p>8.11967599947074</text:p>
              </table:table-cell>
              <table:table-cell office:value-type="float" office:value="5.690402904659">
                <text:p>5.690402904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42107266154165">
                <text:p>8.42107266154165</text:p>
              </table:table-cell>
              <table:table-cell office:value-type="float" office:value="9.62630388734431">
                <text:p>9.62630388734431</text:p>
              </table:table-cell>
              <table:table-cell office:value-type="float" office:value="8.37443812329207">
                <text:p>8.37443812329207</text:p>
              </table:table-cell>
              <table:table-cell office:value-type="float" office:value="5.38573077759622">
                <text:p>5.38573077759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10070167198171">
                <text:p>5.10070167198171</text:p>
              </table:table-cell>
              <table:table-cell office:value-type="float" office:value="5.41229743902951">
                <text:p>5.41229743902951</text:p>
              </table:table-cell>
              <table:table-cell office:value-type="float" office:value="8.96171757358109">
                <text:p>8.96171757358109</text:p>
              </table:table-cell>
              <table:table-cell office:value-type="float" office:value="5.45316549008012">
                <text:p>5.453165490080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28322576414293">
                <text:p>5.28322576414293</text:p>
              </table:table-cell>
              <table:table-cell office:value-type="float" office:value="5.54280197426212">
                <text:p>5.54280197426212</text:p>
              </table:table-cell>
              <table:table-cell office:value-type="float" office:value="9.60389503991728">
                <text:p>9.60389503991728</text:p>
              </table:table-cell>
              <table:table-cell office:value-type="float" office:value="5.72117870345636">
                <text:p>5.72117870345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57888703279429">
                <text:p>5.57888703279429</text:p>
              </table:table-cell>
              <table:table-cell office:value-type="float" office:value="5.69702489152297">
                <text:p>5.69702489152297</text:p>
              </table:table-cell>
              <table:table-cell office:value-type="float" office:value="9.99930070442948">
                <text:p>9.99930070442948</text:p>
              </table:table-cell>
              <table:table-cell office:value-type="float" office:value="6.34037493814995">
                <text:p>6.340374938149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78581165377685">
                <text:p>5.78581165377685</text:p>
              </table:table-cell>
              <table:table-cell office:value-type="float" office:value="5.85343010425591">
                <text:p>5.85343010425591</text:p>
              </table:table-cell>
              <table:table-cell office:value-type="float" office:value="5.50501417599298">
                <text:p>5.50501417599298</text:p>
              </table:table-cell>
              <table:table-cell office:value-type="float" office:value="5.00708914314696">
                <text:p>5.0070891431469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1000" chart:maximum="1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09cm" chart:style-name="ch2">
          <text:p>a) Completion Time</text:p>
        </chart:title>
        <chart:subtitle svg:x="10.342cm" svg:y="9.297cm" chart:style-name="ch3">
          <text:p>Xeon Phi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24:data.A48 data.G24:data.G48 data.G72:data.G96 data.T24:data.T48 data.T72:data.T96 data.I24:data.I48 data.I72:data.I96 data.V24:data.V48 data.V72:data.V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G24:data.G48" loext:label-string="thread" chart:class="chart:line">
            <chart:data-point chart:repeated="25"/>
          </chart:series>
          <chart:series chart:style-name="ch12" chart:values-cell-range-address="data.G72:data.G96" loext:label-string="vect_thread" chart:class="chart:line">
            <chart:data-point chart:repeated="25"/>
          </chart:series>
          <chart:series chart:style-name="ch13" chart:values-cell-range-address="data.T24:data.T48" loext:label-string="ff" chart:class="chart:line">
            <chart:data-point chart:repeated="25"/>
          </chart:series>
          <chart:series chart:style-name="ch14" chart:values-cell-range-address="data.T72:data.T96" loext:label-string="vect_ff" chart:class="chart:line">
            <chart:data-point chart:repeated="25"/>
          </chart:series>
          <chart:series chart:style-name="ch15" chart:values-cell-range-address="data.I24:data.I48" loext:label-string="ideal_t" chart:class="chart:line">
            <chart:data-point chart:repeated="25"/>
          </chart:series>
          <chart:series chart:style-name="ch16" chart:values-cell-range-address="data.I72:data.I96" loext:label-string="ideal_vt" chart:class="chart:line">
            <chart:data-point chart:repeated="25"/>
          </chart:series>
          <chart:series chart:style-name="ch17" chart:values-cell-range-address="data.V24:data.V48" loext:label-string="ideal_ff" chart:class="chart:line">
            <chart:data-point chart:repeated="25"/>
          </chart:series>
          <chart:series chart:style-name="ch18" chart:values-cell-range-address="data.V72:data.V96" loext:label-string="ideal_vff" chart:class="chart:line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533124.816">
                <text:p>533124.816</text:p>
                <draw:g>
                  <svg:desc>data.G24:data.G48</svg:desc>
                </draw:g>
              </table:table-cell>
              <table:table-cell office:value-type="float" office:value="72680.342">
                <text:p>72680.342</text:p>
                <draw:g>
                  <svg:desc>data.G72:data.G96</svg:desc>
                </draw:g>
              </table:table-cell>
              <table:table-cell office:value-type="float" office:value="734352.093">
                <text:p>734352.093</text:p>
                <draw:g>
                  <svg:desc>data.T24:data.T48</svg:desc>
                </draw:g>
              </table:table-cell>
              <table:table-cell office:value-type="float" office:value="73056.682">
                <text:p>73056.682</text:p>
                <draw:g>
                  <svg:desc>data.T72:data.T96</svg:desc>
                </draw:g>
              </table:table-cell>
              <table:table-cell office:value-type="float" office:value="532322.502">
                <text:p>532322.502</text:p>
                <draw:g>
                  <svg:desc>data.I24:data.I48</svg:desc>
                </draw:g>
              </table:table-cell>
              <table:table-cell office:value-type="float" office:value="71953.168">
                <text:p>71953.168</text:p>
                <draw:g>
                  <svg:desc>data.I72:data.I96</svg:desc>
                </draw:g>
              </table:table-cell>
              <table:table-cell office:value-type="float" office:value="655788.953">
                <text:p>655788.953</text:p>
                <draw:g>
                  <svg:desc>data.V24:data.V48</svg:desc>
                </draw:g>
              </table:table-cell>
              <table:table-cell office:value-type="float" office:value="72603.366">
                <text:p>72603.366</text:p>
                <draw:g>
                  <svg:desc>data.V72:data.V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659.517">
                <text:p>66659.517</text:p>
              </table:table-cell>
              <table:table-cell office:value-type="float" office:value="8707.643">
                <text:p>8707.643</text:p>
              </table:table-cell>
              <table:table-cell office:value-type="float" office:value="66999.508">
                <text:p>66999.508</text:p>
              </table:table-cell>
              <table:table-cell office:value-type="float" office:value="12683.986">
                <text:p>12683.986</text:p>
              </table:table-cell>
              <table:table-cell office:value-type="float" office:value="53232.2502">
                <text:p>53232.2502</text:p>
              </table:table-cell>
              <table:table-cell office:value-type="float" office:value="7195.3168">
                <text:p>7195.3168</text:p>
              </table:table-cell>
              <table:table-cell office:value-type="float" office:value="65578.8953">
                <text:p>65578.8953</text:p>
              </table:table-cell>
              <table:table-cell office:value-type="float" office:value="7260.3366">
                <text:p>7260.33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895.297">
                <text:p>37895.297</text:p>
              </table:table-cell>
              <table:table-cell office:value-type="float" office:value="5843.004">
                <text:p>5843.004</text:p>
              </table:table-cell>
              <table:table-cell office:value-type="float" office:value="36799.975">
                <text:p>36799.975</text:p>
              </table:table-cell>
              <table:table-cell office:value-type="float" office:value="7424.951">
                <text:p>7424.951</text:p>
              </table:table-cell>
              <table:table-cell office:value-type="float" office:value="26616.1251">
                <text:p>26616.1251</text:p>
              </table:table-cell>
              <table:table-cell office:value-type="float" office:value="3597.6584">
                <text:p>3597.6584</text:p>
              </table:table-cell>
              <table:table-cell office:value-type="float" office:value="32789.44765">
                <text:p>32789.44765</text:p>
              </table:table-cell>
              <table:table-cell office:value-type="float" office:value="3630.1683">
                <text:p>3630.16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557.712">
                <text:p>27557.712</text:p>
              </table:table-cell>
              <table:table-cell office:value-type="float" office:value="4791.184">
                <text:p>4791.184</text:p>
              </table:table-cell>
              <table:table-cell office:value-type="float" office:value="28384.376">
                <text:p>28384.376</text:p>
              </table:table-cell>
              <table:table-cell office:value-type="float" office:value="5072.078">
                <text:p>5072.078</text:p>
              </table:table-cell>
              <table:table-cell office:value-type="float" office:value="17744.0834">
                <text:p>17744.0834</text:p>
              </table:table-cell>
              <table:table-cell office:value-type="float" office:value="2398.43893333333">
                <text:p>2398.43893333333</text:p>
              </table:table-cell>
              <table:table-cell office:value-type="float" office:value="21859.6317666667">
                <text:p>21859.6317666667</text:p>
              </table:table-cell>
              <table:table-cell office:value-type="float" office:value="2420.1122">
                <text:p>2420.11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615.935">
                <text:p>24615.935</text:p>
              </table:table-cell>
              <table:table-cell office:value-type="float" office:value="4471.399">
                <text:p>4471.399</text:p>
              </table:table-cell>
              <table:table-cell office:value-type="float" office:value="24798.457">
                <text:p>24798.457</text:p>
              </table:table-cell>
              <table:table-cell office:value-type="float" office:value="4565.014">
                <text:p>4565.014</text:p>
              </table:table-cell>
              <table:table-cell office:value-type="float" office:value="13308.06255">
                <text:p>13308.06255</text:p>
              </table:table-cell>
              <table:table-cell office:value-type="float" office:value="1798.8292">
                <text:p>1798.8292</text:p>
              </table:table-cell>
              <table:table-cell office:value-type="float" office:value="16394.723825">
                <text:p>16394.723825</text:p>
              </table:table-cell>
              <table:table-cell office:value-type="float" office:value="1815.08415">
                <text:p>1815.084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046.584">
                <text:p>21046.584</text:p>
              </table:table-cell>
              <table:table-cell office:value-type="float" office:value="3787.164">
                <text:p>3787.164</text:p>
              </table:table-cell>
              <table:table-cell office:value-type="float" office:value="20988.237">
                <text:p>20988.237</text:p>
              </table:table-cell>
              <table:table-cell office:value-type="float" office:value="4195.12">
                <text:p>4195.12</text:p>
              </table:table-cell>
              <table:table-cell office:value-type="float" office:value="10646.45004">
                <text:p>10646.45004</text:p>
              </table:table-cell>
              <table:table-cell office:value-type="float" office:value="1439.06336">
                <text:p>1439.06336</text:p>
              </table:table-cell>
              <table:table-cell office:value-type="float" office:value="13115.77906">
                <text:p>13115.77906</text:p>
              </table:table-cell>
              <table:table-cell office:value-type="float" office:value="1452.06732">
                <text:p>1452.067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535.706">
                <text:p>19535.706</text:p>
              </table:table-cell>
              <table:table-cell office:value-type="float" office:value="3601.703">
                <text:p>3601.703</text:p>
              </table:table-cell>
              <table:table-cell office:value-type="float" office:value="20088.808">
                <text:p>20088.808</text:p>
              </table:table-cell>
              <table:table-cell office:value-type="float" office:value="3453.678">
                <text:p>3453.678</text:p>
              </table:table-cell>
              <table:table-cell office:value-type="float" office:value="8872.0417">
                <text:p>8872.0417</text:p>
              </table:table-cell>
              <table:table-cell office:value-type="float" office:value="1199.21946666667">
                <text:p>1199.21946666667</text:p>
              </table:table-cell>
              <table:table-cell office:value-type="float" office:value="10929.8158833333">
                <text:p>10929.8158833333</text:p>
              </table:table-cell>
              <table:table-cell office:value-type="float" office:value="1210.0561">
                <text:p>1210.05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432.461">
                <text:p>18432.461</text:p>
              </table:table-cell>
              <table:table-cell office:value-type="float" office:value="3444.265">
                <text:p>3444.265</text:p>
              </table:table-cell>
              <table:table-cell office:value-type="float" office:value="18428.445">
                <text:p>18428.445</text:p>
              </table:table-cell>
              <table:table-cell office:value-type="float" office:value="3294.891">
                <text:p>3294.891</text:p>
              </table:table-cell>
              <table:table-cell office:value-type="float" office:value="7604.60717142857">
                <text:p>7604.60717142857</text:p>
              </table:table-cell>
              <table:table-cell office:value-type="float" office:value="1027.9024">
                <text:p>1027.9024</text:p>
              </table:table-cell>
              <table:table-cell office:value-type="float" office:value="9368.41361428571">
                <text:p>9368.41361428571</text:p>
              </table:table-cell>
              <table:table-cell office:value-type="float" office:value="1037.19094285714">
                <text:p>1037.19094285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642.803">
                <text:p>17642.803</text:p>
              </table:table-cell>
              <table:table-cell office:value-type="float" office:value="3419.094">
                <text:p>3419.094</text:p>
              </table:table-cell>
              <table:table-cell office:value-type="float" office:value="18411.912">
                <text:p>18411.912</text:p>
              </table:table-cell>
              <table:table-cell office:value-type="float" office:value="3087.075">
                <text:p>3087.075</text:p>
              </table:table-cell>
              <table:table-cell office:value-type="float" office:value="6654.031275">
                <text:p>6654.031275</text:p>
              </table:table-cell>
              <table:table-cell office:value-type="float" office:value="899.4146">
                <text:p>899.4146</text:p>
              </table:table-cell>
              <table:table-cell office:value-type="float" office:value="8197.3619125">
                <text:p>8197.3619125</text:p>
              </table:table-cell>
              <table:table-cell office:value-type="float" office:value="907.542075">
                <text:p>907.5420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135.164">
                <text:p>17135.164</text:p>
              </table:table-cell>
              <table:table-cell office:value-type="float" office:value="3591.13">
                <text:p>3591.13</text:p>
              </table:table-cell>
              <table:table-cell office:value-type="float" office:value="17032.129">
                <text:p>17032.129</text:p>
              </table:table-cell>
              <table:table-cell office:value-type="float" office:value="2949.749">
                <text:p>2949.749</text:p>
              </table:table-cell>
              <table:table-cell office:value-type="float" office:value="5914.69446666667">
                <text:p>5914.69446666667</text:p>
              </table:table-cell>
              <table:table-cell office:value-type="float" office:value="799.479644444445">
                <text:p>799.479644444445</text:p>
              </table:table-cell>
              <table:table-cell office:value-type="float" office:value="7286.54392222222">
                <text:p>7286.54392222222</text:p>
              </table:table-cell>
              <table:table-cell office:value-type="float" office:value="806.704066666667">
                <text:p>806.7040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444.109">
                <text:p>16444.109</text:p>
              </table:table-cell>
              <table:table-cell office:value-type="float" office:value="3678.047">
                <text:p>3678.047</text:p>
              </table:table-cell>
              <table:table-cell office:value-type="float" office:value="16617.5">
                <text:p>16617.5</text:p>
              </table:table-cell>
              <table:table-cell office:value-type="float" office:value="2975.209">
                <text:p>2975.209</text:p>
              </table:table-cell>
              <table:table-cell office:value-type="float" office:value="5323.22502">
                <text:p>5323.22502</text:p>
              </table:table-cell>
              <table:table-cell office:value-type="float" office:value="719.53168">
                <text:p>719.53168</text:p>
              </table:table-cell>
              <table:table-cell office:value-type="float" office:value="6557.88953">
                <text:p>6557.88953</text:p>
              </table:table-cell>
              <table:table-cell office:value-type="float" office:value="726.03366">
                <text:p>726.033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984.533">
                <text:p>15984.533</text:p>
              </table:table-cell>
              <table:table-cell office:value-type="float" office:value="6781.513">
                <text:p>6781.513</text:p>
              </table:table-cell>
              <table:table-cell office:value-type="float" office:value="16643.657">
                <text:p>16643.657</text:p>
              </table:table-cell>
              <table:table-cell office:value-type="float" office:value="2837.218">
                <text:p>2837.218</text:p>
              </table:table-cell>
              <table:table-cell office:value-type="float" office:value="4839.29547272727">
                <text:p>4839.29547272727</text:p>
              </table:table-cell>
              <table:table-cell office:value-type="float" office:value="654.119709090909">
                <text:p>654.119709090909</text:p>
              </table:table-cell>
              <table:table-cell office:value-type="float" office:value="5961.71775454545">
                <text:p>5961.71775454545</text:p>
              </table:table-cell>
              <table:table-cell office:value-type="float" office:value="660.0306">
                <text:p>660.03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350.535">
                <text:p>16350.535</text:p>
              </table:table-cell>
              <table:table-cell office:value-type="float" office:value="6600.991">
                <text:p>6600.991</text:p>
              </table:table-cell>
              <table:table-cell office:value-type="float" office:value="17936.567">
                <text:p>17936.567</text:p>
              </table:table-cell>
              <table:table-cell office:value-type="float" office:value="2985.527">
                <text:p>2985.527</text:p>
              </table:table-cell>
              <table:table-cell office:value-type="float" office:value="4436.02085">
                <text:p>4436.02085</text:p>
              </table:table-cell>
              <table:table-cell office:value-type="float" office:value="599.609733333333">
                <text:p>599.609733333333</text:p>
              </table:table-cell>
              <table:table-cell office:value-type="float" office:value="5464.90794166667">
                <text:p>5464.90794166667</text:p>
              </table:table-cell>
              <table:table-cell office:value-type="float" office:value="605.02805">
                <text:p>605.028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499.985">
                <text:p>17499.985</text:p>
              </table:table-cell>
              <table:table-cell office:value-type="float" office:value="6606.223">
                <text:p>6606.223</text:p>
              </table:table-cell>
              <table:table-cell office:value-type="float" office:value="17781.954">
                <text:p>17781.954</text:p>
              </table:table-cell>
              <table:table-cell office:value-type="float" office:value="3354.69">
                <text:p>3354.69</text:p>
              </table:table-cell>
              <table:table-cell office:value-type="float" office:value="4094.78847692308">
                <text:p>4094.78847692308</text:p>
              </table:table-cell>
              <table:table-cell office:value-type="float" office:value="553.485907692308">
                <text:p>553.485907692308</text:p>
              </table:table-cell>
              <table:table-cell office:value-type="float" office:value="5044.53040769231">
                <text:p>5044.53040769231</text:p>
              </table:table-cell>
              <table:table-cell office:value-type="float" office:value="558.487430769231">
                <text:p>558.4874307692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303.871">
                <text:p>17303.871</text:p>
              </table:table-cell>
              <table:table-cell office:value-type="float" office:value="6515.921">
                <text:p>6515.921</text:p>
              </table:table-cell>
              <table:table-cell office:value-type="float" office:value="17634.572">
                <text:p>17634.572</text:p>
              </table:table-cell>
              <table:table-cell office:value-type="float" office:value="3508.977">
                <text:p>3508.977</text:p>
              </table:table-cell>
              <table:table-cell office:value-type="float" office:value="3802.30358571429">
                <text:p>3802.30358571429</text:p>
              </table:table-cell>
              <table:table-cell office:value-type="float" office:value="513.9512">
                <text:p>513.9512</text:p>
              </table:table-cell>
              <table:table-cell office:value-type="float" office:value="4684.20680714286">
                <text:p>4684.20680714286</text:p>
              </table:table-cell>
              <table:table-cell office:value-type="float" office:value="518.595471428571">
                <text:p>518.595471428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044.067">
                <text:p>17044.067</text:p>
              </table:table-cell>
              <table:table-cell office:value-type="float" office:value="6827.141">
                <text:p>6827.141</text:p>
              </table:table-cell>
              <table:table-cell office:value-type="float" office:value="16794.638">
                <text:p>16794.638</text:p>
              </table:table-cell>
              <table:table-cell office:value-type="float" office:value="3446.701">
                <text:p>3446.701</text:p>
              </table:table-cell>
              <table:table-cell office:value-type="float" office:value="3548.81668">
                <text:p>3548.81668</text:p>
              </table:table-cell>
              <table:table-cell office:value-type="float" office:value="479.687786666667">
                <text:p>479.687786666667</text:p>
              </table:table-cell>
              <table:table-cell office:value-type="float" office:value="4371.92635333333">
                <text:p>4371.92635333333</text:p>
              </table:table-cell>
              <table:table-cell office:value-type="float" office:value="484.02244">
                <text:p>484.022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695.91">
                <text:p>17695.91</text:p>
              </table:table-cell>
              <table:table-cell office:value-type="float" office:value="6161.196">
                <text:p>6161.196</text:p>
              </table:table-cell>
              <table:table-cell office:value-type="float" office:value="16429.806">
                <text:p>16429.806</text:p>
              </table:table-cell>
              <table:table-cell office:value-type="float" office:value="3345.347">
                <text:p>3345.347</text:p>
              </table:table-cell>
              <table:table-cell office:value-type="float" office:value="3327.0156375">
                <text:p>3327.0156375</text:p>
              </table:table-cell>
              <table:table-cell office:value-type="float" office:value="449.7073">
                <text:p>449.7073</text:p>
              </table:table-cell>
              <table:table-cell office:value-type="float" office:value="4098.68095625">
                <text:p>4098.68095625</text:p>
              </table:table-cell>
              <table:table-cell office:value-type="float" office:value="453.7710375">
                <text:p>453.77103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548.947">
                <text:p>18548.947</text:p>
              </table:table-cell>
              <table:table-cell office:value-type="float" office:value="6571.645">
                <text:p>6571.645</text:p>
              </table:table-cell>
              <table:table-cell office:value-type="float" office:value="17360.877">
                <text:p>17360.877</text:p>
              </table:table-cell>
              <table:table-cell office:value-type="float" office:value="3015.778">
                <text:p>3015.778</text:p>
              </table:table-cell>
              <table:table-cell office:value-type="float" office:value="3131.30883529412">
                <text:p>3131.30883529412</text:p>
              </table:table-cell>
              <table:table-cell office:value-type="float" office:value="423.253929411765">
                <text:p>423.253929411765</text:p>
              </table:table-cell>
              <table:table-cell office:value-type="float" office:value="3857.58207647059">
                <text:p>3857.58207647059</text:p>
              </table:table-cell>
              <table:table-cell office:value-type="float" office:value="427.078623529412">
                <text:p>427.0786235294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410.311">
                <text:p>25410.311</text:p>
              </table:table-cell>
              <table:table-cell office:value-type="float" office:value="7184.097">
                <text:p>7184.097</text:p>
              </table:table-cell>
              <table:table-cell office:value-type="float" office:value="21001.221">
                <text:p>21001.221</text:p>
              </table:table-cell>
              <table:table-cell office:value-type="float" office:value="3089.318">
                <text:p>3089.318</text:p>
              </table:table-cell>
              <table:table-cell office:value-type="float" office:value="2957.34723333333">
                <text:p>2957.34723333333</text:p>
              </table:table-cell>
              <table:table-cell office:value-type="float" office:value="399.739822222222">
                <text:p>399.739822222222</text:p>
              </table:table-cell>
              <table:table-cell office:value-type="float" office:value="3643.27196111111">
                <text:p>3643.27196111111</text:p>
              </table:table-cell>
              <table:table-cell office:value-type="float" office:value="403.352033333333">
                <text:p>403.3520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137.675">
                <text:p>25137.675</text:p>
              </table:table-cell>
              <table:table-cell office:value-type="float" office:value="7227.395">
                <text:p>7227.395</text:p>
              </table:table-cell>
              <table:table-cell office:value-type="float" office:value="19489.062">
                <text:p>19489.062</text:p>
              </table:table-cell>
              <table:table-cell office:value-type="float" office:value="2811.132">
                <text:p>2811.132</text:p>
              </table:table-cell>
              <table:table-cell office:value-type="float" office:value="2801.69737894737">
                <text:p>2801.69737894737</text:p>
              </table:table-cell>
              <table:table-cell office:value-type="float" office:value="378.700884210526">
                <text:p>378.700884210526</text:p>
              </table:table-cell>
              <table:table-cell office:value-type="float" office:value="3451.52080526316">
                <text:p>3451.52080526316</text:p>
              </table:table-cell>
              <table:table-cell office:value-type="float" office:value="382.122978947368">
                <text:p>382.1229789473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088.26">
                <text:p>17088.26</text:p>
              </table:table-cell>
              <table:table-cell office:value-type="float" office:value="7565.649">
                <text:p>7565.649</text:p>
              </table:table-cell>
              <table:table-cell office:value-type="float" office:value="21577.336">
                <text:p>21577.336</text:p>
              </table:table-cell>
              <table:table-cell office:value-type="float" office:value="2449.113">
                <text:p>2449.113</text:p>
              </table:table-cell>
              <table:table-cell office:value-type="float" office:value="2661.61251">
                <text:p>2661.61251</text:p>
              </table:table-cell>
              <table:table-cell office:value-type="float" office:value="359.76584">
                <text:p>359.76584</text:p>
              </table:table-cell>
              <table:table-cell office:value-type="float" office:value="3278.944765">
                <text:p>3278.944765</text:p>
              </table:table-cell>
              <table:table-cell office:value-type="float" office:value="363.01683">
                <text:p>363.0168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850.15">
                <text:p>16850.15</text:p>
              </table:table-cell>
              <table:table-cell office:value-type="float" office:value="7294.391">
                <text:p>7294.391</text:p>
              </table:table-cell>
              <table:table-cell office:value-type="float" office:value="23152.322">
                <text:p>23152.322</text:p>
              </table:table-cell>
              <table:table-cell office:value-type="float" office:value="2516.197">
                <text:p>2516.197</text:p>
              </table:table-cell>
              <table:table-cell office:value-type="float" office:value="2534.86905714286">
                <text:p>2534.86905714286</text:p>
              </table:table-cell>
              <table:table-cell office:value-type="float" office:value="342.634133333333">
                <text:p>342.634133333333</text:p>
              </table:table-cell>
              <table:table-cell office:value-type="float" office:value="3122.80453809524">
                <text:p>3122.80453809524</text:p>
              </table:table-cell>
              <table:table-cell office:value-type="float" office:value="345.730314285714">
                <text:p>345.7303142857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617.919">
                <text:p>16617.919</text:p>
              </table:table-cell>
              <table:table-cell office:value-type="float" office:value="7232.916">
                <text:p>7232.916</text:p>
              </table:table-cell>
              <table:table-cell office:value-type="float" office:value="24668.4">
                <text:p>24668.4</text:p>
              </table:table-cell>
              <table:table-cell office:value-type="float" office:value="2814.883">
                <text:p>2814.883</text:p>
              </table:table-cell>
              <table:table-cell office:value-type="float" office:value="2419.64773636364">
                <text:p>2419.64773636364</text:p>
              </table:table-cell>
              <table:table-cell office:value-type="float" office:value="327.059854545455">
                <text:p>327.059854545455</text:p>
              </table:table-cell>
              <table:table-cell office:value-type="float" office:value="2980.85887727273">
                <text:p>2980.85887727273</text:p>
              </table:table-cell>
              <table:table-cell office:value-type="float" office:value="330.0153">
                <text:p>330.01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6283.58">
                <text:p>16283.58</text:p>
              </table:table-cell>
              <table:table-cell office:value-type="float" office:value="7366.314">
                <text:p>7366.314</text:p>
              </table:table-cell>
              <table:table-cell office:value-type="float" office:value="24683.266">
                <text:p>24683.266</text:p>
              </table:table-cell>
              <table:table-cell office:value-type="float" office:value="2555.444">
                <text:p>2555.444</text:p>
              </table:table-cell>
              <table:table-cell office:value-type="float" office:value="2314.44566086956">
                <text:p>2314.44566086956</text:p>
              </table:table-cell>
              <table:table-cell office:value-type="float" office:value="312.839860869565">
                <text:p>312.839860869565</text:p>
              </table:table-cell>
              <table:table-cell office:value-type="float" office:value="2851.2563173913">
                <text:p>2851.2563173913</text:p>
              </table:table-cell>
              <table:table-cell office:value-type="float" office:value="315.666808695652">
                <text:p>315.6668086956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441.687">
                <text:p>24441.687</text:p>
              </table:table-cell>
              <table:table-cell office:value-type="float" office:value="7414.707">
                <text:p>7414.707</text:p>
              </table:table-cell>
              <table:table-cell office:value-type="float" office:value="24769.12">
                <text:p>24769.12</text:p>
              </table:table-cell>
              <table:table-cell office:value-type="float" office:value="4402.574">
                <text:p>4402.574</text:p>
              </table:table-cell>
              <table:table-cell office:value-type="float" office:value="2218.010425">
                <text:p>2218.010425</text:p>
              </table:table-cell>
              <table:table-cell office:value-type="float" office:value="299.804866666667">
                <text:p>299.804866666667</text:p>
              </table:table-cell>
              <table:table-cell office:value-type="float" office:value="2732.45397083333">
                <text:p>2732.45397083333</text:p>
              </table:table-cell>
              <table:table-cell office:value-type="float" office:value="302.514025">
                <text:p>302.514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2cm" chart:style-name="ch2">
          <text:p>e) Efficiency</text:p>
        </chart:title>
        <chart:subtitle svg:x="10.356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L5:data.L20 data.L53:data.L68 data.Y5:data.Y20 data.Y53:data.Y68 data.M1:data.M1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35cm" chart:style-name="ch9">
              <text:p>Efficiency</text:p>
            </chart:title>
            <chart:grid chart:style-name="ch10" chart:class="major"/>
          </chart:axis>
          <chart:series chart:style-name="ch11" chart:values-cell-range-address="data.L5:data.L20" loext:label-string="thread" chart:class="chart:line">
            <chart:data-point chart:repeated="16"/>
          </chart:series>
          <chart:series chart:style-name="ch12" chart:values-cell-range-address="data.L53:data.L68" loext:label-string="vect_thread" chart:class="chart:line">
            <chart:data-point chart:repeated="16"/>
          </chart:series>
          <chart:series chart:style-name="ch13" chart:values-cell-range-address="data.Y5:data.Y20" loext:label-string="ff" chart:class="chart:line">
            <chart:data-point chart:repeated="16"/>
          </chart:series>
          <chart:series chart:style-name="ch14" chart:values-cell-range-address="data.Y53:data.Y68" loext:label-string="vect_ff" chart:class="chart:line">
            <chart:data-point chart:repeated="16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.01627985012319">
                <text:p>1.01627985012319</text:p>
                <draw:g>
                  <svg:desc>data.L5:data.L20</svg:desc>
                </draw:g>
              </table:table-cell>
              <table:table-cell office:value-type="float" office:value="1.00454601739812">
                <text:p>1.00454601739812</text:p>
                <draw:g>
                  <svg:desc>data.L53:data.L68</svg:desc>
                </draw:g>
              </table:table-cell>
              <table:table-cell office:value-type="float" office:value="1.00029728583725">
                <text:p>1.00029728583725</text:p>
                <draw:g>
                  <svg:desc>data.Y5:data.Y20</svg:desc>
                </draw:g>
              </table:table-cell>
              <table:table-cell office:value-type="float" office:value="1.00455913269146">
                <text:p>1.00455913269146</text:p>
                <draw:g>
                  <svg:desc>data.Y53:data.Y68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82708650310994">
                <text:p>0.982708650310994</text:p>
              </table:table-cell>
              <table:table-cell office:value-type="float" office:value="0.974922299644082">
                <text:p>0.974922299644082</text:p>
              </table:table-cell>
              <table:table-cell office:value-type="float" office:value="0.965625504438567">
                <text:p>0.965625504438567</text:p>
              </table:table-cell>
              <table:table-cell office:value-type="float" office:value="0.9755750145471">
                <text:p>0.9755750145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53542780527778">
                <text:p>0.953542780527778</text:p>
              </table:table-cell>
              <table:table-cell office:value-type="float" office:value="0.978083635825122">
                <text:p>0.978083635825122</text:p>
              </table:table-cell>
              <table:table-cell office:value-type="float" office:value="0.947746133486917">
                <text:p>0.947746133486917</text:p>
              </table:table-cell>
              <table:table-cell office:value-type="float" office:value="0.954967441032987">
                <text:p>0.95496744103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2989178770122">
                <text:p>0.932989178770122</text:p>
              </table:table-cell>
              <table:table-cell office:value-type="float" office:value="0.972657462643113">
                <text:p>0.972657462643113</text:p>
              </table:table-cell>
              <table:table-cell office:value-type="float" office:value="0.898024268182351">
                <text:p>0.898024268182351</text:p>
              </table:table-cell>
              <table:table-cell office:value-type="float" office:value="0.93295038034458">
                <text:p>0.93295038034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71348870450523">
                <text:p>0.871348870450523</text:p>
              </table:table-cell>
              <table:table-cell office:value-type="float" office:value="0.869687088377939">
                <text:p>0.869687088377939</text:p>
              </table:table-cell>
              <table:table-cell office:value-type="float" office:value="0.87834658304272">
                <text:p>0.87834658304272</text:p>
              </table:table-cell>
              <table:table-cell office:value-type="float" office:value="0.876721565565676">
                <text:p>0.87672156556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07114577942737">
                <text:p>0.807114577942737</text:p>
              </table:table-cell>
              <table:table-cell office:value-type="float" office:value="0.889590750521189">
                <text:p>0.889590750521189</text:p>
              </table:table-cell>
              <table:table-cell office:value-type="float" office:value="0.807366452262786">
                <text:p>0.807366452262786</text:p>
              </table:table-cell>
              <table:table-cell office:value-type="float" office:value="0.814536286082099">
                <text:p>0.81453628608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93558666242745">
                <text:p>0.793558666242745</text:p>
              </table:table-cell>
              <table:table-cell office:value-type="float" office:value="0.885048315943906">
                <text:p>0.885048315943906</text:p>
              </table:table-cell>
              <table:table-cell office:value-type="float" office:value="0.792301661416312">
                <text:p>0.792301661416312</text:p>
              </table:table-cell>
              <table:table-cell office:value-type="float" office:value="0.569077968986919">
                <text:p>0.569077968986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72731195451504">
                <text:p>0.772731195451504</text:p>
              </table:table-cell>
              <table:table-cell office:value-type="float" office:value="0.788353933903484">
                <text:p>0.788353933903484</text:p>
              </table:table-cell>
              <table:table-cell office:value-type="float" office:value="0.780426826985909">
                <text:p>0.780426826985909</text:p>
              </table:table-cell>
              <table:table-cell office:value-type="float" office:value="0.55831937553728">
                <text:p>0.5583193755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50056918274149">
                <text:p>0.750056918274149</text:p>
              </table:table-cell>
              <table:table-cell office:value-type="float" office:value="0.876324850076561">
                <text:p>0.876324850076561</text:p>
              </table:table-cell>
              <table:table-cell office:value-type="float" office:value="0.774093642042735">
                <text:p>0.774093642042735</text:p>
              </table:table-cell>
              <table:table-cell office:value-type="float" office:value="0.527018621484046">
                <text:p>0.52701862148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6419776185934">
                <text:p>0.716419776185934</text:p>
              </table:table-cell>
              <table:table-cell office:value-type="float" office:value="0.815832629188166">
                <text:p>0.815832629188166</text:p>
              </table:table-cell>
              <table:table-cell office:value-type="float" office:value="0.746616925438276">
                <text:p>0.746616925438276</text:p>
              </table:table-cell>
              <table:table-cell office:value-type="float" office:value="0.563480774713726">
                <text:p>0.56348077471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08756880959741">
                <text:p>0.708756880959741</text:p>
              </table:table-cell>
              <table:table-cell office:value-type="float" office:value="0.763643739957475">
                <text:p>0.763643739957475</text:p>
              </table:table-cell>
              <table:table-cell office:value-type="float" office:value="0.738152363588249">
                <text:p>0.738152363588249</text:p>
              </table:table-cell>
              <table:table-cell office:value-type="float" office:value="0.517309354969">
                <text:p>0.51730935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01756055128471">
                <text:p>0.701756055128471</text:p>
              </table:table-cell>
              <table:table-cell office:value-type="float" office:value="0.802191990612026">
                <text:p>0.802191990612026</text:p>
              </table:table-cell>
              <table:table-cell office:value-type="float" office:value="0.697869843607673">
                <text:p>0.697869843607673</text:p>
              </table:table-cell>
              <table:table-cell office:value-type="float" office:value="0.448810898133018">
                <text:p>0.44881089813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92361667075516">
                <text:p>0.392361667075516</text:p>
              </table:table-cell>
              <table:table-cell office:value-type="float" office:value="0.416330572233039">
                <text:p>0.416330572233039</text:p>
              </table:table-cell>
              <table:table-cell office:value-type="float" office:value="0.689362890275468">
                <text:p>0.689362890275468</text:p>
              </table:table-cell>
              <table:table-cell office:value-type="float" office:value="0.419474268467702">
                <text:p>0.41947426846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77373268867352">
                <text:p>0.377373268867352</text:p>
              </table:table-cell>
              <table:table-cell office:value-type="float" office:value="0.395914426733009">
                <text:p>0.395914426733009</text:p>
              </table:table-cell>
              <table:table-cell office:value-type="float" office:value="0.685992502851235">
                <text:p>0.685992502851235</text:p>
              </table:table-cell>
              <table:table-cell office:value-type="float" office:value="0.408655621675454">
                <text:p>0.40865562167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1925802186286">
                <text:p>0.371925802186286</text:p>
              </table:table-cell>
              <table:table-cell office:value-type="float" office:value="0.379801659434865">
                <text:p>0.379801659434865</text:p>
              </table:table-cell>
              <table:table-cell office:value-type="float" office:value="0.666620046961965">
                <text:p>0.666620046961965</text:p>
              </table:table-cell>
              <table:table-cell office:value-type="float" office:value="0.42269166254333">
                <text:p>0.4226916625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61613228361053">
                <text:p>0.361613228361053</text:p>
              </table:table-cell>
              <table:table-cell office:value-type="float" office:value="0.365839381515994">
                <text:p>0.365839381515994</text:p>
              </table:table-cell>
              <table:table-cell office:value-type="float" office:value="0.344063385999561">
                <text:p>0.344063385999561</text:p>
              </table:table-cell>
              <table:table-cell office:value-type="float" office:value="0.312943071446685">
                <text:p>0.3129430714466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4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4cm" svg:y="8.312cm" chart:style-name="ch2">
          <text:p>d) Scalabilit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K24:data.K48 data.K72:data.K96 data.X24:data.X48 data.X72:data.X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4cm" svg:y="0.535cm" chart:style-name="ch9">
              <text:p>Scalability</text:p>
            </chart:title>
            <chart:grid chart:style-name="ch10" chart:class="major"/>
          </chart:axis>
          <chart:series chart:style-name="ch11" chart:values-cell-range-address="data.K24:data.K48" loext:label-string="thread" chart:class="chart:line">
            <chart:data-point chart:repeated="25"/>
          </chart:series>
          <chart:series chart:style-name="ch12" chart:values-cell-range-address="data.K72:data.K96" loext:label-string="vect_thread" chart:class="chart:line">
            <chart:data-point chart:repeated="25"/>
          </chart:series>
          <chart:series chart:style-name="ch13" chart:values-cell-range-address="data.X24:data.X48" loext:label-string="ff" chart:class="chart:line">
            <chart:data-point chart:repeated="25"/>
          </chart:series>
          <chart:series chart:style-name="ch14" chart:values-cell-range-address="data.X72:data.X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">
                <text:p>1</text:p>
                <draw:g>
                  <svg:desc>data.K24:data.K48</svg:desc>
                </draw:g>
              </table:table-cell>
              <table:table-cell office:value-type="float" office:value="1">
                <text:p>1</text:p>
                <draw:g>
                  <svg:desc>data.K72:data.K96</svg:desc>
                </draw:g>
              </table:table-cell>
              <table:table-cell office:value-type="float" office:value="1">
                <text:p>1</text:p>
                <draw:g>
                  <svg:desc>data.X24:data.X48</svg:desc>
                </draw:g>
              </table:table-cell>
              <table:table-cell office:value-type="float" office:value="1">
                <text:p>1</text:p>
                <draw:g>
                  <svg:desc>data.X72:data.X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9772995654919">
                <text:p>7.99772995654919</text:p>
              </table:table-cell>
              <table:table-cell office:value-type="float" office:value="8.34672964888432">
                <text:p>8.34672964888432</text:p>
              </table:table-cell>
              <table:table-cell office:value-type="float" office:value="10.9605594864965">
                <text:p>10.9605594864965</text:p>
              </table:table-cell>
              <table:table-cell office:value-type="float" office:value="5.75975738226138">
                <text:p>5.75975738226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683635755645">
                <text:p>14.0683635755645</text:p>
              </table:table-cell>
              <table:table-cell office:value-type="float" office:value="12.4388656930579">
                <text:p>12.4388656930579</text:p>
              </table:table-cell>
              <table:table-cell office:value-type="float" office:value="19.9552334750227">
                <text:p>19.9552334750227</text:p>
              </table:table-cell>
              <table:table-cell office:value-type="float" office:value="9.8393487041194">
                <text:p>9.83934870411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3457575868418">
                <text:p>19.3457575868418</text:p>
              </table:table-cell>
              <table:table-cell office:value-type="float" office:value="15.1695994142575">
                <text:p>15.1695994142575</text:p>
              </table:table-cell>
              <table:table-cell office:value-type="float" office:value="25.8717011429105">
                <text:p>25.8717011429105</text:p>
              </table:table-cell>
              <table:table-cell office:value-type="float" office:value="14.4036984447006">
                <text:p>14.40369844470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577113971092">
                <text:p>21.6577113971092</text:p>
              </table:table-cell>
              <table:table-cell office:value-type="float" office:value="16.2544970824567">
                <text:p>16.2544970824567</text:p>
              </table:table-cell>
              <table:table-cell office:value-type="float" office:value="29.6128139343508">
                <text:p>29.6128139343508</text:p>
              </table:table-cell>
              <table:table-cell office:value-type="float" office:value="16.0036052463366">
                <text:p>16.003605246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3307052583925">
                <text:p>25.3307052583925</text:p>
              </table:table-cell>
              <table:table-cell office:value-type="float" office:value="19.1912317501962">
                <text:p>19.1912317501962</text:p>
              </table:table-cell>
              <table:table-cell office:value-type="float" office:value="34.9887459818564">
                <text:p>34.9887459818564</text:p>
              </table:table-cell>
              <table:table-cell office:value-type="float" office:value="17.4146822975267">
                <text:p>17.41468229752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.2897644958416">
                <text:p>27.2897644958416</text:p>
              </table:table-cell>
              <table:table-cell office:value-type="float" office:value="20.1794378936853">
                <text:p>20.1794378936853</text:p>
              </table:table-cell>
              <table:table-cell office:value-type="float" office:value="36.5552845644201">
                <text:p>36.5552845644201</text:p>
              </table:table-cell>
              <table:table-cell office:value-type="float" office:value="21.1532985993483">
                <text:p>21.15329859934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923149003272">
                <text:p>28.923149003272</text:p>
              </table:table-cell>
              <table:table-cell office:value-type="float" office:value="21.1018437896039">
                <text:p>21.1018437896039</text:p>
              </table:table-cell>
              <table:table-cell office:value-type="float" office:value="39.8488365675997">
                <text:p>39.8488365675997</text:p>
              </table:table-cell>
              <table:table-cell office:value-type="float" office:value="22.1727158804343">
                <text:p>22.17271588043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2176936397238">
                <text:p>30.2176936397238</text:p>
              </table:table-cell>
              <table:table-cell office:value-type="float" office:value="21.2571932798572">
                <text:p>21.2571932798572</text:p>
              </table:table-cell>
              <table:table-cell office:value-type="float" office:value="39.8846188815154">
                <text:p>39.8846188815154</text:p>
              </table:table-cell>
              <table:table-cell office:value-type="float" office:value="23.6653408161447">
                <text:p>23.66534081614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.1129100369276">
                <text:p>31.1129100369276</text:p>
              </table:table-cell>
              <table:table-cell office:value-type="float" office:value="20.2388501669391">
                <text:p>20.2388501669391</text:p>
              </table:table-cell>
              <table:table-cell office:value-type="float" office:value="43.1156958123086">
                <text:p>43.1156958123086</text:p>
              </table:table-cell>
              <table:table-cell office:value-type="float" office:value="24.7670842502193">
                <text:p>24.7670842502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4204136569516">
                <text:p>32.4204136569516</text:p>
              </table:table-cell>
              <table:table-cell office:value-type="float" office:value="19.7605800034638">
                <text:p>19.7605800034638</text:p>
              </table:table-cell>
              <table:table-cell office:value-type="float" office:value="44.1914904769069">
                <text:p>44.1914904769069</text:p>
              </table:table-cell>
              <table:table-cell office:value-type="float" office:value="24.5551428487881">
                <text:p>24.5551428487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.3525424859144">
                <text:p>33.3525424859144</text:p>
              </table:table-cell>
              <table:table-cell office:value-type="float" office:value="10.7174227934091">
                <text:p>10.7174227934091</text:p>
              </table:table-cell>
              <table:table-cell office:value-type="float" office:value="44.1220395854108">
                <text:p>44.1220395854108</text:p>
              </table:table-cell>
              <table:table-cell office:value-type="float" office:value="25.7494073419808">
                <text:p>25.74940734198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6059554626194">
                <text:p>32.6059554626194</text:p>
              </table:table-cell>
              <table:table-cell office:value-type="float" office:value="11.0105197840748">
                <text:p>11.0105197840748</text:p>
              </table:table-cell>
              <table:table-cell office:value-type="float" office:value="40.9416190400315">
                <text:p>40.9416190400315</text:p>
              </table:table-cell>
              <table:table-cell office:value-type="float" office:value="24.470280121399">
                <text:p>24.4702801213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4643013122583">
                <text:p>30.4643013122583</text:p>
              </table:table-cell>
              <table:table-cell office:value-type="float" office:value="11.0017996667687">
                <text:p>11.0017996667687</text:p>
              </table:table-cell>
              <table:table-cell office:value-type="float" office:value="41.297603907872">
                <text:p>41.297603907872</text:p>
              </table:table-cell>
              <table:table-cell office:value-type="float" office:value="21.7774763092864">
                <text:p>21.77747630928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8095694888155">
                <text:p>30.8095694888155</text:p>
              </table:table-cell>
              <table:table-cell office:value-type="float" office:value="11.1542699796391">
                <text:p>11.1542699796391</text:p>
              </table:table-cell>
              <table:table-cell office:value-type="float" office:value="41.6427511254597">
                <text:p>41.6427511254597</text:p>
              </table:table-cell>
              <table:table-cell office:value-type="float" office:value="20.81993754875">
                <text:p>20.819937548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2792020824607">
                <text:p>31.2792020824607</text:p>
              </table:table-cell>
              <table:table-cell office:value-type="float" office:value="10.6457947770524">
                <text:p>10.6457947770524</text:p>
              </table:table-cell>
              <table:table-cell office:value-type="float" office:value="43.7253897940521">
                <text:p>43.7253897940521</text:p>
              </table:table-cell>
              <table:table-cell office:value-type="float" office:value="21.1961182591701">
                <text:p>21.19611825917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1270076531809">
                <text:p>30.1270076531809</text:p>
              </table:table-cell>
              <table:table-cell office:value-type="float" office:value="11.7964664652772">
                <text:p>11.7964664652772</text:p>
              </table:table-cell>
              <table:table-cell office:value-type="float" office:value="44.6963337850733">
                <text:p>44.6963337850733</text:p>
              </table:table-cell>
              <table:table-cell office:value-type="float" office:value="21.8382971930864">
                <text:p>21.83829719308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.7415137905133">
                <text:p>28.7415137905133</text:p>
              </table:table-cell>
              <table:table-cell office:value-type="float" office:value="11.059687795065">
                <text:p>11.059687795065</text:p>
              </table:table-cell>
              <table:table-cell office:value-type="float" office:value="42.2992509537393">
                <text:p>42.2992509537393</text:p>
              </table:table-cell>
              <table:table-cell office:value-type="float" office:value="24.2248209251477">
                <text:p>24.224820925147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9806489971728">
                <text:p>20.9806489971728</text:p>
              </table:table-cell>
              <table:table-cell office:value-type="float" office:value="10.1168375092931">
                <text:p>10.1168375092931</text:p>
              </table:table-cell>
              <table:table-cell office:value-type="float" office:value="34.9671141977888">
                <text:p>34.9671141977888</text:p>
              </table:table-cell>
              <table:table-cell office:value-type="float" office:value="23.6481585903426">
                <text:p>23.6481585903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2081990876245">
                <text:p>21.2081990876245</text:p>
              </table:table-cell>
              <table:table-cell office:value-type="float" office:value="10.0562293883204">
                <text:p>10.0562293883204</text:p>
              </table:table-cell>
              <table:table-cell office:value-type="float" office:value="37.6802173957885">
                <text:p>37.6802173957885</text:p>
              </table:table-cell>
              <table:table-cell office:value-type="float" office:value="25.9883498889415">
                <text:p>25.98834988894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.198309014493">
                <text:p>31.198309014493</text:p>
              </table:table-cell>
              <table:table-cell office:value-type="float" office:value="9.60662356924039">
                <text:p>9.60662356924039</text:p>
              </table:table-cell>
              <table:table-cell office:value-type="float" office:value="34.0334920399812">
                <text:p>34.0334920399812</text:p>
              </table:table-cell>
              <table:table-cell office:value-type="float" office:value="29.8298535020638">
                <text:p>29.82985350206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.6391733011279">
                <text:p>31.6391733011279</text:p>
              </table:table-cell>
              <table:table-cell office:value-type="float" office:value="9.96386703153149">
                <text:p>9.96386703153149</text:p>
              </table:table-cell>
              <table:table-cell office:value-type="float" office:value="31.718291279812">
                <text:p>31.718291279812</text:p>
              </table:table-cell>
              <table:table-cell office:value-type="float" office:value="29.0345636689019">
                <text:p>29.03456366890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.081322336449">
                <text:p>32.081322336449</text:p>
              </table:table-cell>
              <table:table-cell office:value-type="float" office:value="10.048553308237">
                <text:p>10.048553308237</text:p>
              </table:table-cell>
              <table:table-cell office:value-type="float" office:value="29.7689389259133">
                <text:p>29.7689389259133</text:p>
              </table:table-cell>
              <table:table-cell office:value-type="float" office:value="25.9537188579419">
                <text:p>25.95371885794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2.7400249822214">
                <text:p>32.7400249822214</text:p>
              </table:table-cell>
              <table:table-cell office:value-type="float" office:value="9.8665821196327">
                <text:p>9.8665821196327</text:p>
              </table:table-cell>
              <table:table-cell office:value-type="float" office:value="29.7510099757463">
                <text:p>29.7510099757463</text:p>
              </table:table-cell>
              <table:table-cell office:value-type="float" office:value="28.5886452608627">
                <text:p>28.588645260862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.8121120690237">
                <text:p>21.8121120690237</text:p>
              </table:table-cell>
              <table:table-cell office:value-type="float" office:value="9.80218665417258">
                <text:p>9.80218665417258</text:p>
              </table:table-cell>
              <table:table-cell office:value-type="float" office:value="29.6478878942813">
                <text:p>29.6478878942813</text:p>
              </table:table-cell>
              <table:table-cell office:value-type="float" office:value="16.594083824599">
                <text:p>16.594083824599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